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Pictures/2000000A000000DD000000DD70DD954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Pictures/2000000A000000FD000000FDE400028F.svm" manifest:media-type=""/>
  <manifest:file-entry manifest:full-path="Object 4/Pictures/2000000A000000FD000000F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Pictures/2000000A000000FD000000FDE400028F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DD000000DD70DD954D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Pictures/2000000A000000DD000000DD70DD954D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Pictures/2000000A000000DD000000DD70DD954D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Pictures/2000000A000000FD000000FDF1F7E11A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Pictures/2000000A000000FD000000FDF1F7E11A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Pictures/2000000A000000FD000000FDE400028F.svm" manifest:media-type=""/>
  <manifest:file-entry manifest:full-path="Object 5/Pictures/2000000A000000FD000000F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7508in"/>
    </style:style>
    <style:style style:name="co6" style:family="table-column">
      <style:table-column-properties fo:break-before="auto" style:column-width="0.7945in"/>
    </style:style>
    <style:style style:name="co7" style:family="table-column">
      <style:table-column-properties fo:break-before="auto" style:column-width="0.6854in"/>
    </style:style>
    <style:style style:name="co8" style:family="table-column">
      <style:table-column-properties fo:break-before="auto" style:column-width="0.8598in"/>
    </style:style>
    <style:style style:name="co9" style:family="table-column">
      <style:table-column-properties fo:break-before="auto" style:column-width="0.6528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1.1535in"/>
    </style:style>
    <style:style style:name="co13" style:family="table-column">
      <style:table-column-properties fo:break-before="auto" style:column-width="11.5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30">
      <style:table-cell-properties style:rotation-align="none"/>
    </style:style>
    <style:style style:name="ce7" style:family="table-cell" style:parent-style-name="Default" style:data-style-name="N129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ange_combine" table:style-name="ta1">
        <table:shapes>
          <draw:frame draw:z-index="0" draw:style-name="gr1" draw:text-style-name="P1" svg:width="11.098in" svg:height="4.8524in" svg:x="2.9638in" svg:y="0.2823in">
            <draw:object draw:notify-on-update-of-ranges="Orange_combine.A2:Orange_combine.A257 Orange_combine.C1:Orange_combine.C1 Orange_combine.C2:Orange_combine.C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098in" svg:height="4.8524in" svg:x="2.9969in" svg:y="5.3862in">
            <draw:object draw:notify-on-update-of-ranges="Orange_combine.A2:Orange_combine.A270 Orange_combine.C1:Orange_combine.C1 Orange_combine.C2:Orange_combine.C27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ce6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5" office:value-type="string" calcext:value-type="string">
            <text:p>G = ln I/ln 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0000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2.461459</text:p>
          </table:table-cell>
          <table:table-cell table:formula="of:=LOG10([.B259])/LOG10([.A259])" office:value-type="float" office:value="0.498819970772128" calcext:value-type="float">
            <text:p>0.49882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31.996979</text:p>
          </table:table-cell>
          <table:table-cell table:formula="of:=LOG10([.B260])/LOG10([.A260])" office:value-type="float" office:value="0.499986379414185" calcext:value-type="float">
            <text:p>0.499986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45.541145</text:p>
          </table:table-cell>
          <table:table-cell table:formula="of:=LOG10([.B261])/LOG10([.A261])" office:value-type="float" office:value="0.500827150836381" calcext:value-type="float">
            <text:p>0.50082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64.775394</text:p>
          </table:table-cell>
          <table:table-cell table:formula="of:=LOG10([.B262])/LOG10([.A262])" office:value-type="float" office:value="0.501447831716138" calcext:value-type="float">
            <text:p>0.50144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92.197861</text:p>
          </table:table-cell>
          <table:table-cell table:formula="of:=LOG10([.B263])/LOG10([.A263])" office:value-type="float" office:value="0.50205087501959" calcext:value-type="float">
            <text:p>0.50205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131.130809</text:p>
          </table:table-cell>
          <table:table-cell table:formula="of:=LOG10([.B264])/LOG10([.A264])" office:value-type="float" office:value="0.502490205309986" calcext:value-type="float">
            <text:p>0.50249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186.653658</text:p>
          </table:table-cell>
          <table:table-cell table:formula="of:=LOG10([.B265])/LOG10([.A265])" office:value-type="float" office:value="0.502947998155563" calcext:value-type="float">
            <text:p>0.5029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265.738620</text:p>
          </table:table-cell>
          <table:table-cell table:formula="of:=LOG10([.B266])/LOG10([.A266])" office:value-type="float" office:value="0.503366506301926" calcext:value-type="float">
            <text:p>0.5033665</text:p>
          </table:table-cell>
        </table:table-row>
        <table:table-row table:style-name="ro1" table:number-rows-repeated="7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nagem_comb" table:style-name="ta1">
        <table:shapes>
          <draw:frame draw:z-index="0" draw:style-name="gr1" draw:text-style-name="P1" svg:width="10.9992in" svg:height="4.8445in" svg:x="2.9705in" svg:y="0.1961in">
            <draw:object draw:notify-on-update-of-ranges="Managem_comb.A2:Managem_comb.A257 Managem_comb.C1:Managem_comb.C1 Managem_comb.C2:Managem_comb.C25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1.2449in" svg:height="4.8524in" svg:x="2.9484in" svg:y="5.522in">
            <draw:object draw:notify-on-update-of-ranges="Managem_comb.A2:Managem_comb.A262 Managem_comb.C1:Managem_comb.C1 Managem_comb.C2:Managem_comb.C26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42" calcext:value-type="float">
            <text:p>1.5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20265" calcext:value-type="float">
            <text:p>1.9202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8423" calcext:value-type="float">
            <text:p>2.308423</text:p>
          </table:table-cell>
          <table:table-cell table:formula="of:=LOG([.B5])/LOG([.A5])" office:value-type="float" office:value="0.603453805251285" calcext:value-type="float">
            <text:p>0.603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6786" calcext:value-type="float">
            <text:p>2.666786</text:p>
          </table:table-cell>
          <table:table-cell table:formula="of:=LOG([.B6])/LOG([.A6])" office:value-type="float" office:value="0.609451283850403" calcext:value-type="float">
            <text:p>0.609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35466" calcext:value-type="float">
            <text:p>3.035466</text:p>
          </table:table-cell>
          <table:table-cell table:formula="of:=LOG([.B7])/LOG([.A7])" office:value-type="float" office:value="0.619706480587686" calcext:value-type="float">
            <text:p>0.619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68155" calcext:value-type="float">
            <text:p>3.368155</text:p>
          </table:table-cell>
          <table:table-cell table:formula="of:=LOG([.B8])/LOG([.A8])" office:value-type="float" office:value="0.624060220503163" calcext:value-type="float">
            <text:p>0.6240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608" calcext:value-type="float">
            <text:p>3.66608</text:p>
          </table:table-cell>
          <table:table-cell table:formula="of:=LOG([.B9])/LOG([.A9])" office:value-type="float" office:value="0.624746089413711" calcext:value-type="float">
            <text:p>0.624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31433" calcext:value-type="float">
            <text:p>3.931433</text:p>
          </table:table-cell>
          <table:table-cell table:formula="of:=LOG([.B10])/LOG([.A10])" office:value-type="float" office:value="0.623060566763904" calcext:value-type="float">
            <text:p>0.623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83363" calcext:value-type="float">
            <text:p>4.183363</text:p>
          </table:table-cell>
          <table:table-cell table:formula="of:=LOG([.B11])/LOG([.A11])" office:value-type="float" office:value="0.621525550943756" calcext:value-type="float">
            <text:p>0.621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68191" calcext:value-type="float">
            <text:p>4.468191</text:p>
          </table:table-cell>
          <table:table-cell table:formula="of:=LOG([.B12])/LOG([.A12])" office:value-type="float" office:value="0.624290662610787" calcext:value-type="float">
            <text:p>0.6242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48086" calcext:value-type="float">
            <text:p>4.748086</text:p>
          </table:table-cell>
          <table:table-cell table:formula="of:=LOG([.B13])/LOG([.A13])" office:value-type="float" office:value="0.626881331580775" calcext:value-type="float">
            <text:p>0.626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95586" calcext:value-type="float">
            <text:p>4.995586</text:p>
          </table:table-cell>
          <table:table-cell table:formula="of:=LOG([.B14])/LOG([.A14])" office:value-type="float" office:value="0.627129232730209" calcext:value-type="float">
            <text:p>0.62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29283" calcext:value-type="float">
            <text:p>5.229283</text:p>
          </table:table-cell>
          <table:table-cell table:formula="of:=LOG([.B15])/LOG([.A15])" office:value-type="float" office:value="0.626842833774118" calcext:value-type="float">
            <text:p>0.626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6728" calcext:value-type="float">
            <text:p>5.466728</text:p>
          </table:table-cell>
          <table:table-cell table:formula="of:=LOG([.B16])/LOG([.A16])" office:value-type="float" office:value="0.627270596726721" calcext:value-type="float">
            <text:p>0.6272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91713" calcext:value-type="float">
            <text:p>5.691713</text:p>
          </table:table-cell>
          <table:table-cell table:formula="of:=LOG([.B17])/LOG([.A17])" office:value-type="float" office:value="0.627215729243518" calcext:value-type="float">
            <text:p>0.627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09951" calcext:value-type="float">
            <text:p>5.909951</text:p>
          </table:table-cell>
          <table:table-cell table:formula="of:=LOG([.B18])/LOG([.A18])" office:value-type="float" office:value="0.627075099755084" calcext:value-type="float">
            <text:p>0.627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24288" calcext:value-type="float">
            <text:p>6.124288</text:p>
          </table:table-cell>
          <table:table-cell table:formula="of:=LOG([.B19])/LOG([.A19])" office:value-type="float" office:value="0.626999796764889" calcext:value-type="float">
            <text:p>0.627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341259" calcext:value-type="float">
            <text:p>6.341259</text:p>
          </table:table-cell>
          <table:table-cell table:formula="of:=LOG([.B20])/LOG([.A20])" office:value-type="float" office:value="0.62731044597813" calcext:value-type="float">
            <text:p>0.6273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46474" calcext:value-type="float">
            <text:p>6.546474</text:p>
          </table:table-cell>
          <table:table-cell table:formula="of:=LOG([.B21])/LOG([.A21])" office:value-type="float" office:value="0.627201102273684" calcext:value-type="float">
            <text:p>0.627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44506" calcext:value-type="float">
            <text:p>6.744506</text:p>
          </table:table-cell>
          <table:table-cell table:formula="of:=LOG([.B22])/LOG([.A22])" office:value-type="float" office:value="0.626938472809626" calcext:value-type="float">
            <text:p>0.626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44706" calcext:value-type="float">
            <text:p>6.944706</text:p>
          </table:table-cell>
          <table:table-cell table:formula="of:=LOG([.B23])/LOG([.A23])" office:value-type="float" office:value="0.626966362299979" calcext:value-type="float">
            <text:p>0.626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40916" calcext:value-type="float">
            <text:p>7.140916</text:p>
          </table:table-cell>
          <table:table-cell table:formula="of:=LOG([.B24])/LOG([.A24])" office:value-type="float" office:value="0.626963701432582" calcext:value-type="float">
            <text:p>0.626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38979" calcext:value-type="float">
            <text:p>7.338979</text:p>
          </table:table-cell>
          <table:table-cell table:formula="of:=LOG([.B25])/LOG([.A25])" office:value-type="float" office:value="0.62717620233492" calcext:value-type="float">
            <text:p>0.627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3564" calcext:value-type="float">
            <text:p>7.53564</text:p>
          </table:table-cell>
          <table:table-cell table:formula="of:=LOG([.B26])/LOG([.A26])" office:value-type="float" office:value="0.627437613414324" calcext:value-type="float">
            <text:p>0.6274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741363" calcext:value-type="float">
            <text:p>7.741363</text:p>
          </table:table-cell>
          <table:table-cell table:formula="of:=LOG([.B27])/LOG([.A27])" office:value-type="float" office:value="0.628151359668487" calcext:value-type="float">
            <text:p>0.628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942479" calcext:value-type="float">
            <text:p>7.942479</text:p>
          </table:table-cell>
          <table:table-cell table:formula="of:=LOG([.B28])/LOG([.A28])" office:value-type="float" office:value="0.628740294924397" calcext:value-type="float">
            <text:p>0.6287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45402" calcext:value-type="float">
            <text:p>8.145402</text:p>
          </table:table-cell>
          <table:table-cell table:formula="of:=LOG([.B29])/LOG([.A29])" office:value-type="float" office:value="0.62944923994433" calcext:value-type="float">
            <text:p>0.629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50133" calcext:value-type="float">
            <text:p>8.350133</text:p>
          </table:table-cell>
          <table:table-cell table:formula="of:=LOG([.B30])/LOG([.A30])" office:value-type="float" office:value="0.630261662186108" calcext:value-type="float">
            <text:p>0.630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42938" calcext:value-type="float">
            <text:p>8.542938</text:p>
          </table:table-cell>
          <table:table-cell table:formula="of:=LOG([.B31])/LOG([.A31])" office:value-type="float" office:value="0.630691117282678" calcext:value-type="float">
            <text:p>0.6306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28745" calcext:value-type="float">
            <text:p>8.728745</text:p>
          </table:table-cell>
          <table:table-cell table:formula="of:=LOG([.B32])/LOG([.A32])" office:value-type="float" office:value="0.630934675449112" calcext:value-type="float">
            <text:p>0.630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916039" calcext:value-type="float">
            <text:p>8.916039</text:p>
          </table:table-cell>
          <table:table-cell table:formula="of:=LOG([.B33])/LOG([.A33])" office:value-type="float" office:value="0.631280585432219" calcext:value-type="float">
            <text:p>0.6312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098993" calcext:value-type="float">
            <text:p>9.098993</text:p>
          </table:table-cell>
          <table:table-cell table:formula="of:=LOG([.B34])/LOG([.A34])" office:value-type="float" office:value="0.631534097736318" calcext:value-type="float">
            <text:p>0.631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8322" calcext:value-type="float">
            <text:p>9.28322</text:p>
          </table:table-cell>
          <table:table-cell table:formula="of:=LOG([.B35])/LOG([.A35])" office:value-type="float" office:value="0.631871997720559" calcext:value-type="float">
            <text:p>0.6318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68718" calcext:value-type="float">
            <text:p>9.468718</text:p>
          </table:table-cell>
          <table:table-cell table:formula="of:=LOG([.B36])/LOG([.A36])" office:value-type="float" office:value="0.632285077097134" calcext:value-type="float">
            <text:p>0.632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643441" calcext:value-type="float">
            <text:p>9.643441</text:p>
          </table:table-cell>
          <table:table-cell table:formula="of:=LOG([.B37])/LOG([.A37])" office:value-type="float" office:value="0.632416915902986" calcext:value-type="float">
            <text:p>0.632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81109" calcext:value-type="float">
            <text:p>9.81109</text:p>
          </table:table-cell>
          <table:table-cell table:formula="of:=LOG([.B38])/LOG([.A38])" office:value-type="float" office:value="0.632391384617164" calcext:value-type="float">
            <text:p>0.6323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979787" calcext:value-type="float">
            <text:p>9.979787</text:p>
          </table:table-cell>
          <table:table-cell table:formula="of:=LOG([.B39])/LOG([.A39])" office:value-type="float" office:value="0.632441857427588" calcext:value-type="float">
            <text:p>0.632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14953" calcext:value-type="float">
            <text:p>10.14953</text:p>
          </table:table-cell>
          <table:table-cell table:formula="of:=LOG([.B40])/LOG([.A40])" office:value-type="float" office:value="0.632561322243665" calcext:value-type="float">
            <text:p>0.632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15315" calcext:value-type="float">
            <text:p>10.315315</text:p>
          </table:table-cell>
          <table:table-cell table:formula="of:=LOG([.B41])/LOG([.A41])" office:value-type="float" office:value="0.632612074516502" calcext:value-type="float">
            <text:p>0.632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1993" calcext:value-type="float">
            <text:p>10.481993</text:p>
          </table:table-cell>
          <table:table-cell table:formula="of:=LOG([.B42])/LOG([.A42])" office:value-type="float" office:value="0.632722023529631" calcext:value-type="float">
            <text:p>0.6327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49565" calcext:value-type="float">
            <text:p>10.649565</text:p>
          </table:table-cell>
          <table:table-cell table:formula="of:=LOG([.B43])/LOG([.A43])" office:value-type="float" office:value="0.632886072829856" calcext:value-type="float">
            <text:p>0.632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807508" calcext:value-type="float">
            <text:p>10.807508</text:p>
          </table:table-cell>
          <table:table-cell table:formula="of:=LOG([.B44])/LOG([.A44])" office:value-type="float" office:value="0.632840849880479" calcext:value-type="float">
            <text:p>0.632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958449" calcext:value-type="float">
            <text:p>10.958449</text:p>
          </table:table-cell>
          <table:table-cell table:formula="of:=LOG([.B45])/LOG([.A45])" office:value-type="float" office:value="0.632661411956848" calcext:value-type="float">
            <text:p>0.632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0126" calcext:value-type="float">
            <text:p>11.110126</text:p>
          </table:table-cell>
          <table:table-cell table:formula="of:=LOG([.B46])/LOG([.A46])" office:value-type="float" office:value="0.632537544684352" calcext:value-type="float">
            <text:p>0.6325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262541" calcext:value-type="float">
            <text:p>11.262541</text:p>
          </table:table-cell>
          <table:table-cell table:formula="of:=LOG([.B47])/LOG([.A47])" office:value-type="float" office:value="0.632465152141935" calcext:value-type="float">
            <text:p>0.6324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11488" calcext:value-type="float">
            <text:p>11.411488</text:p>
          </table:table-cell>
          <table:table-cell table:formula="of:=LOG([.B48])/LOG([.A48])" office:value-type="float" office:value="0.632344735617178" calcext:value-type="float">
            <text:p>0.632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56532" calcext:value-type="float">
            <text:p>11.56532</text:p>
          </table:table-cell>
          <table:table-cell table:formula="of:=LOG([.B49])/LOG([.A49])" office:value-type="float" office:value="0.632364725597012" calcext:value-type="float">
            <text:p>0.6323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711267" calcext:value-type="float">
            <text:p>11.711267</text:p>
          </table:table-cell>
          <table:table-cell table:formula="of:=LOG([.B50])/LOG([.A50])" office:value-type="float" office:value="0.632236635147935" calcext:value-type="float">
            <text:p>0.632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866466" calcext:value-type="float">
            <text:p>11.866466</text:p>
          </table:table-cell>
          <table:table-cell table:formula="of:=LOG([.B51])/LOG([.A51])" office:value-type="float" office:value="0.632336884395138" calcext:value-type="float">
            <text:p>0.632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008832" calcext:value-type="float">
            <text:p>12.008832</text:p>
          </table:table-cell>
          <table:table-cell table:formula="of:=LOG([.B52])/LOG([.A52])" office:value-type="float" office:value="0.632185303026916" calcext:value-type="float">
            <text:p>0.6321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150146" calcext:value-type="float">
            <text:p>12.150146</text:p>
          </table:table-cell>
          <table:table-cell table:formula="of:=LOG([.B53])/LOG([.A53])" office:value-type="float" office:value="0.632039267644027" calcext:value-type="float">
            <text:p>0.6320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292039" calcext:value-type="float">
            <text:p>12.292039</text:p>
          </table:table-cell>
          <table:table-cell table:formula="of:=LOG([.B54])/LOG([.A54])" office:value-type="float" office:value="0.631931321849285" calcext:value-type="float">
            <text:p>0.6319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42212" calcext:value-type="float">
            <text:p>12.442212</text:p>
          </table:table-cell>
          <table:table-cell table:formula="of:=LOG([.B55])/LOG([.A55])" office:value-type="float" office:value="0.6320142812254" calcext:value-type="float">
            <text:p>0.632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606273" calcext:value-type="float">
            <text:p>12.606273</text:p>
          </table:table-cell>
          <table:table-cell table:formula="of:=LOG([.B56])/LOG([.A56])" office:value-type="float" office:value="0.632389279870555" calcext:value-type="float">
            <text:p>0.6323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63684" calcext:value-type="float">
            <text:p>12.763684</text:p>
          </table:table-cell>
          <table:table-cell table:formula="of:=LOG([.B57])/LOG([.A57])" office:value-type="float" office:value="0.632641355745744" calcext:value-type="float">
            <text:p>0.632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17143" calcext:value-type="float">
            <text:p>12.917143</text:p>
          </table:table-cell>
          <table:table-cell table:formula="of:=LOG([.B58])/LOG([.A58])" office:value-type="float" office:value="0.632827825911048" calcext:value-type="float">
            <text:p>0.6328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080663" calcext:value-type="float">
            <text:p>13.080663</text:p>
          </table:table-cell>
          <table:table-cell table:formula="of:=LOG([.B59])/LOG([.A59])" office:value-type="float" office:value="0.633215396975083" calcext:value-type="float">
            <text:p>0.63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235456" calcext:value-type="float">
            <text:p>13.235456</text:p>
          </table:table-cell>
          <table:table-cell table:formula="of:=LOG([.B60])/LOG([.A60])" office:value-type="float" office:value="0.633445878723913" calcext:value-type="float">
            <text:p>0.6334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90863" calcext:value-type="float">
            <text:p>13.390863</text:p>
          </table:table-cell>
          <table:table-cell table:formula="of:=LOG([.B61])/LOG([.A61])" office:value-type="float" office:value="0.633696692908757" calcext:value-type="float">
            <text:p>0.6336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546885" calcext:value-type="float">
            <text:p>13.546885</text:p>
          </table:table-cell>
          <table:table-cell table:formula="of:=LOG([.B62])/LOG([.A62])" office:value-type="float" office:value="0.633966576866088" calcext:value-type="float">
            <text:p>0.6339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703517" calcext:value-type="float">
            <text:p>13.703517</text:p>
          </table:table-cell>
          <table:table-cell table:formula="of:=LOG([.B63])/LOG([.A63])" office:value-type="float" office:value="0.634254247863122" calcext:value-type="float">
            <text:p>0.634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850843" calcext:value-type="float">
            <text:p>13.850843</text:p>
          </table:table-cell>
          <table:table-cell table:formula="of:=LOG([.B64])/LOG([.A64])" office:value-type="float" office:value="0.63438586258483" calcext:value-type="float">
            <text:p>0.634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991596" calcext:value-type="float">
            <text:p>13.991596</text:p>
          </table:table-cell>
          <table:table-cell table:formula="of:=LOG([.B65])/LOG([.A65])" office:value-type="float" office:value="0.634414772132989" calcext:value-type="float">
            <text:p>0.6344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128982" calcext:value-type="float">
            <text:p>14.128982</text:p>
          </table:table-cell>
          <table:table-cell table:formula="of:=LOG([.B66])/LOG([.A66])" office:value-type="float" office:value="0.634399248940206" calcext:value-type="float">
            <text:p>0.6343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270708" calcext:value-type="float">
            <text:p>14.270708</text:p>
          </table:table-cell>
          <table:table-cell table:formula="of:=LOG([.B67])/LOG([.A67])" office:value-type="float" office:value="0.63446971373787" calcext:value-type="float">
            <text:p>0.6344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41294" calcext:value-type="float">
            <text:p>14.41294</text:p>
          </table:table-cell>
          <table:table-cell table:formula="of:=LOG([.B68])/LOG([.A68])" office:value-type="float" office:value="0.63455920698676" calcext:value-type="float">
            <text:p>0.6345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555678" calcext:value-type="float">
            <text:p>14.555678</text:p>
          </table:table-cell>
          <table:table-cell table:formula="of:=LOG([.B69])/LOG([.A69])" office:value-type="float" office:value="0.634666730139676" calcext:value-type="float">
            <text:p>0.634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690879" calcext:value-type="float">
            <text:p>14.690879</text:p>
          </table:table-cell>
          <table:table-cell table:formula="of:=LOG([.B70])/LOG([.A70])" office:value-type="float" office:value="0.634662076190453" calcext:value-type="float">
            <text:p>0.634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34552" calcext:value-type="float">
            <text:p>14.834552</text:p>
          </table:table-cell>
          <table:table-cell table:formula="of:=LOG([.B71])/LOG([.A71])" office:value-type="float" office:value="0.634803359961347" calcext:value-type="float">
            <text:p>0.6348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974637" calcext:value-type="float">
            <text:p>14.974637</text:p>
          </table:table-cell>
          <table:table-cell table:formula="of:=LOG([.B72])/LOG([.A72])" office:value-type="float" office:value="0.634895882724719" calcext:value-type="float">
            <text:p>0.6348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106634" calcext:value-type="float">
            <text:p>15.106634</text:p>
          </table:table-cell>
          <table:table-cell table:formula="of:=LOG([.B73])/LOG([.A73])" office:value-type="float" office:value="0.634871628864338" calcext:value-type="float">
            <text:p>0.634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237587" calcext:value-type="float">
            <text:p>15.237587</text:p>
          </table:table-cell>
          <table:table-cell table:formula="of:=LOG([.B74])/LOG([.A74])" office:value-type="float" office:value="0.634842315083178" calcext:value-type="float">
            <text:p>0.6348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368937" calcext:value-type="float">
            <text:p>15.368937</text:p>
          </table:table-cell>
          <table:table-cell table:formula="of:=LOG([.B75])/LOG([.A75])" office:value-type="float" office:value="0.634829709887594" calcext:value-type="float">
            <text:p>0.6348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00687" calcext:value-type="float">
            <text:p>15.500687</text:p>
          </table:table-cell>
          <table:table-cell table:formula="of:=LOG([.B76])/LOG([.A76])" office:value-type="float" office:value="0.634833095875894" calcext:value-type="float">
            <text:p>0.6348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632835" calcext:value-type="float">
            <text:p>15.632835</text:p>
          </table:table-cell>
          <table:table-cell table:formula="of:=LOG([.B77])/LOG([.A77])" office:value-type="float" office:value="0.634851720000304" calcext:value-type="float">
            <text:p>0.6348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765381" calcext:value-type="float">
            <text:p>15.765381</text:p>
          </table:table-cell>
          <table:table-cell table:formula="of:=LOG([.B78])/LOG([.A78])" office:value-type="float" office:value="0.634884897534771" calcext:value-type="float">
            <text:p>0.634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898327" calcext:value-type="float">
            <text:p>15.898327</text:p>
          </table:table-cell>
          <table:table-cell table:formula="of:=LOG([.B79])/LOG([.A79])" office:value-type="float" office:value="0.634932007991514" calcext:value-type="float">
            <text:p>0.634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022861" calcext:value-type="float">
            <text:p>16.022861</text:p>
          </table:table-cell>
          <table:table-cell table:formula="of:=LOG([.B80])/LOG([.A80])" office:value-type="float" office:value="0.63486660297187" calcext:value-type="float">
            <text:p>0.6348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154396" calcext:value-type="float">
            <text:p>16.154396</text:p>
          </table:table-cell>
          <table:table-cell table:formula="of:=LOG([.B81])/LOG([.A81])" office:value-type="float" office:value="0.634909927008909" calcext:value-type="float">
            <text:p>0.6349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9587" calcext:value-type="float">
            <text:p>16.279587</text:p>
          </table:table-cell>
          <table:table-cell table:formula="of:=LOG([.B82])/LOG([.A82])" office:value-type="float" office:value="0.634871833420996" calcext:value-type="float">
            <text:p>0.6348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405085" calcext:value-type="float">
            <text:p>16.405085</text:p>
          </table:table-cell>
          <table:table-cell table:formula="of:=LOG([.B83])/LOG([.A83])" office:value-type="float" office:value="0.634846739892398" calcext:value-type="float">
            <text:p>0.6348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541161" calcext:value-type="float">
            <text:p>16.541161</text:p>
          </table:table-cell>
          <table:table-cell table:formula="of:=LOG([.B84])/LOG([.A84])" office:value-type="float" office:value="0.63497467540509" calcext:value-type="float">
            <text:p>0.6349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667341" calcext:value-type="float">
            <text:p>16.667341</text:p>
          </table:table-cell>
          <table:table-cell table:formula="of:=LOG([.B85])/LOG([.A85])" office:value-type="float" office:value="0.634973483145595" calcext:value-type="float">
            <text:p>0.6349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793827" calcext:value-type="float">
            <text:p>16.793827</text:p>
          </table:table-cell>
          <table:table-cell table:formula="of:=LOG([.B86])/LOG([.A86])" office:value-type="float" office:value="0.63498375531705" calcext:value-type="float">
            <text:p>0.634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91711" calcext:value-type="float">
            <text:p>16.91711</text:p>
          </table:table-cell>
          <table:table-cell table:formula="of:=LOG([.B87])/LOG([.A87])" office:value-type="float" office:value="0.634958468143203" calcext:value-type="float">
            <text:p>0.6349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047707" calcext:value-type="float">
            <text:p>17.047707</text:p>
          </table:table-cell>
          <table:table-cell table:formula="of:=LOG([.B88])/LOG([.A88])" office:value-type="float" office:value="0.635036734418135" calcext:value-type="float">
            <text:p>0.635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.16758" calcext:value-type="float">
            <text:p>17.16758</text:p>
          </table:table-cell>
          <table:table-cell table:formula="of:=LOG([.B89])/LOG([.A89])" office:value-type="float" office:value="0.634980757372645" calcext:value-type="float">
            <text:p>0.6349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92114" calcext:value-type="float">
            <text:p>17.292114</text:p>
          </table:table-cell>
          <table:table-cell table:formula="of:=LOG([.B90])/LOG([.A90])" office:value-type="float" office:value="0.634992528832925" calcext:value-type="float">
            <text:p>0.634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41256" calcext:value-type="float">
            <text:p>17.41256</text:p>
          </table:table-cell>
          <table:table-cell table:formula="of:=LOG([.B91])/LOG([.A91])" office:value-type="float" office:value="0.634958363625792" calcext:value-type="float">
            <text:p>0.6349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.534006" calcext:value-type="float">
            <text:p>17.534006</text:p>
          </table:table-cell>
          <table:table-cell table:formula="of:=LOG([.B92])/LOG([.A92])" office:value-type="float" office:value="0.634943782048812" calcext:value-type="float">
            <text:p>0.6349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654995" calcext:value-type="float">
            <text:p>17.654995</text:p>
          </table:table-cell>
          <table:table-cell table:formula="of:=LOG([.B93])/LOG([.A93])" office:value-type="float" office:value="0.63492989494172" calcext:value-type="float">
            <text:p>0.6349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.774729" calcext:value-type="float">
            <text:p>17.774729</text:p>
          </table:table-cell>
          <table:table-cell table:formula="of:=LOG([.B94])/LOG([.A94])" office:value-type="float" office:value="0.634906687385002" calcext:value-type="float">
            <text:p>0.6349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894745" calcext:value-type="float">
            <text:p>17.894745</text:p>
          </table:table-cell>
          <table:table-cell table:formula="of:=LOG([.B95])/LOG([.A95])" office:value-type="float" office:value="0.634893228936557" calcext:value-type="float">
            <text:p>0.6348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015039" calcext:value-type="float">
            <text:p>18.015039</text:p>
          </table:table-cell>
          <table:table-cell table:formula="of:=LOG([.B96])/LOG([.A96])" office:value-type="float" office:value="0.634889123681199" calcext:value-type="float">
            <text:p>0.6348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135614" calcext:value-type="float">
            <text:p>18.135614</text:p>
          </table:table-cell>
          <table:table-cell table:formula="of:=LOG([.B97])/LOG([.A97])" office:value-type="float" office:value="0.634894076389919" calcext:value-type="float">
            <text:p>0.6348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25647" calcext:value-type="float">
            <text:p>18.25647</text:p>
          </table:table-cell>
          <table:table-cell table:formula="of:=LOG([.B98])/LOG([.A98])" office:value-type="float" office:value="0.634907768249678" calcext:value-type="float">
            <text:p>0.6349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.369799" calcext:value-type="float">
            <text:p>18.369799</text:p>
          </table:table-cell>
          <table:table-cell table:formula="of:=LOG([.B99])/LOG([.A99])" office:value-type="float" office:value="0.634837208978042" calcext:value-type="float">
            <text:p>0.6348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.483335" calcext:value-type="float">
            <text:p>18.483335</text:p>
          </table:table-cell>
          <table:table-cell table:formula="of:=LOG([.B100])/LOG([.A100])" office:value-type="float" office:value="0.634775503236146" calcext:value-type="float">
            <text:p>0.634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602917" calcext:value-type="float">
            <text:p>18.602917</text:p>
          </table:table-cell>
          <table:table-cell table:formula="of:=LOG([.B101])/LOG([.A101])" office:value-type="float" office:value="0.634790524197032" calcext:value-type="float">
            <text:p>0.6347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716917" calcext:value-type="float">
            <text:p>18.716917</text:p>
          </table:table-cell>
          <table:table-cell table:formula="of:=LOG([.B102])/LOG([.A102])" office:value-type="float" office:value="0.634745670589895" calcext:value-type="float">
            <text:p>0.6347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.837032" calcext:value-type="float">
            <text:p>18.837032</text:p>
          </table:table-cell>
          <table:table-cell table:formula="of:=LOG([.B103])/LOG([.A103])" office:value-type="float" office:value="0.634776643691916" calcext:value-type="float">
            <text:p>0.6347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957434" calcext:value-type="float">
            <text:p>18.957434</text:p>
          </table:table-cell>
          <table:table-cell table:formula="of:=LOG([.B104])/LOG([.A104])" office:value-type="float" office:value="0.634815144011049" calcext:value-type="float">
            <text:p>0.6348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072149" calcext:value-type="float">
            <text:p>19.072149</text:p>
          </table:table-cell>
          <table:table-cell table:formula="of:=LOG([.B105])/LOG([.A105])" office:value-type="float" office:value="0.634793489044489" calcext:value-type="float">
            <text:p>0.6347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185875" calcext:value-type="float">
            <text:p>19.185875</text:p>
          </table:table-cell>
          <table:table-cell table:formula="of:=LOG([.B106])/LOG([.A106])" office:value-type="float" office:value="0.634765685338774" calcext:value-type="float">
            <text:p>0.6347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.301052" calcext:value-type="float">
            <text:p>19.301052</text:p>
          </table:table-cell>
          <table:table-cell table:formula="of:=LOG([.B107])/LOG([.A107])" office:value-type="float" office:value="0.634758928434336" calcext:value-type="float">
            <text:p>0.6347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417574" calcext:value-type="float">
            <text:p>19.417574</text:p>
          </table:table-cell>
          <table:table-cell table:formula="of:=LOG([.B108])/LOG([.A108])" office:value-type="float" office:value="0.634771492254157" calcext:value-type="float">
            <text:p>0.6347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528023" calcext:value-type="float">
            <text:p>19.528023</text:p>
          </table:table-cell>
          <table:table-cell table:formula="of:=LOG([.B109])/LOG([.A109])" office:value-type="float" office:value="0.634721746727135" calcext:value-type="float">
            <text:p>0.6347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642742" calcext:value-type="float">
            <text:p>19.642742</text:p>
          </table:table-cell>
          <table:table-cell table:formula="of:=LOG([.B110])/LOG([.A110])" office:value-type="float" office:value="0.634723320667718" calcext:value-type="float">
            <text:p>0.6347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.753672" calcext:value-type="float">
            <text:p>19.753672</text:p>
          </table:table-cell>
          <table:table-cell table:formula="of:=LOG([.B111])/LOG([.A111])" office:value-type="float" office:value="0.634688194812424" calcext:value-type="float">
            <text:p>0.6346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.863218" calcext:value-type="float">
            <text:p>19.863218</text:p>
          </table:table-cell>
          <table:table-cell table:formula="of:=LOG([.B112])/LOG([.A112])" office:value-type="float" office:value="0.63464285225259" calcext:value-type="float">
            <text:p>0.6346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976221" calcext:value-type="float">
            <text:p>19.976221</text:p>
          </table:table-cell>
          <table:table-cell table:formula="of:=LOG([.B113])/LOG([.A113])" office:value-type="float" office:value="0.634638832788422" calcext:value-type="float">
            <text:p>0.6346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086168" calcext:value-type="float">
            <text:p>20.086168</text:p>
          </table:table-cell>
          <table:table-cell table:formula="of:=LOG([.B114])/LOG([.A114])" office:value-type="float" office:value="0.634606580635472" calcext:value-type="float">
            <text:p>0.6346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196354" calcext:value-type="float">
            <text:p>20.196354</text:p>
          </table:table-cell>
          <table:table-cell table:formula="of:=LOG([.B115])/LOG([.A115])" office:value-type="float" office:value="0.634581115173771" calcext:value-type="float">
            <text:p>0.634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308418" calcext:value-type="float">
            <text:p>20.308418</text:p>
          </table:table-cell>
          <table:table-cell table:formula="of:=LOG([.B116])/LOG([.A116])" office:value-type="float" office:value="0.634579251807641" calcext:value-type="float">
            <text:p>0.6345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.417343" calcext:value-type="float">
            <text:p>20.417343</text:p>
          </table:table-cell>
          <table:table-cell table:formula="of:=LOG([.B117])/LOG([.A117])" office:value-type="float" office:value="0.634548744311639" calcext:value-type="float">
            <text:p>0.6345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.528059" calcext:value-type="float">
            <text:p>20.528059</text:p>
          </table:table-cell>
          <table:table-cell table:formula="of:=LOG([.B118])/LOG([.A118])" office:value-type="float" office:value="0.634540594981571" calcext:value-type="float">
            <text:p>0.6345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.637362" calcext:value-type="float">
            <text:p>20.637362</text:p>
          </table:table-cell>
          <table:table-cell table:formula="of:=LOG([.B119])/LOG([.A119])" office:value-type="float" office:value="0.634521742821448" calcext:value-type="float">
            <text:p>0.6345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.743433" calcext:value-type="float">
            <text:p>20.743433</text:p>
          </table:table-cell>
          <table:table-cell table:formula="of:=LOG([.B120])/LOG([.A120])" office:value-type="float" office:value="0.634474024165431" calcext:value-type="float">
            <text:p>0.634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.853113" calcext:value-type="float">
            <text:p>20.853113</text:p>
          </table:table-cell>
          <table:table-cell table:formula="of:=LOG([.B121])/LOG([.A121])" office:value-type="float" office:value="0.634466523359732" calcext:value-type="float">
            <text:p>0.634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966452" calcext:value-type="float">
            <text:p>20.966452</text:p>
          </table:table-cell>
          <table:table-cell table:formula="of:=LOG([.B122])/LOG([.A122])" office:value-type="float" office:value="0.634498860528003" calcext:value-type="float">
            <text:p>0.6344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078007" calcext:value-type="float">
            <text:p>21.078007</text:p>
          </table:table-cell>
          <table:table-cell table:formula="of:=LOG([.B123])/LOG([.A123])" office:value-type="float" office:value="0.634516407448578" calcext:value-type="float">
            <text:p>0.6345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.200342" calcext:value-type="float">
            <text:p>21.200342</text:p>
          </table:table-cell>
          <table:table-cell table:formula="of:=LOG([.B124])/LOG([.A124])" office:value-type="float" office:value="0.634642625487478" calcext:value-type="float">
            <text:p>0.6346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327784" calcext:value-type="float">
            <text:p>21.327784</text:p>
          </table:table-cell>
          <table:table-cell table:formula="of:=LOG([.B125])/LOG([.A125])" office:value-type="float" office:value="0.634819894689927" calcext:value-type="float">
            <text:p>0.6348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.445633" calcext:value-type="float">
            <text:p>21.445633</text:p>
          </table:table-cell>
          <table:table-cell table:formula="of:=LOG([.B126])/LOG([.A126])" office:value-type="float" office:value="0.634905103870904" calcext:value-type="float">
            <text:p>0.6349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.560373" calcext:value-type="float">
            <text:p>21.560373</text:p>
          </table:table-cell>
          <table:table-cell table:formula="of:=LOG([.B127])/LOG([.A127])" office:value-type="float" office:value="0.634962375132393" calcext:value-type="float">
            <text:p>0.6349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.678625" calcext:value-type="float">
            <text:p>21.678625</text:p>
          </table:table-cell>
          <table:table-cell table:formula="of:=LOG([.B128])/LOG([.A128])" office:value-type="float" office:value="0.635055314162096" calcext:value-type="float">
            <text:p>0.6350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800438" calcext:value-type="float">
            <text:p>21.800438</text:p>
          </table:table-cell>
          <table:table-cell table:formula="of:=LOG([.B129])/LOG([.A129])" office:value-type="float" office:value="0.63518360226522" calcext:value-type="float">
            <text:p>0.6351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.919123" calcext:value-type="float">
            <text:p>21.919123</text:p>
          </table:table-cell>
          <table:table-cell table:formula="of:=LOG([.B130])/LOG([.A130])" office:value-type="float" office:value="0.635283668436346" calcext:value-type="float">
            <text:p>0.6352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033136" calcext:value-type="float">
            <text:p>22.033136</text:p>
          </table:table-cell>
          <table:table-cell table:formula="of:=LOG([.B131])/LOG([.A131])" office:value-type="float" office:value="0.635341677290624" calcext:value-type="float">
            <text:p>0.6353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.143782" calcext:value-type="float">
            <text:p>22.143782</text:p>
          </table:table-cell>
          <table:table-cell table:formula="of:=LOG([.B132])/LOG([.A132])" office:value-type="float" office:value="0.635370535668842" calcext:value-type="float">
            <text:p>0.6353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261845" calcext:value-type="float">
            <text:p>22.261845</text:p>
          </table:table-cell>
          <table:table-cell table:formula="of:=LOG([.B133])/LOG([.A133])" office:value-type="float" office:value="0.635470018178861" calcext:value-type="float">
            <text:p>0.6354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.374229" calcext:value-type="float">
            <text:p>22.374229</text:p>
          </table:table-cell>
          <table:table-cell table:formula="of:=LOG([.B134])/LOG([.A134])" office:value-type="float" office:value="0.6355190036497" calcext:value-type="float">
            <text:p>0.6355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.48547" calcext:value-type="float">
            <text:p>22.48547</text:p>
          </table:table-cell>
          <table:table-cell table:formula="of:=LOG([.B135])/LOG([.A135])" office:value-type="float" office:value="0.635559644653856" calcext:value-type="float">
            <text:p>0.6355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.600565" calcext:value-type="float">
            <text:p>22.600565</text:p>
          </table:table-cell>
          <table:table-cell table:formula="of:=LOG([.B136])/LOG([.A136])" office:value-type="float" office:value="0.635637155266221" calcext:value-type="float">
            <text:p>0.6356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.710928" calcext:value-type="float">
            <text:p>22.710928</text:p>
          </table:table-cell>
          <table:table-cell table:formula="of:=LOG([.B137])/LOG([.A137])" office:value-type="float" office:value="0.635673844585692" calcext:value-type="float">
            <text:p>0.6356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.820341" calcext:value-type="float">
            <text:p>22.820341</text:p>
          </table:table-cell>
          <table:table-cell table:formula="of:=LOG([.B138])/LOG([.A138])" office:value-type="float" office:value="0.635704148960348" calcext:value-type="float">
            <text:p>0.6357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936064" calcext:value-type="float">
            <text:p>22.936064</text:p>
          </table:table-cell>
          <table:table-cell table:formula="of:=LOG([.B139])/LOG([.A139])" office:value-type="float" office:value="0.635792414826808" calcext:value-type="float">
            <text:p>0.635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.048283" calcext:value-type="float">
            <text:p>23.048283</text:p>
          </table:table-cell>
          <table:table-cell table:formula="of:=LOG([.B140])/LOG([.A140])" office:value-type="float" office:value="0.635851221213941" calcext:value-type="float">
            <text:p>0.6358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159472" calcext:value-type="float">
            <text:p>23.159472</text:p>
          </table:table-cell>
          <table:table-cell table:formula="of:=LOG([.B141])/LOG([.A141])" office:value-type="float" office:value="0.635902719334798" calcext:value-type="float">
            <text:p>0.6359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.273293" calcext:value-type="float">
            <text:p>23.273293</text:p>
          </table:table-cell>
          <table:table-cell table:formula="of:=LOG([.B142])/LOG([.A142])" office:value-type="float" office:value="0.635978820895872" calcext:value-type="float">
            <text:p>0.635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.384899" calcext:value-type="float">
            <text:p>23.384899</text:p>
          </table:table-cell>
          <table:table-cell table:formula="of:=LOG([.B143])/LOG([.A143])" office:value-type="float" office:value="0.63603722154225" calcext:value-type="float">
            <text:p>0.6360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.499075" calcext:value-type="float">
            <text:p>23.499075</text:p>
          </table:table-cell>
          <table:table-cell table:formula="of:=LOG([.B144])/LOG([.A144])" office:value-type="float" office:value="0.63611926100293" calcext:value-type="float">
            <text:p>0.636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.612253" calcext:value-type="float">
            <text:p>23.612253</text:p>
          </table:table-cell>
          <table:table-cell table:formula="of:=LOG([.B145])/LOG([.A145])" office:value-type="float" office:value="0.636194074429621" calcext:value-type="float">
            <text:p>0.6361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.718225" calcext:value-type="float">
            <text:p>23.718225</text:p>
          </table:table-cell>
          <table:table-cell table:formula="of:=LOG([.B146])/LOG([.A146])" office:value-type="float" office:value="0.636209189367561" calcext:value-type="float">
            <text:p>0.6362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.824343" calcext:value-type="float">
            <text:p>23.824343</text:p>
          </table:table-cell>
          <table:table-cell table:formula="of:=LOG([.B147])/LOG([.A147])" office:value-type="float" office:value="0.636227558425869" calcext:value-type="float">
            <text:p>0.636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.936176" calcext:value-type="float">
            <text:p>23.936176</text:p>
          </table:table-cell>
          <table:table-cell table:formula="of:=LOG([.B148])/LOG([.A148])" office:value-type="float" office:value="0.636295731780616" calcext:value-type="float">
            <text:p>0.6362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.038866" calcext:value-type="float">
            <text:p>24.038866</text:p>
          </table:table-cell>
          <table:table-cell table:formula="of:=LOG([.B149])/LOG([.A149])" office:value-type="float" office:value="0.636289147424651" calcext:value-type="float">
            <text:p>0.6362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54814" calcext:value-type="float">
            <text:p>24.154814</text:p>
          </table:table-cell>
          <table:table-cell table:formula="of:=LOG([.B150])/LOG([.A150])" office:value-type="float" office:value="0.636394458094798" calcext:value-type="float">
            <text:p>0.636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267212" calcext:value-type="float">
            <text:p>24.267212</text:p>
          </table:table-cell>
          <table:table-cell table:formula="of:=LOG([.B151])/LOG([.A151])" office:value-type="float" office:value="0.636471415624095" calcext:value-type="float">
            <text:p>0.6364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374138" calcext:value-type="float">
            <text:p>24.374138</text:p>
          </table:table-cell>
          <table:table-cell table:formula="of:=LOG([.B152])/LOG([.A152])" office:value-type="float" office:value="0.63650479064834" calcext:value-type="float">
            <text:p>0.6365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480232" calcext:value-type="float">
            <text:p>24.480232</text:p>
          </table:table-cell>
          <table:table-cell table:formula="of:=LOG([.B153])/LOG([.A153])" office:value-type="float" office:value="0.636533038843989" calcext:value-type="float">
            <text:p>0.6365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587469" calcext:value-type="float">
            <text:p>24.587469</text:p>
          </table:table-cell>
          <table:table-cell table:formula="of:=LOG([.B154])/LOG([.A154])" office:value-type="float" office:value="0.63657219767951" calcext:value-type="float">
            <text:p>0.6365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695787" calcext:value-type="float">
            <text:p>24.695787</text:p>
          </table:table-cell>
          <table:table-cell table:formula="of:=LOG([.B155])/LOG([.A155])" office:value-type="float" office:value="0.636621567720842" calcext:value-type="float">
            <text:p>0.636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.803295" calcext:value-type="float">
            <text:p>24.803295</text:p>
          </table:table-cell>
          <table:table-cell table:formula="of:=LOG([.B156])/LOG([.A156])" office:value-type="float" office:value="0.636665843709419" calcext:value-type="float">
            <text:p>0.6366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.906265" calcext:value-type="float">
            <text:p>24.906265</text:p>
          </table:table-cell>
          <table:table-cell table:formula="of:=LOG([.B157])/LOG([.A157])" office:value-type="float" office:value="0.636675456415623" calcext:value-type="float">
            <text:p>0.6366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013208" calcext:value-type="float">
            <text:p>25.013208</text:p>
          </table:table-cell>
          <table:table-cell table:formula="of:=LOG([.B158])/LOG([.A158])" office:value-type="float" office:value="0.63671825486628" calcext:value-type="float">
            <text:p>0.6367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113413" calcext:value-type="float">
            <text:p>25.113413</text:p>
          </table:table-cell>
          <table:table-cell table:formula="of:=LOG([.B159])/LOG([.A159])" office:value-type="float" office:value="0.636709447397592" calcext:value-type="float">
            <text:p>0.6367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219961" calcext:value-type="float">
            <text:p>25.219961</text:p>
          </table:table-cell>
          <table:table-cell table:formula="of:=LOG([.B160])/LOG([.A160])" office:value-type="float" office:value="0.636752176679545" calcext:value-type="float">
            <text:p>0.6367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320463" calcext:value-type="float">
            <text:p>25.320463</text:p>
          </table:table-cell>
          <table:table-cell table:formula="of:=LOG([.B161])/LOG([.A161])" office:value-type="float" office:value="0.636749203219135" calcext:value-type="float">
            <text:p>0.6367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25692" calcext:value-type="float">
            <text:p>25.425692</text:p>
          </table:table-cell>
          <table:table-cell table:formula="of:=LOG([.B162])/LOG([.A162])" office:value-type="float" office:value="0.636784622213378" calcext:value-type="float">
            <text:p>0.6367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29602" calcext:value-type="float">
            <text:p>25.529602</text:p>
          </table:table-cell>
          <table:table-cell table:formula="of:=LOG([.B163])/LOG([.A163])" office:value-type="float" office:value="0.636811261772667" calcext:value-type="float">
            <text:p>0.6368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633669" calcext:value-type="float">
            <text:p>25.633669</text:p>
          </table:table-cell>
          <table:table-cell table:formula="of:=LOG([.B164])/LOG([.A164])" office:value-type="float" office:value="0.636840550636435" calcext:value-type="float">
            <text:p>0.6368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736454" calcext:value-type="float">
            <text:p>25.736454</text:p>
          </table:table-cell>
          <table:table-cell table:formula="of:=LOG([.B165])/LOG([.A165])" office:value-type="float" office:value="0.636861470080857" calcext:value-type="float">
            <text:p>0.6368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837677" calcext:value-type="float">
            <text:p>25.837677</text:p>
          </table:table-cell>
          <table:table-cell table:formula="of:=LOG([.B166])/LOG([.A166])" office:value-type="float" office:value="0.636872013638687" calcext:value-type="float">
            <text:p>0.636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942219" calcext:value-type="float">
            <text:p>25.942219</text:p>
          </table:table-cell>
          <table:table-cell table:formula="of:=LOG([.B167])/LOG([.A167])" office:value-type="float" office:value="0.636909134682901" calcext:value-type="float">
            <text:p>0.6369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043726" calcext:value-type="float">
            <text:p>26.043726</text:p>
          </table:table-cell>
          <table:table-cell table:formula="of:=LOG([.B168])/LOG([.A168])" office:value-type="float" office:value="0.636924743197888" calcext:value-type="float">
            <text:p>0.6369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143564" calcext:value-type="float">
            <text:p>26.143564</text:p>
          </table:table-cell>
          <table:table-cell table:formula="of:=LOG([.B169])/LOG([.A169])" office:value-type="float" office:value="0.636929348994376" calcext:value-type="float">
            <text:p>0.6369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248535" calcext:value-type="float">
            <text:p>26.248535</text:p>
          </table:table-cell>
          <table:table-cell table:formula="of:=LOG([.B170])/LOG([.A170])" office:value-type="float" office:value="0.636973624537812" calcext:value-type="float">
            <text:p>0.6369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349054" calcext:value-type="float">
            <text:p>26.349054</text:p>
          </table:table-cell>
          <table:table-cell table:formula="of:=LOG([.B171])/LOG([.A171])" office:value-type="float" office:value="0.636986130416281" calcext:value-type="float">
            <text:p>0.6369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445986" calcext:value-type="float">
            <text:p>26.445986</text:p>
          </table:table-cell>
          <table:table-cell table:formula="of:=LOG([.B172])/LOG([.A172])" office:value-type="float" office:value="0.636973686193808" calcext:value-type="float">
            <text:p>0.6369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554644" calcext:value-type="float">
            <text:p>26.554644</text:p>
          </table:table-cell>
          <table:table-cell table:formula="of:=LOG([.B173])/LOG([.A173])" office:value-type="float" office:value="0.637048696684815" calcext:value-type="float">
            <text:p>0.6370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656952" calcext:value-type="float">
            <text:p>26.656952</text:p>
          </table:table-cell>
          <table:table-cell table:formula="of:=LOG([.B174])/LOG([.A174])" office:value-type="float" office:value="0.637078247840225" calcext:value-type="float">
            <text:p>0.6370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756115" calcext:value-type="float">
            <text:p>26.756115</text:p>
          </table:table-cell>
          <table:table-cell table:formula="of:=LOG([.B175])/LOG([.A175])" office:value-type="float" office:value="0.637086221163145" calcext:value-type="float">
            <text:p>0.6370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861973" calcext:value-type="float">
            <text:p>26.861973</text:p>
          </table:table-cell>
          <table:table-cell table:formula="of:=LOG([.B176])/LOG([.A176])" office:value-type="float" office:value="0.637143854549536" calcext:value-type="float">
            <text:p>0.637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95816" calcext:value-type="float">
            <text:p>26.95816</text:p>
          </table:table-cell>
          <table:table-cell table:formula="of:=LOG([.B177])/LOG([.A177])" office:value-type="float" office:value="0.637133010684922" calcext:value-type="float">
            <text:p>0.6371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054447" calcext:value-type="float">
            <text:p>27.054447</text:p>
          </table:table-cell>
          <table:table-cell table:formula="of:=LOG([.B178])/LOG([.A178])" office:value-type="float" office:value="0.637124419003465" calcext:value-type="float">
            <text:p>0.637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.153229" calcext:value-type="float">
            <text:p>27.153229</text:p>
          </table:table-cell>
          <table:table-cell table:formula="of:=LOG([.B179])/LOG([.A179])" office:value-type="float" office:value="0.63713505960357" calcext:value-type="float">
            <text:p>0.6371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.247339" calcext:value-type="float">
            <text:p>27.247339</text:p>
          </table:table-cell>
          <table:table-cell table:formula="of:=LOG([.B180])/LOG([.A180])" office:value-type="float" office:value="0.637113950777225" calcext:value-type="float">
            <text:p>0.6371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351152" calcext:value-type="float">
            <text:p>27.351152</text:p>
          </table:table-cell>
          <table:table-cell table:formula="of:=LOG([.B181])/LOG([.A181])" office:value-type="float" office:value="0.637162746320888" calcext:value-type="float">
            <text:p>0.6371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.455114" calcext:value-type="float">
            <text:p>27.455114</text:p>
          </table:table-cell>
          <table:table-cell table:formula="of:=LOG([.B182])/LOG([.A182])" office:value-type="float" office:value="0.637213493255521" calcext:value-type="float">
            <text:p>0.6372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.547132" calcext:value-type="float">
            <text:p>27.547132</text:p>
          </table:table-cell>
          <table:table-cell table:formula="of:=LOG([.B183])/LOG([.A183])" office:value-type="float" office:value="0.637181815461731" calcext:value-type="float">
            <text:p>0.637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651363" calcext:value-type="float">
            <text:p>27.651363</text:p>
          </table:table-cell>
          <table:table-cell table:formula="of:=LOG([.B184])/LOG([.A184])" office:value-type="float" office:value="0.637236557332745" calcext:value-type="float">
            <text:p>0.637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.743563" calcext:value-type="float">
            <text:p>27.743563</text:p>
          </table:table-cell>
          <table:table-cell table:formula="of:=LOG([.B185])/LOG([.A185])" office:value-type="float" office:value="0.637208971265306" calcext:value-type="float">
            <text:p>0.6372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.845615" calcext:value-type="float">
            <text:p>27.845615</text:p>
          </table:table-cell>
          <table:table-cell table:formula="of:=LOG([.B186])/LOG([.A186])" office:value-type="float" office:value="0.637250719073036" calcext:value-type="float">
            <text:p>0.6372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.942894" calcext:value-type="float">
            <text:p>27.942894</text:p>
          </table:table-cell>
          <table:table-cell table:formula="of:=LOG([.B187])/LOG([.A187])" office:value-type="float" office:value="0.637260689331628" calcext:value-type="float">
            <text:p>0.6372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.040276" calcext:value-type="float">
            <text:p>28.040276</text:p>
          </table:table-cell>
          <table:table-cell table:formula="of:=LOG([.B188])/LOG([.A188])" office:value-type="float" office:value="0.637272545719715" calcext:value-type="float">
            <text:p>0.6372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135317" calcext:value-type="float">
            <text:p>28.135317</text:p>
          </table:table-cell>
          <table:table-cell table:formula="of:=LOG([.B189])/LOG([.A189])" office:value-type="float" office:value="0.637269665855966" calcext:value-type="float">
            <text:p>0.6372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232935" calcext:value-type="float">
            <text:p>28.232935</text:p>
          </table:table-cell>
          <table:table-cell table:formula="of:=LOG([.B190])/LOG([.A190])" office:value-type="float" office:value="0.63728546888555" calcext:value-type="float">
            <text:p>0.6372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.32618" calcext:value-type="float">
            <text:p>28.32618</text:p>
          </table:table-cell>
          <table:table-cell table:formula="of:=LOG([.B191])/LOG([.A191])" office:value-type="float" office:value="0.637272941646919" calcext:value-type="float">
            <text:p>0.6372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418339" calcext:value-type="float">
            <text:p>28.418339</text:p>
          </table:table-cell>
          <table:table-cell table:formula="of:=LOG([.B192])/LOG([.A192])" office:value-type="float" office:value="0.637254461721459" calcext:value-type="float">
            <text:p>0.6372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510979" calcext:value-type="float">
            <text:p>28.510979</text:p>
          </table:table-cell>
          <table:table-cell table:formula="of:=LOG([.B193])/LOG([.A193])" office:value-type="float" office:value="0.637240549747039" calcext:value-type="float">
            <text:p>0.637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.608809" calcext:value-type="float">
            <text:p>28.608809</text:p>
          </table:table-cell>
          <table:table-cell table:formula="of:=LOG([.B194])/LOG([.A194])" office:value-type="float" office:value="0.63726241846136" calcext:value-type="float">
            <text:p>0.6372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70249" calcext:value-type="float">
            <text:p>28.70249</text:p>
          </table:table-cell>
          <table:table-cell table:formula="of:=LOG([.B195])/LOG([.A195])" office:value-type="float" office:value="0.637257833681111" calcext:value-type="float">
            <text:p>0.6372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.791815" calcext:value-type="float">
            <text:p>28.791815</text:p>
          </table:table-cell>
          <table:table-cell table:formula="of:=LOG([.B196])/LOG([.A196])" office:value-type="float" office:value="0.637225758895258" calcext:value-type="float">
            <text:p>0.6372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.891296" calcext:value-type="float">
            <text:p>28.891296</text:p>
          </table:table-cell>
          <table:table-cell table:formula="of:=LOG([.B197])/LOG([.A197])" office:value-type="float" office:value="0.63726170999389" calcext:value-type="float">
            <text:p>0.6372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9842" calcext:value-type="float">
            <text:p>28.9842</text:p>
          </table:table-cell>
          <table:table-cell table:formula="of:=LOG([.B198])/LOG([.A198])" office:value-type="float" office:value="0.637255541673387" calcext:value-type="float">
            <text:p>0.6372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.078329" calcext:value-type="float">
            <text:p>29.078329</text:p>
          </table:table-cell>
          <table:table-cell table:formula="of:=LOG([.B199])/LOG([.A199])" office:value-type="float" office:value="0.637258513853524" calcext:value-type="float">
            <text:p>0.6372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.172564" calcext:value-type="float">
            <text:p>29.172564</text:p>
          </table:table-cell>
          <table:table-cell table:formula="of:=LOG([.B200])/LOG([.A200])" office:value-type="float" office:value="0.637263258066426" calcext:value-type="float">
            <text:p>0.637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264191" calcext:value-type="float">
            <text:p>29.264191</text:p>
          </table:table-cell>
          <table:table-cell table:formula="of:=LOG([.B201])/LOG([.A201])" office:value-type="float" office:value="0.637252241576759" calcext:value-type="float">
            <text:p>0.6372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362558" calcext:value-type="float">
            <text:p>29.362558</text:p>
          </table:table-cell>
          <table:table-cell table:formula="of:=LOG([.B202])/LOG([.A202])" office:value-type="float" office:value="0.637285689562331" calcext:value-type="float">
            <text:p>0.6372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.455944" calcext:value-type="float">
            <text:p>29.455944</text:p>
          </table:table-cell>
          <table:table-cell table:formula="of:=LOG([.B203])/LOG([.A203])" office:value-type="float" office:value="0.637288078934755" calcext:value-type="float">
            <text:p>0.6372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.545134" calcext:value-type="float">
            <text:p>29.545134</text:p>
          </table:table-cell>
          <table:table-cell table:formula="of:=LOG([.B204])/LOG([.A204])" office:value-type="float" office:value="0.637264783936041" calcext:value-type="float">
            <text:p>0.6372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.638393" calcext:value-type="float">
            <text:p>29.638393</text:p>
          </table:table-cell>
          <table:table-cell table:formula="of:=LOG([.B205])/LOG([.A205])" office:value-type="float" office:value="0.637268543321138" calcext:value-type="float">
            <text:p>0.6372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.729279" calcext:value-type="float">
            <text:p>29.729279</text:p>
          </table:table-cell>
          <table:table-cell table:formula="of:=LOG([.B206])/LOG([.A206])" office:value-type="float" office:value="0.63725831783379" calcext:value-type="float">
            <text:p>0.6372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.825523" calcext:value-type="float">
            <text:p>29.825523</text:p>
          </table:table-cell>
          <table:table-cell table:formula="of:=LOG([.B207])/LOG([.A207])" office:value-type="float" office:value="0.637282923980962" calcext:value-type="float">
            <text:p>0.6372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.916582" calcext:value-type="float">
            <text:p>29.916582</text:p>
          </table:table-cell>
          <table:table-cell table:formula="of:=LOG([.B208])/LOG([.A208])" office:value-type="float" office:value="0.637275851279562" calcext:value-type="float">
            <text:p>0.6372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.010286" calcext:value-type="float">
            <text:p>30.010286</text:p>
          </table:table-cell>
          <table:table-cell table:formula="of:=LOG([.B209])/LOG([.A209])" office:value-type="float" office:value="0.637286355389117" calcext:value-type="float">
            <text:p>0.6372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.104296" calcext:value-type="float">
            <text:p>30.104296</text:p>
          </table:table-cell>
          <table:table-cell table:formula="of:=LOG([.B210])/LOG([.A210])" office:value-type="float" office:value="0.637299675618576" calcext:value-type="float">
            <text:p>0.637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.196905" calcext:value-type="float">
            <text:p>30.196905</text:p>
          </table:table-cell>
          <table:table-cell table:formula="of:=LOG([.B211])/LOG([.A211])" office:value-type="float" office:value="0.63730520026181" calcext:value-type="float">
            <text:p>0.6373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288139" calcext:value-type="float">
            <text:p>30.288139</text:p>
          </table:table-cell>
          <table:table-cell table:formula="of:=LOG([.B212])/LOG([.A212])" office:value-type="float" office:value="0.637303175582759" calcext:value-type="float">
            <text:p>0.6373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.382416" calcext:value-type="float">
            <text:p>30.382416</text:p>
          </table:table-cell>
          <table:table-cell table:formula="of:=LOG([.B213])/LOG([.A213])" office:value-type="float" office:value="0.637320831767726" calcext:value-type="float">
            <text:p>0.6373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.475309" calcext:value-type="float">
            <text:p>30.475309</text:p>
          </table:table-cell>
          <table:table-cell table:formula="of:=LOG([.B214])/LOG([.A214])" office:value-type="float" office:value="0.637330835396165" calcext:value-type="float">
            <text:p>0.6373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.562557" calcext:value-type="float">
            <text:p>30.562557</text:p>
          </table:table-cell>
          <table:table-cell table:formula="of:=LOG([.B215])/LOG([.A215])" office:value-type="float" office:value="0.637307289986107" calcext:value-type="float">
            <text:p>0.6373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.651909" calcext:value-type="float">
            <text:p>30.651909</text:p>
          </table:table-cell>
          <table:table-cell table:formula="of:=LOG([.B216])/LOG([.A216])" office:value-type="float" office:value="0.637297640683823" calcext:value-type="float">
            <text:p>0.6372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743382" calcext:value-type="float">
            <text:p>30.743382</text:p>
          </table:table-cell>
          <table:table-cell table:formula="of:=LOG([.B217])/LOG([.A217])" office:value-type="float" office:value="0.637301827321196" calcext:value-type="float">
            <text:p>0.6373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826778" calcext:value-type="float">
            <text:p>30.826778</text:p>
          </table:table-cell>
          <table:table-cell table:formula="of:=LOG([.B218])/LOG([.A218])" office:value-type="float" office:value="0.637258204486921" calcext:value-type="float">
            <text:p>0.637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.91432" calcext:value-type="float">
            <text:p>30.91432</text:p>
          </table:table-cell>
          <table:table-cell table:formula="of:=LOG([.B219])/LOG([.A219])" office:value-type="float" office:value="0.637240719317584" calcext:value-type="float">
            <text:p>0.637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.002909" calcext:value-type="float">
            <text:p>31.002909</text:p>
          </table:table-cell>
          <table:table-cell table:formula="of:=LOG([.B220])/LOG([.A220])" office:value-type="float" office:value="0.637230530778105" calcext:value-type="float">
            <text:p>0.6372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.09993" calcext:value-type="float">
            <text:p>31.09993</text:p>
          </table:table-cell>
          <table:table-cell table:formula="of:=LOG([.B221])/LOG([.A221])" office:value-type="float" office:value="0.637271583704984" calcext:value-type="float">
            <text:p>0.6372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.187725" calcext:value-type="float">
            <text:p>31.187725</text:p>
          </table:table-cell>
          <table:table-cell table:formula="of:=LOG([.B222])/LOG([.A222])" office:value-type="float" office:value="0.637258411449394" calcext:value-type="float">
            <text:p>0.6372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.278193" calcext:value-type="float">
            <text:p>31.278193</text:p>
          </table:table-cell>
          <table:table-cell table:formula="of:=LOG([.B223])/LOG([.A223])" office:value-type="float" office:value="0.637262028085992" calcext:value-type="float">
            <text:p>0.6372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.366156" calcext:value-type="float">
            <text:p>31.366156</text:p>
          </table:table-cell>
          <table:table-cell table:formula="of:=LOG([.B224])/LOG([.A224])" office:value-type="float" office:value="0.637251713626924" calcext:value-type="float">
            <text:p>0.6372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.455704" calcext:value-type="float">
            <text:p>31.455704</text:p>
          </table:table-cell>
          <table:table-cell table:formula="of:=LOG([.B225])/LOG([.A225])" office:value-type="float" office:value="0.637251642274142" calcext:value-type="float">
            <text:p>0.6372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.543797" calcext:value-type="float">
            <text:p>31.543797</text:p>
          </table:table-cell>
          <table:table-cell table:formula="of:=LOG([.B226])/LOG([.A226])" office:value-type="float" office:value="0.637243903324729" calcext:value-type="float">
            <text:p>0.6372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.631964" calcext:value-type="float">
            <text:p>31.631964</text:p>
          </table:table-cell>
          <table:table-cell table:formula="of:=LOG([.B227])/LOG([.A227])" office:value-type="float" office:value="0.637237492019391" calcext:value-type="float">
            <text:p>0.6372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.715925" calcext:value-type="float">
            <text:p>31.715925</text:p>
          </table:table-cell>
          <table:table-cell table:formula="of:=LOG([.B228])/LOG([.A228])" office:value-type="float" office:value="0.637207515190192" calcext:value-type="float">
            <text:p>0.6372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.805571" calcext:value-type="float">
            <text:p>31.805571</text:p>
          </table:table-cell>
          <table:table-cell table:formula="of:=LOG([.B229])/LOG([.A229])" office:value-type="float" office:value="0.637211498319711" calcext:value-type="float">
            <text:p>0.6372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1.891047" calcext:value-type="float">
            <text:p>31.891047</text:p>
          </table:table-cell>
          <table:table-cell table:formula="of:=LOG([.B230])/LOG([.A230])" office:value-type="float" office:value="0.637192206341609" calcext:value-type="float">
            <text:p>0.637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.97809" calcext:value-type="float">
            <text:p>31.97809</text:p>
          </table:table-cell>
          <table:table-cell table:formula="of:=LOG([.B231])/LOG([.A231])" office:value-type="float" office:value="0.63718286989829" calcext:value-type="float">
            <text:p>0.6371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.066677" calcext:value-type="float">
            <text:p>32.066677</text:p>
          </table:table-cell>
          <table:table-cell table:formula="of:=LOG([.B232])/LOG([.A232])" office:value-type="float" office:value="0.63718324753804" calcext:value-type="float">
            <text:p>0.6371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.14679" calcext:value-type="float">
            <text:p>32.14679</text:p>
          </table:table-cell>
          <table:table-cell table:formula="of:=LOG([.B233])/LOG([.A233])" office:value-type="float" office:value="0.637136025553985" calcext:value-type="float">
            <text:p>0.6371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.235527" calcext:value-type="float">
            <text:p>32.235527</text:p>
          </table:table-cell>
          <table:table-cell table:formula="of:=LOG([.B234])/LOG([.A234])" office:value-type="float" office:value="0.637138995973586" calcext:value-type="float">
            <text:p>0.637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.322304" calcext:value-type="float">
            <text:p>32.322304</text:p>
          </table:table-cell>
          <table:table-cell table:formula="of:=LOG([.B235])/LOG([.A235])" office:value-type="float" office:value="0.637131608706942" calcext:value-type="float">
            <text:p>0.6371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.40464" calcext:value-type="float">
            <text:p>32.40464</text:p>
          </table:table-cell>
          <table:table-cell table:formula="of:=LOG([.B236])/LOG([.A236])" office:value-type="float" office:value="0.637099943468241" calcext:value-type="float">
            <text:p>0.637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.492256" calcext:value-type="float">
            <text:p>32.492256</text:p>
          </table:table-cell>
          <table:table-cell table:formula="of:=LOG([.B237])/LOG([.A237])" office:value-type="float" office:value="0.637099000891343" calcext:value-type="float">
            <text:p>0.6370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.576393" calcext:value-type="float">
            <text:p>32.576393</text:p>
          </table:table-cell>
          <table:table-cell table:formula="of:=LOG([.B238])/LOG([.A238])" office:value-type="float" office:value="0.637079292296954" calcext:value-type="float">
            <text:p>0.6370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.658947" calcext:value-type="float">
            <text:p>32.658947</text:p>
          </table:table-cell>
          <table:table-cell table:formula="of:=LOG([.B239])/LOG([.A239])" office:value-type="float" office:value="0.637051610498994" calcext:value-type="float">
            <text:p>0.6370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.746849" calcext:value-type="float">
            <text:p>32.746849</text:p>
          </table:table-cell>
          <table:table-cell table:formula="of:=LOG([.B240])/LOG([.A240])" office:value-type="float" office:value="0.637054681479891" calcext:value-type="float">
            <text:p>0.637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.831867" calcext:value-type="float">
            <text:p>32.831867</text:p>
          </table:table-cell>
          <table:table-cell table:formula="of:=LOG([.B241])/LOG([.A241])" office:value-type="float" office:value="0.637042441118376" calcext:value-type="float">
            <text:p>0.6370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.916283" calcext:value-type="float">
            <text:p>32.916283</text:p>
          </table:table-cell>
          <table:table-cell table:formula="of:=LOG([.B242])/LOG([.A242])" office:value-type="float" office:value="0.637027678821529" calcext:value-type="float">
            <text:p>0.637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2.999126" calcext:value-type="float">
            <text:p>32.999126</text:p>
          </table:table-cell>
          <table:table-cell table:formula="of:=LOG([.B243])/LOG([.A243])" office:value-type="float" office:value="0.637005054658449" calcext:value-type="float">
            <text:p>0.6370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.085075" calcext:value-type="float">
            <text:p>33.085075</text:p>
          </table:table-cell>
          <table:table-cell table:formula="of:=LOG([.B244])/LOG([.A244])" office:value-type="float" office:value="0.637000388661562" calcext:value-type="float">
            <text:p>0.637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3.170403" calcext:value-type="float">
            <text:p>33.170403</text:p>
          </table:table-cell>
          <table:table-cell table:formula="of:=LOG([.B245])/LOG([.A245])" office:value-type="float" office:value="0.636993058772746" calcext:value-type="float">
            <text:p>0.6369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.255081" calcext:value-type="float">
            <text:p>33.255081</text:p>
          </table:table-cell>
          <table:table-cell table:formula="of:=LOG([.B246])/LOG([.A246])" office:value-type="float" office:value="0.636982928876263" calcext:value-type="float">
            <text:p>0.6369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.340553" calcext:value-type="float">
            <text:p>33.340553</text:p>
          </table:table-cell>
          <table:table-cell table:formula="of:=LOG([.B247])/LOG([.A247])" office:value-type="float" office:value="0.636977889701943" calcext:value-type="float">
            <text:p>0.6369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.424507" calcext:value-type="float">
            <text:p>33.424507</text:p>
          </table:table-cell>
          <table:table-cell table:formula="of:=LOG([.B248])/LOG([.A248])" office:value-type="float" office:value="0.636965332450689" calcext:value-type="float">
            <text:p>0.6369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.510143" calcext:value-type="float">
            <text:p>33.510143</text:p>
          </table:table-cell>
          <table:table-cell table:formula="of:=LOG([.B249])/LOG([.A249])" office:value-type="float" office:value="0.636962647166838" calcext:value-type="float">
            <text:p>0.6369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3.595085" calcext:value-type="float">
            <text:p>33.595085</text:p>
          </table:table-cell>
          <table:table-cell table:formula="of:=LOG([.B250])/LOG([.A250])" office:value-type="float" office:value="0.636956915166264" calcext:value-type="float">
            <text:p>0.6369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.676128" calcext:value-type="float">
            <text:p>33.676128</text:p>
          </table:table-cell>
          <table:table-cell table:formula="of:=LOG([.B251])/LOG([.A251])" office:value-type="float" office:value="0.636930926562869" calcext:value-type="float">
            <text:p>0.6369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.761978" calcext:value-type="float">
            <text:p>33.761978</text:p>
          </table:table-cell>
          <table:table-cell table:formula="of:=LOG([.B252])/LOG([.A252])" office:value-type="float" office:value="0.636931541509394" calcext:value-type="float">
            <text:p>0.6369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.845528" calcext:value-type="float">
            <text:p>33.845528</text:p>
          </table:table-cell>
          <table:table-cell table:formula="of:=LOG([.B253])/LOG([.A253])" office:value-type="float" office:value="0.636920525181334" calcext:value-type="float">
            <text:p>0.6369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.929142" calcext:value-type="float">
            <text:p>33.929142</text:p>
          </table:table-cell>
          <table:table-cell table:formula="of:=LOG([.B254])/LOG([.A254])" office:value-type="float" office:value="0.636910576835346" calcext:value-type="float">
            <text:p>0.6369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.008034" calcext:value-type="float">
            <text:p>34.008034</text:p>
          </table:table-cell>
          <table:table-cell table:formula="of:=LOG([.B255])/LOG([.A255])" office:value-type="float" office:value="0.636876269476066" calcext:value-type="float">
            <text:p>0.6368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.101364" calcext:value-type="float">
            <text:p>34.101364</text:p>
          </table:table-cell>
          <table:table-cell table:formula="of:=LOG([.B256])/LOG([.A256])" office:value-type="float" office:value="0.636919243188349" calcext:value-type="float">
            <text:p>0.6369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.185184" calcext:value-type="float">
            <text:p>34.185184</text:p>
          </table:table-cell>
          <table:table-cell table:formula="of:=LOG([.B257])/LOG([.A257])" office:value-type="float" office:value="0.636912410683089" calcext:value-type="float">
            <text:p>0.6369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.711491" calcext:value-type="float">
            <text:p>53.711491</text:p>
          </table:table-cell>
          <table:table-cell table:formula="of:=LOG([.B259])/LOG([.A259])" office:value-type="float" office:value="0.638573207257624" calcext:value-type="float">
            <text:p>0.6385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.530495" calcext:value-type="float">
            <text:p>84.530495</text:p>
          </table:table-cell>
          <table:table-cell table:formula="of:=LOG([.B260])/LOG([.A260])" office:value-type="float" office:value="0.640139999306987" calcext:value-type="float">
            <text:p>0.64014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2.835571" calcext:value-type="float">
            <text:p>132.835571</text:p>
          </table:table-cell>
          <table:table-cell table:formula="of:=LOG([.B261])/LOG([.A261])" office:value-type="float" office:value="0.64122706511191" calcext:value-type="float">
            <text:p>0.6412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8.840637" calcext:value-type="float">
            <text:p>208.840637</text:p>
          </table:table-cell>
          <table:table-cell table:formula="of:=LOG([.B262])/LOG([.A262])" office:value-type="float" office:value="0.64218822117074" calcext:value-type="float">
            <text:p>0.642188</text:p>
          </table:table-cell>
        </table:table-row>
      </table:table>
      <table:table table:name="Managem_spec" table:style-name="ta1">
        <table:shapes>
          <draw:frame draw:z-index="0" draw:style-name="gr1" draw:text-style-name="P1" svg:width="11.002in" svg:height="5.0118in" svg:x="3.0024in" svg:y="0.1752in">
            <draw:object draw:notify-on-update-of-ranges="Managem_spec.A2:Managem_spec.A129 Managem_spec.C1:Managem_spec.C1 Managem_spec.C2:Managem_spec.C1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ce4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86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9702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"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"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"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9"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9"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9"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9"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"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9"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"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"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"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"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"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"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"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"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"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"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"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"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"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"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"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</table:table-row>
      </table:table>
      <table:table table:name="Killgem_comb" table:style-name="ta1">
        <table:shapes>
          <draw:frame draw:z-index="0" draw:style-name="gr1" draw:text-style-name="P1" svg:width="11.1449in" svg:height="5.2181in" svg:x="2.9146in" svg:y="0.1047in">
            <draw:object draw:notify-on-update-of-ranges="Killgem_comb.A2:Killgem_comb.A257 Killgem_comb.C1:Killgem_comb.C1 Killgem_comb.C2:Killgem_comb.C25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1.098in" svg:height="4.8524in" svg:x="2.9748in" svg:y="5.6681in">
            <draw:object draw:notify-on-update-of-ranges="Killgem_comb.A2:Killgem_comb.A260 Killgem_comb.C1:Killgem_comb.C1 Killgem_comb.C2:Killgem_comb.C26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90533" calcext:value-type="float">
            <text:p>2.5905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13161" calcext:value-type="float">
            <text:p>4.513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37698" calcext:value-type="float">
            <text:p>6.7376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4563" calcext:value-type="float">
            <text:p>9.54563</text:p>
          </table:table-cell>
          <table:table-cell table:formula="of:=LOG([.B6])/LOG([.A6])" office:value-type="float" office:value="1.40178346782606" calcext:value-type="float">
            <text:p>1.401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09872" calcext:value-type="float">
            <text:p>12.509872</text:p>
          </table:table-cell>
          <table:table-cell table:formula="of:=LOG([.B7])/LOG([.A7])" office:value-type="float" office:value="1.4100765956607" calcext:value-type="float">
            <text:p>1.410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71592" calcext:value-type="float">
            <text:p>15.471592</text:p>
          </table:table-cell>
          <table:table-cell table:formula="of:=LOG([.B8])/LOG([.A8])" office:value-type="float" office:value="1.40757042121178" calcext:value-type="float">
            <text:p>1.407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376972" calcext:value-type="float">
            <text:p>18.376972</text:p>
          </table:table-cell>
          <table:table-cell table:formula="of:=LOG([.B9])/LOG([.A9])" office:value-type="float" office:value="1.39994238872268" calcext:value-type="float">
            <text:p>1.399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711592" calcext:value-type="float">
            <text:p>21.711592</text:p>
          </table:table-cell>
          <table:table-cell table:formula="of:=LOG([.B10])/LOG([.A10])" office:value-type="float" office:value="1.40078822311173" calcext:value-type="float">
            <text:p>1.400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21648" calcext:value-type="float">
            <text:p>25.921648</text:p>
          </table:table-cell>
          <table:table-cell table:formula="of:=LOG([.B11])/LOG([.A11])" office:value-type="float" office:value="1.41366260887118" calcext:value-type="float">
            <text:p>1.41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910547" calcext:value-type="float">
            <text:p>29.910547</text:p>
          </table:table-cell>
          <table:table-cell table:formula="of:=LOG([.B12])/LOG([.A12])" office:value-type="float" office:value="1.41716412689984" calcext:value-type="float">
            <text:p>1.417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626892" calcext:value-type="float">
            <text:p>33.626892</text:p>
          </table:table-cell>
          <table:table-cell table:formula="of:=LOG([.B13])/LOG([.A13])" office:value-type="float" office:value="1.4146712933047" calcext:value-type="float">
            <text:p>1.414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624321" calcext:value-type="float">
            <text:p>37.624321</text:p>
          </table:table-cell>
          <table:table-cell table:formula="of:=LOG([.B14])/LOG([.A14])" office:value-type="float" office:value="1.4143166865426" calcext:value-type="float">
            <text:p>1.414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925976" calcext:value-type="float">
            <text:p>41.925976</text:p>
          </table:table-cell>
          <table:table-cell table:formula="of:=LOG([.B15])/LOG([.A15])" office:value-type="float" office:value="1.41562123155886" calcext:value-type="float">
            <text:p>1.415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255714" calcext:value-type="float">
            <text:p>46.255714</text:p>
          </table:table-cell>
          <table:table-cell table:formula="of:=LOG([.B16])/LOG([.A16])" office:value-type="float" office:value="1.41584709201943" calcext:value-type="float">
            <text:p>1.415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43124" calcext:value-type="float">
            <text:p>50.43124</text:p>
          </table:table-cell>
          <table:table-cell table:formula="of:=LOG([.B17])/LOG([.A17])" office:value-type="float" office:value="1.41406144837728" calcext:value-type="float">
            <text:p>1.414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829659" calcext:value-type="float">
            <text:p>54.829659</text:p>
          </table:table-cell>
          <table:table-cell table:formula="of:=LOG([.B18])/LOG([.A18])" office:value-type="float" office:value="1.41331794817853" calcext:value-type="float">
            <text:p>1.413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467823" calcext:value-type="float">
            <text:p>59.467823</text:p>
          </table:table-cell>
          <table:table-cell table:formula="of:=LOG([.B19])/LOG([.A19])" office:value-type="float" office:value="1.41346363670869" calcext:value-type="float">
            <text:p>1.413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056572" calcext:value-type="float">
            <text:p>64.056572</text:p>
          </table:table-cell>
          <table:table-cell table:formula="of:=LOG([.B20])/LOG([.A20])" office:value-type="float" office:value="1.41275355334231" calcext:value-type="float">
            <text:p>1.4127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976768" calcext:value-type="float">
            <text:p>68.976768</text:p>
          </table:table-cell>
          <table:table-cell table:formula="of:=LOG([.B21])/LOG([.A21])" office:value-type="float" office:value="1.41326706315703" calcext:value-type="float">
            <text:p>1.413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341698" calcext:value-type="float">
            <text:p>74.341698</text:p>
          </table:table-cell>
          <table:table-cell table:formula="of:=LOG([.B22])/LOG([.A22])" office:value-type="float" office:value="1.41522097266293" calcext:value-type="float">
            <text:p>1.415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.972885" calcext:value-type="float">
            <text:p>79.972885</text:p>
          </table:table-cell>
          <table:table-cell table:formula="of:=LOG([.B23])/LOG([.A23])" office:value-type="float" office:value="1.41754366232047" calcext:value-type="float">
            <text:p>1.417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877632" calcext:value-type="float">
            <text:p>85.877632</text:p>
          </table:table-cell>
          <table:table-cell table:formula="of:=LOG([.B24])/LOG([.A24])" office:value-type="float" office:value="1.42016635739598" calcext:value-type="float">
            <text:p>1.420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683556" calcext:value-type="float">
            <text:p>91.683556</text:p>
          </table:table-cell>
          <table:table-cell table:formula="of:=LOG([.B25])/LOG([.A25])" office:value-type="float" office:value="1.42173269569983" calcext:value-type="float">
            <text:p>1.421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.254509" calcext:value-type="float">
            <text:p>97.254509</text:p>
          </table:table-cell>
          <table:table-cell table:formula="of:=LOG([.B26])/LOG([.A26])" office:value-type="float" office:value="1.4220279363059" calcext:value-type="float">
            <text:p>1.422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.952339" calcext:value-type="float">
            <text:p>102.952339</text:p>
          </table:table-cell>
          <table:table-cell table:formula="of:=LOG([.B27])/LOG([.A27])" office:value-type="float" office:value="1.42238454229376" calcext:value-type="float">
            <text:p>1.422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.865463" calcext:value-type="float">
            <text:p>108.865463</text:p>
          </table:table-cell>
          <table:table-cell table:formula="of:=LOG([.B28])/LOG([.A28])" office:value-type="float" office:value="1.42304156005" calcext:value-type="float">
            <text:p>1.423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.998337" calcext:value-type="float">
            <text:p>114.998337</text:p>
          </table:table-cell>
          <table:table-cell table:formula="of:=LOG([.B29])/LOG([.A29])" office:value-type="float" office:value="1.42395751908386" calcext:value-type="float">
            <text:p>1.423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.961189" calcext:value-type="float">
            <text:p>120.961189</text:p>
          </table:table-cell>
          <table:table-cell table:formula="of:=LOG([.B30])/LOG([.A30])" office:value-type="float" office:value="1.42413081125039" calcext:value-type="float">
            <text:p>1.424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23756" calcext:value-type="float">
            <text:p>127.123756</text:p>
          </table:table-cell>
          <table:table-cell table:formula="of:=LOG([.B31])/LOG([.A31])" office:value-type="float" office:value="1.42454568935043" calcext:value-type="float">
            <text:p>1.4245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.012619" calcext:value-type="float">
            <text:p>133.012619</text:p>
          </table:table-cell>
          <table:table-cell table:formula="of:=LOG([.B32])/LOG([.A32])" office:value-type="float" office:value="1.42412994347585" calcext:value-type="float">
            <text:p>1.4241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.956955" calcext:value-type="float">
            <text:p>138.956955</text:p>
          </table:table-cell>
          <table:table-cell table:formula="of:=LOG([.B33])/LOG([.A33])" office:value-type="float" office:value="1.42369884702586" calcext:value-type="float">
            <text:p>1.4236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.073776" calcext:value-type="float">
            <text:p>145.073776</text:p>
          </table:table-cell>
          <table:table-cell table:formula="of:=LOG([.B34])/LOG([.A34])" office:value-type="float" office:value="1.42348967520557" calcext:value-type="float">
            <text:p>1.4234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.365768" calcext:value-type="float">
            <text:p>151.365768</text:p>
          </table:table-cell>
          <table:table-cell table:formula="of:=LOG([.B35])/LOG([.A35])" office:value-type="float" office:value="1.42347873320363" calcext:value-type="float">
            <text:p>1.423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.430023" calcext:value-type="float">
            <text:p>157.430023</text:p>
          </table:table-cell>
          <table:table-cell table:formula="of:=LOG([.B36])/LOG([.A36])" office:value-type="float" office:value="1.42292146187338" calcext:value-type="float">
            <text:p>1.4229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.652039" calcext:value-type="float">
            <text:p>163.652039</text:p>
          </table:table-cell>
          <table:table-cell table:formula="of:=LOG([.B37])/LOG([.A37])" office:value-type="float" office:value="1.4225521192817" calcext:value-type="float">
            <text:p>1.422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0.033997" calcext:value-type="float">
            <text:p>170.033997</text:p>
          </table:table-cell>
          <table:table-cell table:formula="of:=LOG([.B38])/LOG([.A38])" office:value-type="float" office:value="1.4223525772837" calcext:value-type="float">
            <text:p>1.4223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117035" calcext:value-type="float">
            <text:p>176.117035</text:p>
          </table:table-cell>
          <table:table-cell table:formula="of:=LOG([.B39])/LOG([.A39])" office:value-type="float" office:value="1.42158797580822" calcext:value-type="float">
            <text:p>1.4215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.342636" calcext:value-type="float">
            <text:p>182.342636</text:p>
          </table:table-cell>
          <table:table-cell table:formula="of:=LOG([.B40])/LOG([.A40])" office:value-type="float" office:value="1.42099083771712" calcext:value-type="float">
            <text:p>1.4209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8.699127" calcext:value-type="float">
            <text:p>188.699127</text:p>
          </table:table-cell>
          <table:table-cell table:formula="of:=LOG([.B41])/LOG([.A41])" office:value-type="float" office:value="1.42052726069125" calcext:value-type="float">
            <text:p>1.4205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5.187912" calcext:value-type="float">
            <text:p>195.187912</text:p>
          </table:table-cell>
          <table:table-cell table:formula="of:=LOG([.B42])/LOG([.A42])" office:value-type="float" office:value="1.4201859156358" calcext:value-type="float">
            <text:p>1.4201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.67952" calcext:value-type="float">
            <text:p>201.67952</text:p>
          </table:table-cell>
          <table:table-cell table:formula="of:=LOG([.B43])/LOG([.A43])" office:value-type="float" office:value="1.41978303189519" calcext:value-type="float">
            <text:p>1.41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9.176758" calcext:value-type="float">
            <text:p>209.176758</text:p>
          </table:table-cell>
          <table:table-cell table:formula="of:=LOG([.B44])/LOG([.A44])" office:value-type="float" office:value="1.42060498304731" calcext:value-type="float">
            <text:p>1.420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7.144119" calcext:value-type="float">
            <text:p>217.144119</text:p>
          </table:table-cell>
          <table:table-cell table:formula="of:=LOG([.B45])/LOG([.A45])" office:value-type="float" office:value="1.42185297156505" calcext:value-type="float">
            <text:p>1.421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.313553" calcext:value-type="float">
            <text:p>225.313553</text:p>
          </table:table-cell>
          <table:table-cell table:formula="of:=LOG([.B46])/LOG([.A46])" office:value-type="float" office:value="1.42316084379318" calcext:value-type="float">
            <text:p>1.4231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.688004" calcext:value-type="float">
            <text:p>233.688004</text:p>
          </table:table-cell>
          <table:table-cell table:formula="of:=LOG([.B47])/LOG([.A47])" office:value-type="float" office:value="1.42452278619324" calcext:value-type="float">
            <text:p>1.4245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1.722214" calcext:value-type="float">
            <text:p>241.722214</text:p>
          </table:table-cell>
          <table:table-cell table:formula="of:=LOG([.B48])/LOG([.A48])" office:value-type="float" office:value="1.42534514478664" calcext:value-type="float">
            <text:p>1.425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9.940353" calcext:value-type="float">
            <text:p>249.940353</text:p>
          </table:table-cell>
          <table:table-cell table:formula="of:=LOG([.B49])/LOG([.A49])" office:value-type="float" office:value="1.42622981494333" calcext:value-type="float">
            <text:p>1.4262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7.821594" calcext:value-type="float">
            <text:p>257.821594</text:p>
          </table:table-cell>
          <table:table-cell table:formula="of:=LOG([.B50])/LOG([.A50])" office:value-type="float" office:value="1.42665062215214" calcext:value-type="float">
            <text:p>1.426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5.607941" calcext:value-type="float">
            <text:p>265.607941</text:p>
          </table:table-cell>
          <table:table-cell table:formula="of:=LOG([.B51])/LOG([.A51])" office:value-type="float" office:value="1.42688867313749" calcext:value-type="float">
            <text:p>1.426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3.550507" calcext:value-type="float">
            <text:p>273.550507</text:p>
          </table:table-cell>
          <table:table-cell table:formula="of:=LOG([.B52])/LOG([.A52])" office:value-type="float" office:value="1.42719611653502" calcext:value-type="float">
            <text:p>1.427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1.651093" calcext:value-type="float">
            <text:p>281.651093</text:p>
          </table:table-cell>
          <table:table-cell table:formula="of:=LOG([.B53])/LOG([.A53])" office:value-type="float" office:value="1.42756798815268" calcext:value-type="float">
            <text:p>1.427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9.911469" calcext:value-type="float">
            <text:p>289.911469</text:p>
          </table:table-cell>
          <table:table-cell table:formula="of:=LOG([.B54])/LOG([.A54])" office:value-type="float" office:value="1.42799968377905" calcext:value-type="float">
            <text:p>1.428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7.791168" calcext:value-type="float">
            <text:p>297.791168</text:p>
          </table:table-cell>
          <table:table-cell table:formula="of:=LOG([.B55])/LOG([.A55])" office:value-type="float" office:value="1.42803089604437" calcext:value-type="float">
            <text:p>1.428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.183807" calcext:value-type="float">
            <text:p>305.183807</text:p>
          </table:table-cell>
          <table:table-cell table:formula="of:=LOG([.B56])/LOG([.A56])" office:value-type="float" office:value="1.42761132567495" calcext:value-type="float">
            <text:p>1.4276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.979462" calcext:value-type="float">
            <text:p>313.979462</text:p>
          </table:table-cell>
          <table:table-cell table:formula="of:=LOG([.B57])/LOG([.A57])" office:value-type="float" office:value="1.42827956855511" calcext:value-type="float">
            <text:p>1.4282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1.794342" calcext:value-type="float">
            <text:p>321.794342</text:p>
          </table:table-cell>
          <table:table-cell table:formula="of:=LOG([.B58])/LOG([.A58])" office:value-type="float" office:value="1.42810770122807" calcext:value-type="float">
            <text:p>1.428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9.573761" calcext:value-type="float">
            <text:p>329.573761</text:p>
          </table:table-cell>
          <table:table-cell table:formula="of:=LOG([.B59])/LOG([.A59])" office:value-type="float" office:value="1.42787379879263" calcext:value-type="float">
            <text:p>1.4278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7.468536" calcext:value-type="float">
            <text:p>337.468536</text:p>
          </table:table-cell>
          <table:table-cell table:formula="of:=LOG([.B60])/LOG([.A60])" office:value-type="float" office:value="1.42769315043343" calcext:value-type="float">
            <text:p>1.427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.479492" calcext:value-type="float">
            <text:p>345.479492</text:p>
          </table:table-cell>
          <table:table-cell table:formula="of:=LOG([.B61])/LOG([.A61])" office:value-type="float" office:value="1.42756262819777" calcext:value-type="float">
            <text:p>1.4275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3.607605" calcext:value-type="float">
            <text:p>353.607605</text:p>
          </table:table-cell>
          <table:table-cell table:formula="of:=LOG([.B62])/LOG([.A62])" office:value-type="float" office:value="1.42747941965016" calcext:value-type="float">
            <text:p>1.4274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1.853699" calcext:value-type="float">
            <text:p>361.853699</text:p>
          </table:table-cell>
          <table:table-cell table:formula="of:=LOG([.B63])/LOG([.A63])" office:value-type="float" office:value="1.42744079404708" calcext:value-type="float">
            <text:p>1.427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0.218689" calcext:value-type="float">
            <text:p>370.218689</text:p>
          </table:table-cell>
          <table:table-cell table:formula="of:=LOG([.B64])/LOG([.A64])" office:value-type="float" office:value="1.42744425970875" calcext:value-type="float">
            <text:p>1.427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8.631744" calcext:value-type="float">
            <text:p>378.631744</text:p>
          </table:table-cell>
          <table:table-cell table:formula="of:=LOG([.B65])/LOG([.A65])" office:value-type="float" office:value="1.42744192659826" calcext:value-type="float">
            <text:p>1.427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7.172516" calcext:value-type="float">
            <text:p>387.172516</text:p>
          </table:table-cell>
          <table:table-cell table:formula="of:=LOG([.B66])/LOG([.A66])" office:value-type="float" office:value="1.4274838404313" calcext:value-type="float">
            <text:p>1.4274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5.842102" calcext:value-type="float">
            <text:p>395.842102</text:p>
          </table:table-cell>
          <table:table-cell table:formula="of:=LOG([.B67])/LOG([.A67])" office:value-type="float" office:value="1.42756760823769" calcext:value-type="float">
            <text:p>1.4275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4.641571" calcext:value-type="float">
            <text:p>404.641571</text:p>
          </table:table-cell>
          <table:table-cell table:formula="of:=LOG([.B68])/LOG([.A68])" office:value-type="float" office:value="1.42769096549252" calcext:value-type="float">
            <text:p>1.427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3.129456" calcext:value-type="float">
            <text:p>413.129456</text:p>
          </table:table-cell>
          <table:table-cell table:formula="of:=LOG([.B69])/LOG([.A69])" office:value-type="float" office:value="1.427598055868" calcext:value-type="float">
            <text:p>1.4275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.726624" calcext:value-type="float">
            <text:p>421.726624</text:p>
          </table:table-cell>
          <table:table-cell table:formula="of:=LOG([.B70])/LOG([.A70])" office:value-type="float" office:value="1.42754021117014" calcext:value-type="float">
            <text:p>1.4275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433685" calcext:value-type="float">
            <text:p>430.433685</text:p>
          </table:table-cell>
          <table:table-cell table:formula="of:=LOG([.B71])/LOG([.A71])" office:value-type="float" office:value="1.42751560838863" calcext:value-type="float">
            <text:p>1.4275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9.12326" calcext:value-type="float">
            <text:p>439.12326</text:p>
          </table:table-cell>
          <table:table-cell table:formula="of:=LOG([.B72])/LOG([.A72])" office:value-type="float" office:value="1.42745416584655" calcext:value-type="float">
            <text:p>1.4274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.930573" calcext:value-type="float">
            <text:p>447.930573</text:p>
          </table:table-cell>
          <table:table-cell table:formula="of:=LOG([.B73])/LOG([.A73])" office:value-type="float" office:value="1.42742923565614" calcext:value-type="float">
            <text:p>1.427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6.856567" calcext:value-type="float">
            <text:p>456.856567</text:p>
          </table:table-cell>
          <table:table-cell table:formula="of:=LOG([.B74])/LOG([.A74])" office:value-type="float" office:value="1.42743908149455" calcext:value-type="float">
            <text:p>1.4274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5.901978" calcext:value-type="float">
            <text:p>465.901978</text:p>
          </table:table-cell>
          <table:table-cell table:formula="of:=LOG([.B75])/LOG([.A75])" office:value-type="float" office:value="1.42748195747804" calcext:value-type="float">
            <text:p>1.4274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4.683655" calcext:value-type="float">
            <text:p>474.683655</text:p>
          </table:table-cell>
          <table:table-cell table:formula="of:=LOG([.B76])/LOG([.A76])" office:value-type="float" office:value="1.42736897719999" calcext:value-type="float">
            <text:p>1.427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3.172943" calcext:value-type="float">
            <text:p>483.172943</text:p>
          </table:table-cell>
          <table:table-cell table:formula="of:=LOG([.B77])/LOG([.A77])" office:value-type="float" office:value="1.42709655940099" calcext:value-type="float">
            <text:p>1.4270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2.08316" calcext:value-type="float">
            <text:p>492.08316</text:p>
          </table:table-cell>
          <table:table-cell table:formula="of:=LOG([.B78])/LOG([.A78])" office:value-type="float" office:value="1.42700860757117" calcext:value-type="float">
            <text:p>1.427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.775177" calcext:value-type="float">
            <text:p>500.775177</text:p>
          </table:table-cell>
          <table:table-cell table:formula="of:=LOG([.B79])/LOG([.A79])" office:value-type="float" office:value="1.42680117013636" calcext:value-type="float">
            <text:p>1.4268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9.56308" calcext:value-type="float">
            <text:p>509.56308</text:p>
          </table:table-cell>
          <table:table-cell table:formula="of:=LOG([.B80])/LOG([.A80])" office:value-type="float" office:value="1.42662273658542" calcext:value-type="float">
            <text:p>1.4266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8.447449" calcext:value-type="float">
            <text:p>518.447449</text:p>
          </table:table-cell>
          <table:table-cell table:formula="of:=LOG([.B81])/LOG([.A81])" office:value-type="float" office:value="1.42647208510668" calcext:value-type="float">
            <text:p>1.4264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7.428894" calcext:value-type="float">
            <text:p>527.428894</text:p>
          </table:table-cell>
          <table:table-cell table:formula="of:=LOG([.B82])/LOG([.A82])" office:value-type="float" office:value="1.4263480671964" calcext:value-type="float">
            <text:p>1.426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6.507935" calcext:value-type="float">
            <text:p>536.507935</text:p>
          </table:table-cell>
          <table:table-cell table:formula="of:=LOG([.B83])/LOG([.A83])" office:value-type="float" office:value="1.42624955201555" calcext:value-type="float">
            <text:p>1.4262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5.664917" calcext:value-type="float">
            <text:p>545.664917</text:p>
          </table:table-cell>
          <table:table-cell table:formula="of:=LOG([.B84])/LOG([.A84])" office:value-type="float" office:value="1.42616709711216" calcext:value-type="float">
            <text:p>1.426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4.926636" calcext:value-type="float">
            <text:p>554.926636</text:p>
          </table:table-cell>
          <table:table-cell table:formula="of:=LOG([.B85])/LOG([.A85])" office:value-type="float" office:value="1.42611085145093" calcext:value-type="float">
            <text:p>1.4261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4.293884" calcext:value-type="float">
            <text:p>564.293884</text:p>
          </table:table-cell>
          <table:table-cell table:formula="of:=LOG([.B86])/LOG([.A86])" office:value-type="float" office:value="1.42607979355886" calcext:value-type="float">
            <text:p>1.426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3.767273" calcext:value-type="float">
            <text:p>573.767273</text:p>
          </table:table-cell>
          <table:table-cell table:formula="of:=LOG([.B87])/LOG([.A87])" office:value-type="float" office:value="1.42607287754841" calcext:value-type="float">
            <text:p>1.4260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2.808472" calcext:value-type="float">
            <text:p>582.808472</text:p>
          </table:table-cell>
          <table:table-cell table:formula="of:=LOG([.B88])/LOG([.A88])" office:value-type="float" office:value="1.42588213678993" calcext:value-type="float">
            <text:p>1.4258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1.938171" calcext:value-type="float">
            <text:p>591.938171</text:p>
          </table:table-cell>
          <table:table-cell table:formula="of:=LOG([.B89])/LOG([.A89])" office:value-type="float" office:value="1.42571409144595" calcext:value-type="float">
            <text:p>1.4257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1.156982" calcext:value-type="float">
            <text:p>601.156982</text:p>
          </table:table-cell>
          <table:table-cell table:formula="of:=LOG([.B90])/LOG([.A90])" office:value-type="float" office:value="1.42556793972176" calcext:value-type="float">
            <text:p>1.4255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.465149" calcext:value-type="float">
            <text:p>610.465149</text:p>
          </table:table-cell>
          <table:table-cell table:formula="of:=LOG([.B91])/LOG([.A91])" office:value-type="float" office:value="1.4254427799955" calcext:value-type="float">
            <text:p>1.4254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1.583069" calcext:value-type="float">
            <text:p>621.583069</text:p>
          </table:table-cell>
          <table:table-cell table:formula="of:=LOG([.B92])/LOG([.A92])" office:value-type="float" office:value="1.42595209441045" calcext:value-type="float">
            <text:p>1.4259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2.149475" calcext:value-type="float">
            <text:p>632.149475</text:p>
          </table:table-cell>
          <table:table-cell table:formula="of:=LOG([.B93])/LOG([.A93])" office:value-type="float" office:value="1.42623339578323" calcext:value-type="float">
            <text:p>1.4262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2.337708" calcext:value-type="float">
            <text:p>642.337708</text:p>
          </table:table-cell>
          <table:table-cell table:formula="of:=LOG([.B94])/LOG([.A94])" office:value-type="float" office:value="1.42635902423662" calcext:value-type="float">
            <text:p>1.4263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2.653198" calcext:value-type="float">
            <text:p>652.653198</text:p>
          </table:table-cell>
          <table:table-cell table:formula="of:=LOG([.B95])/LOG([.A95])" office:value-type="float" office:value="1.42650789975983" calcext:value-type="float">
            <text:p>1.4265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3.059875" calcext:value-type="float">
            <text:p>663.059875</text:p>
          </table:table-cell>
          <table:table-cell table:formula="of:=LOG([.B96])/LOG([.A96])" office:value-type="float" office:value="1.4266668708792" calcext:value-type="float">
            <text:p>1.42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3.603699" calcext:value-type="float">
            <text:p>673.603699</text:p>
          </table:table-cell>
          <table:table-cell table:formula="of:=LOG([.B97])/LOG([.A97])" office:value-type="float" office:value="1.42685038062537" calcext:value-type="float">
            <text:p>1.4268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4.24823" calcext:value-type="float">
            <text:p>684.24823</text:p>
          </table:table-cell>
          <table:table-cell table:formula="of:=LOG([.B98])/LOG([.A98])" office:value-type="float" office:value="1.42704550993937" calcext:value-type="float">
            <text:p>1.427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4.988037" calcext:value-type="float">
            <text:p>694.988037</text:p>
          </table:table-cell>
          <table:table-cell table:formula="of:=LOG([.B99])/LOG([.A99])" office:value-type="float" office:value="1.42724995605954" calcext:value-type="float">
            <text:p>1.4272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5.835022" calcext:value-type="float">
            <text:p>705.835022</text:p>
          </table:table-cell>
          <table:table-cell table:formula="of:=LOG([.B100])/LOG([.A100])" office:value-type="float" office:value="1.42746690929226" calcext:value-type="float">
            <text:p>1.427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6.789978" calcext:value-type="float">
            <text:p>716.789978</text:p>
          </table:table-cell>
          <table:table-cell table:formula="of:=LOG([.B101])/LOG([.A101])" office:value-type="float" office:value="1.42769596224324" calcext:value-type="float">
            <text:p>1.4276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7.816833" calcext:value-type="float">
            <text:p>727.816833</text:p>
          </table:table-cell>
          <table:table-cell table:formula="of:=LOG([.B102])/LOG([.A102])" office:value-type="float" office:value="1.42792574743591" calcext:value-type="float">
            <text:p>1.4279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9.026184" calcext:value-type="float">
            <text:p>739.026184</text:p>
          </table:table-cell>
          <table:table-cell table:formula="of:=LOG([.B103])/LOG([.A103])" office:value-type="float" office:value="1.42818857940364" calcext:value-type="float">
            <text:p>1.4281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0.308167" calcext:value-type="float">
            <text:p>750.308167</text:p>
          </table:table-cell>
          <table:table-cell table:formula="of:=LOG([.B104])/LOG([.A104])" office:value-type="float" office:value="1.42845116257826" calcext:value-type="float">
            <text:p>1.428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1.700684" calcext:value-type="float">
            <text:p>761.700684</text:p>
          </table:table-cell>
          <table:table-cell table:formula="of:=LOG([.B105])/LOG([.A105])" office:value-type="float" office:value="1.42872420075503" calcext:value-type="float">
            <text:p>1.4287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3.14624" calcext:value-type="float">
            <text:p>773.14624</text:p>
          </table:table-cell>
          <table:table-cell table:formula="of:=LOG([.B106])/LOG([.A106])" office:value-type="float" office:value="1.42899116350715" calcext:value-type="float">
            <text:p>1.4289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4.818726" calcext:value-type="float">
            <text:p>784.818726</text:p>
          </table:table-cell>
          <table:table-cell table:formula="of:=LOG([.B107])/LOG([.A107])" office:value-type="float" office:value="1.42929984380806" calcext:value-type="float">
            <text:p>1.4293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6.545471" calcext:value-type="float">
            <text:p>796.545471</text:p>
          </table:table-cell>
          <table:table-cell table:formula="of:=LOG([.B108])/LOG([.A108])" office:value-type="float" office:value="1.42960173652543" calcext:value-type="float">
            <text:p>1.4296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7.692871" calcext:value-type="float">
            <text:p>807.692871</text:p>
          </table:table-cell>
          <table:table-cell table:formula="of:=LOG([.B109])/LOG([.A109])" office:value-type="float" office:value="1.42972965758245" calcext:value-type="float">
            <text:p>1.4297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8.939392" calcext:value-type="float">
            <text:p>818.939392</text:p>
          </table:table-cell>
          <table:table-cell table:formula="of:=LOG([.B110])/LOG([.A110])" office:value-type="float" office:value="1.42986839754151" calcext:value-type="float">
            <text:p>1.4298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0.285339" calcext:value-type="float">
            <text:p>830.285339</text:p>
          </table:table-cell>
          <table:table-cell table:formula="of:=LOG([.B111])/LOG([.A111])" office:value-type="float" office:value="1.43001755151587" calcext:value-type="float">
            <text:p>1.430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1.731323" calcext:value-type="float">
            <text:p>841.731323</text:p>
          </table:table-cell>
          <table:table-cell table:formula="of:=LOG([.B112])/LOG([.A112])" office:value-type="float" office:value="1.43017680778859" calcext:value-type="float">
            <text:p>1.4301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3.25769" calcext:value-type="float">
            <text:p>853.25769</text:p>
          </table:table-cell>
          <table:table-cell table:formula="of:=LOG([.B113])/LOG([.A113])" office:value-type="float" office:value="1.43034083178506" calcext:value-type="float">
            <text:p>1.4303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4.891907" calcext:value-type="float">
            <text:p>864.891907</text:p>
          </table:table-cell>
          <table:table-cell table:formula="of:=LOG([.B114])/LOG([.A114])" office:value-type="float" office:value="1.43051613183697" calcext:value-type="float">
            <text:p>1.4305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6.634521" calcext:value-type="float">
            <text:p>876.634521</text:p>
          </table:table-cell>
          <table:table-cell table:formula="of:=LOG([.B115])/LOG([.A115])" office:value-type="float" office:value="1.43070233259917" calcext:value-type="float">
            <text:p>1.4307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8.486145" calcext:value-type="float">
            <text:p>888.486145</text:p>
          </table:table-cell>
          <table:table-cell table:formula="of:=LOG([.B116])/LOG([.A116])" office:value-type="float" office:value="1.4308990877216" calcext:value-type="float">
            <text:p>1.4308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9.783752" calcext:value-type="float">
            <text:p>899.783752</text:p>
          </table:table-cell>
          <table:table-cell table:formula="of:=LOG([.B117])/LOG([.A117])" office:value-type="float" office:value="1.43095096241664" calcext:value-type="float">
            <text:p>1.4309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0.891724" calcext:value-type="float">
            <text:p>910.891724</text:p>
          </table:table-cell>
          <table:table-cell table:formula="of:=LOG([.B118])/LOG([.A118])" office:value-type="float" office:value="1.430948161384" calcext:value-type="float">
            <text:p>1.4309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2.379578" calcext:value-type="float">
            <text:p>922.379578</text:p>
          </table:table-cell>
          <table:table-cell table:formula="of:=LOG([.B119])/LOG([.A119])" office:value-type="float" office:value="1.43102245611237" calcext:value-type="float">
            <text:p>1.4310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3.555969" calcext:value-type="float">
            <text:p>933.555969</text:p>
          </table:table-cell>
          <table:table-cell table:formula="of:=LOG([.B120])/LOG([.A120])" office:value-type="float" office:value="1.4310157348144" calcext:value-type="float">
            <text:p>1.4310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4.824097" calcext:value-type="float">
            <text:p>944.824097</text:p>
          </table:table-cell>
          <table:table-cell table:formula="of:=LOG([.B121])/LOG([.A121])" office:value-type="float" office:value="1.4310204878694" calcext:value-type="float">
            <text:p>1.4310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5.944214" calcext:value-type="float">
            <text:p>955.944214</text:p>
          </table:table-cell>
          <table:table-cell table:formula="of:=LOG([.B122])/LOG([.A122])" office:value-type="float" office:value="1.43098400410612" calcext:value-type="float">
            <text:p>1.4309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7.304565" calcext:value-type="float">
            <text:p>967.304565</text:p>
          </table:table-cell>
          <table:table-cell table:formula="of:=LOG([.B123])/LOG([.A123])" office:value-type="float" office:value="1.43099152574193" calcext:value-type="float">
            <text:p>1.4309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9.100647" calcext:value-type="float">
            <text:p>979.100647</text:p>
          </table:table-cell>
          <table:table-cell table:formula="of:=LOG([.B124])/LOG([.A124])" office:value-type="float" office:value="1.43108283777249" calcext:value-type="float">
            <text:p>1.4310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90.473206" calcext:value-type="float">
            <text:p>990.473206</text:p>
          </table:table-cell>
          <table:table-cell table:formula="of:=LOG([.B125])/LOG([.A125])" office:value-type="float" office:value="1.43107466252804" calcext:value-type="float">
            <text:p>1.431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2.197815" calcext:value-type="float">
            <text:p>1002.197815</text:p>
          </table:table-cell>
          <table:table-cell table:formula="of:=LOG([.B126])/LOG([.A126])" office:value-type="float" office:value="1.43113125166975" calcext:value-type="float">
            <text:p>1.431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4.016785" calcext:value-type="float">
            <text:p>1014.016785</text:p>
          </table:table-cell>
          <table:table-cell table:formula="of:=LOG([.B127])/LOG([.A127])" office:value-type="float" office:value="1.43119753365072" calcext:value-type="float">
            <text:p>1.431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5.930298" calcext:value-type="float">
            <text:p>1025.930298</text:p>
          </table:table-cell>
          <table:table-cell table:formula="of:=LOG([.B128])/LOG([.A128])" office:value-type="float" office:value="1.43127318660584" calcext:value-type="float">
            <text:p>1.4312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7.629761" calcext:value-type="float">
            <text:p>1037.629761</text:p>
          </table:table-cell>
          <table:table-cell table:formula="of:=LOG([.B129])/LOG([.A129])" office:value-type="float" office:value="1.43129657841775" calcext:value-type="float">
            <text:p>1.4312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49.617676" calcext:value-type="float">
            <text:p>1049.617676</text:p>
          </table:table-cell>
          <table:table-cell table:formula="of:=LOG([.B130])/LOG([.A130])" office:value-type="float" office:value="1.43136826691213" calcext:value-type="float">
            <text:p>1.431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.920898" calcext:value-type="float">
            <text:p>1061.920898</text:p>
          </table:table-cell>
          <table:table-cell table:formula="of:=LOG([.B131])/LOG([.A131])" office:value-type="float" office:value="1.43149160749816" calcext:value-type="float">
            <text:p>1.4314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4.096802" calcext:value-type="float">
            <text:p>1074.096802</text:p>
          </table:table-cell>
          <table:table-cell table:formula="of:=LOG([.B132])/LOG([.A132])" office:value-type="float" office:value="1.43158008600162" calcext:value-type="float">
            <text:p>1.4315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86.362915" calcext:value-type="float">
            <text:p>1086.362915</text:p>
          </table:table-cell>
          <table:table-cell table:formula="of:=LOG([.B133])/LOG([.A133])" office:value-type="float" office:value="1.43167606046192" calcext:value-type="float">
            <text:p>1.4316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7.985474" calcext:value-type="float">
            <text:p>1097.985474</text:p>
          </table:table-cell>
          <table:table-cell table:formula="of:=LOG([.B134])/LOG([.A134])" office:value-type="float" office:value="1.43164265145617" calcext:value-type="float">
            <text:p>1.4316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09.687378" calcext:value-type="float">
            <text:p>1109.687378</text:p>
          </table:table-cell>
          <table:table-cell table:formula="of:=LOG([.B135])/LOG([.A135])" office:value-type="float" office:value="1.43161759052773" calcext:value-type="float">
            <text:p>1.4316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1.469116" calcext:value-type="float">
            <text:p>1121.469116</text:p>
          </table:table-cell>
          <table:table-cell table:formula="of:=LOG([.B136])/LOG([.A136])" office:value-type="float" office:value="1.43160070182613" calcext:value-type="float">
            <text:p>1.4316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3.330933" calcext:value-type="float">
            <text:p>1133.330933</text:p>
          </table:table-cell>
          <table:table-cell table:formula="of:=LOG([.B137])/LOG([.A137])" office:value-type="float" office:value="1.43159177014711" calcext:value-type="float">
            <text:p>1.4315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5.326538" calcext:value-type="float">
            <text:p>1145.326538</text:p>
          </table:table-cell>
          <table:table-cell table:formula="of:=LOG([.B138])/LOG([.A138])" office:value-type="float" office:value="1.43160007478509" calcext:value-type="float">
            <text:p>1.4316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7.31958" calcext:value-type="float">
            <text:p>1157.31958</text:p>
          </table:table-cell>
          <table:table-cell table:formula="of:=LOG([.B139])/LOG([.A139])" office:value-type="float" office:value="1.43160112186834" calcext:value-type="float">
            <text:p>1.4316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9.452759" calcext:value-type="float">
            <text:p>1169.452759</text:p>
          </table:table-cell>
          <table:table-cell table:formula="of:=LOG([.B140])/LOG([.A140])" office:value-type="float" office:value="1.43161992276264" calcext:value-type="float">
            <text:p>1.4316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1.615967" calcext:value-type="float">
            <text:p>1181.615967</text:p>
          </table:table-cell>
          <table:table-cell table:formula="of:=LOG([.B141])/LOG([.A141])" office:value-type="float" office:value="1.43163702249898" calcext:value-type="float">
            <text:p>1.4316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94.007568" calcext:value-type="float">
            <text:p>1194.007568</text:p>
          </table:table-cell>
          <table:table-cell table:formula="of:=LOG([.B142])/LOG([.A142])" office:value-type="float" office:value="1.43168607676165" calcext:value-type="float">
            <text:p>1.4316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06.375854" calcext:value-type="float">
            <text:p>1206.375854</text:p>
          </table:table-cell>
          <table:table-cell table:formula="of:=LOG([.B143])/LOG([.A143])" office:value-type="float" office:value="1.43172388779186" calcext:value-type="float">
            <text:p>1.4317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18.82605" calcext:value-type="float">
            <text:p>1218.82605</text:p>
          </table:table-cell>
          <table:table-cell table:formula="of:=LOG([.B144])/LOG([.A144])" office:value-type="float" office:value="1.43176825988871" calcext:value-type="float">
            <text:p>1.4317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1.358887" calcext:value-type="float">
            <text:p>1231.358887</text:p>
          </table:table-cell>
          <table:table-cell table:formula="of:=LOG([.B145])/LOG([.A145])" office:value-type="float" office:value="1.43181910381327" calcext:value-type="float">
            <text:p>1.4318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43.567505" calcext:value-type="float">
            <text:p>1243.567505</text:p>
          </table:table-cell>
          <table:table-cell table:formula="of:=LOG([.B146])/LOG([.A146])" office:value-type="float" office:value="1.43181048391649" calcext:value-type="float">
            <text:p>1.4318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5.54187" calcext:value-type="float">
            <text:p>1255.54187</text:p>
          </table:table-cell>
          <table:table-cell table:formula="of:=LOG([.B147])/LOG([.A147])" office:value-type="float" office:value="1.43175877811537" calcext:value-type="float">
            <text:p>1.4317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68.32312" calcext:value-type="float">
            <text:p>1268.32312</text:p>
          </table:table-cell>
          <table:table-cell table:formula="of:=LOG([.B148])/LOG([.A148])" office:value-type="float" office:value="1.43182996759909" calcext:value-type="float">
            <text:p>1.4318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0.105591" calcext:value-type="float">
            <text:p>1280.105591</text:p>
          </table:table-cell>
          <table:table-cell table:formula="of:=LOG([.B149])/LOG([.A149])" office:value-type="float" office:value="1.43173782791717" calcext:value-type="float">
            <text:p>1.4317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92.176758" calcext:value-type="float">
            <text:p>1292.176758</text:p>
          </table:table-cell>
          <table:table-cell table:formula="of:=LOG([.B150])/LOG([.A150])" office:value-type="float" office:value="1.43168672215177" calcext:value-type="float">
            <text:p>1.431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3.973267" calcext:value-type="float">
            <text:p>1303.973267</text:p>
          </table:table-cell>
          <table:table-cell table:formula="of:=LOG([.B151])/LOG([.A151])" office:value-type="float" office:value="1.43158917392398" calcext:value-type="float">
            <text:p>1.4315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6.112671" calcext:value-type="float">
            <text:p>1316.112671</text:p>
          </table:table-cell>
          <table:table-cell table:formula="of:=LOG([.B152])/LOG([.A152])" office:value-type="float" office:value="1.43154018872532" calcext:value-type="float">
            <text:p>1.43154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8.397339" calcext:value-type="float">
            <text:p>1328.397339</text:p>
          </table:table-cell>
          <table:table-cell table:formula="of:=LOG([.B153])/LOG([.A153])" office:value-type="float" office:value="1.43150866277517" calcext:value-type="float">
            <text:p>1.4315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40.40918" calcext:value-type="float">
            <text:p>1340.40918</text:p>
          </table:table-cell>
          <table:table-cell table:formula="of:=LOG([.B154])/LOG([.A154])" office:value-type="float" office:value="1.43143207749762" calcext:value-type="float">
            <text:p>1.4314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53.068604" calcext:value-type="float">
            <text:p>1353.068604</text:p>
          </table:table-cell>
          <table:table-cell table:formula="of:=LOG([.B155])/LOG([.A155])" office:value-type="float" office:value="1.43144692855163" calcext:value-type="float">
            <text:p>1.4314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4.490479" calcext:value-type="float">
            <text:p>1364.490479</text:p>
          </table:table-cell>
          <table:table-cell table:formula="of:=LOG([.B156])/LOG([.A156])" office:value-type="float" office:value="1.43127660174044" calcext:value-type="float">
            <text:p>1.4312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7.471191" calcext:value-type="float">
            <text:p>1377.471191</text:p>
          </table:table-cell>
          <table:table-cell table:formula="of:=LOG([.B157])/LOG([.A157])" office:value-type="float" office:value="1.43132885699262" calcext:value-type="float">
            <text:p>1.4313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89.316528" calcext:value-type="float">
            <text:p>1389.316528</text:p>
          </table:table-cell>
          <table:table-cell table:formula="of:=LOG([.B158])/LOG([.A158])" office:value-type="float" office:value="1.43121348868524" calcext:value-type="float">
            <text:p>1.4312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02.157471" calcext:value-type="float">
            <text:p>1402.157471</text:p>
          </table:table-cell>
          <table:table-cell table:formula="of:=LOG([.B159])/LOG([.A159])" office:value-type="float" office:value="1.43123582527303" calcext:value-type="float">
            <text:p>1.4312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14.447998" calcext:value-type="float">
            <text:p>1414.447998</text:p>
          </table:table-cell>
          <table:table-cell table:formula="of:=LOG([.B160])/LOG([.A160])" office:value-type="float" office:value="1.43117611561244" calcext:value-type="float">
            <text:p>1.4311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6.965942" calcext:value-type="float">
            <text:p>1426.965942</text:p>
          </table:table-cell>
          <table:table-cell table:formula="of:=LOG([.B161])/LOG([.A161])" office:value-type="float" office:value="1.43114423559971" calcext:value-type="float">
            <text:p>1.4311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9.721802" calcext:value-type="float">
            <text:p>1439.721802</text:p>
          </table:table-cell>
          <table:table-cell table:formula="of:=LOG([.B162])/LOG([.A162])" office:value-type="float" office:value="1.43114081433127" calcext:value-type="float">
            <text:p>1.4311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2.387085" calcext:value-type="float">
            <text:p>1452.387085</text:p>
          </table:table-cell>
          <table:table-cell table:formula="of:=LOG([.B163])/LOG([.A163])" office:value-type="float" office:value="1.43112056609138" calcext:value-type="float">
            <text:p>1.431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65.124634" calcext:value-type="float">
            <text:p>1465.124634</text:p>
          </table:table-cell>
          <table:table-cell table:formula="of:=LOG([.B164])/LOG([.A164])" office:value-type="float" office:value="1.43110582672089" calcext:value-type="float">
            <text:p>1.4311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7.93457" calcext:value-type="float">
            <text:p>1477.93457</text:p>
          </table:table-cell>
          <table:table-cell table:formula="of:=LOG([.B165])/LOG([.A165])" office:value-type="float" office:value="1.43109646782635" calcext:value-type="float">
            <text:p>1.4310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0.091797" calcext:value-type="float">
            <text:p>1490.091797</text:p>
          </table:table-cell>
          <table:table-cell table:formula="of:=LOG([.B166])/LOG([.A166])" office:value-type="float" office:value="1.43099706863592" calcext:value-type="float">
            <text:p>1.4309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2.207031" calcext:value-type="float">
            <text:p>1502.207031</text:p>
          </table:table-cell>
          <table:table-cell table:formula="of:=LOG([.B167])/LOG([.A167])" office:value-type="float" office:value="1.43088969742262" calcext:value-type="float">
            <text:p>1.4308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14.497925" calcext:value-type="float">
            <text:p>1514.497925</text:p>
          </table:table-cell>
          <table:table-cell table:formula="of:=LOG([.B168])/LOG([.A168])" office:value-type="float" office:value="1.43080267948181" calcext:value-type="float">
            <text:p>1.4308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6.734985" calcext:value-type="float">
            <text:p>1526.734985</text:p>
          </table:table-cell>
          <table:table-cell table:formula="of:=LOG([.B169])/LOG([.A169])" office:value-type="float" office:value="1.43070614214049" calcext:value-type="float">
            <text:p>1.4307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39.160278" calcext:value-type="float">
            <text:p>1539.160278</text:p>
          </table:table-cell>
          <table:table-cell table:formula="of:=LOG([.B170])/LOG([.A170])" office:value-type="float" office:value="1.43063102811686" calcext:value-type="float">
            <text:p>1.4306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51.499268" calcext:value-type="float">
            <text:p>1551.499268</text:p>
          </table:table-cell>
          <table:table-cell table:formula="of:=LOG([.B171])/LOG([.A171])" office:value-type="float" office:value="1.43054232017458" calcext:value-type="float">
            <text:p>1.4305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4.284302" calcext:value-type="float">
            <text:p>1564.284302</text:p>
          </table:table-cell>
          <table:table-cell table:formula="of:=LOG([.B172])/LOG([.A172])" office:value-type="float" office:value="1.43050660599054" calcext:value-type="float">
            <text:p>1.4305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6.637573" calcext:value-type="float">
            <text:p>1576.637573</text:p>
          </table:table-cell>
          <table:table-cell table:formula="of:=LOG([.B173])/LOG([.A173])" office:value-type="float" office:value="1.43041430606119" calcext:value-type="float">
            <text:p>1.4304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9.335449" calcext:value-type="float">
            <text:p>1589.335449</text:p>
          </table:table-cell>
          <table:table-cell table:formula="of:=LOG([.B174])/LOG([.A174])" office:value-type="float" office:value="1.43036176317142" calcext:value-type="float">
            <text:p>1.4303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2.103882" calcext:value-type="float">
            <text:p>1602.103882</text:p>
          </table:table-cell>
          <table:table-cell table:formula="of:=LOG([.B175])/LOG([.A175])" office:value-type="float" office:value="1.43031476554301" calcext:value-type="float">
            <text:p>1.4303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15.095337" calcext:value-type="float">
            <text:p>1615.095337</text:p>
          </table:table-cell>
          <table:table-cell table:formula="of:=LOG([.B176])/LOG([.A176])" office:value-type="float" office:value="1.43029145900906" calcext:value-type="float">
            <text:p>1.4302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27.850952" calcext:value-type="float">
            <text:p>1627.850952</text:p>
          </table:table-cell>
          <table:table-cell table:formula="of:=LOG([.B177])/LOG([.A177])" office:value-type="float" office:value="1.43023670446371" calcext:value-type="float">
            <text:p>1.4302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40.402222" calcext:value-type="float">
            <text:p>1640.402222</text:p>
          </table:table-cell>
          <table:table-cell table:formula="of:=LOG([.B178])/LOG([.A178])" office:value-type="float" office:value="1.4301550632276" calcext:value-type="float">
            <text:p>1.4301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53.535156" calcext:value-type="float">
            <text:p>1653.535156</text:p>
          </table:table-cell>
          <table:table-cell table:formula="of:=LOG([.B179])/LOG([.A179])" office:value-type="float" office:value="1.43013900944289" calcext:value-type="float">
            <text:p>1.4301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66.557739" calcext:value-type="float">
            <text:p>1666.557739</text:p>
          </table:table-cell>
          <table:table-cell table:formula="of:=LOG([.B180])/LOG([.A180])" office:value-type="float" office:value="1.43010676700765" calcext:value-type="float">
            <text:p>1.4301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79.611572" calcext:value-type="float">
            <text:p>1679.611572</text:p>
          </table:table-cell>
          <table:table-cell table:formula="of:=LOG([.B181])/LOG([.A181])" office:value-type="float" office:value="1.43007501347693" calcext:value-type="float">
            <text:p>1.4300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2.997803" calcext:value-type="float">
            <text:p>1692.997803</text:p>
          </table:table-cell>
          <table:table-cell table:formula="of:=LOG([.B182])/LOG([.A182])" office:value-type="float" office:value="1.43007797056021" calcext:value-type="float">
            <text:p>1.4300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06.016113" calcext:value-type="float">
            <text:p>1706.016113</text:p>
          </table:table-cell>
          <table:table-cell table:formula="of:=LOG([.B183])/LOG([.A183])" office:value-type="float" office:value="1.43003585898304" calcext:value-type="float">
            <text:p>1.4300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8.807617" calcext:value-type="float">
            <text:p>1718.807617</text:p>
          </table:table-cell>
          <table:table-cell table:formula="of:=LOG([.B184])/LOG([.A184])" office:value-type="float" office:value="1.42996561751259" calcext:value-type="float">
            <text:p>1.4299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31.34314" calcext:value-type="float">
            <text:p>1731.34314</text:p>
          </table:table-cell>
          <table:table-cell table:formula="of:=LOG([.B185])/LOG([.A185])" office:value-type="float" office:value="1.42986474126487" calcext:value-type="float">
            <text:p>1.4298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43.531372" calcext:value-type="float">
            <text:p>1743.531372</text:p>
          </table:table-cell>
          <table:table-cell table:formula="of:=LOG([.B186])/LOG([.A186])" office:value-type="float" office:value="1.42972397088137" calcext:value-type="float">
            <text:p>1.4297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57.171265" calcext:value-type="float">
            <text:p>1757.171265</text:p>
          </table:table-cell>
          <table:table-cell table:formula="of:=LOG([.B187])/LOG([.A187])" office:value-type="float" office:value="1.42974028894875" calcext:value-type="float">
            <text:p>1.4297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69.883545" calcext:value-type="float">
            <text:p>1769.883545</text:p>
          </table:table-cell>
          <table:table-cell table:formula="of:=LOG([.B188])/LOG([.A188])" office:value-type="float" office:value="1.42965279014124" calcext:value-type="float">
            <text:p>1.4296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82.856079" calcext:value-type="float">
            <text:p>1782.856079</text:p>
          </table:table-cell>
          <table:table-cell table:formula="of:=LOG([.B189])/LOG([.A189])" office:value-type="float" office:value="1.42959130441838" calcext:value-type="float">
            <text:p>1.4295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5.257935" calcext:value-type="float">
            <text:p>1795.257935</text:p>
          </table:table-cell>
          <table:table-cell table:formula="of:=LOG([.B190])/LOG([.A190])" office:value-type="float" office:value="1.42946692494899" calcext:value-type="float">
            <text:p>1.4294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7.864746" calcext:value-type="float">
            <text:p>1807.864746</text:p>
          </table:table-cell>
          <table:table-cell table:formula="of:=LOG([.B191])/LOG([.A191])" office:value-type="float" office:value="1.42936293532905" calcext:value-type="float">
            <text:p>1.4293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20.895508" calcext:value-type="float">
            <text:p>1820.895508</text:p>
          </table:table-cell>
          <table:table-cell table:formula="of:=LOG([.B192])/LOG([.A192])" office:value-type="float" office:value="1.42930176794218" calcext:value-type="float">
            <text:p>1.4293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34.446777" calcext:value-type="float">
            <text:p>1834.446777</text:p>
          </table:table-cell>
          <table:table-cell table:formula="of:=LOG([.B193])/LOG([.A193])" office:value-type="float" office:value="1.42929241004948" calcext:value-type="float">
            <text:p>1.4292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47.358643" calcext:value-type="float">
            <text:p>1847.358643</text:p>
          </table:table-cell>
          <table:table-cell table:formula="of:=LOG([.B194])/LOG([.A194])" office:value-type="float" office:value="1.42921431194408" calcext:value-type="float">
            <text:p>1.4292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60.453125" calcext:value-type="float">
            <text:p>1860.453125</text:p>
          </table:table-cell>
          <table:table-cell table:formula="of:=LOG([.B195])/LOG([.A195])" office:value-type="float" office:value="1.42915301158523" calcext:value-type="float">
            <text:p>1.429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75.257324" calcext:value-type="float">
            <text:p>1875.257324</text:p>
          </table:table-cell>
          <table:table-cell table:formula="of:=LOG([.B196])/LOG([.A196])" office:value-type="float" office:value="1.42926262078192" calcext:value-type="float">
            <text:p>1.4292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90.863037" calcext:value-type="float">
            <text:p>1890.863037</text:p>
          </table:table-cell>
          <table:table-cell table:formula="of:=LOG([.B197])/LOG([.A197])" office:value-type="float" office:value="1.42944765778576" calcext:value-type="float">
            <text:p>1.4294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5.940796" calcext:value-type="float">
            <text:p>1905.940796</text:p>
          </table:table-cell>
          <table:table-cell table:formula="of:=LOG([.B198])/LOG([.A198])" office:value-type="float" office:value="1.42957406331671" calcext:value-type="float">
            <text:p>1.42957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1.378662" calcext:value-type="float">
            <text:p>1921.378662</text:p>
          </table:table-cell>
          <table:table-cell table:formula="of:=LOG([.B199])/LOG([.A199])" office:value-type="float" office:value="1.42973080152441" calcext:value-type="float">
            <text:p>1.4297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36.613159" calcext:value-type="float">
            <text:p>1936.613159</text:p>
          </table:table-cell>
          <table:table-cell table:formula="of:=LOG([.B200])/LOG([.A200])" office:value-type="float" office:value="1.42986209611432" calcext:value-type="float">
            <text:p>1.4298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1.324341" calcext:value-type="float">
            <text:p>1951.324341</text:p>
          </table:table-cell>
          <table:table-cell table:formula="of:=LOG([.B201])/LOG([.A201])" office:value-type="float" office:value="1.42993766626841" calcext:value-type="float">
            <text:p>1.4299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67.044189" calcext:value-type="float">
            <text:p>1967.044189</text:p>
          </table:table-cell>
          <table:table-cell table:formula="of:=LOG([.B202])/LOG([.A202])" office:value-type="float" office:value="1.4301058330225" calcext:value-type="float">
            <text:p>1.4301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83.130127" calcext:value-type="float">
            <text:p>1983.130127</text:p>
          </table:table-cell>
          <table:table-cell table:formula="of:=LOG([.B203])/LOG([.A203])" office:value-type="float" office:value="1.43030310083359" calcext:value-type="float">
            <text:p>1.4303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8.010376" calcext:value-type="float">
            <text:p>1998.010376</text:p>
          </table:table-cell>
          <table:table-cell table:formula="of:=LOG([.B204])/LOG([.A204])" office:value-type="float" office:value="1.43038067456192" calcext:value-type="float">
            <text:p>1.4303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4.328735" calcext:value-type="float">
            <text:p>2014.328735</text:p>
          </table:table-cell>
          <table:table-cell table:formula="of:=LOG([.B205])/LOG([.A205])" office:value-type="float" office:value="1.43058849625256" calcext:value-type="float">
            <text:p>1.4305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30.04895" calcext:value-type="float">
            <text:p>2030.04895</text:p>
          </table:table-cell>
          <table:table-cell table:formula="of:=LOG([.B206])/LOG([.A206])" office:value-type="float" office:value="1.43073471868229" calcext:value-type="float">
            <text:p>1.4307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5.498779" calcext:value-type="float">
            <text:p>2045.498779</text:p>
          </table:table-cell>
          <table:table-cell table:formula="of:=LOG([.B207])/LOG([.A207])" office:value-type="float" office:value="1.43085099933566" calcext:value-type="float">
            <text:p>1.4308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1.107178" calcext:value-type="float">
            <text:p>2061.107178</text:p>
          </table:table-cell>
          <table:table-cell table:formula="of:=LOG([.B208])/LOG([.A208])" office:value-type="float" office:value="1.43097712035494" calcext:value-type="float">
            <text:p>1.4309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7.697266" calcext:value-type="float">
            <text:p>2077.697266</text:p>
          </table:table-cell>
          <table:table-cell table:formula="of:=LOG([.B209])/LOG([.A209])" office:value-type="float" office:value="1.43118706821464" calcext:value-type="float">
            <text:p>1.4311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3.378174" calcext:value-type="float">
            <text:p>2093.378174</text:p>
          </table:table-cell>
          <table:table-cell table:formula="of:=LOG([.B210])/LOG([.A210])" office:value-type="float" office:value="1.43130961685018" calcext:value-type="float">
            <text:p>1.4313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9.871338" calcext:value-type="float">
            <text:p>2109.871338</text:p>
          </table:table-cell>
          <table:table-cell table:formula="of:=LOG([.B211])/LOG([.A211])" office:value-type="float" office:value="1.43149959176764" calcext:value-type="float">
            <text:p>1.431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6.081299" calcext:value-type="float">
            <text:p>2126.081299</text:p>
          </table:table-cell>
          <table:table-cell table:formula="of:=LOG([.B212])/LOG([.A212])" office:value-type="float" office:value="1.4316589878573" calcext:value-type="float">
            <text:p>1.4316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42.374023" calcext:value-type="float">
            <text:p>2142.374023</text:p>
          </table:table-cell>
          <table:table-cell table:formula="of:=LOG([.B213])/LOG([.A213])" office:value-type="float" office:value="1.43182046482511" calcext:value-type="float">
            <text:p>1.4318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57.741455" calcext:value-type="float">
            <text:p>2157.741455</text:p>
          </table:table-cell>
          <table:table-cell table:formula="of:=LOG([.B214])/LOG([.A214])" office:value-type="float" office:value="1.43189684383344" calcext:value-type="float">
            <text:p>1.4318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73.181396" calcext:value-type="float">
            <text:p>2173.181396</text:p>
          </table:table-cell>
          <table:table-cell table:formula="of:=LOG([.B215])/LOG([.A215])" office:value-type="float" office:value="1.43197573609757" calcext:value-type="float">
            <text:p>1.4319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88.954102" calcext:value-type="float">
            <text:p>2188.954102</text:p>
          </table:table-cell>
          <table:table-cell table:formula="of:=LOG([.B216])/LOG([.A216])" office:value-type="float" office:value="1.43207922214398" calcext:value-type="float">
            <text:p>1.4320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04.279297" calcext:value-type="float">
            <text:p>2204.279297</text:p>
          </table:table-cell>
          <table:table-cell table:formula="of:=LOG([.B217])/LOG([.A217])" office:value-type="float" office:value="1.43214086809273" calcext:value-type="float">
            <text:p>1.4321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20.621094" calcext:value-type="float">
            <text:p>2220.621094</text:p>
          </table:table-cell>
          <table:table-cell table:formula="of:=LOG([.B218])/LOG([.A218])" office:value-type="float" office:value="1.43228424288403" calcext:value-type="float">
            <text:p>1.4322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36.364502" calcext:value-type="float">
            <text:p>2236.364502</text:p>
          </table:table-cell>
          <table:table-cell table:formula="of:=LOG([.B219])/LOG([.A219])" office:value-type="float" office:value="1.43237327665041" calcext:value-type="float">
            <text:p>1.4323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2.240723" calcext:value-type="float">
            <text:p>2252.240723</text:p>
          </table:table-cell>
          <table:table-cell table:formula="of:=LOG([.B220])/LOG([.A220])" office:value-type="float" office:value="1.432469498192" calcext:value-type="float">
            <text:p>1.4324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8.369873" calcext:value-type="float">
            <text:p>2268.369873</text:p>
          </table:table-cell>
          <table:table-cell table:formula="of:=LOG([.B221])/LOG([.A221])" office:value-type="float" office:value="1.43258255570685" calcext:value-type="float">
            <text:p>1.4325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84.111572" calcext:value-type="float">
            <text:p>2284.111572</text:p>
          </table:table-cell>
          <table:table-cell table:formula="of:=LOG([.B222])/LOG([.A222])" office:value-type="float" office:value="1.43266011911709" calcext:value-type="float">
            <text:p>1.4326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00.560303" calcext:value-type="float">
            <text:p>2300.560303</text:p>
          </table:table-cell>
          <table:table-cell table:formula="of:=LOG([.B223])/LOG([.A223])" office:value-type="float" office:value="1.43279108395818" calcext:value-type="float">
            <text:p>1.4327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16.52124" calcext:value-type="float">
            <text:p>2316.52124</text:p>
          </table:table-cell>
          <table:table-cell table:formula="of:=LOG([.B224])/LOG([.A224])" office:value-type="float" office:value="1.43287881378465" calcext:value-type="float">
            <text:p>1.4328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32.875977" calcext:value-type="float">
            <text:p>2332.875977</text:p>
          </table:table-cell>
          <table:table-cell table:formula="of:=LOG([.B225])/LOG([.A225])" office:value-type="float" office:value="1.43299414558746" calcext:value-type="float">
            <text:p>1.43299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49.145508" calcext:value-type="float">
            <text:p>2349.145508</text:p>
          </table:table-cell>
          <table:table-cell table:formula="of:=LOG([.B226])/LOG([.A226])" office:value-type="float" office:value="1.43309878898083" calcext:value-type="float">
            <text:p>1.4330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5.48999" calcext:value-type="float">
            <text:p>2365.48999</text:p>
          </table:table-cell>
          <table:table-cell table:formula="of:=LOG([.B227])/LOG([.A227])" office:value-type="float" office:value="1.43320547961441" calcext:value-type="float">
            <text:p>1.4332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81.767334" calcext:value-type="float">
            <text:p>2381.767334</text:p>
          </table:table-cell>
          <table:table-cell table:formula="of:=LOG([.B228])/LOG([.A228])" office:value-type="float" office:value="1.43330317207461" calcext:value-type="float">
            <text:p>1.4333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97.072021" calcext:value-type="float">
            <text:p>2397.072021</text:p>
          </table:table-cell>
          <table:table-cell table:formula="of:=LOG([.B229])/LOG([.A229])" office:value-type="float" office:value="1.43332250553176" calcext:value-type="float">
            <text:p>1.4333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13.856201" calcext:value-type="float">
            <text:p>2413.856201</text:p>
          </table:table-cell>
          <table:table-cell table:formula="of:=LOG([.B230])/LOG([.A230])" office:value-type="float" office:value="1.43345221305448" calcext:value-type="float">
            <text:p>1.4334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29.302002" calcext:value-type="float">
            <text:p>2429.302002</text:p>
          </table:table-cell>
          <table:table-cell table:formula="of:=LOG([.B231])/LOG([.A231])" office:value-type="float" office:value="1.43347656594603" calcext:value-type="float">
            <text:p>1.4334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44.815674" calcext:value-type="float">
            <text:p>2444.815674</text:p>
          </table:table-cell>
          <table:table-cell table:formula="of:=LOG([.B232])/LOG([.A232])" office:value-type="float" office:value="1.43350353190035" calcext:value-type="float">
            <text:p>1.4335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60.395752" calcext:value-type="float">
            <text:p>2460.395752</text:p>
          </table:table-cell>
          <table:table-cell table:formula="of:=LOG([.B233])/LOG([.A233])" office:value-type="float" office:value="1.43353294972537" calcext:value-type="float">
            <text:p>1.4335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76.044434" calcext:value-type="float">
            <text:p>2476.044434</text:p>
          </table:table-cell>
          <table:table-cell table:formula="of:=LOG([.B234])/LOG([.A234])" office:value-type="float" office:value="1.43356493374437" calcext:value-type="float">
            <text:p>1.43356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91.542725" calcext:value-type="float">
            <text:p>2491.542725</text:p>
          </table:table-cell>
          <table:table-cell table:formula="of:=LOG([.B235])/LOG([.A235])" office:value-type="float" office:value="1.43358332177039" calcext:value-type="float">
            <text:p>1.4335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6.888916" calcext:value-type="float">
            <text:p>2506.888916</text:p>
          </table:table-cell>
          <table:table-cell table:formula="of:=LOG([.B236])/LOG([.A236])" office:value-type="float" office:value="1.43358827650311" calcext:value-type="float">
            <text:p>1.4335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23.831055" calcext:value-type="float">
            <text:p>2523.831055</text:p>
          </table:table-cell>
          <table:table-cell table:formula="of:=LOG([.B237])/LOG([.A237])" office:value-type="float" office:value="1.43370688658381" calcext:value-type="float">
            <text:p>1.4337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38.447998" calcext:value-type="float">
            <text:p>2538.447998</text:p>
          </table:table-cell>
          <table:table-cell table:formula="of:=LOG([.B238])/LOG([.A238])" office:value-type="float" office:value="1.43365433929266" calcext:value-type="float">
            <text:p>1.43365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3.694336" calcext:value-type="float">
            <text:p>2553.694336</text:p>
          </table:table-cell>
          <table:table-cell table:formula="of:=LOG([.B239])/LOG([.A239])" office:value-type="float" office:value="1.43364552244735" calcext:value-type="float">
            <text:p>1.43364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70.697998" calcext:value-type="float">
            <text:p>2570.697998</text:p>
          </table:table-cell>
          <table:table-cell table:formula="of:=LOG([.B240])/LOG([.A240])" office:value-type="float" office:value="1.43375969932227" calcext:value-type="float">
            <text:p>1.4337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5.066406" calcext:value-type="float">
            <text:p>2585.066406</text:p>
          </table:table-cell>
          <table:table-cell table:formula="of:=LOG([.B241])/LOG([.A241])" office:value-type="float" office:value="1.43368439072357" calcext:value-type="float">
            <text:p>1.4336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02.638916" calcext:value-type="float">
            <text:p>2602.638916</text:p>
          </table:table-cell>
          <table:table-cell table:formula="of:=LOG([.B242])/LOG([.A242])" office:value-type="float" office:value="1.43383269651251" calcext:value-type="float">
            <text:p>1.4338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18.136475" calcext:value-type="float">
            <text:p>2618.136475</text:p>
          </table:table-cell>
          <table:table-cell table:formula="of:=LOG([.B243])/LOG([.A243])" office:value-type="float" office:value="1.43383264071206" calcext:value-type="float">
            <text:p>1.4338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3.690186" calcext:value-type="float">
            <text:p>2633.690186</text:p>
          </table:table-cell>
          <table:table-cell table:formula="of:=LOG([.B244])/LOG([.A244])" office:value-type="float" office:value="1.43383454481932" calcext:value-type="float">
            <text:p>1.4338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9.298828" calcext:value-type="float">
            <text:p>2649.298828</text:p>
          </table:table-cell>
          <table:table-cell table:formula="of:=LOG([.B245])/LOG([.A245])" office:value-type="float" office:value="1.43383829050299" calcext:value-type="float">
            <text:p>1.4338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66.150391" calcext:value-type="float">
            <text:p>2666.150391</text:p>
          </table:table-cell>
          <table:table-cell table:formula="of:=LOG([.B246])/LOG([.A246])" office:value-type="float" office:value="1.43392486009018" calcext:value-type="float">
            <text:p>1.4339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81.486572" calcext:value-type="float">
            <text:p>2681.486572</text:p>
          </table:table-cell>
          <table:table-cell table:formula="of:=LOG([.B247])/LOG([.A247])" office:value-type="float" office:value="1.43390576194037" calcext:value-type="float">
            <text:p>1.4339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98.880859" calcext:value-type="float">
            <text:p>2698.880859</text:p>
          </table:table-cell>
          <table:table-cell table:formula="of:=LOG([.B248])/LOG([.A248])" office:value-type="float" office:value="1.43402352251572" calcext:value-type="float">
            <text:p>1.4340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14.743896" calcext:value-type="float">
            <text:p>2714.743896</text:p>
          </table:table-cell>
          <table:table-cell table:formula="of:=LOG([.B249])/LOG([.A249])" office:value-type="float" office:value="1.43403556346612" calcext:value-type="float">
            <text:p>1.4340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31.477783" calcext:value-type="float">
            <text:p>2731.477783</text:p>
          </table:table-cell>
          <table:table-cell table:formula="of:=LOG([.B250])/LOG([.A250])" office:value-type="float" office:value="1.43410341740234" calcext:value-type="float">
            <text:p>1.434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47.462402" calcext:value-type="float">
            <text:p>2747.462402</text:p>
          </table:table-cell>
          <table:table-cell table:formula="of:=LOG([.B251])/LOG([.A251])" office:value-type="float" office:value="1.43411917960465" calcext:value-type="float">
            <text:p>1.4341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63.919922" calcext:value-type="float">
            <text:p>2763.919922</text:p>
          </table:table-cell>
          <table:table-cell table:formula="of:=LOG([.B252])/LOG([.A252])" office:value-type="float" office:value="1.43416391379727" calcext:value-type="float">
            <text:p>1.4341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0.860352" calcext:value-type="float">
            <text:p>2780.860352</text:p>
          </table:table-cell>
          <table:table-cell table:formula="of:=LOG([.B253])/LOG([.A253])" office:value-type="float" office:value="1.43423769659225" calcext:value-type="float">
            <text:p>1.4342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96.417969" calcext:value-type="float">
            <text:p>2796.417969</text:p>
          </table:table-cell>
          <table:table-cell table:formula="of:=LOG([.B254])/LOG([.A254])" office:value-type="float" office:value="1.43421940504027" calcext:value-type="float">
            <text:p>1.4342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12.283203" calcext:value-type="float">
            <text:p>2812.283203</text:p>
          </table:table-cell>
          <table:table-cell table:formula="of:=LOG([.B255])/LOG([.A255])" office:value-type="float" office:value="1.43421935126194" calcext:value-type="float">
            <text:p>1.4342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27.959229" calcext:value-type="float">
            <text:p>2827.959229</text:p>
          </table:table-cell>
          <table:table-cell table:formula="of:=LOG([.B256])/LOG([.A256])" office:value-type="float" office:value="1.43420549216684" calcext:value-type="float">
            <text:p>1.4342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4.098877" calcext:value-type="float">
            <text:p>2844.098877</text:p>
          </table:table-cell>
          <table:table-cell table:formula="of:=LOG([.B257])/LOG([.A257])" office:value-type="float" office:value="1.43421948834368" calcext:value-type="float">
            <text:p>1.4342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859.222656" calcext:value-type="float">
            <text:p>2859.22265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874.638428" calcext:value-type="float">
            <text:p>2874.638428</text:p>
          </table:table-cell>
          <table:table-cell table:formula="of:=LOG([.B259])/LOG([.A259])" office:value-type="float" office:value="1.43413292666004" calcext:value-type="float">
            <text:p>1.43413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892.025391" calcext:value-type="float">
            <text:p>2892.025391</text:p>
          </table:table-cell>
          <table:table-cell table:formula="of:=LOG([.B260])/LOG([.A260])" office:value-type="float" office:value="1.4342197157239" calcext:value-type="float">
            <text:p>1.4342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08.166992" calcext:value-type="float">
            <text:p>2908.166992</text:p>
          </table:table-cell>
          <table:table-cell table:style-name="Default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923.492676" calcext:value-type="float">
            <text:p>2923.492676</text:p>
          </table:table-cell>
          <table:table-cell table:style-name="Default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940.119385" calcext:value-type="float">
            <text:p>2940.119385</text:p>
          </table:table-cell>
          <table:table-cell table:style-name="Default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956.723145" calcext:value-type="float">
            <text:p>2956.723145</text:p>
          </table:table-cell>
          <table:table-cell table:style-name="Default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972.749268" calcext:value-type="float">
            <text:p>2972.749268</text:p>
          </table:table-cell>
          <table:table-cell table:style-name="Default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989.01709" calcext:value-type="float">
            <text:p>2989.01709</text:p>
          </table:table-cell>
          <table:table-cell table:style-name="Default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005.546143" calcext:value-type="float">
            <text:p>3005.546143</text:p>
          </table:table-cell>
          <table:table-cell table:style-name="Default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020.80249" calcext:value-type="float">
            <text:p>3020.80249</text:p>
          </table:table-cell>
          <table:table-cell table:style-name="Default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38.104492" calcext:value-type="float">
            <text:p>3038.104492</text:p>
          </table:table-cell>
          <table:table-cell table:style-name="Default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054.092285" calcext:value-type="float">
            <text:p>3054.092285</text:p>
          </table:table-cell>
          <table:table-cell table:style-name="Default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71.468506" calcext:value-type="float">
            <text:p>3071.468506</text:p>
          </table:table-cell>
          <table:table-cell table:style-name="Default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088.095947" calcext:value-type="float">
            <text:p>3088.095947</text:p>
          </table:table-cell>
          <table:table-cell table:style-name="Default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104.541748" calcext:value-type="float">
            <text:p>3104.541748</text:p>
          </table:table-cell>
          <table:table-cell table:style-name="Default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120.107422" calcext:value-type="float">
            <text:p>3120.107422</text:p>
          </table:table-cell>
          <table:table-cell table:style-name="Default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36.79834" calcext:value-type="float">
            <text:p>3136.79834</text:p>
          </table:table-cell>
          <table:table-cell table:style-name="Default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152.879639" calcext:value-type="float">
            <text:p>3152.879639</text:p>
          </table:table-cell>
          <table:table-cell table:style-name="Default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68.61377" calcext:value-type="float">
            <text:p>3168.61377</text:p>
          </table:table-cell>
          <table:table-cell table:style-name="Default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85.589844" calcext:value-type="float">
            <text:p>3185.589844</text:p>
          </table:table-cell>
          <table:table-cell table:style-name="Default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201.529541" calcext:value-type="float">
            <text:p>3201.529541</text:p>
          </table:table-cell>
          <table:table-cell table:style-name="Default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217.306885" calcext:value-type="float">
            <text:p>3217.306885</text:p>
          </table:table-cell>
          <table:table-cell table:style-name="Default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33.191406" calcext:value-type="float">
            <text:p>3233.191406</text:p>
          </table:table-cell>
          <table:table-cell table:style-name="Default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249.685791" calcext:value-type="float">
            <text:p>3249.685791</text:p>
          </table:table-cell>
          <table:table-cell table:style-name="Default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265.381592" calcext:value-type="float">
            <text:p>3265.381592</text:p>
          </table:table-cell>
          <table:table-cell table:style-name="Default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281.47168" calcext:value-type="float">
            <text:p>3281.47168</text:p>
          </table:table-cell>
          <table:table-cell table:style-name="Default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298.364502" calcext:value-type="float">
            <text:p>3298.364502</text:p>
          </table:table-cell>
          <table:table-cell table:style-name="Default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14.227539" calcext:value-type="float">
            <text:p>3314.227539</text:p>
          </table:table-cell>
          <table:table-cell table:style-name="Default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330.658691" calcext:value-type="float">
            <text:p>3330.658691</text:p>
          </table:table-cell>
          <table:table-cell table:style-name="Default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346.440918" calcext:value-type="float">
            <text:p>3346.440918</text:p>
          </table:table-cell>
          <table:table-cell table:style-name="Default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363.509277" calcext:value-type="float">
            <text:p>3363.509277</text:p>
          </table:table-cell>
          <table:table-cell table:style-name="Default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379.098877" calcext:value-type="float">
            <text:p>3379.098877</text:p>
          </table:table-cell>
          <table:table-cell table:style-name="Default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396.11792" calcext:value-type="float">
            <text:p>3396.11792</text:p>
          </table:table-cell>
          <table:table-cell table:style-name="Default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412.260254" calcext:value-type="float">
            <text:p>3412.260254</text:p>
          </table:table-cell>
          <table:table-cell table:style-name="Default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429.031006" calcext:value-type="float">
            <text:p>3429.031006</text:p>
          </table:table-cell>
          <table:table-cell table:style-name="Default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445.875" calcext:value-type="float">
            <text:p>3445.875</text:p>
          </table:table-cell>
          <table:table-cell table:style-name="Default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462.181152" calcext:value-type="float">
            <text:p>3462.181152</text:p>
          </table:table-cell>
          <table:table-cell table:style-name="Default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78.469971" calcext:value-type="float">
            <text:p>3478.469971</text:p>
          </table:table-cell>
          <table:table-cell table:style-name="Default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495.137207" calcext:value-type="float">
            <text:p>3495.137207</text:p>
          </table:table-cell>
          <table:table-cell table:style-name="Default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512.130127" calcext:value-type="float">
            <text:p>3512.130127</text:p>
          </table:table-cell>
          <table:table-cell table:style-name="Default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29.251465" calcext:value-type="float">
            <text:p>3529.251465</text:p>
          </table:table-cell>
          <table:table-cell table:style-name="Default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45.492676" calcext:value-type="float">
            <text:p>3545.492676</text:p>
          </table:table-cell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62.910889" calcext:value-type="float">
            <text:p>3562.910889</text:p>
          </table:table-cell>
          <table:table-cell table:style-name="Default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79.77002" calcext:value-type="float">
            <text:p>3579.77002</text:p>
          </table:table-cell>
          <table:table-cell table:style-name="Default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597.167725" calcext:value-type="float">
            <text:p>3597.167725</text:p>
          </table:table-cell>
          <table:table-cell table:style-name="Default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613.246094" calcext:value-type="float">
            <text:p>3613.246094</text:p>
          </table:table-cell>
          <table:table-cell table:style-name="Default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630.165039" calcext:value-type="float">
            <text:p>3630.165039</text:p>
          </table:table-cell>
          <table:table-cell table:style-name="Default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647.623535" calcext:value-type="float">
            <text:p>3647.623535</text:p>
          </table:table-cell>
          <table:table-cell table:style-name="Default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665.095215" calcext:value-type="float">
            <text:p>3665.095215</text:p>
          </table:table-cell>
          <table:table-cell table:style-name="Default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681.304443" calcext:value-type="float">
            <text:p>3681.304443</text:p>
          </table:table-cell>
          <table:table-cell table:style-name="Default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98.886963" calcext:value-type="float">
            <text:p>3698.886963</text:p>
          </table:table-cell>
          <table:table-cell table:style-name="Default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717.287354" calcext:value-type="float">
            <text:p>3717.287354</text:p>
          </table:table-cell>
          <table:table-cell table:style-name="Default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733.633789" calcext:value-type="float">
            <text:p>3733.633789</text:p>
          </table:table-cell>
          <table:table-cell table:style-name="Default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751.383301" calcext:value-type="float">
            <text:p>3751.383301</text:p>
          </table:table-cell>
          <table:table-cell table:style-name="Default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767.379639" calcext:value-type="float">
            <text:p>3767.379639</text:p>
          </table:table-cell>
          <table:table-cell table:style-name="Default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786.381836" calcext:value-type="float">
            <text:p>3786.381836</text:p>
          </table:table-cell>
          <table:table-cell table:style-name="Default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802.593506" calcext:value-type="float">
            <text:p>3802.593506</text:p>
          </table:table-cell>
          <table:table-cell table:style-name="Default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18.68335" calcext:value-type="float">
            <text:p>3818.68335</text:p>
          </table:table-cell>
          <table:table-cell table:style-name="Default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836.767578" calcext:value-type="float">
            <text:p>3836.767578</text:p>
          </table:table-cell>
          <table:table-cell table:style-name="Default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855.98999" calcext:value-type="float">
            <text:p>3855.98999</text:p>
          </table:table-cell>
          <table:table-cell table:style-name="Default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873.524902" calcext:value-type="float">
            <text:p>3873.524902</text:p>
          </table:table-cell>
          <table:table-cell table:style-name="Default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890.459717" calcext:value-type="float">
            <text:p>3890.459717</text:p>
          </table:table-cell>
          <table:table-cell table:style-name="Default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908.095215" calcext:value-type="float">
            <text:p>3908.095215</text:p>
          </table:table-cell>
          <table:table-cell table:style-name="Default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925.672119" calcext:value-type="float">
            <text:p>3925.672119</text:p>
          </table:table-cell>
          <table:table-cell table:style-name="Default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942.864014" calcext:value-type="float">
            <text:p>3942.864014</text:p>
          </table:table-cell>
          <table:table-cell table:style-name="Default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960.656494" calcext:value-type="float">
            <text:p>3960.656494</text:p>
          </table:table-cell>
          <table:table-cell table:style-name="Default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977.82959" calcext:value-type="float">
            <text:p>3977.82959</text:p>
          </table:table-cell>
          <table:table-cell table:style-name="Default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994.587402" calcext:value-type="float">
            <text:p>3994.587402</text:p>
          </table:table-cell>
          <table:table-cell table:style-name="Default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012.30835" calcext:value-type="float">
            <text:p>4012.30835</text:p>
          </table:table-cell>
          <table:table-cell table:style-name="Default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029.15918" calcext:value-type="float">
            <text:p>4029.15918</text:p>
          </table:table-cell>
          <table:table-cell table:style-name="Default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046.886475" calcext:value-type="float">
            <text:p>4046.886475</text:p>
          </table:table-cell>
          <table:table-cell table:style-name="Default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064.362549" calcext:value-type="float">
            <text:p>4064.362549</text:p>
          </table:table-cell>
          <table:table-cell table:style-name="Default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81.35376" calcext:value-type="float">
            <text:p>4081.35376</text:p>
          </table:table-cell>
          <table:table-cell table:style-name="Default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099.227539" calcext:value-type="float">
            <text:p>4099.227539</text:p>
          </table:table-cell>
          <table:table-cell table:style-name="Default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116.314941" calcext:value-type="float">
            <text:p>4116.314941</text:p>
          </table:table-cell>
          <table:table-cell table:style-name="Default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133.962891" calcext:value-type="float">
            <text:p>4133.962891</text:p>
          </table:table-cell>
          <table:table-cell table:style-name="Default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151.602539" calcext:value-type="float">
            <text:p>4151.602539</text:p>
          </table:table-cell>
          <table:table-cell table:style-name="Default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169.168457" calcext:value-type="float">
            <text:p>4169.168457</text:p>
          </table:table-cell>
          <table:table-cell table:style-name="Default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186.455566" calcext:value-type="float">
            <text:p>4186.455566</text:p>
          </table:table-cell>
          <table:table-cell table:style-name="Default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204.640137" calcext:value-type="float">
            <text:p>4204.640137</text:p>
          </table:table-cell>
          <table:table-cell table:style-name="Default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222.025879" calcext:value-type="float">
            <text:p>4222.025879</text:p>
          </table:table-cell>
          <table:table-cell table:style-name="Default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239.458496" calcext:value-type="float">
            <text:p>4239.458496</text:p>
          </table:table-cell>
          <table:table-cell table:style-name="Default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257.288086" calcext:value-type="float">
            <text:p>4257.288086</text:p>
          </table:table-cell>
          <table:table-cell table:style-name="Default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274.466309" calcext:value-type="float">
            <text:p>4274.466309</text:p>
          </table:table-cell>
          <table:table-cell table:style-name="Default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292.042969" calcext:value-type="float">
            <text:p>4292.042969</text:p>
          </table:table-cell>
          <table:table-cell table:style-name="Default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309.66748" calcext:value-type="float">
            <text:p>4309.66748</text:p>
          </table:table-cell>
          <table:table-cell table:style-name="Default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327.339844" calcext:value-type="float">
            <text:p>4327.339844</text:p>
          </table:table-cell>
          <table:table-cell table:style-name="Default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345.4375" calcext:value-type="float">
            <text:p>4345.4375</text:p>
          </table:table-cell>
          <table:table-cell table:style-name="Default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363.248535" calcext:value-type="float">
            <text:p>4363.248535</text:p>
          </table:table-cell>
          <table:table-cell table:style-name="Default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380.37793" calcext:value-type="float">
            <text:p>4380.37793</text:p>
          </table:table-cell>
          <table:table-cell table:style-name="Default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398.246582" calcext:value-type="float">
            <text:p>4398.246582</text:p>
          </table:table-cell>
          <table:table-cell table:style-name="Default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416.852539" calcext:value-type="float">
            <text:p>4416.852539</text:p>
          </table:table-cell>
          <table:table-cell table:style-name="Default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434.817871" calcext:value-type="float">
            <text:p>4434.817871</text:p>
          </table:table-cell>
          <table:table-cell table:style-name="Default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452.830566" calcext:value-type="float">
            <text:p>4452.830566</text:p>
          </table:table-cell>
          <table:table-cell table:style-name="Default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470.893066" calcext:value-type="float">
            <text:p>4470.893066</text:p>
          </table:table-cell>
          <table:table-cell table:style-name="Default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489.003418" calcext:value-type="float">
            <text:p>4489.003418</text:p>
          </table:table-cell>
          <table:table-cell table:style-name="Default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07.163574" calcext:value-type="float">
            <text:p>4507.163574</text:p>
          </table:table-cell>
          <table:table-cell table:style-name="Default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525.287109" calcext:value-type="float">
            <text:p>4525.287109</text:p>
          </table:table-cell>
          <table:table-cell table:style-name="Default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43.629395" calcext:value-type="float">
            <text:p>4543.629395</text:p>
          </table:table-cell>
          <table:table-cell table:style-name="Default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61.211426" calcext:value-type="float">
            <text:p>4561.211426</text:p>
          </table:table-cell>
          <table:table-cell table:style-name="Default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578.375" calcext:value-type="float">
            <text:p>4578.375</text:p>
          </table:table-cell>
          <table:table-cell table:style-name="Default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97.413086" calcext:value-type="float">
            <text:p>4597.413086</text:p>
          </table:table-cell>
          <table:table-cell table:style-name="Default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615.130859" calcext:value-type="float">
            <text:p>4615.130859</text:p>
          </table:table-cell>
          <table:table-cell table:style-name="Default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633.625" calcext:value-type="float">
            <text:p>4633.625</text:p>
          </table:table-cell>
          <table:table-cell table:style-name="Default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651.882812" calcext:value-type="float">
            <text:p>4651.882812</text:p>
          </table:table-cell>
          <table:table-cell table:style-name="Default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669.893555" calcext:value-type="float">
            <text:p>4669.893555</text:p>
          </table:table-cell>
          <table:table-cell table:style-name="Default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686.85498" calcext:value-type="float">
            <text:p>4686.85498</text:p>
          </table:table-cell>
          <table:table-cell table:style-name="Default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705.260254" calcext:value-type="float">
            <text:p>4705.260254</text:p>
          </table:table-cell>
          <table:table-cell table:style-name="Default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722.296387" calcext:value-type="float">
            <text:p>4722.296387</text:p>
          </table:table-cell>
          <table:table-cell table:style-name="Default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740.214844" calcext:value-type="float">
            <text:p>4740.214844</text:p>
          </table:table-cell>
          <table:table-cell table:style-name="Default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757.34375" calcext:value-type="float">
            <text:p>4757.34375</text:p>
          </table:table-cell>
          <table:table-cell table:style-name="Default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775.342285" calcext:value-type="float">
            <text:p>4775.342285</text:p>
          </table:table-cell>
          <table:table-cell table:style-name="Default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793.396484" calcext:value-type="float">
            <text:p>4793.396484</text:p>
          </table:table-cell>
          <table:table-cell table:style-name="Default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811.211426" calcext:value-type="float">
            <text:p>4811.211426</text:p>
          </table:table-cell>
          <table:table-cell table:style-name="Default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828.506348" calcext:value-type="float">
            <text:p>4828.506348</text:p>
          </table:table-cell>
          <table:table-cell table:style-name="Default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846.109863" calcext:value-type="float">
            <text:p>4846.109863</text:p>
          </table:table-cell>
          <table:table-cell table:style-name="Default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864.577148" calcext:value-type="float">
            <text:p>4864.577148</text:p>
          </table:table-cell>
          <table:table-cell table:style-name="Default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882.321289" calcext:value-type="float">
            <text:p>4882.321289</text:p>
          </table:table-cell>
          <table:table-cell table:style-name="Default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899.786133" calcext:value-type="float">
            <text:p>4899.786133</text:p>
          </table:table-cell>
          <table:table-cell table:style-name="Default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917.292969" calcext:value-type="float">
            <text:p>4917.292969</text:p>
          </table:table-cell>
          <table:table-cell table:style-name="Default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936.173828" calcext:value-type="float">
            <text:p>4936.173828</text:p>
          </table:table-cell>
          <table:table-cell table:style-name="Default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954.383301" calcext:value-type="float">
            <text:p>4954.383301</text:p>
          </table:table-cell>
          <table:table-cell table:style-name="Default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972.38623" calcext:value-type="float">
            <text:p>4972.38623</text:p>
          </table:table-cell>
          <table:table-cell table:style-name="Default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989.293945" calcext:value-type="float">
            <text:p>4989.293945</text:p>
          </table:table-cell>
          <table:table-cell table:style-name="Default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006.918457" calcext:value-type="float">
            <text:p>5006.918457</text:p>
          </table:table-cell>
          <table:table-cell table:style-name="Default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026.240234" calcext:value-type="float">
            <text:p>5026.240234</text:p>
          </table:table-cell>
          <table:table-cell table:style-name="Default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044.189941" calcext:value-type="float">
            <text:p>5044.189941</text:p>
          </table:table-cell>
          <table:table-cell table:style-name="Default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62.794922" calcext:value-type="float">
            <text:p>5062.794922</text:p>
          </table:table-cell>
          <table:table-cell table:style-name="Default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079.723633" calcext:value-type="float">
            <text:p>5079.723633</text:p>
          </table:table-cell>
          <table:table-cell table:style-name="Default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097.631836" calcext:value-type="float">
            <text:p>5097.631836</text:p>
          </table:table-cell>
          <table:table-cell table:style-name="Default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117.381836" calcext:value-type="float">
            <text:p>5117.381836</text:p>
          </table:table-cell>
          <table:table-cell table:style-name="Default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136.058105" calcext:value-type="float">
            <text:p>5136.058105</text:p>
          </table:table-cell>
          <table:table-cell table:style-name="Default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153.5" calcext:value-type="float">
            <text:p>5153.5</text:p>
          </table:table-cell>
          <table:table-cell table:style-name="Default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171.350098" calcext:value-type="float">
            <text:p>5171.350098</text:p>
          </table:table-cell>
          <table:table-cell table:style-name="Default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189.435059" calcext:value-type="float">
            <text:p>5189.435059</text:p>
          </table:table-cell>
          <table:table-cell table:style-name="Default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208.375488" calcext:value-type="float">
            <text:p>5208.375488</text:p>
          </table:table-cell>
          <table:table-cell table:style-name="Default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228.218262" calcext:value-type="float">
            <text:p>5228.218262</text:p>
          </table:table-cell>
          <table:table-cell table:style-name="Default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246.743164" calcext:value-type="float">
            <text:p>5246.743164</text:p>
          </table:table-cell>
          <table:table-cell table:style-name="Default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264.880371" calcext:value-type="float">
            <text:p>5264.880371</text:p>
          </table:table-cell>
          <table:table-cell table:style-name="Default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281.104492" calcext:value-type="float">
            <text:p>5281.104492</text:p>
          </table:table-cell>
          <table:table-cell table:style-name="Default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301.432617" calcext:value-type="float">
            <text:p>5301.432617</text:p>
          </table:table-cell>
          <table:table-cell table:style-name="Default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320.985352" calcext:value-type="float">
            <text:p>5320.985352</text:p>
          </table:table-cell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339.527832" calcext:value-type="float">
            <text:p>5339.527832</text:p>
          </table:table-cell>
          <table:table-cell table:style-name="Default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357.595703" calcext:value-type="float">
            <text:p>5357.595703</text:p>
          </table:table-cell>
          <table:table-cell table:style-name="Default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375.921387" calcext:value-type="float">
            <text:p>5375.921387</text:p>
          </table:table-cell>
          <table:table-cell table:style-name="Default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393.040039" calcext:value-type="float">
            <text:p>5393.040039</text:p>
          </table:table-cell>
          <table:table-cell table:style-name="Default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413.324219" calcext:value-type="float">
            <text:p>5413.324219</text:p>
          </table:table-cell>
          <table:table-cell table:style-name="Default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433.354004" calcext:value-type="float">
            <text:p>5433.354004</text:p>
          </table:table-cell>
          <table:table-cell table:style-name="Default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452.090332" calcext:value-type="float">
            <text:p>5452.090332</text:p>
          </table:table-cell>
          <table:table-cell table:style-name="Default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470.87207" calcext:value-type="float">
            <text:p>5470.87207</text:p>
          </table:table-cell>
          <table:table-cell table:style-name="Default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489.694824" calcext:value-type="float">
            <text:p>5489.694824</text:p>
          </table:table-cell>
          <table:table-cell table:style-name="Default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511.052246" calcext:value-type="float">
            <text:p>5511.052246</text:p>
          </table:table-cell>
          <table:table-cell table:style-name="Default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532.178223" calcext:value-type="float">
            <text:p>5532.178223</text:p>
          </table:table-cell>
          <table:table-cell table:style-name="Default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552.961914" calcext:value-type="float">
            <text:p>5552.961914</text:p>
          </table:table-cell>
          <table:table-cell table:style-name="Default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575.043945" calcext:value-type="float">
            <text:p>5575.043945</text:p>
          </table:table-cell>
          <table:table-cell table:style-name="Default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594.744141" calcext:value-type="float">
            <text:p>5594.744141</text:p>
          </table:table-cell>
          <table:table-cell table:style-name="Default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617.109863" calcext:value-type="float">
            <text:p>5617.109863</text:p>
          </table:table-cell>
          <table:table-cell table:style-name="Default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638.569824" calcext:value-type="float">
            <text:p>5638.569824</text:p>
          </table:table-cell>
          <table:table-cell table:style-name="Default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659.631348" calcext:value-type="float">
            <text:p>5659.631348</text:p>
          </table:table-cell>
          <table:table-cell table:style-name="Default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680.748047" calcext:value-type="float">
            <text:p>5680.748047</text:p>
          </table:table-cell>
          <table:table-cell table:style-name="Default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701.916016" calcext:value-type="float">
            <text:p>5701.916016</text:p>
          </table:table-cell>
          <table:table-cell table:style-name="Default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723.137207" calcext:value-type="float">
            <text:p>5723.137207</text:p>
          </table:table-cell>
          <table:table-cell table:style-name="Default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744.560547" calcext:value-type="float">
            <text:p>5744.560547</text:p>
          </table:table-cell>
          <table:table-cell table:style-name="Default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765.740723" calcext:value-type="float">
            <text:p>5765.740723</text:p>
          </table:table-cell>
          <table:table-cell table:style-name="Default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787.121582" calcext:value-type="float">
            <text:p>5787.121582</text:p>
          </table:table-cell>
          <table:table-cell table:style-name="Default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809.123047" calcext:value-type="float">
            <text:p>5809.123047</text:p>
          </table:table-cell>
          <table:table-cell table:style-name="Default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830.609863" calcext:value-type="float">
            <text:p>5830.609863</text:p>
          </table:table-cell>
          <table:table-cell table:style-name="Default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851.586426" calcext:value-type="float">
            <text:p>5851.586426</text:p>
          </table:table-cell>
          <table:table-cell table:style-name="Default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873.745605" calcext:value-type="float">
            <text:p>5873.745605</text:p>
          </table:table-cell>
          <table:table-cell table:style-name="Default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896.056152" calcext:value-type="float">
            <text:p>5896.056152</text:p>
          </table:table-cell>
          <table:table-cell table:style-name="Default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917.762207" calcext:value-type="float">
            <text:p>5917.762207</text:p>
          </table:table-cell>
          <table:table-cell table:style-name="Default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939.519531" calcext:value-type="float">
            <text:p>5939.519531</text:p>
          </table:table-cell>
          <table:table-cell table:style-name="Default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958.869629" calcext:value-type="float">
            <text:p>5958.869629</text:p>
          </table:table-cell>
          <table:table-cell table:style-name="Default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980.731445" calcext:value-type="float">
            <text:p>5980.731445</text:p>
          </table:table-cell>
          <table:table-cell table:style-name="Default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001.359375" calcext:value-type="float">
            <text:p>6001.359375</text:p>
          </table:table-cell>
          <table:table-cell table:style-name="Default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024.621094" calcext:value-type="float">
            <text:p>6024.621094</text:p>
          </table:table-cell>
          <table:table-cell table:style-name="Default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044.312012" calcext:value-type="float">
            <text:p>6044.312012</text:p>
          </table:table-cell>
          <table:table-cell table:style-name="Default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065.690918" calcext:value-type="float">
            <text:p>6065.690918</text:p>
          </table:table-cell>
          <table:table-cell table:style-name="Default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087.817871" calcext:value-type="float">
            <text:p>6087.817871</text:p>
          </table:table-cell>
          <table:table-cell table:style-name="Default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107.988281" calcext:value-type="float">
            <text:p>6107.988281</text:p>
          </table:table-cell>
          <table:table-cell table:style-name="Default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127.847168" calcext:value-type="float">
            <text:p>6127.847168</text:p>
          </table:table-cell>
          <table:table-cell table:style-name="Default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150.764648" calcext:value-type="float">
            <text:p>6150.764648</text:p>
          </table:table-cell>
          <table:table-cell table:style-name="Default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171.286133" calcext:value-type="float">
            <text:p>6171.286133</text:p>
          </table:table-cell>
          <table:table-cell table:style-name="Default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192.414551" calcext:value-type="float">
            <text:p>6192.414551</text:p>
          </table:table-cell>
          <table:table-cell table:style-name="Default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212.820801" calcext:value-type="float">
            <text:p>6212.820801</text:p>
          </table:table-cell>
          <table:table-cell table:style-name="Default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233.271973" calcext:value-type="float">
            <text:p>6233.271973</text:p>
          </table:table-cell>
          <table:table-cell table:style-name="Default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254.379883" calcext:value-type="float">
            <text:p>6254.379883</text:p>
          </table:table-cell>
          <table:table-cell table:style-name="Default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276.300781" calcext:value-type="float">
            <text:p>6276.300781</text:p>
          </table:table-cell>
          <table:table-cell table:style-name="Default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295.50293" calcext:value-type="float">
            <text:p>6295.50293</text:p>
          </table:table-cell>
          <table:table-cell table:style-name="Default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316.72998" calcext:value-type="float">
            <text:p>6316.72998</text:p>
          </table:table-cell>
          <table:table-cell table:style-name="Default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337.402344" calcext:value-type="float">
            <text:p>6337.402344</text:p>
          </table:table-cell>
          <table:table-cell table:style-name="Default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359.725586" calcext:value-type="float">
            <text:p>6359.725586</text:p>
          </table:table-cell>
          <table:table-cell table:style-name="Default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380.481934" calcext:value-type="float">
            <text:p>6380.481934</text:p>
          </table:table-cell>
          <table:table-cell table:style-name="Default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400.869629" calcext:value-type="float">
            <text:p>6400.869629</text:p>
          </table:table-cell>
          <table:table-cell table:style-name="Default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421.125977" calcext:value-type="float">
            <text:p>6421.125977</text:p>
          </table:table-cell>
          <table:table-cell table:style-name="Default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442.588867" calcext:value-type="float">
            <text:p>6442.588867</text:p>
          </table:table-cell>
          <table:table-cell table:style-name="Default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464.745605" calcext:value-type="float">
            <text:p>6464.745605</text:p>
          </table:table-cell>
          <table:table-cell table:style-name="Default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486.013672" calcext:value-type="float">
            <text:p>6486.013672</text:p>
          </table:table-cell>
          <table:table-cell table:style-name="Default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507.991211" calcext:value-type="float">
            <text:p>6507.991211</text:p>
          </table:table-cell>
          <table:table-cell table:style-name="Default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27.654297" calcext:value-type="float">
            <text:p>6527.654297</text:p>
          </table:table-cell>
          <table:table-cell table:style-name="Default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548.778809" calcext:value-type="float">
            <text:p>6548.778809</text:p>
          </table:table-cell>
          <table:table-cell table:style-name="Default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571.416016" calcext:value-type="float">
            <text:p>6571.416016</text:p>
          </table:table-cell>
          <table:table-cell table:style-name="Default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592.555176" calcext:value-type="float">
            <text:p>6592.555176</text:p>
          </table:table-cell>
          <table:table-cell table:style-name="Default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613.702148" calcext:value-type="float">
            <text:p>6613.702148</text:p>
          </table:table-cell>
          <table:table-cell table:style-name="Default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636.256348" calcext:value-type="float">
            <text:p>6636.256348</text:p>
          </table:table-cell>
          <table:table-cell table:style-name="Default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655.850586" calcext:value-type="float">
            <text:p>6655.850586</text:p>
          </table:table-cell>
          <table:table-cell table:style-name="Default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678.224121" calcext:value-type="float">
            <text:p>6678.224121</text:p>
          </table:table-cell>
          <table:table-cell table:style-name="Default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700.589844" calcext:value-type="float">
            <text:p>6700.589844</text:p>
          </table:table-cell>
          <table:table-cell table:style-name="Default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722.966309" calcext:value-type="float">
            <text:p>6722.966309</text:p>
          </table:table-cell>
          <table:table-cell table:style-name="Default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743.849121" calcext:value-type="float">
            <text:p>6743.849121</text:p>
          </table:table-cell>
          <table:table-cell table:style-name="Default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764.851562" calcext:value-type="float">
            <text:p>6764.851562</text:p>
          </table:table-cell>
          <table:table-cell table:style-name="Default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786.179199" calcext:value-type="float">
            <text:p>6786.179199</text:p>
          </table:table-cell>
          <table:table-cell table:style-name="Default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808.755859" calcext:value-type="float">
            <text:p>6808.755859</text:p>
          </table:table-cell>
          <table:table-cell table:style-name="Default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831.341309" calcext:value-type="float">
            <text:p>6831.341309</text:p>
          </table:table-cell>
          <table:table-cell table:style-name="Default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854.096191" calcext:value-type="float">
            <text:p>6854.096191</text:p>
          </table:table-cell>
          <table:table-cell table:style-name="Default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875.191406" calcext:value-type="float">
            <text:p>6875.191406</text:p>
          </table:table-cell>
          <table:table-cell table:style-name="Default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896.014648" calcext:value-type="float">
            <text:p>6896.014648</text:p>
          </table:table-cell>
          <table:table-cell table:style-name="Default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918.079102" calcext:value-type="float">
            <text:p>6918.079102</text:p>
          </table:table-cell>
          <table:table-cell table:style-name="Default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941.035645" calcext:value-type="float">
            <text:p>6941.035645</text:p>
          </table:table-cell>
          <table:table-cell table:style-name="Default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963.835938" calcext:value-type="float">
            <text:p>6963.835938</text:p>
          </table:table-cell>
          <table:table-cell table:style-name="Default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985.587402" calcext:value-type="float">
            <text:p>6985.587402</text:p>
          </table:table-cell>
          <table:table-cell table:style-name="Default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006.754395" calcext:value-type="float">
            <text:p>7006.754395</text:p>
          </table:table-cell>
          <table:table-cell table:style-name="Default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028.158203" calcext:value-type="float">
            <text:p>7028.158203</text:p>
          </table:table-cell>
          <table:table-cell table:style-name="Default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051.415039" calcext:value-type="float">
            <text:p>7051.415039</text:p>
          </table:table-cell>
          <table:table-cell table:style-name="Default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074.740234" calcext:value-type="float">
            <text:p>7074.740234</text:p>
          </table:table-cell>
          <table:table-cell table:style-name="Default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097.760742" calcext:value-type="float">
            <text:p>7097.760742</text:p>
          </table:table-cell>
          <table:table-cell table:style-name="Default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118.893555" calcext:value-type="float">
            <text:p>7118.893555</text:p>
          </table:table-cell>
          <table:table-cell table:style-name="Default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140.715332" calcext:value-type="float">
            <text:p>7140.715332</text:p>
          </table:table-cell>
          <table:table-cell table:style-name="Default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162.953125" calcext:value-type="float">
            <text:p>7162.953125</text:p>
          </table:table-cell>
          <table:table-cell table:style-name="Default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186.526367" calcext:value-type="float">
            <text:p>7186.526367</text:p>
          </table:table-cell>
          <table:table-cell table:style-name="Default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210.050781" calcext:value-type="float">
            <text:p>7210.050781</text:p>
          </table:table-cell>
          <table:table-cell table:style-name="Default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232.08252" calcext:value-type="float">
            <text:p>7232.08252</text:p>
          </table:table-cell>
          <table:table-cell table:style-name="Default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253.046387" calcext:value-type="float">
            <text:p>7253.046387</text:p>
          </table:table-cell>
          <table:table-cell table:style-name="Default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275.254395" calcext:value-type="float">
            <text:p>7275.254395</text:p>
          </table:table-cell>
          <table:table-cell table:style-name="Default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299.868652" calcext:value-type="float">
            <text:p>7299.868652</text:p>
          </table:table-cell>
          <table:table-cell table:style-name="Default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323.523926" calcext:value-type="float">
            <text:p>7323.523926</text:p>
          </table:table-cell>
          <table:table-cell table:style-name="Default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345.632812" calcext:value-type="float">
            <text:p>7345.632812</text:p>
          </table:table-cell>
          <table:table-cell table:style-name="Default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368.48877" calcext:value-type="float">
            <text:p>7368.48877</text:p>
          </table:table-cell>
          <table:table-cell table:style-name="Default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391.38916" calcext:value-type="float">
            <text:p>7391.38916</text:p>
          </table:table-cell>
          <table:table-cell table:style-name="Default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414.339355" calcext:value-type="float">
            <text:p>7414.339355</text:p>
          </table:table-cell>
          <table:table-cell table:style-name="Default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437.393066" calcext:value-type="float">
            <text:p>7437.393066</text:p>
          </table:table-cell>
          <table:table-cell table:style-name="Default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460.179199" calcext:value-type="float">
            <text:p>7460.179199</text:p>
          </table:table-cell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483.271973" calcext:value-type="float">
            <text:p>7483.271973</text:p>
          </table:table-cell>
          <table:table-cell table:style-name="Default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505.160645" calcext:value-type="float">
            <text:p>7505.160645</text:p>
          </table:table-cell>
          <table:table-cell table:style-name="Default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528.813965" calcext:value-type="float">
            <text:p>7528.813965</text:p>
          </table:table-cell>
          <table:table-cell table:style-name="Default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551.723633" calcext:value-type="float">
            <text:p>7551.723633</text:p>
          </table:table-cell>
          <table:table-cell table:style-name="Default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573.483887" calcext:value-type="float">
            <text:p>7573.483887</text:p>
          </table:table-cell>
          <table:table-cell table:style-name="Default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595.941895" calcext:value-type="float">
            <text:p>7595.941895</text:p>
          </table:table-cell>
          <table:table-cell table:style-name="Default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618.604492" calcext:value-type="float">
            <text:p>7618.604492</text:p>
          </table:table-cell>
          <table:table-cell table:style-name="Default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642.158203" calcext:value-type="float">
            <text:p>7642.158203</text:p>
          </table:table-cell>
          <table:table-cell table:style-name="Default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664.429199" calcext:value-type="float">
            <text:p>7664.429199</text:p>
          </table:table-cell>
          <table:table-cell table:style-name="Default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686.755859" calcext:value-type="float">
            <text:p>7686.755859</text:p>
          </table:table-cell>
          <table:table-cell table:style-name="Default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710.328613" calcext:value-type="float">
            <text:p>7710.328613</text:p>
          </table:table-cell>
          <table:table-cell table:style-name="Default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732.737793" calcext:value-type="float">
            <text:p>7732.737793</text:p>
          </table:table-cell>
          <table:table-cell table:style-name="Default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755.18457" calcext:value-type="float">
            <text:p>7755.18457</text:p>
          </table:table-cell>
          <table:table-cell table:style-name="Default"/>
        </table:table-row>
      </table:table>
      <table:table table:name="Killgem_spec" table:style-name="ta1">
        <table:shapes>
          <draw:frame draw:z-index="0" draw:style-name="gr1" draw:text-style-name="P1" svg:width="11.2551in" svg:height="4.9906in" svg:x="2.8354in" svg:y="0.1441in">
            <draw:object draw:notify-on-update-of-ranges="Killgem_spec.A2:Killgem_spec.A49 Killgem_spec.C1:Killgem_spec.C1 Killgem_spec.C2:Killgem_spec.C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2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2635" calcext:value-type="float">
            <text:p>0.9326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68479" calcext:value-type="float">
            <text:p>12.268479</text:p>
          </table:table-cell>
          <table:table-cell table:formula="of:=LOG([.B11])/LOG([.A11])" office:value-type="float" office:value="1.08879072386374" calcext:value-type="float">
            <text:p>1.08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76.692421" calcext:value-type="float">
            <text:p>76.692421</text:p>
          </table:table-cell>
          <table:table-cell table:formula="of:=LOG([.B34])/LOG([.A34])" office:value-type="float" office:value="1.24118218354756" calcext:value-type="float">
            <text:p>1.241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80.127129" calcext:value-type="float">
            <text:p>80.127129</text:p>
          </table:table-cell>
          <table:table-cell table:formula="of:=LOG([.B35])/LOG([.A35])" office:value-type="float" office:value="1.24309878563759" calcext:value-type="float">
            <text:p>1.2430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84.504845" calcext:value-type="float">
            <text:p>84.504845</text:p>
          </table:table-cell>
          <table:table-cell table:formula="of:=LOG([.B36])/LOG([.A36])" office:value-type="float" office:value="1.24792532074591" calcext:value-type="float">
            <text:p>1.2479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88.85923" calcext:value-type="float">
            <text:p>88.85923</text:p>
          </table:table-cell>
          <table:table-cell table:formula="of:=LOG([.B37])/LOG([.A37])" office:value-type="float" office:value="1.25213610119419" calcext:value-type="float">
            <text:p>1.252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92.936363" calcext:value-type="float">
            <text:p>92.936363</text:p>
          </table:table-cell>
          <table:table-cell table:formula="of:=LOG([.B38])/LOG([.A38])" office:value-type="float" office:value="1.25505899047111" calcext:value-type="float">
            <text:p>1.2550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96.7677" calcext:value-type="float">
            <text:p>96.7677</text:p>
          </table:table-cell>
          <table:table-cell table:formula="of:=LOG([.B39])/LOG([.A39])" office:value-type="float" office:value="1.25696356323769" calcext:value-type="float">
            <text:p>1.2569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100.520462" calcext:value-type="float">
            <text:p>100.520462</text:p>
          </table:table-cell>
          <table:table-cell table:formula="of:=LOG([.B40])/LOG([.A40])" office:value-type="float" office:value="1.25843694035713" calcext:value-type="float">
            <text:p>1.2584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104.278259" calcext:value-type="float">
            <text:p>104.278259</text:p>
          </table:table-cell>
          <table:table-cell table:formula="of:=LOG([.B41])/LOG([.A41])" office:value-type="float" office:value="1.25974918706222" calcext:value-type="float">
            <text:p>1.2597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08.280884" calcext:value-type="float">
            <text:p>108.280884</text:p>
          </table:table-cell>
          <table:table-cell table:formula="of:=LOG([.B42])/LOG([.A42])" office:value-type="float" office:value="1.261515474746" calcext:value-type="float">
            <text:p>1.2615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112.467285" calcext:value-type="float">
            <text:p>112.467285</text:p>
          </table:table-cell>
          <table:table-cell table:formula="of:=LOG([.B43])/LOG([.A43])" office:value-type="float" office:value="1.26353125387336" calcext:value-type="float">
            <text:p>1.263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116.534225" calcext:value-type="float">
            <text:p>116.534225</text:p>
          </table:table-cell>
          <table:table-cell table:formula="of:=LOG([.B44])/LOG([.A44])" office:value-type="float" office:value="1.26507095084687" calcext:value-type="float">
            <text:p>1.2650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120.62648" calcext:value-type="float">
            <text:p>120.62648</text:p>
          </table:table-cell>
          <table:table-cell table:formula="of:=LOG([.B45])/LOG([.A45])" office:value-type="float" office:value="1.2665059874527" calcext:value-type="float">
            <text:p>1.2665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24.741997" calcext:value-type="float">
            <text:p>124.741997</text:p>
          </table:table-cell>
          <table:table-cell table:formula="of:=LOG([.B46])/LOG([.A46])" office:value-type="float" office:value="1.26784226162387" calcext:value-type="float">
            <text:p>1.2678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128.865402" calcext:value-type="float">
            <text:p>128.865402</text:p>
          </table:table-cell>
          <table:table-cell table:formula="of:=LOG([.B47])/LOG([.A47])" office:value-type="float" office:value="1.26905812300742" calcext:value-type="float">
            <text:p>1.2690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133.049652" calcext:value-type="float">
            <text:p>133.049652</text:p>
          </table:table-cell>
          <table:table-cell table:formula="of:=LOG([.B48])/LOG([.A48])" office:value-type="float" office:value="1.27026880208177" calcext:value-type="float">
            <text:p>1.2702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137.309708" calcext:value-type="float">
            <text:p>137.309708</text:p>
          </table:table-cell>
          <table:table-cell table:formula="of:=LOG([.B49])/LOG([.A49])" office:value-type="float" office:value="1.27150179050044" calcext:value-type="float">
            <text:p>1.271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2"/>
        </table:table-row>
      </table:table>
      <table:table table:name="Managem_amps" table:style-name="ta1">
        <table:shapes>
          <draw:frame draw:z-index="0" draw:style-name="gr1" draw:text-style-name="P1" svg:width="9.2161in" svg:height="5.022in" svg:x="4.9799in" svg:y="0.1858in">
            <draw:object draw:notify-on-update-of-ranges="Managem_amps.A2:Managem_amps.A437 Managem_amps.F1:Managem_amps.F1 Managem_amps.F2:Managem_amps.F437 Managem_amps.A2:Managem_amps.A437 Managem_amps.D1:Managem_amps.D1 Managem_amps.D2:Managem_amps.D4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9.2161in" svg:height="5.022in" svg:x="4.9551in" svg:y="5.5634in">
            <draw:object draw:notify-on-update-of-ranges="Managem_spec.A2:Managem_spec.A2 Managem_amps.A3:Managem_amps.A450 Managem_amps.F1:Managem_amps.F1 Managem_amps.F3:Managem_amps.F450 Managem_spec.C1:Managem_spec.C1 Managem_spec.C2:Managem_spec.C129 Managem_spec.A2:Managem_spec.A129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0"/>
        <table:table-column table:style-name="co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1385" calcext:value-type="float">
            <text:p>11.941385</text:p>
          </table:table-cell>
          <table:table-cell table:formula="of:=LOG([.E57])/LOG([.A57])" office:value-type="float" office:value="0.616097744600884" calcext:value-type="float">
            <text:p>0.616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2246" calcext:value-type="float">
            <text:p>12.772246</text:p>
          </table:table-cell>
          <table:table-cell table:formula="of:=LOG([.E63])/LOG([.A63])" office:value-type="float" office:value="0.617201742880102" calcext:value-type="float">
            <text:p>0.617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6438" calcext:value-type="float">
            <text:p>13.716438</text:p>
          </table:table-cell>
          <table:table-cell table:formula="of:=LOG([.E70])/LOG([.A70])" office:value-type="float" office:value="0.618452786852653" calcext:value-type="float">
            <text:p>0.618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8892" calcext:value-type="float">
            <text:p>16.908892</text:p>
          </table:table-cell>
          <table:table-cell table:formula="of:=LOG([.E94])/LOG([.A94])" office:value-type="float" office:value="0.623889148308027" calcext:value-type="float">
            <text:p>0.6238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95" calcext:value-type="float">
            <text:p>17.797195</text:p>
          </table:table-cell>
          <table:table-cell table:formula="of:=LOG([.E101])/LOG([.A101])" office:value-type="float" office:value="0.625175779468602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5415" calcext:value-type="float">
            <text:p>17.915415</text:p>
          </table:table-cell>
          <table:table-cell table:formula="of:=LOG([.E102])/LOG([.A102])" office:value-type="float" office:value="0.625262440038994" calcext:value-type="float">
            <text:p>0.625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87" calcext:value-type="float">
            <text:p>18.497187</text:p>
          </table:table-cell>
          <table:table-cell table:formula="of:=LOG([.E107])/LOG([.A107])" office:value-type="float" office:value="0.625636704498305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5407" calcext:value-type="float">
            <text:p>18.615407</text:p>
          </table:table-cell>
          <table:table-cell table:formula="of:=LOG([.E108])/LOG([.A108])" office:value-type="float" office:value="0.625742922490435" calcext:value-type="float">
            <text:p>0.6257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3319" calcext:value-type="float">
            <text:p>19.973319</text:p>
          </table:table-cell>
          <table:table-cell table:formula="of:=LOG([.E120])/LOG([.A120])" office:value-type="float" office:value="0.626557848365527" calcext:value-type="float">
            <text:p>0.6265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2851" calcext:value-type="float">
            <text:p>20.082851</text:p>
          </table:table-cell>
          <table:table-cell table:formula="of:=LOG([.E121])/LOG([.A121])" office:value-type="float" office:value="0.626605000695729" calcext:value-type="float">
            <text:p>0.6266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781" calcext:value-type="float">
            <text:p>20.190781</text:p>
          </table:table-cell>
          <table:table-cell table:formula="of:=LOG([.E122])/LOG([.A122])" office:value-type="float" office:value="0.626638316565336" calcext:value-type="float">
            <text:p>0.6266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7231" calcext:value-type="float">
            <text:p>20.297231</text:p>
          </table:table-cell>
          <table:table-cell table:formula="of:=LOG([.E123])/LOG([.A123])" office:value-type="float" office:value="0.626659301608065" calcext:value-type="float">
            <text:p>0.6266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6565" calcext:value-type="float">
            <text:p>20.406565</text:p>
          </table:table-cell>
          <table:table-cell table:formula="of:=LOG([.E124])/LOG([.A124])" office:value-type="float" office:value="0.626712619485945" calcext:value-type="float">
            <text:p>0.6267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6234" calcext:value-type="float">
            <text:p>20.516234</text:p>
          </table:table-cell>
          <table:table-cell table:formula="of:=LOG([.E125])/LOG([.A125])" office:value-type="float" office:value="0.626771783779579" calcext:value-type="float">
            <text:p>0.6267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B127]/[.C127]" office:value-type="float" office:value="9.75" calcext:value-type="float">
            <text:p>9.8</text:p>
          </table:table-cell>
          <table:table-cell office:value-type="float" office:value="20.726678" calcext:value-type="float">
            <text:p>20.726678</text:p>
          </table:table-cell>
          <table:table-cell table:formula="of:=LOG([.E127])/LOG([.A127])" office:value-type="float" office:value="0.626808304620274" calcext:value-type="float">
            <text:p>0.6268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557" calcext:value-type="float">
            <text:p>20.83557</text:p>
          </table:table-cell>
          <table:table-cell table:formula="of:=LOG([.E128])/LOG([.A128])" office:value-type="float" office:value="0.626867123030867" calcext:value-type="float">
            <text:p>0.6268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2019" calcext:value-type="float">
            <text:p>20.942019</text:p>
          </table:table-cell>
          <table:table-cell table:formula="of:=LOG([.E129])/LOG([.A129])" office:value-type="float" office:value="0.626904090386964" calcext:value-type="float">
            <text:p>0.626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0902" calcext:value-type="float">
            <text:p>21.050902</text:p>
          </table:table-cell>
          <table:table-cell table:formula="of:=LOG([.E130])/LOG([.A130])" office:value-type="float" office:value="0.626967289278905" calcext:value-type="float">
            <text:p>0.6269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1023" calcext:value-type="float">
            <text:p>21.161023</text:p>
          </table:table-cell>
          <table:table-cell table:formula="of:=LOG([.E131])/LOG([.A131])" office:value-type="float" office:value="0.627044550546844" calcext:value-type="float">
            <text:p>0.6270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928" calcext:value-type="float">
            <text:p>21.371928</text:p>
          </table:table-cell>
          <table:table-cell table:formula="of:=LOG([.E133])/LOG([.A133])" office:value-type="float" office:value="0.627114991298688" calcext:value-type="float">
            <text:p>0.627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3269" calcext:value-type="float">
            <text:p>22.283269</text:p>
          </table:table-cell>
          <table:table-cell table:formula="of:=LOG([.E142])/LOG([.A142])" office:value-type="float" office:value="0.627194730916296" calcext:value-type="float">
            <text:p>0.6271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3389" calcext:value-type="float">
            <text:p>22.393389</text:p>
          </table:table-cell>
          <table:table-cell table:formula="of:=LOG([.E143])/LOG([.A143])" office:value-type="float" office:value="0.627295049895577" calcext:value-type="float">
            <text:p>0.627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5171" calcext:value-type="float">
            <text:p>22.605171</text:p>
          </table:table-cell>
          <table:table-cell table:formula="of:=LOG([.E145])/LOG([.A145])" office:value-type="float" office:value="0.627423707381937" calcext:value-type="float">
            <text:p>0.6274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932" calcext:value-type="float">
            <text:p>23.030932</text:p>
          </table:table-cell>
          <table:table-cell table:formula="of:=LOG([.E149])/LOG([.A149])" office:value-type="float" office:value="0.62771761736759" calcext:value-type="float">
            <text:p>0.6277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3169" calcext:value-type="float">
            <text:p>23.243169</text:p>
          </table:table-cell>
          <table:table-cell table:formula="of:=LOG([.E151])/LOG([.A151])" office:value-type="float" office:value="0.627866746980956" calcext:value-type="float">
            <text:p>0.6278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696" calcext:value-type="float">
            <text:p>24.590696</text:p>
          </table:table-cell>
          <table:table-cell table:formula="of:=LOG([.E164])/LOG([.A164])" office:value-type="float" office:value="0.628685748961353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0006" calcext:value-type="float">
            <text:p>25.290006</text:p>
          </table:table-cell>
          <table:table-cell table:formula="of:=LOG([.E171])/LOG([.A171])" office:value-type="float" office:value="0.628998458083014" calcext:value-type="float">
            <text:p>0.628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90124" calcext:value-type="float">
            <text:p>25.390124</text:p>
          </table:table-cell>
          <table:table-cell table:formula="of:=LOG([.E172])/LOG([.A172])" office:value-type="float" office:value="0.629049381386826" calcext:value-type="float">
            <text:p>0.629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83" calcext:value-type="float">
            <text:p>25.89683</text:p>
          </table:table-cell>
          <table:table-cell table:formula="of:=LOG([.E177])/LOG([.A177])" office:value-type="float" office:value="0.629364788773193" calcext:value-type="float">
            <text:p>0.629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6666" calcext:value-type="float">
            <text:p>26.006666</text:p>
          </table:table-cell>
          <table:table-cell table:formula="of:=LOG([.E178])/LOG([.A178])" office:value-type="float" office:value="0.629493553726032" calcext:value-type="float">
            <text:p>0.6294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66" calcext:value-type="float">
            <text:p>27.903366</text:p>
          </table:table-cell>
          <table:table-cell table:formula="of:=LOG([.E197])/LOG([.A197])" office:value-type="float" office:value="0.6306697640397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3" calcext:value-type="float">
            <text:p>28.851603</text:p>
          </table:table-cell>
          <table:table-cell table:formula="of:=LOG([.E207])/LOG([.A207])" office:value-type="float" office:value="0.631051745227141" calcext:value-type="float">
            <text:p>0.6310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formula="of:=[.B208]/[.C208]" office:value-type="float" office:value="9.92307692307692" calcext:value-type="float">
            <text:p>9.9</text:p>
          </table:table-cell>
          <table:table-cell office:value-type="float" office:value="28.942004" calcext:value-type="float">
            <text:p>28.942004</text:p>
          </table:table-cell>
          <table:table-cell table:formula="of:=LOG([.E208])/LOG([.A208])" office:value-type="float" office:value="0.631065333835573" calcext:value-type="float">
            <text:p>0.6310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B209]/[.C209]" office:value-type="float" office:value="10" calcext:value-type="float">
            <text:p>10.0</text:p>
          </table:table-cell>
          <table:table-cell office:value-type="float" office:value="29.031858" calcext:value-type="float">
            <text:p>29.031858</text:p>
          </table:table-cell>
          <table:table-cell table:formula="of:=LOG([.E209])/LOG([.A209])" office:value-type="float" office:value="0.631076299306273" calcext:value-type="float">
            <text:p>0.6310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formula="of:=[.B210]/[.C210]" office:value-type="float" office:value="10.0769230769231" calcext:value-type="float">
            <text:p>10.1</text:p>
          </table:table-cell>
          <table:table-cell office:value-type="float" office:value="29.12309" calcext:value-type="float">
            <text:p>29.12309</text:p>
          </table:table-cell>
          <table:table-cell table:formula="of:=LOG([.E210])/LOG([.A210])" office:value-type="float" office:value="0.63109703948163" calcext:value-type="float">
            <text:p>0.631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table:formula="of:=[.B211]/[.C211]" office:value-type="float" office:value="9" calcext:value-type="float">
            <text:p>9.0</text:p>
          </table:table-cell>
          <table:table-cell office:value-type="float" office:value="29.217603" calcext:value-type="float">
            <text:p>29.217603</text:p>
          </table:table-cell>
          <table:table-cell table:formula="of:=LOG([.E211])/LOG([.A211])" office:value-type="float" office:value="0.631139611596822" calcext:value-type="float">
            <text:p>0.6311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formula="of:=[.B212]/[.C212]" office:value-type="float" office:value="9.07142857142857" calcext:value-type="float">
            <text:p>9.1</text:p>
          </table:table-cell>
          <table:table-cell office:value-type="float" office:value="29.308835" calcext:value-type="float">
            <text:p>29.308835</text:p>
          </table:table-cell>
          <table:table-cell table:formula="of:=LOG([.E212])/LOG([.A212])" office:value-type="float" office:value="0.631161910902979" calcext:value-type="float">
            <text:p>0.6311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B213]/[.C213]" office:value-type="float" office:value="9.14285714285714" calcext:value-type="float">
            <text:p>9.1</text:p>
          </table:table-cell>
          <table:table-cell office:value-type="float" office:value="29.400065" calcext:value-type="float">
            <text:p>29.400065</text:p>
          </table:table-cell>
          <table:table-cell table:formula="of:=LOG([.E213])/LOG([.A213])" office:value-type="float" office:value="0.631184995789798" calcext:value-type="float">
            <text:p>0.631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formula="of:=[.B214]/[.C214]" office:value-type="float" office:value="9.21428571428571" calcext:value-type="float">
            <text:p>9.2</text:p>
          </table:table-cell>
          <table:table-cell office:value-type="float" office:value="29.491297" calcext:value-type="float">
            <text:p>29.491297</text:p>
          </table:table-cell>
          <table:table-cell table:formula="of:=LOG([.E214])/LOG([.A214])" office:value-type="float" office:value="0.631208876195011" calcext:value-type="float">
            <text:p>0.6312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formula="of:=[.B215]/[.C215]" office:value-type="float" office:value="9.28571428571429" calcext:value-type="float">
            <text:p>9.3</text:p>
          </table:table-cell>
          <table:table-cell office:value-type="float" office:value="29.582133" calcext:value-type="float">
            <text:p>29.582133</text:p>
          </table:table-cell>
          <table:table-cell table:formula="of:=LOG([.E215])/LOG([.A215])" office:value-type="float" office:value="0.631231029496609" calcext:value-type="float">
            <text:p>0.6312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216]/[.C216]" office:value-type="float" office:value="9.35714285714286" calcext:value-type="float">
            <text:p>9.4</text:p>
          </table:table-cell>
          <table:table-cell office:value-type="float" office:value="29.674194" calcext:value-type="float">
            <text:p>29.674194</text:p>
          </table:table-cell>
          <table:table-cell table:formula="of:=LOG([.E216])/LOG([.A216])" office:value-type="float" office:value="0.631261641812592" calcext:value-type="float">
            <text:p>0.6312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formula="of:=[.B217]/[.C217]" office:value-type="float" office:value="8.4" calcext:value-type="float">
            <text:p>8.4</text:p>
          </table:table-cell>
          <table:table-cell office:value-type="float" office:value="29.769567" calcext:value-type="float">
            <text:p>29.769567</text:p>
          </table:table-cell>
          <table:table-cell table:formula="of:=LOG([.E217])/LOG([.A217])" office:value-type="float" office:value="0.631313649768724" calcext:value-type="float">
            <text:p>0.6313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B218]/[.C218]" office:value-type="float" office:value="8.46666666666667" calcext:value-type="float">
            <text:p>8.5</text:p>
          </table:table-cell>
          <table:table-cell office:value-type="float" office:value="29.861628" calcext:value-type="float">
            <text:p>29.861628</text:p>
          </table:table-cell>
          <table:table-cell table:formula="of:=LOG([.E218])/LOG([.A218])" office:value-type="float" office:value="0.631345560801086" calcext:value-type="float">
            <text:p>0.6313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B219]/[.C219]" office:value-type="float" office:value="8.53333333333333" calcext:value-type="float">
            <text:p>8.5</text:p>
          </table:table-cell>
          <table:table-cell office:value-type="float" office:value="29.95369" calcext:value-type="float">
            <text:p>29.95369</text:p>
          </table:table-cell>
          <table:table-cell table:formula="of:=LOG([.E219])/LOG([.A219])" office:value-type="float" office:value="0.63137814830748" calcext:value-type="float">
            <text:p>0.6313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0]/[.C220]" office:value-type="float" office:value="8.6" calcext:value-type="float">
            <text:p>8.6</text:p>
          </table:table-cell>
          <table:table-cell office:value-type="float" office:value="30.045484" calcext:value-type="float">
            <text:p>30.045484</text:p>
          </table:table-cell>
          <table:table-cell table:formula="of:=LOG([.E220])/LOG([.A220])" office:value-type="float" office:value="0.631409737599017" calcext:value-type="float">
            <text:p>0.6314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formula="of:=[.B221]/[.C221]" office:value-type="float" office:value="8.66666666666667" calcext:value-type="float">
            <text:p>8.7</text:p>
          </table:table-cell>
          <table:table-cell office:value-type="float" office:value="30.138385" calcext:value-type="float">
            <text:p>30.138385</text:p>
          </table:table-cell>
          <table:table-cell table:formula="of:=LOG([.E221])/LOG([.A221])" office:value-type="float" office:value="0.631448793824849" calcext:value-type="float">
            <text:p>0.6314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formula="of:=[.B222]/[.C222]" office:value-type="float" office:value="8.73333333333333" calcext:value-type="float">
            <text:p>8.7</text:p>
          </table:table-cell>
          <table:table-cell office:value-type="float" office:value="30.231285" calcext:value-type="float">
            <text:p>30.231285</text:p>
          </table:table-cell>
          <table:table-cell table:formula="of:=LOG([.E222])/LOG([.A222])" office:value-type="float" office:value="0.631488434828473" calcext:value-type="float">
            <text:p>0.6314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formula="of:=[.B223]/[.C223]" office:value-type="float" office:value="8.8" calcext:value-type="float">
            <text:p>8.8</text:p>
          </table:table-cell>
          <table:table-cell office:value-type="float" office:value="30.32398" calcext:value-type="float">
            <text:p>30.32398</text:p>
          </table:table-cell>
          <table:table-cell table:formula="of:=LOG([.E223])/LOG([.A223])" office:value-type="float" office:value="0.631527403449704" calcext:value-type="float">
            <text:p>0.6315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formula="of:=[.B224]/[.C224]" office:value-type="float" office:value="8.86666666666667" calcext:value-type="float">
            <text:p>8.9</text:p>
          </table:table-cell>
          <table:table-cell office:value-type="float" office:value="30.416044" calcext:value-type="float">
            <text:p>30.416044</text:p>
          </table:table-cell>
          <table:table-cell table:formula="of:=LOG([.E224])/LOG([.A224])" office:value-type="float" office:value="0.631563112231206" calcext:value-type="float">
            <text:p>0.631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formula="of:=[.B225]/[.C225]" office:value-type="float" office:value="8.93333333333333" calcext:value-type="float">
            <text:p>8.9</text:p>
          </table:table-cell>
          <table:table-cell office:value-type="float" office:value="30.508291" calcext:value-type="float">
            <text:p>30.508291</text:p>
          </table:table-cell>
          <table:table-cell table:formula="of:=LOG([.E225])/LOG([.A225])" office:value-type="float" office:value="0.631600524126401" calcext:value-type="float">
            <text:p>0.6316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formula="of:=[.B226]/[.C226]" office:value-type="float" office:value="9" calcext:value-type="float">
            <text:p>9.0</text:p>
          </table:table-cell>
          <table:table-cell office:value-type="float" office:value="30.600901" calcext:value-type="float">
            <text:p>30.600901</text:p>
          </table:table-cell>
          <table:table-cell table:formula="of:=LOG([.E226])/LOG([.A226])" office:value-type="float" office:value="0.631640700674031" calcext:value-type="float">
            <text:p>0.6316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formula="of:=[.B227]/[.C227]" office:value-type="float" office:value="9.06666666666667" calcext:value-type="float">
            <text:p>9.1</text:p>
          </table:table-cell>
          <table:table-cell office:value-type="float" office:value="30.690687" calcext:value-type="float">
            <text:p>30.690687</text:p>
          </table:table-cell>
          <table:table-cell table:formula="of:=LOG([.E227])/LOG([.A227])" office:value-type="float" office:value="0.631664448985665" calcext:value-type="float">
            <text:p>0.6316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B228]/[.C228]" office:value-type="float" office:value="9.13333333333333" calcext:value-type="float">
            <text:p>9.1</text:p>
          </table:table-cell>
          <table:table-cell office:value-type="float" office:value="30.783216" calcext:value-type="float">
            <text:p>30.783216</text:p>
          </table:table-cell>
          <table:table-cell table:formula="of:=LOG([.E228])/LOG([.A228])" office:value-type="float" office:value="0.631705286747422" calcext:value-type="float">
            <text:p>0.6317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[.B229]/[.C229]" office:value-type="float" office:value="9.2" calcext:value-type="float">
            <text:p>9.2</text:p>
          </table:table-cell>
          <table:table-cell office:value-type="float" office:value="30.876002" calcext:value-type="float">
            <text:p>30.876002</text:p>
          </table:table-cell>
          <table:table-cell table:formula="of:=LOG([.E229])/LOG([.A229])" office:value-type="float" office:value="0.631748185190296" calcext:value-type="float">
            <text:p>0.6317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formula="of:=[.B230]/[.C230]" office:value-type="float" office:value="9.26666666666667" calcext:value-type="float">
            <text:p>9.3</text:p>
          </table:table-cell>
          <table:table-cell office:value-type="float" office:value="30.969091" calcext:value-type="float">
            <text:p>30.969091</text:p>
          </table:table-cell>
          <table:table-cell table:formula="of:=LOG([.E230])/LOG([.A230])" office:value-type="float" office:value="0.631793389563175" calcext:value-type="float">
            <text:p>0.6317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formula="of:=[.B231]/[.C231]" office:value-type="float" office:value="9.33333333333333" calcext:value-type="float">
            <text:p>9.3</text:p>
          </table:table-cell>
          <table:table-cell office:value-type="float" office:value="31.062386" calcext:value-type="float">
            <text:p>31.062386</text:p>
          </table:table-cell>
          <table:table-cell table:formula="of:=LOG([.E231])/LOG([.A231])" office:value-type="float" office:value="0.631840294824674" calcext:value-type="float">
            <text:p>0.631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[.B232]/[.C232]" office:value-type="float" office:value="9.4" calcext:value-type="float">
            <text:p>9.4</text:p>
          </table:table-cell>
          <table:table-cell office:value-type="float" office:value="31.155698" calcext:value-type="float">
            <text:p>31.155698</text:p>
          </table:table-cell>
          <table:table-cell table:formula="of:=LOG([.E232])/LOG([.A232])" office:value-type="float" office:value="0.631887762529714" calcext:value-type="float">
            <text:p>0.6318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table:formula="of:=[.B233]/[.C233]" office:value-type="float" office:value="9.46666666666667" calcext:value-type="float">
            <text:p>9.5</text:p>
          </table:table-cell>
          <table:table-cell office:value-type="float" office:value="31.249031" calcext:value-type="float">
            <text:p>31.249031</text:p>
          </table:table-cell>
          <table:table-cell table:formula="of:=LOG([.E233])/LOG([.A233])" office:value-type="float" office:value="0.631935805388144" calcext:value-type="float">
            <text:p>0.6319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table:formula="of:=[.B234]/[.C234]" office:value-type="float" office:value="8.5625" calcext:value-type="float">
            <text:p>8.6</text:p>
          </table:table-cell>
          <table:table-cell office:value-type="float" office:value="31.336614" calcext:value-type="float">
            <text:p>31.336614</text:p>
          </table:table-cell>
          <table:table-cell table:formula="of:=LOG([.E234])/LOG([.A234])" office:value-type="float" office:value="0.631950630983959" calcext:value-type="float">
            <text:p>0.6319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table:formula="of:=[.B235]/[.C235]" office:value-type="float" office:value="8.625" calcext:value-type="float">
            <text:p>8.6</text:p>
          </table:table-cell>
          <table:table-cell office:value-type="float" office:value="31.429153" calcext:value-type="float">
            <text:p>31.429153</text:p>
          </table:table-cell>
          <table:table-cell table:formula="of:=LOG([.E235])/LOG([.A235])" office:value-type="float" office:value="0.631995042778564" calcext:value-type="float">
            <text:p>0.6319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formula="of:=[.B236]/[.C236]" office:value-type="float" office:value="8.6875" calcext:value-type="float">
            <text:p>8.7</text:p>
          </table:table-cell>
          <table:table-cell office:value-type="float" office:value="31.522489" calcext:value-type="float">
            <text:p>31.522489</text:p>
          </table:table-cell>
          <table:table-cell table:formula="of:=LOG([.E236])/LOG([.A236])" office:value-type="float" office:value="0.632044542331712" calcext:value-type="float">
            <text:p>0.6320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formula="of:=[.B237]/[.C237]" office:value-type="float" office:value="8.75" calcext:value-type="float">
            <text:p>8.8</text:p>
          </table:table-cell>
          <table:table-cell office:value-type="float" office:value="31.615842" calcext:value-type="float">
            <text:p>31.615842</text:p>
          </table:table-cell>
          <table:table-cell table:formula="of:=LOG([.E237])/LOG([.A237])" office:value-type="float" office:value="0.632094553296218" calcext:value-type="float">
            <text:p>0.632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table:formula="of:=[.B238]/[.C238]" office:value-type="float" office:value="8.8125" calcext:value-type="float">
            <text:p>8.8</text:p>
          </table:table-cell>
          <table:table-cell office:value-type="float" office:value="31.709216" calcext:value-type="float">
            <text:p>31.709216</text:p>
          </table:table-cell>
          <table:table-cell table:formula="of:=LOG([.E238])/LOG([.A238])" office:value-type="float" office:value="0.632145088928234" calcext:value-type="float">
            <text:p>0.632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239]/[.C239]" office:value-type="float" office:value="8.875" calcext:value-type="float">
            <text:p>8.9</text:p>
          </table:table-cell>
          <table:table-cell office:value-type="float" office:value="31.802607" calcext:value-type="float">
            <text:p>31.802607</text:p>
          </table:table-cell>
          <table:table-cell table:formula="of:=LOG([.E239])/LOG([.A239])" office:value-type="float" office:value="0.632196116358558" calcext:value-type="float">
            <text:p>0.6321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table:formula="of:=[.B240]/[.C240]" office:value-type="float" office:value="8.9375" calcext:value-type="float">
            <text:p>8.9</text:p>
          </table:table-cell>
          <table:table-cell office:value-type="float" office:value="31.885259" calcext:value-type="float">
            <text:p>31.885259</text:p>
          </table:table-cell>
          <table:table-cell table:formula="of:=LOG([.E240])/LOG([.A240])" office:value-type="float" office:value="0.632186039374806" calcext:value-type="float">
            <text:p>0.6321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table:formula="of:=[.B241]/[.C241]" office:value-type="float" office:value="9" calcext:value-type="float">
            <text:p>9.0</text:p>
          </table:table-cell>
          <table:table-cell office:value-type="float" office:value="31.968475" calcext:value-type="float">
            <text:p>31.968475</text:p>
          </table:table-cell>
          <table:table-cell table:formula="of:=LOG([.E241])/LOG([.A241])" office:value-type="float" office:value="0.632179990221217" calcext:value-type="float">
            <text:p>0.6321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table:formula="of:=[.B242]/[.C242]" office:value-type="float" office:value="9.0625" calcext:value-type="float">
            <text:p>9.1</text:p>
          </table:table-cell>
          <table:table-cell office:value-type="float" office:value="32.051694" calcext:value-type="float">
            <text:p>32.051694</text:p>
          </table:table-cell>
          <table:table-cell table:formula="of:=LOG([.E242])/LOG([.A242])" office:value-type="float" office:value="0.632174732980935" calcext:value-type="float">
            <text:p>0.632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B243]/[.C243]" office:value-type="float" office:value="9.125" calcext:value-type="float">
            <text:p>9.1</text:p>
          </table:table-cell>
          <table:table-cell office:value-type="float" office:value="32.133975" calcext:value-type="float">
            <text:p>32.133975</text:p>
          </table:table-cell>
          <table:table-cell table:formula="of:=LOG([.E243])/LOG([.A243])" office:value-type="float" office:value="0.63216492056256" calcext:value-type="float">
            <text:p>0.6321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table:formula="of:=[.B244]/[.C244]" office:value-type="float" office:value="9.1875" calcext:value-type="float">
            <text:p>9.2</text:p>
          </table:table-cell>
          <table:table-cell office:value-type="float" office:value="32.217194" calcext:value-type="float">
            <text:p>32.217194</text:p>
          </table:table-cell>
          <table:table-cell table:formula="of:=LOG([.E244])/LOG([.A244])" office:value-type="float" office:value="0.632161194810862" calcext:value-type="float">
            <text:p>0.6321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formula="of:=[.B245]/[.C245]" office:value-type="float" office:value="8.35294117647059" calcext:value-type="float">
            <text:p>8.4</text:p>
          </table:table-cell>
          <table:table-cell office:value-type="float" office:value="32.303914" calcext:value-type="float">
            <text:p>32.303914</text:p>
          </table:table-cell>
          <table:table-cell table:formula="of:=LOG([.E245])/LOG([.A245])" office:value-type="float" office:value="0.632177924511773" calcext:value-type="float">
            <text:p>0.6321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[.B246]/[.C246]" office:value-type="float" office:value="8.41176470588235" calcext:value-type="float">
            <text:p>8.4</text:p>
          </table:table-cell>
          <table:table-cell office:value-type="float" office:value="32.38662" calcext:value-type="float">
            <text:p>32.38662</text:p>
          </table:table-cell>
          <table:table-cell table:formula="of:=LOG([.E246])/LOG([.A246])" office:value-type="float" office:value="0.632172721483341" calcext:value-type="float">
            <text:p>0.6321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formula="of:=[.B247]/[.C247]" office:value-type="float" office:value="8.47058823529412" calcext:value-type="float">
            <text:p>8.5</text:p>
          </table:table-cell>
          <table:table-cell office:value-type="float" office:value="32.469838" calcext:value-type="float">
            <text:p>32.469838</text:p>
          </table:table-cell>
          <table:table-cell table:formula="of:=LOG([.E247])/LOG([.A247])" office:value-type="float" office:value="0.63217111888105" calcext:value-type="float">
            <text:p>0.6321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table:formula="of:=[.B248]/[.C248]" office:value-type="float" office:value="8.52941176470588" calcext:value-type="float">
            <text:p>8.5</text:p>
          </table:table-cell>
          <table:table-cell office:value-type="float" office:value="32.553057" calcext:value-type="float">
            <text:p>32.553057</text:p>
          </table:table-cell>
          <table:table-cell table:formula="of:=LOG([.E248])/LOG([.A248])" office:value-type="float" office:value="0.63217022807055" calcext:value-type="float">
            <text:p>0.6321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formula="of:=[.B249]/[.C249]" office:value-type="float" office:value="8.58823529411765" calcext:value-type="float">
            <text:p>8.6</text:p>
          </table:table-cell>
          <table:table-cell office:value-type="float" office:value="32.635656" calcext:value-type="float">
            <text:p>32.635656</text:p>
          </table:table-cell>
          <table:table-cell table:formula="of:=LOG([.E249])/LOG([.A249])" office:value-type="float" office:value="0.632166586976926" calcext:value-type="float">
            <text:p>0.632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[.B250]/[.C250]" office:value-type="float" office:value="8.64705882352941" calcext:value-type="float">
            <text:p>8.6</text:p>
          </table:table-cell>
          <table:table-cell office:value-type="float" office:value="32.718753" calcext:value-type="float">
            <text:p>32.718753</text:p>
          </table:table-cell>
          <table:table-cell table:formula="of:=LOG([.E250])/LOG([.A250])" office:value-type="float" office:value="0.632166411786903" calcext:value-type="float">
            <text:p>0.632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[.B251]/[.C251]" office:value-type="float" office:value="7.88888888888889" calcext:value-type="float">
            <text:p>7.9</text:p>
          </table:table-cell>
          <table:table-cell office:value-type="float" office:value="32.805222" calcext:value-type="float">
            <text:p>32.805222</text:p>
          </table:table-cell>
          <table:table-cell table:formula="of:=LOG([.E251])/LOG([.A251])" office:value-type="float" office:value="0.632185532409145" calcext:value-type="float">
            <text:p>0.6321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table:formula="of:=[.B252]/[.C252]" office:value-type="float" office:value="7.94444444444444" calcext:value-type="float">
            <text:p>7.9</text:p>
          </table:table-cell>
          <table:table-cell office:value-type="float" office:value="32.888468" calcext:value-type="float">
            <text:p>32.888468</text:p>
          </table:table-cell>
          <table:table-cell table:formula="of:=LOG([.E252])/LOG([.A252])" office:value-type="float" office:value="0.632187463740761" calcext:value-type="float">
            <text:p>0.6321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formula="of:=[.B253]/[.C253]" office:value-type="float" office:value="8" calcext:value-type="float">
            <text:p>8.0</text:p>
          </table:table-cell>
          <table:table-cell office:value-type="float" office:value="32.971713" calcext:value-type="float">
            <text:p>32.971713</text:p>
          </table:table-cell>
          <table:table-cell table:formula="of:=LOG([.E253])/LOG([.A253])" office:value-type="float" office:value="0.632190042902086" calcext:value-type="float">
            <text:p>0.6321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formula="of:=[.B254]/[.C254]" office:value-type="float" office:value="8.05555555555556" calcext:value-type="float">
            <text:p>8.1</text:p>
          </table:table-cell>
          <table:table-cell office:value-type="float" office:value="33.055344" calcext:value-type="float">
            <text:p>33.055344</text:p>
          </table:table-cell>
          <table:table-cell table:formula="of:=LOG([.E254])/LOG([.A254])" office:value-type="float" office:value="0.632195375864178" calcext:value-type="float">
            <text:p>0.6321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formula="of:=[.B255]/[.C255]" office:value-type="float" office:value="8.11111111111111" calcext:value-type="float">
            <text:p>8.1</text:p>
          </table:table-cell>
          <table:table-cell office:value-type="float" office:value="33.138975" calcext:value-type="float">
            <text:p>33.138975</text:p>
          </table:table-cell>
          <table:table-cell table:formula="of:=LOG([.E255])/LOG([.A255])" office:value-type="float" office:value="0.632201328892235" calcext:value-type="float">
            <text:p>0.6322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formula="of:=[.B256]/[.C256]" office:value-type="float" office:value="8.16666666666667" calcext:value-type="float">
            <text:p>8.2</text:p>
          </table:table-cell>
          <table:table-cell office:value-type="float" office:value="33.222641" calcext:value-type="float">
            <text:p>33.222641</text:p>
          </table:table-cell>
          <table:table-cell table:formula="of:=LOG([.E256])/LOG([.A256])" office:value-type="float" office:value="0.632208082646976" calcext:value-type="float">
            <text:p>0.632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formula="of:=[.B257]/[.C257]" office:value-type="float" office:value="8.22222222222222" calcext:value-type="float">
            <text:p>8.2</text:p>
          </table:table-cell>
          <table:table-cell office:value-type="float" office:value="33.30648" calcext:value-type="float">
            <text:p>33.30648</text:p>
          </table:table-cell>
          <table:table-cell table:formula="of:=LOG([.E257])/LOG([.A257])" office:value-type="float" office:value="0.632216373191093" calcext:value-type="float">
            <text:p>0.632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[.B258]/[.C258]" office:value-type="float" office:value="8.27777777777778" calcext:value-type="float">
            <text:p>8.3</text:p>
          </table:table-cell>
          <table:table-cell office:value-type="float" office:value="33.390361" calcext:value-type="float">
            <text:p>33.390361</text:p>
          </table:table-cell>
          <table:table-cell table:formula="of:=LOG([.E258])/LOG([.A258])" office:value-type="float" office:value="0.632225475348408" calcext:value-type="float">
            <text:p>0.6322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259]/[.C259]" office:value-type="float" office:value="8.33333333333333" calcext:value-type="float">
            <text:p>8.3</text:p>
          </table:table-cell>
          <table:table-cell office:value-type="float" office:value="33.474238" calcext:value-type="float">
            <text:p>33.474238</text:p>
          </table:table-cell>
          <table:table-cell table:formula="of:=LOG([.E259])/LOG([.A259])" office:value-type="float" office:value="0.632235130541031" calcext:value-type="float">
            <text:p>0.6322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formula="of:=[.B260]/[.C260]" office:value-type="float" office:value="8.38888888888889" calcext:value-type="float">
            <text:p>8.4</text:p>
          </table:table-cell>
          <table:table-cell office:value-type="float" office:value="33.557556" calcext:value-type="float">
            <text:p>33.557556</text:p>
          </table:table-cell>
          <table:table-cell table:formula="of:=LOG([.E260])/LOG([.A260])" office:value-type="float" office:value="0.632242353937655" calcext:value-type="float">
            <text:p>0.632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formula="of:=[.B261]/[.C261]" office:value-type="float" office:value="8.44444444444444" calcext:value-type="float">
            <text:p>8.4</text:p>
          </table:table-cell>
          <table:table-cell office:value-type="float" office:value="33.641818" calcext:value-type="float">
            <text:p>33.641818</text:p>
          </table:table-cell>
          <table:table-cell table:formula="of:=LOG([.E261])/LOG([.A261])" office:value-type="float" office:value="0.632255199945442" calcext:value-type="float">
            <text:p>0.6322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[.B262]/[.C262]" office:value-type="float" office:value="8.5" calcext:value-type="float">
            <text:p>8.5</text:p>
          </table:table-cell>
          <table:table-cell office:value-type="float" office:value="33.726082" calcext:value-type="float">
            <text:p>33.726082</text:p>
          </table:table-cell>
          <table:table-cell table:formula="of:=LOG([.E262])/LOG([.A262])" office:value-type="float" office:value="0.632268592271442" calcext:value-type="float">
            <text:p>0.632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formula="of:=[.B263]/[.C263]" office:value-type="float" office:value="8.55555555555556" calcext:value-type="float">
            <text:p>8.6</text:p>
          </table:table-cell>
          <table:table-cell office:value-type="float" office:value="33.808907" calcext:value-type="float">
            <text:p>33.808907</text:p>
          </table:table-cell>
          <table:table-cell table:formula="of:=LOG([.E263])/LOG([.A263])" office:value-type="float" office:value="0.632274868429118" calcext:value-type="float">
            <text:p>0.6322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table:formula="of:=[.B264]/[.C264]" office:value-type="float" office:value="8.61111111111111" calcext:value-type="float">
            <text:p>8.6</text:p>
          </table:table-cell>
          <table:table-cell office:value-type="float" office:value="33.892715" calcext:value-type="float">
            <text:p>33.892715</text:p>
          </table:table-cell>
          <table:table-cell table:formula="of:=LOG([.E264])/LOG([.A264])" office:value-type="float" office:value="0.63228691708665" calcext:value-type="float">
            <text:p>0.6322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formula="of:=[.B265]/[.C265]" office:value-type="float" office:value="7.89473684210526" calcext:value-type="float">
            <text:p>7.9</text:p>
          </table:table-cell>
          <table:table-cell office:value-type="float" office:value="33.976199" calcext:value-type="float">
            <text:p>33.976199</text:p>
          </table:table-cell>
          <table:table-cell table:formula="of:=LOG([.E265])/LOG([.A265])" office:value-type="float" office:value="0.632297781929177" calcext:value-type="float">
            <text:p>0.6322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table:formula="of:=[.B266]/[.C266]" office:value-type="float" office:value="7.94736842105263" calcext:value-type="float">
            <text:p>7.9</text:p>
          </table:table-cell>
          <table:table-cell office:value-type="float" office:value="34.059639" calcext:value-type="float">
            <text:p>34.059639</text:p>
          </table:table-cell>
          <table:table-cell table:formula="of:=LOG([.E266])/LOG([.A266])" office:value-type="float" office:value="0.632308944387237" calcext:value-type="float">
            <text:p>0.6323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formula="of:=[.B267]/[.C267]" office:value-type="float" office:value="8" calcext:value-type="float">
            <text:p>8.0</text:p>
          </table:table-cell>
          <table:table-cell office:value-type="float" office:value="34.143781" calcext:value-type="float">
            <text:p>34.143781</text:p>
          </table:table-cell>
          <table:table-cell table:formula="of:=LOG([.E267])/LOG([.A267])" office:value-type="float" office:value="0.632324311835694" calcext:value-type="float">
            <text:p>0.6323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formula="of:=[.B268]/[.C268]" office:value-type="float" office:value="8.05263157894737" calcext:value-type="float">
            <text:p>8.1</text:p>
          </table:table-cell>
          <table:table-cell office:value-type="float" office:value="34.228045" calcext:value-type="float">
            <text:p>34.228045</text:p>
          </table:table-cell>
          <table:table-cell table:formula="of:=LOG([.E268])/LOG([.A268])" office:value-type="float" office:value="0.63234080909505" calcext:value-type="float">
            <text:p>0.6323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[.B269]/[.C269]" office:value-type="float" office:value="8.10526315789474" calcext:value-type="float">
            <text:p>8.1</text:p>
          </table:table-cell>
          <table:table-cell office:value-type="float" office:value="34.312101" calcext:value-type="float">
            <text:p>34.312101</text:p>
          </table:table-cell>
          <table:table-cell table:formula="of:=LOG([.E269])/LOG([.A269])" office:value-type="float" office:value="0.632356702512621" calcext:value-type="float">
            <text:p>0.6323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formula="of:=[.B270]/[.C270]" office:value-type="float" office:value="8.1578947368421" calcext:value-type="float">
            <text:p>8.2</text:p>
          </table:table-cell>
          <table:table-cell office:value-type="float" office:value="34.394679" calcext:value-type="float">
            <text:p>34.394679</text:p>
          </table:table-cell>
          <table:table-cell table:formula="of:=LOG([.E270])/LOG([.A270])" office:value-type="float" office:value="0.632365395126845" calcext:value-type="float">
            <text:p>0.6323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formula="of:=[.B271]/[.C271]" office:value-type="float" office:value="8.21052631578947" calcext:value-type="float">
            <text:p>8.2</text:p>
          </table:table-cell>
          <table:table-cell office:value-type="float" office:value="34.479144" calcext:value-type="float">
            <text:p>34.479144</text:p>
          </table:table-cell>
          <table:table-cell table:formula="of:=LOG([.E271])/LOG([.A271])" office:value-type="float" office:value="0.632384383569161" calcext:value-type="float">
            <text:p>0.6323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formula="of:=[.B272]/[.C272]" office:value-type="float" office:value="8.26315789473684" calcext:value-type="float">
            <text:p>8.3</text:p>
          </table:table-cell>
          <table:table-cell office:value-type="float" office:value="34.562162" calcext:value-type="float">
            <text:p>34.562162</text:p>
          </table:table-cell>
          <table:table-cell table:formula="of:=LOG([.E272])/LOG([.A272])" office:value-type="float" office:value="0.632396350938741" calcext:value-type="float">
            <text:p>0.6323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formula="of:=[.B273]/[.C273]" office:value-type="float" office:value="8.31578947368421" calcext:value-type="float">
            <text:p>8.3</text:p>
          </table:table-cell>
          <table:table-cell office:value-type="float" office:value="34.644735" calcext:value-type="float">
            <text:p>34.644735</text:p>
          </table:table-cell>
          <table:table-cell table:formula="of:=LOG([.E273])/LOG([.A273])" office:value-type="float" office:value="0.63240651812402" calcext:value-type="float">
            <text:p>0.6324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formula="of:=[.B274]/[.C274]" office:value-type="float" office:value="8.36842105263158" calcext:value-type="float">
            <text:p>8.4</text:p>
          </table:table-cell>
          <table:table-cell office:value-type="float" office:value="34.729205" calcext:value-type="float">
            <text:p>34.729205</text:p>
          </table:table-cell>
          <table:table-cell table:formula="of:=LOG([.E274])/LOG([.A274])" office:value-type="float" office:value="0.632426920956568" calcext:value-type="float">
            <text:p>0.6324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formula="of:=[.B275]/[.C275]" office:value-type="float" office:value="8.42105263157895" calcext:value-type="float">
            <text:p>8.4</text:p>
          </table:table-cell>
          <table:table-cell office:value-type="float" office:value="34.813321" calcext:value-type="float">
            <text:p>34.813321</text:p>
          </table:table-cell>
          <table:table-cell table:formula="of:=LOG([.E275])/LOG([.A275])" office:value-type="float" office:value="0.632445943439675" calcext:value-type="float">
            <text:p>0.6324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table:formula="of:=[.B276]/[.C276]" office:value-type="float" office:value="7.75" calcext:value-type="float">
            <text:p>7.8</text:p>
          </table:table-cell>
          <table:table-cell office:value-type="float" office:value="34.894831" calcext:value-type="float">
            <text:p>34.894831</text:p>
          </table:table-cell>
          <table:table-cell table:formula="of:=LOG([.E276])/LOG([.A276])" office:value-type="float" office:value="0.632452105949704" calcext:value-type="float">
            <text:p>0.632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table:formula="of:=[.B277]/[.C277]" office:value-type="float" office:value="7.8" calcext:value-type="float">
            <text:p>7.8</text:p>
          </table:table-cell>
          <table:table-cell office:value-type="float" office:value="34.979301" calcext:value-type="float">
            <text:p>34.979301</text:p>
          </table:table-cell>
          <table:table-cell table:formula="of:=LOG([.E277])/LOG([.A277])" office:value-type="float" office:value="0.632473834424598" calcext:value-type="float">
            <text:p>0.6324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[.B278]/[.C278]" office:value-type="float" office:value="7.85" calcext:value-type="float">
            <text:p>7.9</text:p>
          </table:table-cell>
          <table:table-cell office:value-type="float" office:value="35.062319" calcext:value-type="float">
            <text:p>35.062319</text:p>
          </table:table-cell>
          <table:table-cell table:formula="of:=LOG([.E278])/LOG([.A278])" office:value-type="float" office:value="0.632488611058879" calcext:value-type="float">
            <text:p>0.6324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B279]/[.C279]" office:value-type="float" office:value="7.9" calcext:value-type="float">
            <text:p>7.9</text:p>
          </table:table-cell>
          <table:table-cell office:value-type="float" office:value="35.144892" calcext:value-type="float">
            <text:p>35.144892</text:p>
          </table:table-cell>
          <table:table-cell table:formula="of:=LOG([.E279])/LOG([.A279])" office:value-type="float" office:value="0.632501587390175" calcext:value-type="float">
            <text:p>0.632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formula="of:=[.B280]/[.C280]" office:value-type="float" office:value="7.95" calcext:value-type="float">
            <text:p>8.0</text:p>
          </table:table-cell>
          <table:table-cell office:value-type="float" office:value="35.229365" calcext:value-type="float">
            <text:p>35.229365</text:p>
          </table:table-cell>
          <table:table-cell table:formula="of:=LOG([.E280])/LOG([.A280])" office:value-type="float" office:value="0.63252459786331" calcext:value-type="float">
            <text:p>0.6325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[.B281]/[.C281]" office:value-type="float" office:value="8" calcext:value-type="float">
            <text:p>8.0</text:p>
          </table:table-cell>
          <table:table-cell office:value-type="float" office:value="35.313533" calcext:value-type="float">
            <text:p>35.313533</text:p>
          </table:table-cell>
          <table:table-cell table:formula="of:=LOG([.E281])/LOG([.A281])" office:value-type="float" office:value="0.63254646802987" calcext:value-type="float">
            <text:p>0.632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formula="of:=[.B282]/[.C282]" office:value-type="float" office:value="8.05" calcext:value-type="float">
            <text:p>8.1</text:p>
          </table:table-cell>
          <table:table-cell office:value-type="float" office:value="35.396098" calcext:value-type="float">
            <text:p>35.396098</text:p>
          </table:table-cell>
          <table:table-cell table:formula="of:=LOG([.E282])/LOG([.A282])" office:value-type="float" office:value="0.632560702056216" calcext:value-type="float">
            <text:p>0.632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B283]/[.C283]" office:value-type="float" office:value="8.1" calcext:value-type="float">
            <text:p>8.1</text:p>
          </table:table-cell>
          <table:table-cell office:value-type="float" office:value="35.478663" calcext:value-type="float">
            <text:p>35.478663</text:p>
          </table:table-cell>
          <table:table-cell table:formula="of:=LOG([.E283])/LOG([.A283])" office:value-type="float" office:value="0.632575373655723" calcext:value-type="float">
            <text:p>0.6325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table:formula="of:=[.B284]/[.C284]" office:value-type="float" office:value="8.15" calcext:value-type="float">
            <text:p>8.2</text:p>
          </table:table-cell>
          <table:table-cell office:value-type="float" office:value="35.561231" calcext:value-type="float">
            <text:p>35.561231</text:p>
          </table:table-cell>
          <table:table-cell table:formula="of:=LOG([.E284])/LOG([.A284])" office:value-type="float" office:value="0.632590491478222" calcext:value-type="float">
            <text:p>0.63259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285]/[.C285]" office:value-type="float" office:value="8.2" calcext:value-type="float">
            <text:p>8.2</text:p>
          </table:table-cell>
          <table:table-cell office:value-type="float" office:value="35.63827" calcext:value-type="float">
            <text:p>35.63827</text:p>
          </table:table-cell>
          <table:table-cell table:formula="of:=LOG([.E285])/LOG([.A285])" office:value-type="float" office:value="0.632578572640549" calcext:value-type="float">
            <text:p>0.6325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[.B286]/[.C286]" office:value-type="float" office:value="8.25" calcext:value-type="float">
            <text:p>8.3</text:p>
          </table:table-cell>
          <table:table-cell office:value-type="float" office:value="35.715309" calcext:value-type="float">
            <text:p>35.715309</text:p>
          </table:table-cell>
          <table:table-cell table:formula="of:=LOG([.E286])/LOG([.A286])" office:value-type="float" office:value="0.632567229474384" calcext:value-type="float">
            <text:p>0.6325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87]/[.C287]" office:value-type="float" office:value="8.3" calcext:value-type="float">
            <text:p>8.3</text:p>
          </table:table-cell>
          <table:table-cell office:value-type="float" office:value="35.792351" calcext:value-type="float">
            <text:p>35.792351</text:p>
          </table:table-cell>
          <table:table-cell table:formula="of:=LOG([.E287])/LOG([.A287])" office:value-type="float" office:value="0.632556469497751" calcext:value-type="float">
            <text:p>0.632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288]/[.C288]" office:value-type="float" office:value="8.35" calcext:value-type="float">
            <text:p>8.4</text:p>
          </table:table-cell>
          <table:table-cell office:value-type="float" office:value="35.86939" calcext:value-type="float">
            <text:p>35.86939</text:p>
          </table:table-cell>
          <table:table-cell table:formula="of:=LOG([.E288])/LOG([.A288])" office:value-type="float" office:value="0.632546255835282" calcext:value-type="float">
            <text:p>0.6325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B289]/[.C289]" office:value-type="float" office:value="8.4" calcext:value-type="float">
            <text:p>8.4</text:p>
          </table:table-cell>
          <table:table-cell office:value-type="float" office:value="35.946429" calcext:value-type="float">
            <text:p>35.946429</text:p>
          </table:table-cell>
          <table:table-cell table:formula="of:=LOG([.E289])/LOG([.A289])" office:value-type="float" office:value="0.632536596254183" calcext:value-type="float">
            <text:p>0.6325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table:formula="of:=[.B290]/[.C290]" office:value-type="float" office:value="8.45" calcext:value-type="float">
            <text:p>8.5</text:p>
          </table:table-cell>
          <table:table-cell office:value-type="float" office:value="36.022146" calcext:value-type="float">
            <text:p>36.022146</text:p>
          </table:table-cell>
          <table:table-cell table:formula="of:=LOG([.E290])/LOG([.A290])" office:value-type="float" office:value="0.632521007199204" calcext:value-type="float">
            <text:p>0.6325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formula="of:=[.B291]/[.C291]" office:value-type="float" office:value="8.5" calcext:value-type="float">
            <text:p>8.5</text:p>
          </table:table-cell>
          <table:table-cell office:value-type="float" office:value="36.099185" calcext:value-type="float">
            <text:p>36.099185</text:p>
          </table:table-cell>
          <table:table-cell table:formula="of:=LOG([.E291])/LOG([.A291])" office:value-type="float" office:value="0.632512452663907" calcext:value-type="float">
            <text:p>0.6325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[.B292]/[.C292]" office:value-type="float" office:value="8.55" calcext:value-type="float">
            <text:p>8.6</text:p>
          </table:table-cell>
          <table:table-cell office:value-type="float" office:value="36.172722" calcext:value-type="float">
            <text:p>36.172722</text:p>
          </table:table-cell>
          <table:table-cell table:formula="of:=LOG([.E292])/LOG([.A292])" office:value-type="float" office:value="0.63248736761271" calcext:value-type="float">
            <text:p>0.632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formula="of:=[.B293]/[.C293]" office:value-type="float" office:value="8.6" calcext:value-type="float">
            <text:p>8.6</text:p>
          </table:table-cell>
          <table:table-cell office:value-type="float" office:value="36.251938" calcext:value-type="float">
            <text:p>36.251938</text:p>
          </table:table-cell>
          <table:table-cell table:formula="of:=LOG([.E293])/LOG([.A293])" office:value-type="float" office:value="0.632490498444012" calcext:value-type="float">
            <text:p>0.6324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B294]/[.C294]" office:value-type="float" office:value="7.95238095238095" calcext:value-type="float">
            <text:p>8.0</text:p>
          </table:table-cell>
          <table:table-cell office:value-type="float" office:value="36.325546" calcext:value-type="float">
            <text:p>36.325546</text:p>
          </table:table-cell>
          <table:table-cell table:formula="of:=LOG([.E294])/LOG([.A294])" office:value-type="float" office:value="0.632466913877017" calcext:value-type="float">
            <text:p>0.632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formula="of:=[.B295]/[.C295]" office:value-type="float" office:value="8.7" calcext:value-type="float">
            <text:p>8.7</text:p>
          </table:table-cell>
          <table:table-cell office:value-type="float" office:value="36.403842" calcext:value-type="float">
            <text:p>36.403842</text:p>
          </table:table-cell>
          <table:table-cell table:formula="of:=LOG([.E295])/LOG([.A295])" office:value-type="float" office:value="0.63246659071814" calcext:value-type="float">
            <text:p>0.6324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formula="of:=[.B296]/[.C296]" office:value-type="float" office:value="8.75" calcext:value-type="float">
            <text:p>8.8</text:p>
          </table:table-cell>
          <table:table-cell office:value-type="float" office:value="36.479556" calcext:value-type="float">
            <text:p>36.479556</text:p>
          </table:table-cell>
          <table:table-cell table:formula="of:=LOG([.E296])/LOG([.A296])" office:value-type="float" office:value="0.632454295774253" calcext:value-type="float">
            <text:p>0.6324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[.B297]/[.C297]" office:value-type="float" office:value="8.8" calcext:value-type="float">
            <text:p>8.8</text:p>
          </table:table-cell>
          <table:table-cell office:value-type="float" office:value="36.556595" calcext:value-type="float">
            <text:p>36.556595</text:p>
          </table:table-cell>
          <table:table-cell table:formula="of:=LOG([.E297])/LOG([.A297])" office:value-type="float" office:value="0.632448905304322" calcext:value-type="float">
            <text:p>0.6324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table:formula="of:=[.B298]/[.C298]" office:value-type="float" office:value="8.85" calcext:value-type="float">
            <text:p>8.9</text:p>
          </table:table-cell>
          <table:table-cell office:value-type="float" office:value="36.632309" calcext:value-type="float">
            <text:p>36.632309</text:p>
          </table:table-cell>
          <table:table-cell table:formula="of:=LOG([.E298])/LOG([.A298])" office:value-type="float" office:value="0.632437656493673" calcext:value-type="float">
            <text:p>0.6324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formula="of:=[.B299]/[.C299]" office:value-type="float" office:value="8.9" calcext:value-type="float">
            <text:p>8.9</text:p>
          </table:table-cell>
          <table:table-cell office:value-type="float" office:value="36.709351" calcext:value-type="float">
            <text:p>36.709351</text:p>
          </table:table-cell>
          <table:table-cell table:formula="of:=LOG([.E299])/LOG([.A299])" office:value-type="float" office:value="0.632433279668025" calcext:value-type="float">
            <text:p>0.6324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formula="of:=[.B300]/[.C300]" office:value-type="float" office:value="7.59090909090909" calcext:value-type="float">
            <text:p>7.6</text:p>
          </table:table-cell>
          <table:table-cell office:value-type="float" office:value="36.781705" calcext:value-type="float">
            <text:p>36.781705</text:p>
          </table:table-cell>
          <table:table-cell table:formula="of:=LOG([.E300])/LOG([.A300])" office:value-type="float" office:value="0.632407027348759" calcext:value-type="float">
            <text:p>0.632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formula="of:=[.B301]/[.C301]" office:value-type="float" office:value="8.28571428571429" calcext:value-type="float">
            <text:p>8.3</text:p>
          </table:table-cell>
          <table:table-cell office:value-type="float" office:value="36.860001" calcext:value-type="float">
            <text:p>36.860001</text:p>
          </table:table-cell>
          <table:table-cell table:formula="of:=LOG([.E301])/LOG([.A301])" office:value-type="float" office:value="0.632409632625196" calcext:value-type="float">
            <text:p>0.6324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[.B302]/[.C302]" office:value-type="float" office:value="8.33333333333333" calcext:value-type="float">
            <text:p>8.3</text:p>
          </table:table-cell>
          <table:table-cell office:value-type="float" office:value="36.935715" calcext:value-type="float">
            <text:p>36.935715</text:p>
          </table:table-cell>
          <table:table-cell table:formula="of:=LOG([.E302])/LOG([.A302])" office:value-type="float" office:value="0.632400427133564" calcext:value-type="float">
            <text:p>0.6324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formula="of:=[.B303]/[.C303]" office:value-type="float" office:value="8.38095238095238" calcext:value-type="float">
            <text:p>8.4</text:p>
          </table:table-cell>
          <table:table-cell office:value-type="float" office:value="37.012754" calcext:value-type="float">
            <text:p>37.012754</text:p>
          </table:table-cell>
          <table:table-cell table:formula="of:=LOG([.E303])/LOG([.A303])" office:value-type="float" office:value="0.632397987919777" calcext:value-type="float">
            <text:p>0.6323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formula="of:=[.B304]/[.C304]" office:value-type="float" office:value="8.42857142857143" calcext:value-type="float">
            <text:p>8.4</text:p>
          </table:table-cell>
          <table:table-cell office:value-type="float" office:value="37.088468" calcext:value-type="float">
            <text:p>37.088468</text:p>
          </table:table-cell>
          <table:table-cell table:formula="of:=LOG([.E304])/LOG([.A304])" office:value-type="float" office:value="0.63238975442296" calcext:value-type="float">
            <text:p>0.6323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table:formula="of:=[.B305]/[.C305]" office:value-type="float" office:value="8.47619047619048" calcext:value-type="float">
            <text:p>8.5</text:p>
          </table:table-cell>
          <table:table-cell office:value-type="float" office:value="37.165507" calcext:value-type="float">
            <text:p>37.165507</text:p>
          </table:table-cell>
          <table:table-cell table:formula="of:=LOG([.E305])/LOG([.A305])" office:value-type="float" office:value="0.632388242418745" calcext:value-type="float">
            <text:p>0.6323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formula="of:=[.B306]/[.C306]" office:value-type="float" office:value="7.86363636363636" calcext:value-type="float">
            <text:p>7.9</text:p>
          </table:table-cell>
          <table:table-cell office:value-type="float" office:value="37.237796" calcext:value-type="float">
            <text:p>37.237796</text:p>
          </table:table-cell>
          <table:table-cell table:formula="of:=LOG([.E306])/LOG([.A306])" office:value-type="float" office:value="0.632364879441821" calcext:value-type="float">
            <text:p>0.6323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formula="of:=[.B307]/[.C307]" office:value-type="float" office:value="7.90909090909091" calcext:value-type="float">
            <text:p>7.9</text:p>
          </table:table-cell>
          <table:table-cell office:value-type="float" office:value="37.31616" calcext:value-type="float">
            <text:p>37.31616</text:p>
          </table:table-cell>
          <table:table-cell table:formula="of:=LOG([.E307])/LOG([.A307])" office:value-type="float" office:value="0.632370518184468" calcext:value-type="float">
            <text:p>0.6323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formula="of:=[.B308]/[.C308]" office:value-type="float" office:value="7.95454545454545" calcext:value-type="float">
            <text:p>8.0</text:p>
          </table:table-cell>
          <table:table-cell office:value-type="float" office:value="37.391874" calcext:value-type="float">
            <text:p>37.391874</text:p>
          </table:table-cell>
          <table:table-cell table:formula="of:=LOG([.E308])/LOG([.A308])" office:value-type="float" office:value="0.632364184923869" calcext:value-type="float">
            <text:p>0.6323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[.B309]/[.C309]" office:value-type="float" office:value="8" calcext:value-type="float">
            <text:p>8.0</text:p>
          </table:table-cell>
          <table:table-cell office:value-type="float" office:value="37.468913" calcext:value-type="float">
            <text:p>37.468913</text:p>
          </table:table-cell>
          <table:table-cell table:formula="of:=LOG([.E309])/LOG([.A309])" office:value-type="float" office:value="0.632364485741966" calcext:value-type="float">
            <text:p>0.63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formula="of:=[.B310]/[.C310]" office:value-type="float" office:value="11.1666666666667" calcext:value-type="float">
            <text:p>11.2</text:p>
          </table:table-cell>
          <table:table-cell office:value-type="float" office:value="37.550499" calcext:value-type="float">
            <text:p>37.550499</text:p>
          </table:table-cell>
          <table:table-cell table:formula="of:=LOG([.E310])/LOG([.A310])" office:value-type="float" office:value="0.632386333197967" calcext:value-type="float">
            <text:p>0.6323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formula="of:=[.B311]/[.C311]" office:value-type="float" office:value="10.3157894736842" calcext:value-type="float">
            <text:p>10.3</text:p>
          </table:table-cell>
          <table:table-cell office:value-type="float" office:value="37.638537" calcext:value-type="float">
            <text:p>37.638537</text:p>
          </table:table-cell>
          <table:table-cell table:formula="of:=LOG([.E311])/LOG([.A311])" office:value-type="float" office:value="0.63243837218451" calcext:value-type="float">
            <text:p>0.6324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formula="of:=[.B312]/[.C312]" office:value-type="float" office:value="10.3684210526316" calcext:value-type="float">
            <text:p>10.4</text:p>
          </table:table-cell>
          <table:table-cell office:value-type="float" office:value="37.723521" calcext:value-type="float">
            <text:p>37.723521</text:p>
          </table:table-cell>
          <table:table-cell table:formula="of:=LOG([.E312])/LOG([.A312])" office:value-type="float" office:value="0.632476442035206" calcext:value-type="float">
            <text:p>0.6324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B313]/[.C313]" office:value-type="float" office:value="10.4210526315789" calcext:value-type="float">
            <text:p>10.4</text:p>
          </table:table-cell>
          <table:table-cell office:value-type="float" office:value="37.808502" calcext:value-type="float">
            <text:p>37.808502</text:p>
          </table:table-cell>
          <table:table-cell table:formula="of:=LOG([.E313])/LOG([.A313])" office:value-type="float" office:value="0.632514710366223" calcext:value-type="float">
            <text:p>0.6325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formula="of:=[.B314]/[.C314]" office:value-type="float" office:value="10.4736842105263" calcext:value-type="float">
            <text:p>10.5</text:p>
          </table:table-cell>
          <table:table-cell office:value-type="float" office:value="37.892532" calcext:value-type="float">
            <text:p>37.892532</text:p>
          </table:table-cell>
          <table:table-cell table:formula="of:=LOG([.E314])/LOG([.A314])" office:value-type="float" office:value="0.632548820028054" calcext:value-type="float">
            <text:p>0.6325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[.B315]/[.C315]" office:value-type="float" office:value="10.5263157894737" calcext:value-type="float">
            <text:p>10.5</text:p>
          </table:table-cell>
          <table:table-cell office:value-type="float" office:value="37.977514" calcext:value-type="float">
            <text:p>37.977514</text:p>
          </table:table-cell>
          <table:table-cell table:formula="of:=LOG([.E315])/LOG([.A315])" office:value-type="float" office:value="0.632587519526531" calcext:value-type="float">
            <text:p>0.6325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table:formula="of:=[.B316]/[.C316]" office:value-type="float" office:value="10.5789473684211" calcext:value-type="float">
            <text:p>10.6</text:p>
          </table:table-cell>
          <table:table-cell office:value-type="float" office:value="38.062497" calcext:value-type="float">
            <text:p>38.062497</text:p>
          </table:table-cell>
          <table:table-cell table:formula="of:=LOG([.E316])/LOG([.A316])" office:value-type="float" office:value="0.632626425625686" calcext:value-type="float">
            <text:p>0.6326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formula="of:=[.B317]/[.C317]" office:value-type="float" office:value="10.6315789473684" calcext:value-type="float">
            <text:p>10.6</text:p>
          </table:table-cell>
          <table:table-cell office:value-type="float" office:value="38.147481" calcext:value-type="float">
            <text:p>38.147481</text:p>
          </table:table-cell>
          <table:table-cell table:formula="of:=LOG([.E317])/LOG([.A317])" office:value-type="float" office:value="0.632665534971484" calcext:value-type="float">
            <text:p>0.6326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[.B318]/[.C318]" office:value-type="float" office:value="9.85" calcext:value-type="float">
            <text:p>9.9</text:p>
          </table:table-cell>
          <table:table-cell office:value-type="float" office:value="38.23243" calcext:value-type="float">
            <text:p>38.23243</text:p>
          </table:table-cell>
          <table:table-cell table:formula="of:=LOG([.E318])/LOG([.A318])" office:value-type="float" office:value="0.632704680754134" calcext:value-type="float">
            <text:p>0.6327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formula="of:=[.B319]/[.C319]" office:value-type="float" office:value="9.9" calcext:value-type="float">
            <text:p>9.9</text:p>
          </table:table-cell>
          <table:table-cell office:value-type="float" office:value="38.317411" calcext:value-type="float">
            <text:p>38.317411</text:p>
          </table:table-cell>
          <table:table-cell table:formula="of:=LOG([.E319])/LOG([.A319])" office:value-type="float" office:value="0.632744164532351" calcext:value-type="float">
            <text:p>0.6327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formula="of:=[.B320]/[.C320]" office:value-type="float" office:value="9.95" calcext:value-type="float">
            <text:p>10.0</text:p>
          </table:table-cell>
          <table:table-cell office:value-type="float" office:value="38.401438" calcext:value-type="float">
            <text:p>38.401438</text:p>
          </table:table-cell>
          <table:table-cell table:formula="of:=LOG([.E320])/LOG([.A320])" office:value-type="float" office:value="0.632779528339832" calcext:value-type="float">
            <text:p>0.6327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B321]/[.C321]" office:value-type="float" office:value="10" calcext:value-type="float">
            <text:p>10.0</text:p>
          </table:table-cell>
          <table:table-cell office:value-type="float" office:value="38.486422" calcext:value-type="float">
            <text:p>38.486422</text:p>
          </table:table-cell>
          <table:table-cell table:formula="of:=LOG([.E321])/LOG([.A321])" office:value-type="float" office:value="0.632819412516446" calcext:value-type="float">
            <text:p>0.6328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B322]/[.C322]" office:value-type="float" office:value="10.05" calcext:value-type="float">
            <text:p>10.1</text:p>
          </table:table-cell>
          <table:table-cell office:value-type="float" office:value="38.571406" calcext:value-type="float">
            <text:p>38.571406</text:p>
          </table:table-cell>
          <table:table-cell table:formula="of:=LOG([.E322])/LOG([.A322])" office:value-type="float" office:value="0.632859479432209" calcext:value-type="float">
            <text:p>0.6328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formula="of:=[.B323]/[.C323]" office:value-type="float" office:value="10.1" calcext:value-type="float">
            <text:p>10.1</text:p>
          </table:table-cell>
          <table:table-cell office:value-type="float" office:value="38.65639" calcext:value-type="float">
            <text:p>38.65639</text:p>
          </table:table-cell>
          <table:table-cell table:formula="of:=LOG([.E323])/LOG([.A323])" office:value-type="float" office:value="0.632899726052574" calcext:value-type="float">
            <text:p>0.6329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[.B324]/[.C324]" office:value-type="float" office:value="10.15" calcext:value-type="float">
            <text:p>10.2</text:p>
          </table:table-cell>
          <table:table-cell office:value-type="float" office:value="38.739459" calcext:value-type="float">
            <text:p>38.739459</text:p>
          </table:table-cell>
          <table:table-cell table:formula="of:=LOG([.E324])/LOG([.A324])" office:value-type="float" office:value="0.632931593735542" calcext:value-type="float">
            <text:p>0.6329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formula="of:=[.B325]/[.C325]" office:value-type="float" office:value="10.2" calcext:value-type="float">
            <text:p>10.2</text:p>
          </table:table-cell>
          <table:table-cell office:value-type="float" office:value="38.822027" calcext:value-type="float">
            <text:p>38.822027</text:p>
          </table:table-cell>
          <table:table-cell table:formula="of:=LOG([.E325])/LOG([.A325])" office:value-type="float" office:value="0.632961448944183" calcext:value-type="float">
            <text:p>0.6329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formula="of:=[.B326]/[.C326]" office:value-type="float" office:value="10.25" calcext:value-type="float">
            <text:p>10.3</text:p>
          </table:table-cell>
          <table:table-cell office:value-type="float" office:value="38.90701" calcext:value-type="float">
            <text:p>38.90701</text:p>
          </table:table-cell>
          <table:table-cell table:formula="of:=LOG([.E326])/LOG([.A326])" office:value-type="float" office:value="0.633002264873108" calcext:value-type="float">
            <text:p>0.6330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table:formula="of:=[.B327]/[.C327]" office:value-type="float" office:value="10.3" calcext:value-type="float">
            <text:p>10.3</text:p>
          </table:table-cell>
          <table:table-cell office:value-type="float" office:value="38.991992" calcext:value-type="float">
            <text:p>38.991992</text:p>
          </table:table-cell>
          <table:table-cell table:formula="of:=LOG([.E327])/LOG([.A327])" office:value-type="float" office:value="0.63304324412391" calcext:value-type="float">
            <text:p>0.6330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[.B328]/[.C328]" office:value-type="float" office:value="10.35" calcext:value-type="float">
            <text:p>10.4</text:p>
          </table:table-cell>
          <table:table-cell office:value-type="float" office:value="39.076976" calcext:value-type="float">
            <text:p>39.076976</text:p>
          </table:table-cell>
          <table:table-cell table:formula="of:=LOG([.E328])/LOG([.A328])" office:value-type="float" office:value="0.633084397172753" calcext:value-type="float">
            <text:p>0.6330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B329]/[.C329]" office:value-type="float" office:value="10.4" calcext:value-type="float">
            <text:p>10.4</text:p>
          </table:table-cell>
          <table:table-cell office:value-type="float" office:value="39.158971" calcext:value-type="float">
            <text:p>39.158971</text:p>
          </table:table-cell>
          <table:table-cell table:formula="of:=LOG([.E329])/LOG([.A329])" office:value-type="float" office:value="0.633112536658966" calcext:value-type="float">
            <text:p>0.6331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formula="of:=[.B330]/[.C330]" office:value-type="float" office:value="10.45" calcext:value-type="float">
            <text:p>10.5</text:p>
          </table:table-cell>
          <table:table-cell office:value-type="float" office:value="39.243495" calcext:value-type="float">
            <text:p>39.243495</text:p>
          </table:table-cell>
          <table:table-cell table:formula="of:=LOG([.E330])/LOG([.A330])" office:value-type="float" office:value="0.633152024326293" calcext:value-type="float">
            <text:p>0.6331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formula="of:=[.B331]/[.C331]" office:value-type="float" office:value="10.5" calcext:value-type="float">
            <text:p>10.5</text:p>
          </table:table-cell>
          <table:table-cell office:value-type="float" office:value="39.325681" calcext:value-type="float">
            <text:p>39.325681</text:p>
          </table:table-cell>
          <table:table-cell table:formula="of:=LOG([.E331])/LOG([.A331])" office:value-type="float" office:value="0.633181427649428" calcext:value-type="float">
            <text:p>0.633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table:formula="of:=[.B332]/[.C332]" office:value-type="float" office:value="10.55" calcext:value-type="float">
            <text:p>10.6</text:p>
          </table:table-cell>
          <table:table-cell office:value-type="float" office:value="39.403264" calcext:value-type="float">
            <text:p>39.403264</text:p>
          </table:table-cell>
          <table:table-cell table:formula="of:=LOG([.E332])/LOG([.A332])" office:value-type="float" office:value="0.633190917149026" calcext:value-type="float">
            <text:p>0.6331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formula="of:=[.B333]/[.C333]" office:value-type="float" office:value="10.6" calcext:value-type="float">
            <text:p>10.6</text:p>
          </table:table-cell>
          <table:table-cell office:value-type="float" office:value="39.48085" calcext:value-type="float">
            <text:p>39.48085</text:p>
          </table:table-cell>
          <table:table-cell table:formula="of:=LOG([.E333])/LOG([.A333])" office:value-type="float" office:value="0.633200737606304" calcext:value-type="float">
            <text:p>0.633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table:formula="of:=[.B334]/[.C334]" office:value-type="float" office:value="10.65" calcext:value-type="float">
            <text:p>10.7</text:p>
          </table:table-cell>
          <table:table-cell office:value-type="float" office:value="39.557098" calcext:value-type="float">
            <text:p>39.557098</text:p>
          </table:table-cell>
          <table:table-cell table:formula="of:=LOG([.E334])/LOG([.A334])" office:value-type="float" office:value="0.633205048512843" calcext:value-type="float">
            <text:p>0.6332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table:formula="of:=[.B335]/[.C335]" office:value-type="float" office:value="10.7" calcext:value-type="float">
            <text:p>10.7</text:p>
          </table:table-cell>
          <table:table-cell office:value-type="float" office:value="39.634684" calcext:value-type="float">
            <text:p>39.634684</text:p>
          </table:table-cell>
          <table:table-cell table:formula="of:=LOG([.E335])/LOG([.A335])" office:value-type="float" office:value="0.63321550758332" calcext:value-type="float">
            <text:p>0.6332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B336]/[.C336]" office:value-type="float" office:value="10.75" calcext:value-type="float">
            <text:p>10.8</text:p>
          </table:table-cell>
          <table:table-cell office:value-type="float" office:value="39.712268" calcext:value-type="float">
            <text:p>39.712268</text:p>
          </table:table-cell>
          <table:table-cell table:formula="of:=LOG([.E336])/LOG([.A336])" office:value-type="float" office:value="0.633226264432283" calcext:value-type="float">
            <text:p>0.6332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table:formula="of:=[.B337]/[.C337]" office:value-type="float" office:value="10" calcext:value-type="float">
            <text:p>10.0</text:p>
          </table:table-cell>
          <table:table-cell office:value-type="float" office:value="39.790281" calcext:value-type="float">
            <text:p>39.790281</text:p>
          </table:table-cell>
          <table:table-cell table:formula="of:=LOG([.E337])/LOG([.A337])" office:value-type="float" office:value="0.633239177522112" calcext:value-type="float">
            <text:p>0.6332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table:formula="of:=[.B338]/[.C338]" office:value-type="float" office:value="10.047619047619" calcext:value-type="float">
            <text:p>10.0</text:p>
          </table:table-cell>
          <table:table-cell office:value-type="float" office:value="39.867864" calcext:value-type="float">
            <text:p>39.867864</text:p>
          </table:table-cell>
          <table:table-cell table:formula="of:=LOG([.E338])/LOG([.A338])" office:value-type="float" office:value="0.633250527517674" calcext:value-type="float">
            <text:p>0.6332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table:formula="of:=[.B339]/[.C339]" office:value-type="float" office:value="10.0952380952381" calcext:value-type="float">
            <text:p>10.1</text:p>
          </table:table-cell>
          <table:table-cell office:value-type="float" office:value="39.94545" calcext:value-type="float">
            <text:p>39.94545</text:p>
          </table:table-cell>
          <table:table-cell table:formula="of:=LOG([.E339])/LOG([.A339])" office:value-type="float" office:value="0.633262186070186" calcext:value-type="float">
            <text:p>0.6332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[.B340]/[.C340]" office:value-type="float" office:value="10.1428571428571" calcext:value-type="float">
            <text:p>10.1</text:p>
          </table:table-cell>
          <table:table-cell office:value-type="float" office:value="40.021701" calcext:value-type="float">
            <text:p>40.021701</text:p>
          </table:table-cell>
          <table:table-cell table:formula="of:=LOG([.E340])/LOG([.A340])" office:value-type="float" office:value="0.633268411259837" calcext:value-type="float">
            <text:p>0.6332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table:formula="of:=[.B341]/[.C341]" office:value-type="float" office:value="10.1904761904762" calcext:value-type="float">
            <text:p>10.2</text:p>
          </table:table-cell>
          <table:table-cell office:value-type="float" office:value="40.099286" calcext:value-type="float">
            <text:p>40.099286</text:p>
          </table:table-cell>
          <table:table-cell table:formula="of:=LOG([.E341])/LOG([.A341])" office:value-type="float" office:value="0.633280660144695" calcext:value-type="float">
            <text:p>0.6332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formula="of:=[.B342]/[.C342]" office:value-type="float" office:value="10.2380952380952" calcext:value-type="float">
            <text:p>10.2</text:p>
          </table:table-cell>
          <table:table-cell office:value-type="float" office:value="40.176867" calcext:value-type="float">
            <text:p>40.176867</text:p>
          </table:table-cell>
          <table:table-cell table:formula="of:=LOG([.E342])/LOG([.A342])" office:value-type="float" office:value="0.633293177051555" calcext:value-type="float">
            <text:p>0.6332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343]/[.C343]" office:value-type="float" office:value="9.54545454545455" calcext:value-type="float">
            <text:p>9.5</text:p>
          </table:table-cell>
          <table:table-cell office:value-type="float" office:value="40.254883" calcext:value-type="float">
            <text:p>40.254883</text:p>
          </table:table-cell>
          <table:table-cell table:formula="of:=LOG([.E343])/LOG([.A343])" office:value-type="float" office:value="0.633307827759423" calcext:value-type="float">
            <text:p>0.6333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table:formula="of:=[.B344]/[.C344]" office:value-type="float" office:value="9.59090909090909" calcext:value-type="float">
            <text:p>9.6</text:p>
          </table:table-cell>
          <table:table-cell office:value-type="float" office:value="40.332466" calcext:value-type="float">
            <text:p>40.332466</text:p>
          </table:table-cell>
          <table:table-cell table:formula="of:=LOG([.E344])/LOG([.A344])" office:value-type="float" office:value="0.633320908874793" calcext:value-type="float">
            <text:p>0.6333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[.B345]/[.C345]" office:value-type="float" office:value="9.63636363636364" calcext:value-type="float">
            <text:p>9.6</text:p>
          </table:table-cell>
          <table:table-cell office:value-type="float" office:value="40.410052" calcext:value-type="float">
            <text:p>40.410052</text:p>
          </table:table-cell>
          <table:table-cell table:formula="of:=LOG([.E345])/LOG([.A345])" office:value-type="float" office:value="0.633334277789483" calcext:value-type="float">
            <text:p>0.6333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formula="of:=[.B346]/[.C346]" office:value-type="float" office:value="9.68181818181818" calcext:value-type="float">
            <text:p>9.7</text:p>
          </table:table-cell>
          <table:table-cell office:value-type="float" office:value="40.486303" calcext:value-type="float">
            <text:p>40.486303</text:p>
          </table:table-cell>
          <table:table-cell table:formula="of:=LOG([.E346])/LOG([.A346])" office:value-type="float" office:value="0.633342275724519" calcext:value-type="float">
            <text:p>0.6333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formula="of:=[.B347]/[.C347]" office:value-type="float" office:value="9.72727272727273" calcext:value-type="float">
            <text:p>9.7</text:p>
          </table:table-cell>
          <table:table-cell office:value-type="float" office:value="40.563889" calcext:value-type="float">
            <text:p>40.563889</text:p>
          </table:table-cell>
          <table:table-cell table:formula="of:=LOG([.E347])/LOG([.A347])" office:value-type="float" office:value="0.633356198499302" calcext:value-type="float">
            <text:p>0.6333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table:formula="of:=[.B348]/[.C348]" office:value-type="float" office:value="9.77272727272727" calcext:value-type="float">
            <text:p>9.8</text:p>
          </table:table-cell>
          <table:table-cell office:value-type="float" office:value="40.641469" calcext:value-type="float">
            <text:p>40.641469</text:p>
          </table:table-cell>
          <table:table-cell table:formula="of:=LOG([.E348])/LOG([.A348])" office:value-type="float" office:value="0.6333703613059" calcext:value-type="float">
            <text:p>0.6333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B349]/[.C349]" office:value-type="float" office:value="9.81818181818182" calcext:value-type="float">
            <text:p>9.8</text:p>
          </table:table-cell>
          <table:table-cell office:value-type="float" office:value="40.718091" calcext:value-type="float">
            <text:p>40.718091</text:p>
          </table:table-cell>
          <table:table-cell table:formula="of:=LOG([.E349])/LOG([.A349])" office:value-type="float" office:value="0.633380766098624" calcext:value-type="float">
            <text:p>0.6333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table:formula="of:=[.B350]/[.C350]" office:value-type="float" office:value="9.86363636363636" calcext:value-type="float">
            <text:p>9.9</text:p>
          </table:table-cell>
          <table:table-cell office:value-type="float" office:value="40.794629" calcext:value-type="float">
            <text:p>40.794629</text:p>
          </table:table-cell>
          <table:table-cell table:formula="of:=LOG([.E350])/LOG([.A350])" office:value-type="float" office:value="0.633391097473089" calcext:value-type="float">
            <text:p>0.633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B351]/[.C351]" office:value-type="float" office:value="9.90909090909091" calcext:value-type="float">
            <text:p>9.9</text:p>
          </table:table-cell>
          <table:table-cell office:value-type="float" office:value="40.872508" calcext:value-type="float">
            <text:p>40.872508</text:p>
          </table:table-cell>
          <table:table-cell table:formula="of:=LOG([.E351])/LOG([.A351])" office:value-type="float" office:value="0.633407306493107" calcext:value-type="float">
            <text:p>0.6334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formula="of:=[.B352]/[.C352]" office:value-type="float" office:value="9.95454545454546" calcext:value-type="float">
            <text:p>10.0</text:p>
          </table:table-cell>
          <table:table-cell office:value-type="float" office:value="40.94912" calcext:value-type="float">
            <text:p>40.94912</text:p>
          </table:table-cell>
          <table:table-cell table:formula="of:=LOG([.E352])/LOG([.A352])" office:value-type="float" office:value="0.633418483271574" calcext:value-type="float">
            <text:p>0.6334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table:formula="of:=[.B353]/[.C353]" office:value-type="float" office:value="10" calcext:value-type="float">
            <text:p>10.0</text:p>
          </table:table-cell>
          <table:table-cell office:value-type="float" office:value="41.027293" calcext:value-type="float">
            <text:p>41.027293</text:p>
          </table:table-cell>
          <table:table-cell table:formula="of:=LOG([.E353])/LOG([.A353])" office:value-type="float" office:value="0.633436417969055" calcext:value-type="float">
            <text:p>0.6334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table:formula="of:=[.B354]/[.C354]" office:value-type="float" office:value="10.0454545454545" calcext:value-type="float">
            <text:p>10.0</text:p>
          </table:table-cell>
          <table:table-cell office:value-type="float" office:value="41.104121" calcext:value-type="float">
            <text:p>41.104121</text:p>
          </table:table-cell>
          <table:table-cell table:formula="of:=LOG([.E354])/LOG([.A354])" office:value-type="float" office:value="0.633449010213861" calcext:value-type="float">
            <text:p>0.633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table:formula="of:=[.B355]/[.C355]" office:value-type="float" office:value="10.0909090909091" calcext:value-type="float">
            <text:p>10.1</text:p>
          </table:table-cell>
          <table:table-cell office:value-type="float" office:value="41.180087" calcext:value-type="float">
            <text:p>41.180087</text:p>
          </table:table-cell>
          <table:table-cell table:formula="of:=LOG([.E355])/LOG([.A355])" office:value-type="float" office:value="0.633458294800825" calcext:value-type="float">
            <text:p>0.6334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table:formula="of:=[.B356]/[.C356]" office:value-type="float" office:value="8.2" calcext:value-type="float">
            <text:p>8.2</text:p>
          </table:table-cell>
          <table:table-cell office:value-type="float" office:value="41.262955" calcext:value-type="float">
            <text:p>41.262955</text:p>
          </table:table-cell>
          <table:table-cell table:formula="of:=LOG([.E356])/LOG([.A356])" office:value-type="float" office:value="0.633496339386674" calcext:value-type="float">
            <text:p>0.6334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table:formula="of:=[.B357]/[.C357]" office:value-type="float" office:value="8.24" calcext:value-type="float">
            <text:p>8.2</text:p>
          </table:table-cell>
          <table:table-cell office:value-type="float" office:value="41.34682" calcext:value-type="float">
            <text:p>41.34682</text:p>
          </table:table-cell>
          <table:table-cell table:formula="of:=LOG([.E357])/LOG([.A357])" office:value-type="float" office:value="0.633538621058533" calcext:value-type="float">
            <text:p>0.6335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table:formula="of:=[.B358]/[.C358]" office:value-type="float" office:value="8.28" calcext:value-type="float">
            <text:p>8.3</text:p>
          </table:table-cell>
          <table:table-cell office:value-type="float" office:value="41.430176" calcext:value-type="float">
            <text:p>41.430176</text:p>
          </table:table-cell>
          <table:table-cell table:formula="of:=LOG([.E358])/LOG([.A358])" office:value-type="float" office:value="0.633578922644617" calcext:value-type="float">
            <text:p>0.6335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table:formula="of:=[.B359]/[.C359]" office:value-type="float" office:value="8.32" calcext:value-type="float">
            <text:p>8.3</text:p>
          </table:table-cell>
          <table:table-cell office:value-type="float" office:value="41.515971" calcext:value-type="float">
            <text:p>41.515971</text:p>
          </table:table-cell>
          <table:table-cell table:formula="of:=LOG([.E359])/LOG([.A359])" office:value-type="float" office:value="0.633629333462434" calcext:value-type="float">
            <text:p>0.6336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B360]/[.C360]" office:value-type="float" office:value="8.36" calcext:value-type="float">
            <text:p>8.4</text:p>
          </table:table-cell>
          <table:table-cell office:value-type="float" office:value="41.601766" calcext:value-type="float">
            <text:p>41.601766</text:p>
          </table:table-cell>
          <table:table-cell table:formula="of:=LOG([.E360])/LOG([.A360])" office:value-type="float" office:value="0.633679810847011" calcext:value-type="float">
            <text:p>0.6336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[.B361]/[.C361]" office:value-type="float" office:value="8.4" calcext:value-type="float">
            <text:p>8.4</text:p>
          </table:table-cell>
          <table:table-cell office:value-type="float" office:value="41.680621" calcext:value-type="float">
            <text:p>41.680621</text:p>
          </table:table-cell>
          <table:table-cell table:formula="of:=LOG([.E361])/LOG([.A361])" office:value-type="float" office:value="0.633702067893523" calcext:value-type="float">
            <text:p>0.6337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formula="of:=[.B362]/[.C362]" office:value-type="float" office:value="8.44" calcext:value-type="float">
            <text:p>8.4</text:p>
          </table:table-cell>
          <table:table-cell office:value-type="float" office:value="41.75841" calcext:value-type="float">
            <text:p>41.75841</text:p>
          </table:table-cell>
          <table:table-cell table:formula="of:=LOG([.E362])/LOG([.A362])" office:value-type="float" office:value="0.633720191612422" calcext:value-type="float">
            <text:p>0.6337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[.B363]/[.C363]" office:value-type="float" office:value="8.48" calcext:value-type="float">
            <text:p>8.5</text:p>
          </table:table-cell>
          <table:table-cell office:value-type="float" office:value="41.838102" calcext:value-type="float">
            <text:p>41.838102</text:p>
          </table:table-cell>
          <table:table-cell table:formula="of:=LOG([.E363])/LOG([.A363])" office:value-type="float" office:value="0.633746255068231" calcext:value-type="float">
            <text:p>0.6337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table:formula="of:=[.B364]/[.C364]" office:value-type="float" office:value="8.52" calcext:value-type="float">
            <text:p>8.5</text:p>
          </table:table-cell>
          <table:table-cell office:value-type="float" office:value="41.916367" calcext:value-type="float">
            <text:p>41.916367</text:p>
          </table:table-cell>
          <table:table-cell table:formula="of:=LOG([.E364])/LOG([.A364])" office:value-type="float" office:value="0.633766723486372" calcext:value-type="float">
            <text:p>0.633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table:formula="of:=[.B365]/[.C365]" office:value-type="float" office:value="8.56" calcext:value-type="float">
            <text:p>8.6</text:p>
          </table:table-cell>
          <table:table-cell office:value-type="float" office:value="41.995766" calcext:value-type="float">
            <text:p>41.995766</text:p>
          </table:table-cell>
          <table:table-cell table:formula="of:=LOG([.E365])/LOG([.A365])" office:value-type="float" office:value="0.633791976192026" calcext:value-type="float">
            <text:p>0.6337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table:formula="of:=[.B366]/[.C366]" office:value-type="float" office:value="8.6" calcext:value-type="float">
            <text:p>8.6</text:p>
          </table:table-cell>
          <table:table-cell office:value-type="float" office:value="42.074679" calcext:value-type="float">
            <text:p>42.074679</text:p>
          </table:table-cell>
          <table:table-cell table:formula="of:=LOG([.E366])/LOG([.A366])" office:value-type="float" office:value="0.633815452491494" calcext:value-type="float">
            <text:p>0.6338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table:formula="of:=[.B367]/[.C367]" office:value-type="float" office:value="8.64" calcext:value-type="float">
            <text:p>8.6</text:p>
          </table:table-cell>
          <table:table-cell office:value-type="float" office:value="42.153124" calcext:value-type="float">
            <text:p>42.153124</text:p>
          </table:table-cell>
          <table:table-cell table:formula="of:=LOG([.E367])/LOG([.A367])" office:value-type="float" office:value="0.633837236133548" calcext:value-type="float">
            <text:p>0.6338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formula="of:=[.B368]/[.C368]" office:value-type="float" office:value="8.68" calcext:value-type="float">
            <text:p>8.7</text:p>
          </table:table-cell>
          <table:table-cell office:value-type="float" office:value="42.231572" calcext:value-type="float">
            <text:p>42.231572</text:p>
          </table:table-cell>
          <table:table-cell table:formula="of:=LOG([.E368])/LOG([.A368])" office:value-type="float" office:value="0.633859226460089" calcext:value-type="float">
            <text:p>0.6338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table:formula="of:=[.B369]/[.C369]" office:value-type="float" office:value="8.72" calcext:value-type="float">
            <text:p>8.7</text:p>
          </table:table-cell>
          <table:table-cell office:value-type="float" office:value="42.308868" calcext:value-type="float">
            <text:p>42.308868</text:p>
          </table:table-cell>
          <table:table-cell table:formula="of:=LOG([.E369])/LOG([.A369])" office:value-type="float" office:value="0.633876800421229" calcext:value-type="float">
            <text:p>0.6338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formula="of:=[.B370]/[.C370]" office:value-type="float" office:value="8.76" calcext:value-type="float">
            <text:p>8.8</text:p>
          </table:table-cell>
          <table:table-cell office:value-type="float" office:value="42.387187" calcext:value-type="float">
            <text:p>42.387187</text:p>
          </table:table-cell>
          <table:table-cell table:formula="of:=LOG([.E370])/LOG([.A370])" office:value-type="float" office:value="0.633898668625279" calcext:value-type="float">
            <text:p>0.6338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B371]/[.C371]" office:value-type="float" office:value="8.8" calcext:value-type="float">
            <text:p>8.8</text:p>
          </table:table-cell>
          <table:table-cell office:value-type="float" office:value="42.465563" calcext:value-type="float">
            <text:p>42.465563</text:p>
          </table:table-cell>
          <table:table-cell table:formula="of:=LOG([.E371])/LOG([.A371])" office:value-type="float" office:value="0.633920953713396" calcext:value-type="float">
            <text:p>0.633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table:formula="of:=[.B372]/[.C372]" office:value-type="float" office:value="8.84" calcext:value-type="float">
            <text:p>8.8</text:p>
          </table:table-cell>
          <table:table-cell office:value-type="float" office:value="42.542981" calcext:value-type="float">
            <text:p>42.542981</text:p>
          </table:table-cell>
          <table:table-cell table:formula="of:=LOG([.E372])/LOG([.A372])" office:value-type="float" office:value="0.633939619176445" calcext:value-type="float">
            <text:p>0.6339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formula="of:=[.B373]/[.C373]" office:value-type="float" office:value="8.88" calcext:value-type="float">
            <text:p>8.9</text:p>
          </table:table-cell>
          <table:table-cell office:value-type="float" office:value="42.620338" calcext:value-type="float">
            <text:p>42.620338</text:p>
          </table:table-cell>
          <table:table-cell table:formula="of:=LOG([.E373])/LOG([.A373])" office:value-type="float" office:value="0.633958244491758" calcext:value-type="float">
            <text:p>0.6339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B374]/[.C374]" office:value-type="float" office:value="8.92" calcext:value-type="float">
            <text:p>8.9</text:p>
          </table:table-cell>
          <table:table-cell office:value-type="float" office:value="42.699173" calcext:value-type="float">
            <text:p>42.699173</text:p>
          </table:table-cell>
          <table:table-cell table:formula="of:=LOG([.E374])/LOG([.A374])" office:value-type="float" office:value="0.633982915756326" calcext:value-type="float">
            <text:p>0.633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table:formula="of:=[.B375]/[.C375]" office:value-type="float" office:value="8.38461538461539" calcext:value-type="float">
            <text:p>8.4</text:p>
          </table:table-cell>
          <table:table-cell office:value-type="float" office:value="42.77537" calcext:value-type="float">
            <text:p>42.77537</text:p>
          </table:table-cell>
          <table:table-cell table:formula="of:=LOG([.E375])/LOG([.A375])" office:value-type="float" office:value="0.633997348880911" calcext:value-type="float">
            <text:p>0.6339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formula="of:=[.B376]/[.C376]" office:value-type="float" office:value="8.42307692307692" calcext:value-type="float">
            <text:p>8.4</text:p>
          </table:table-cell>
          <table:table-cell office:value-type="float" office:value="42.853963" calcext:value-type="float">
            <text:p>42.853963</text:p>
          </table:table-cell>
          <table:table-cell table:formula="of:=LOG([.E376])/LOG([.A376])" office:value-type="float" office:value="0.634021431972614" calcext:value-type="float">
            <text:p>0.6340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table:formula="of:=[.B377]/[.C377]" office:value-type="float" office:value="8.46153846153846" calcext:value-type="float">
            <text:p>8.5</text:p>
          </table:table-cell>
          <table:table-cell office:value-type="float" office:value="42.932368" calcext:value-type="float">
            <text:p>42.932368</text:p>
          </table:table-cell>
          <table:table-cell table:formula="of:=LOG([.E377])/LOG([.A377])" office:value-type="float" office:value="0.634044948032937" calcext:value-type="float">
            <text:p>0.6340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formula="of:=[.B378]/[.C378]" office:value-type="float" office:value="8.5" calcext:value-type="float">
            <text:p>8.5</text:p>
          </table:table-cell>
          <table:table-cell office:value-type="float" office:value="43.009995" calcext:value-type="float">
            <text:p>43.009995</text:p>
          </table:table-cell>
          <table:table-cell table:formula="of:=LOG([.E378])/LOG([.A378])" office:value-type="float" office:value="0.634065587596141" calcext:value-type="float">
            <text:p>0.6340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formula="of:=[.B379]/[.C379]" office:value-type="float" office:value="8.53846153846154" calcext:value-type="float">
            <text:p>8.5</text:p>
          </table:table-cell>
          <table:table-cell office:value-type="float" office:value="43.08785" calcext:value-type="float">
            <text:p>43.08785</text:p>
          </table:table-cell>
          <table:table-cell table:formula="of:=LOG([.E379])/LOG([.A379])" office:value-type="float" office:value="0.634087303122113" calcext:value-type="float">
            <text:p>0.6340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formula="of:=[.B380]/[.C380]" office:value-type="float" office:value="8.57692307692308" calcext:value-type="float">
            <text:p>8.6</text:p>
          </table:table-cell>
          <table:table-cell office:value-type="float" office:value="43.166723" calcext:value-type="float">
            <text:p>43.166723</text:p>
          </table:table-cell>
          <table:table-cell table:formula="of:=LOG([.E380])/LOG([.A380])" office:value-type="float" office:value="0.634113168736066" calcext:value-type="float">
            <text:p>0.6341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table:formula="of:=[.B381]/[.C381]" office:value-type="float" office:value="8.61538461538462" calcext:value-type="float">
            <text:p>8.6</text:p>
          </table:table-cell>
          <table:table-cell office:value-type="float" office:value="43.244293" calcext:value-type="float">
            <text:p>43.244293</text:p>
          </table:table-cell>
          <table:table-cell table:formula="of:=LOG([.E381])/LOG([.A381])" office:value-type="float" office:value="0.634134120155018" calcext:value-type="float">
            <text:p>0.6341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table:formula="of:=[.B382]/[.C382]" office:value-type="float" office:value="8.65384615384615" calcext:value-type="float">
            <text:p>8.7</text:p>
          </table:table-cell>
          <table:table-cell office:value-type="float" office:value="43.322352" calcext:value-type="float">
            <text:p>43.322352</text:p>
          </table:table-cell>
          <table:table-cell table:formula="of:=LOG([.E382])/LOG([.A382])" office:value-type="float" office:value="0.634157149921859" calcext:value-type="float">
            <text:p>0.6341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table:formula="of:=[.B383]/[.C383]" office:value-type="float" office:value="8.14814814814815" calcext:value-type="float">
            <text:p>8.1</text:p>
          </table:table-cell>
          <table:table-cell office:value-type="float" office:value="43.401454" calcext:value-type="float">
            <text:p>43.401454</text:p>
          </table:table-cell>
          <table:table-cell table:formula="of:=LOG([.E383])/LOG([.A383])" office:value-type="float" office:value="0.634184390149145" calcext:value-type="float">
            <text:p>0.6341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 table:formula="of:=[.B384]/[.C384]" office:value-type="float" office:value="8.18518518518519" calcext:value-type="float">
            <text:p>8.2</text:p>
          </table:table-cell>
          <table:table-cell office:value-type="float" office:value="43.480306" calcext:value-type="float">
            <text:p>43.480306</text:p>
          </table:table-cell>
          <table:table-cell table:formula="of:=LOG([.E384])/LOG([.A384])" office:value-type="float" office:value="0.634210811941841" calcext:value-type="float">
            <text:p>0.634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formula="of:=[.B385]/[.C385]" office:value-type="float" office:value="8.22222222222222" calcext:value-type="float">
            <text:p>8.2</text:p>
          </table:table-cell>
          <table:table-cell office:value-type="float" office:value="43.558558" calcext:value-type="float">
            <text:p>43.558558</text:p>
          </table:table-cell>
          <table:table-cell table:formula="of:=LOG([.E385])/LOG([.A385])" office:value-type="float" office:value="0.634235069641457" calcext:value-type="float">
            <text:p>0.6342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table:formula="of:=[.B386]/[.C386]" office:value-type="float" office:value="8.25925925925926" calcext:value-type="float">
            <text:p>8.3</text:p>
          </table:table-cell>
          <table:table-cell office:value-type="float" office:value="43.638184" calcext:value-type="float">
            <text:p>43.638184</text:p>
          </table:table-cell>
          <table:table-cell table:formula="of:=LOG([.E386])/LOG([.A386])" office:value-type="float" office:value="0.634264775496843" calcext:value-type="float">
            <text:p>0.6342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B387]/[.C387]" office:value-type="float" office:value="7.78571428571429" calcext:value-type="float">
            <text:p>7.8</text:p>
          </table:table-cell>
          <table:table-cell office:value-type="float" office:value="43.714264" calcext:value-type="float">
            <text:p>43.714264</text:p>
          </table:table-cell>
          <table:table-cell table:formula="of:=LOG([.E387])/LOG([.A387])" office:value-type="float" office:value="0.634280995571302" calcext:value-type="float">
            <text:p>0.6342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table:formula="of:=[.B388]/[.C388]" office:value-type="float" office:value="8.33333333333333" calcext:value-type="float">
            <text:p>8.3</text:p>
          </table:table-cell>
          <table:table-cell office:value-type="float" office:value="43.793813" calcext:value-type="float">
            <text:p>43.793813</text:p>
          </table:table-cell>
          <table:table-cell table:formula="of:=LOG([.E388])/LOG([.A388])" office:value-type="float" office:value="0.634310702310024" calcext:value-type="float">
            <text:p>0.6343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formula="of:=[.B389]/[.C389]" office:value-type="float" office:value="7.85714285714286" calcext:value-type="float">
            <text:p>7.9</text:p>
          </table:table-cell>
          <table:table-cell office:value-type="float" office:value="43.872142" calcext:value-type="float">
            <text:p>43.872142</text:p>
          </table:table-cell>
          <table:table-cell table:formula="of:=LOG([.E389])/LOG([.A389])" office:value-type="float" office:value="0.634335875347863" calcext:value-type="float">
            <text:p>0.6343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formula="of:=[.B390]/[.C390]" office:value-type="float" office:value="7.89285714285714" calcext:value-type="float">
            <text:p>7.9</text:p>
          </table:table-cell>
          <table:table-cell office:value-type="float" office:value="43.951767" calcext:value-type="float">
            <text:p>43.951767</text:p>
          </table:table-cell>
          <table:table-cell table:formula="of:=LOG([.E390])/LOG([.A390])" office:value-type="float" office:value="0.634366143237349" calcext:value-type="float">
            <text:p>0.6343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formula="of:=[.B391]/[.C391]" office:value-type="float" office:value="7.92857142857143" calcext:value-type="float">
            <text:p>7.9</text:p>
          </table:table-cell>
          <table:table-cell office:value-type="float" office:value="44.030019" calcext:value-type="float">
            <text:p>44.030019</text:p>
          </table:table-cell>
          <table:table-cell table:formula="of:=LOG([.E391])/LOG([.A391])" office:value-type="float" office:value="0.634391310973262" calcext:value-type="float">
            <text:p>0.6343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table:formula="of:=[.B392]/[.C392]" office:value-type="float" office:value="7.96428571428571" calcext:value-type="float">
            <text:p>8.0</text:p>
          </table:table-cell>
          <table:table-cell office:value-type="float" office:value="44.109639" calcext:value-type="float">
            <text:p>44.109639</text:p>
          </table:table-cell>
          <table:table-cell table:formula="of:=LOG([.E392])/LOG([.A392])" office:value-type="float" office:value="0.634421822805371" calcext:value-type="float">
            <text:p>0.6344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table:formula="of:=[.B393]/[.C393]" office:value-type="float" office:value="8" calcext:value-type="float">
            <text:p>8.0</text:p>
          </table:table-cell>
          <table:table-cell office:value-type="float" office:value="44.185644" calcext:value-type="float">
            <text:p>44.185644</text:p>
          </table:table-cell>
          <table:table-cell table:formula="of:=LOG([.E393])/LOG([.A393])" office:value-type="float" office:value="0.634438757098405" calcext:value-type="float">
            <text:p>0.6344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formula="of:=[.B394]/[.C394]" office:value-type="float" office:value="8.03571428571429" calcext:value-type="float">
            <text:p>8.0</text:p>
          </table:table-cell>
          <table:table-cell office:value-type="float" office:value="44.265269" calcext:value-type="float">
            <text:p>44.265269</text:p>
          </table:table-cell>
          <table:table-cell table:formula="of:=LOG([.E394])/LOG([.A394])" office:value-type="float" office:value="0.634469563032256" calcext:value-type="float">
            <text:p>0.63447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formula="of:=[.B395]/[.C395]" office:value-type="float" office:value="8.07142857142857" calcext:value-type="float">
            <text:p>8.1</text:p>
          </table:table-cell>
          <table:table-cell office:value-type="float" office:value="44.343521" calcext:value-type="float">
            <text:p>44.343521</text:p>
          </table:table-cell>
          <table:table-cell table:formula="of:=LOG([.E395])/LOG([.A395])" office:value-type="float" office:value="0.634495307872124" calcext:value-type="float">
            <text:p>0.6344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table:formula="of:=[.B396]/[.C396]" office:value-type="float" office:value="8.10714285714286" calcext:value-type="float">
            <text:p>8.1</text:p>
          </table:table-cell>
          <table:table-cell office:value-type="float" office:value="44.420019" calcext:value-type="float">
            <text:p>44.420019</text:p>
          </table:table-cell>
          <table:table-cell table:formula="of:=LOG([.E396])/LOG([.A396])" office:value-type="float" office:value="0.634514589402627" calcext:value-type="float">
            <text:p>0.6345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formula="of:=[.B397]/[.C397]" office:value-type="float" office:value="8.14285714285714" calcext:value-type="float">
            <text:p>8.1</text:p>
          </table:table-cell>
          <table:table-cell office:value-type="float" office:value="44.498271" calcext:value-type="float">
            <text:p>44.498271</text:p>
          </table:table-cell>
          <table:table-cell table:formula="of:=LOG([.E397])/LOG([.A397])" office:value-type="float" office:value="0.634540628760227" calcext:value-type="float">
            <text:p>0.6345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table:formula="of:=[.B398]/[.C398]" office:value-type="float" office:value="7.68965517241379" calcext:value-type="float">
            <text:p>7.7</text:p>
          </table:table-cell>
          <table:table-cell office:value-type="float" office:value="44.575801" calcext:value-type="float">
            <text:p>44.575801</text:p>
          </table:table-cell>
          <table:table-cell table:formula="of:=LOG([.E398])/LOG([.A398])" office:value-type="float" office:value="0.634564098811836" calcext:value-type="float">
            <text:p>0.6345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table:formula="of:=[.B399]/[.C399]" office:value-type="float" office:value="8.21428571428571" calcext:value-type="float">
            <text:p>8.2</text:p>
          </table:table-cell>
          <table:table-cell office:value-type="float" office:value="44.652552" calcext:value-type="float">
            <text:p>44.652552</text:p>
          </table:table-cell>
          <table:table-cell table:formula="of:=LOG([.E399])/LOG([.A399])" office:value-type="float" office:value="0.634584802148394" calcext:value-type="float">
            <text:p>0.6345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table:formula="of:=[.B400]/[.C400]" office:value-type="float" office:value="7.75862068965517" calcext:value-type="float">
            <text:p>7.8</text:p>
          </table:table-cell>
          <table:table-cell office:value-type="float" office:value="44.73143" calcext:value-type="float">
            <text:p>44.73143</text:p>
          </table:table-cell>
          <table:table-cell table:formula="of:=LOG([.E400])/LOG([.A400])" office:value-type="float" office:value="0.634613603589189" calcext:value-type="float">
            <text:p>0.6346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formula="of:=[.B401]/[.C401]" office:value-type="float" office:value="7.79310344827586" calcext:value-type="float">
            <text:p>7.8</text:p>
          </table:table-cell>
          <table:table-cell office:value-type="float" office:value="44.809682" calcext:value-type="float">
            <text:p>44.809682</text:p>
          </table:table-cell>
          <table:table-cell table:formula="of:=LOG([.E401])/LOG([.A401])" office:value-type="float" office:value="0.634640195605938" calcext:value-type="float">
            <text:p>0.6346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table:formula="of:=[.B402]/[.C402]" office:value-type="float" office:value="8.32142857142857" calcext:value-type="float">
            <text:p>8.3</text:p>
          </table:table-cell>
          <table:table-cell office:value-type="float" office:value="44.886434" calcext:value-type="float">
            <text:p>44.886434</text:p>
          </table:table-cell>
          <table:table-cell table:formula="of:=LOG([.E402])/LOG([.A402])" office:value-type="float" office:value="0.63466134327796" calcext:value-type="float">
            <text:p>0.6346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formula="of:=[.B403]/[.C403]" office:value-type="float" office:value="7.86206896551724" calcext:value-type="float">
            <text:p>7.9</text:p>
          </table:table-cell>
          <table:table-cell office:value-type="float" office:value="44.964951" calcext:value-type="float">
            <text:p>44.964951</text:p>
          </table:table-cell>
          <table:table-cell table:formula="of:=LOG([.E403])/LOG([.A403])" office:value-type="float" office:value="0.634689190105064" calcext:value-type="float">
            <text:p>0.6346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table:formula="of:=[.B404]/[.C404]" office:value-type="float" office:value="8.39285714285714" calcext:value-type="float">
            <text:p>8.4</text:p>
          </table:table-cell>
          <table:table-cell office:value-type="float" office:value="45.041972" calcext:value-type="float">
            <text:p>45.041972</text:p>
          </table:table-cell>
          <table:table-cell table:formula="of:=LOG([.E404])/LOG([.A404])" office:value-type="float" office:value="0.634711623778385" calcext:value-type="float">
            <text:p>0.6347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formula="of:=[.B405]/[.C405]" office:value-type="float" office:value="7.93103448275862" calcext:value-type="float">
            <text:p>7.9</text:p>
          </table:table-cell>
          <table:table-cell office:value-type="float" office:value="45.120234" calcext:value-type="float">
            <text:p>45.120234</text:p>
          </table:table-cell>
          <table:table-cell table:formula="of:=LOG([.E405])/LOG([.A405])" office:value-type="float" office:value="0.634738785904551" calcext:value-type="float">
            <text:p>0.6347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formula="of:=[.B406]/[.C406]" office:value-type="float" office:value="7.96551724137931" calcext:value-type="float">
            <text:p>8.0</text:p>
          </table:table-cell>
          <table:table-cell office:value-type="float" office:value="45.196528" calcext:value-type="float">
            <text:p>45.196528</text:p>
          </table:table-cell>
          <table:table-cell table:formula="of:=LOG([.E406])/LOG([.A406])" office:value-type="float" office:value="0.634758819933164" calcext:value-type="float">
            <text:p>0.6347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B407]/[.C407]" office:value-type="float" office:value="8" calcext:value-type="float">
            <text:p>8.0</text:p>
          </table:table-cell>
          <table:table-cell office:value-type="float" office:value="45.275055" calcext:value-type="float">
            <text:p>45.275055</text:p>
          </table:table-cell>
          <table:table-cell table:formula="of:=LOG([.E407])/LOG([.A407])" office:value-type="float" office:value="0.634787219008615" calcext:value-type="float">
            <text:p>0.6347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formula="of:=[.B408]/[.C408]" office:value-type="float" office:value="8.03448275862069" calcext:value-type="float">
            <text:p>8.0</text:p>
          </table:table-cell>
          <table:table-cell office:value-type="float" office:value="45.352697" calcext:value-type="float">
            <text:p>45.352697</text:p>
          </table:table-cell>
          <table:table-cell table:formula="of:=LOG([.E408])/LOG([.A408])" office:value-type="float" office:value="0.634812487566905" calcext:value-type="float">
            <text:p>0.6348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formula="of:=[.B409]/[.C409]" office:value-type="float" office:value="8.06896551724138" calcext:value-type="float">
            <text:p>8.1</text:p>
          </table:table-cell>
          <table:table-cell office:value-type="float" office:value="45.431218" calcext:value-type="float">
            <text:p>45.431218</text:p>
          </table:table-cell>
          <table:table-cell table:formula="of:=LOG([.E409])/LOG([.A409])" office:value-type="float" office:value="0.634841104075172" calcext:value-type="float">
            <text:p>0.6348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table:formula="of:=[.B410]/[.C410]" office:value-type="float" office:value="8.10344827586207" calcext:value-type="float">
            <text:p>8.1</text:p>
          </table:table-cell>
          <table:table-cell office:value-type="float" office:value="45.509745" calcext:value-type="float">
            <text:p>45.509745</text:p>
          </table:table-cell>
          <table:table-cell table:formula="of:=LOG([.E410])/LOG([.A410])" office:value-type="float" office:value="0.634869856616391" calcext:value-type="float">
            <text:p>0.6348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formula="of:=[.B411]/[.C411]" office:value-type="float" office:value="8.13793103448276" calcext:value-type="float">
            <text:p>8.1</text:p>
          </table:table-cell>
          <table:table-cell office:value-type="float" office:value="45.587199" calcext:value-type="float">
            <text:p>45.587199</text:p>
          </table:table-cell>
          <table:table-cell table:formula="of:=LOG([.E411])/LOG([.A411])" office:value-type="float" office:value="0.634894809433033" calcext:value-type="float">
            <text:p>0.6348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table:formula="of:=[.B412]/[.C412]" office:value-type="float" office:value="8.17241379310345" calcext:value-type="float">
            <text:p>8.2</text:p>
          </table:table-cell>
          <table:table-cell office:value-type="float" office:value="45.662888" calcext:value-type="float">
            <text:p>45.662888</text:p>
          </table:table-cell>
          <table:table-cell table:formula="of:=LOG([.E412])/LOG([.A412])" office:value-type="float" office:value="0.634913467819539" calcext:value-type="float">
            <text:p>0.6349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table:formula="of:=[.B413]/[.C413]" office:value-type="float" office:value="8.20689655172414" calcext:value-type="float">
            <text:p>8.2</text:p>
          </table:table-cell>
          <table:table-cell office:value-type="float" office:value="45.741704" calcext:value-type="float">
            <text:p>45.741704</text:p>
          </table:table-cell>
          <table:table-cell table:formula="of:=LOG([.E413])/LOG([.A413])" office:value-type="float" office:value="0.63494363335401" calcext:value-type="float">
            <text:p>0.6349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formula="of:=[.B414]/[.C414]" office:value-type="float" office:value="8.24137931034483" calcext:value-type="float">
            <text:p>8.2</text:p>
          </table:table-cell>
          <table:table-cell office:value-type="float" office:value="45.820521" calcext:value-type="float">
            <text:p>45.820521</text:p>
          </table:table-cell>
          <table:table-cell table:formula="of:=LOG([.E414])/LOG([.A414])" office:value-type="float" office:value="0.634973906307543" calcext:value-type="float">
            <text:p>0.6349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[.B415]/[.C415]" office:value-type="float" office:value="8.27586206896552" calcext:value-type="float">
            <text:p>8.3</text:p>
          </table:table-cell>
          <table:table-cell office:value-type="float" office:value="45.897349" calcext:value-type="float">
            <text:p>45.897349</text:p>
          </table:table-cell>
          <table:table-cell table:formula="of:=LOG([.E415])/LOG([.A415])" office:value-type="float" office:value="0.634997090215435" calcext:value-type="float">
            <text:p>0.6349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table:formula="of:=[.B416]/[.C416]" office:value-type="float" office:value="7.83333333333333" calcext:value-type="float">
            <text:p>7.8</text:p>
          </table:table-cell>
          <table:table-cell office:value-type="float" office:value="45.975052" calcext:value-type="float">
            <text:p>45.975052</text:p>
          </table:table-cell>
          <table:table-cell table:formula="of:=LOG([.E416])/LOG([.A416])" office:value-type="float" office:value="0.635023562480111" calcext:value-type="float">
            <text:p>0.6350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table:formula="of:=[.B417]/[.C417]" office:value-type="float" office:value="7.86666666666667" calcext:value-type="float">
            <text:p>7.9</text:p>
          </table:table-cell>
          <table:table-cell office:value-type="float" office:value="46.053869" calcext:value-type="float">
            <text:p>46.053869</text:p>
          </table:table-cell>
          <table:table-cell table:formula="of:=LOG([.E417])/LOG([.A417])" office:value-type="float" office:value="0.635054162381964" calcext:value-type="float">
            <text:p>0.6350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formula="of:=[.B418]/[.C418]" office:value-type="float" office:value="8.37931034482759" calcext:value-type="float">
            <text:p>8.4</text:p>
          </table:table-cell>
          <table:table-cell office:value-type="float" office:value="46.132334" calcext:value-type="float">
            <text:p>46.132334</text:p>
          </table:table-cell>
          <table:table-cell table:formula="of:=LOG([.E418])/LOG([.A418])" office:value-type="float" office:value="0.635083595952444" calcext:value-type="float">
            <text:p>0.63508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table:formula="of:=[.B419]/[.C419]" office:value-type="float" office:value="7.93333333333333" calcext:value-type="float">
            <text:p>7.9</text:p>
          </table:table-cell>
          <table:table-cell office:value-type="float" office:value="46.208374" calcext:value-type="float">
            <text:p>46.208374</text:p>
          </table:table-cell>
          <table:table-cell table:formula="of:=LOG([.E419])/LOG([.A419])" office:value-type="float" office:value="0.635104436974581" calcext:value-type="float">
            <text:p>0.6351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table:formula="of:=[.B420]/[.C420]" office:value-type="float" office:value="7.96666666666667" calcext:value-type="float">
            <text:p>8.0</text:p>
          </table:table-cell>
          <table:table-cell office:value-type="float" office:value="46.287191" calcext:value-type="float">
            <text:p>46.287191</text:p>
          </table:table-cell>
          <table:table-cell table:formula="of:=LOG([.E420])/LOG([.A420])" office:value-type="float" office:value="0.635135351750535" calcext:value-type="float">
            <text:p>0.6351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formula="of:=[.B421]/[.C421]" office:value-type="float" office:value="8" calcext:value-type="float">
            <text:p>8.0</text:p>
          </table:table-cell>
          <table:table-cell office:value-type="float" office:value="46.36408" calcext:value-type="float">
            <text:p>46.36408</text:p>
          </table:table-cell>
          <table:table-cell table:formula="of:=LOG([.E421])/LOG([.A421])" office:value-type="float" office:value="0.635159476692053" calcext:value-type="float">
            <text:p>0.6351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formula="of:=[.B422]/[.C422]" office:value-type="float" office:value="8.03333333333333" calcext:value-type="float">
            <text:p>8.0</text:p>
          </table:table-cell>
          <table:table-cell office:value-type="float" office:value="46.440994" calcext:value-type="float">
            <text:p>46.440994</text:p>
          </table:table-cell>
          <table:table-cell table:formula="of:=LOG([.E422])/LOG([.A422])" office:value-type="float" office:value="0.635183812454768" calcext:value-type="float">
            <text:p>0.6351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formula="of:=[.B423]/[.C423]" office:value-type="float" office:value="8.06666666666667" calcext:value-type="float">
            <text:p>8.1</text:p>
          </table:table-cell>
          <table:table-cell office:value-type="float" office:value="46.517202" calcext:value-type="float">
            <text:p>46.517202</text:p>
          </table:table-cell>
          <table:table-cell table:formula="of:=LOG([.E423])/LOG([.A423])" office:value-type="float" office:value="0.635205757512266" calcext:value-type="float">
            <text:p>0.6352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table:formula="of:=[.B424]/[.C424]" office:value-type="float" office:value="8.1" calcext:value-type="float">
            <text:p>8.1</text:p>
          </table:table-cell>
          <table:table-cell office:value-type="float" office:value="46.600728" calcext:value-type="float">
            <text:p>46.600728</text:p>
          </table:table-cell>
          <table:table-cell table:formula="of:=LOG([.E424])/LOG([.A424])" office:value-type="float" office:value="0.635253801087041" calcext:value-type="float">
            <text:p>0.6352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table:formula="of:=[.B425]/[.C425]" office:value-type="float" office:value="8.13333333333333" calcext:value-type="float">
            <text:p>8.1</text:p>
          </table:table-cell>
          <table:table-cell office:value-type="float" office:value="46.675797" calcext:value-type="float">
            <text:p>46.675797</text:p>
          </table:table-cell>
          <table:table-cell table:formula="of:=LOG([.E425])/LOG([.A425])" office:value-type="float" office:value="0.635271916233022" calcext:value-type="float">
            <text:p>0.6352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26]/[.C426]" office:value-type="float" office:value="8.16666666666667" calcext:value-type="float">
            <text:p>8.2</text:p>
          </table:table-cell>
          <table:table-cell office:value-type="float" office:value="46.752726" calcext:value-type="float">
            <text:p>46.752726</text:p>
          </table:table-cell>
          <table:table-cell table:formula="of:=LOG([.E426])/LOG([.A426])" office:value-type="float" office:value="0.635296747433493" calcext:value-type="float">
            <text:p>0.6352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formula="of:=[.B427]/[.C427]" office:value-type="float" office:value="8.2" calcext:value-type="float">
            <text:p>8.2</text:p>
          </table:table-cell>
          <table:table-cell office:value-type="float" office:value="46.825343" calcext:value-type="float">
            <text:p>46.825343</text:p>
          </table:table-cell>
          <table:table-cell table:formula="of:=LOG([.E427])/LOG([.A427])" office:value-type="float" office:value="0.635306483963745" calcext:value-type="float">
            <text:p>0.6353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table:formula="of:=[.B428]/[.C428]" office:value-type="float" office:value="8.23333333333333" calcext:value-type="float">
            <text:p>8.2</text:p>
          </table:table-cell>
          <table:table-cell office:value-type="float" office:value="46.89386" calcext:value-type="float">
            <text:p>46.89386</text:p>
          </table:table-cell>
          <table:table-cell table:formula="of:=LOG([.E428])/LOG([.A428])" office:value-type="float" office:value="0.635301959197052" calcext:value-type="float">
            <text:p>0.6353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table:formula="of:=[.B429]/[.C429]" office:value-type="float" office:value="8.26666666666667" calcext:value-type="float">
            <text:p>8.3</text:p>
          </table:table-cell>
          <table:table-cell office:value-type="float" office:value="46.971553" calcext:value-type="float">
            <text:p>46.971553</text:p>
          </table:table-cell>
          <table:table-cell table:formula="of:=LOG([.E429])/LOG([.A429])" office:value-type="float" office:value="0.635329904821375" calcext:value-type="float">
            <text:p>0.6353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table:formula="of:=[.B430]/[.C430]" office:value-type="float" office:value="8.3" calcext:value-type="float">
            <text:p>8.3</text:p>
          </table:table-cell>
          <table:table-cell office:value-type="float" office:value="47.043259" calcext:value-type="float">
            <text:p>47.043259</text:p>
          </table:table-cell>
          <table:table-cell table:formula="of:=LOG([.E430])/LOG([.A430])" office:value-type="float" office:value="0.635336955151399" calcext:value-type="float">
            <text:p>0.6353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431]/[.C431]" office:value-type="float" office:value="8.33333333333333" calcext:value-type="float">
            <text:p>8.3</text:p>
          </table:table-cell>
          <table:table-cell office:value-type="float" office:value="47.116577" calcext:value-type="float">
            <text:p>47.116577</text:p>
          </table:table-cell>
          <table:table-cell table:formula="of:=LOG([.E431])/LOG([.A431])" office:value-type="float" office:value="0.635349828498632" calcext:value-type="float">
            <text:p>0.6353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formula="of:=[.B432]/[.C432]" office:value-type="float" office:value="8.36666666666667" calcext:value-type="float">
            <text:p>8.4</text:p>
          </table:table-cell>
          <table:table-cell office:value-type="float" office:value="47.188283" calcext:value-type="float">
            <text:p>47.188283</text:p>
          </table:table-cell>
          <table:table-cell table:formula="of:=LOG([.E432])/LOG([.A432])" office:value-type="float" office:value="0.635357227896535" calcext:value-type="float">
            <text:p>0.6353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table:formula="of:=[.B433]/[.C433]" office:value-type="float" office:value="8.4" calcext:value-type="float">
            <text:p>8.4</text:p>
          </table:table-cell>
          <table:table-cell office:value-type="float" office:value="47.260798" calcext:value-type="float">
            <text:p>47.260798</text:p>
          </table:table-cell>
          <table:table-cell table:formula="of:=LOG([.E433])/LOG([.A433])" office:value-type="float" office:value="0.635367625566802" calcext:value-type="float">
            <text:p>0.6353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table:formula="of:=[.B434]/[.C434]" office:value-type="float" office:value="8.43333333333333" calcext:value-type="float">
            <text:p>8.4</text:p>
          </table:table-cell>
          <table:table-cell office:value-type="float" office:value="47.332504" calcext:value-type="float">
            <text:p>47.332504</text:p>
          </table:table-cell>
          <table:table-cell table:formula="of:=LOG([.E434])/LOG([.A434])" office:value-type="float" office:value="0.635375372890975" calcext:value-type="float">
            <text:p>0.6353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table:formula="of:=[.B435]/[.C435]" office:value-type="float" office:value="8.46666666666667" calcext:value-type="float">
            <text:p>8.5</text:p>
          </table:table-cell>
          <table:table-cell office:value-type="float" office:value="47.403763" calcext:value-type="float">
            <text:p>47.403763</text:p>
          </table:table-cell>
          <table:table-cell table:formula="of:=LOG([.E435])/LOG([.A435])" office:value-type="float" office:value="0.635381741739063" calcext:value-type="float">
            <text:p>0.6353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table:formula="of:=[.B436]/[.C436]" office:value-type="float" office:value="8.5" calcext:value-type="float">
            <text:p>8.5</text:p>
          </table:table-cell>
          <table:table-cell office:value-type="float" office:value="47.475917" calcext:value-type="float">
            <text:p>47.475917</text:p>
          </table:table-cell>
          <table:table-cell table:formula="of:=LOG([.E436])/LOG([.A436])" office:value-type="float" office:value="0.635391392060222" calcext:value-type="float">
            <text:p>0.6353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table:formula="of:=[.B437]/[.C437]" office:value-type="float" office:value="8.53333333333333" calcext:value-type="float">
            <text:p>8.5</text:p>
          </table:table-cell>
          <table:table-cell office:value-type="float" office:value="47.547623" calcext:value-type="float">
            <text:p>47.547623</text:p>
          </table:table-cell>
          <table:table-cell table:formula="of:=LOG([.E437])/LOG([.A437])" office:value-type="float" office:value="0.635399657240956" calcext:value-type="float">
            <text:p>0.635400</text:p>
          </table:table-cell>
        </table:table-row>
      </table:table>
      <table:table table:name="Killgem_amps" table:style-name="ta1">
        <table:shapes>
          <draw:frame draw:z-index="0" draw:style-name="gr1" draw:text-style-name="P1" svg:width="9.2744in" svg:height="5.0925in" svg:x="4.9882in" svg:y="0.1256in">
            <draw:object draw:notify-on-update-of-ranges="Killgem_amps.A2:Killgem_amps.A436 Killgem_amps.F1:Killgem_amps.F1 Killgem_amps.F2:Killgem_amps.F436 Killgem_amps.A2:Killgem_amps.A436 Killgem_amps.D1:Killgem_amps.D1 Killgem_amps.D2:Killgem_amps.D4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2161in" svg:height="5.022in" svg:x="4.9665in" svg:y="5.5843in">
            <draw:object draw:notify-on-update-of-ranges="Killgem_amps.A3:Killgem_amps.A200 Killgem_amps.F1:Killgem_amps.F1 Killgem_amps.F3:Killgem_amps.F200 Killgem_spec.A2:Killgem_spec.A129 Killgem_spec.C1:Killgem_spec.C1 Killgem_spec.C2:Killgem_spec.C129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Killgem</text:p>
          </table:table-cell>
          <table:table-cell office:value-type="string" calcext:value-type="string">
            <text:p>Amps</text:p>
          </table:table-cell>
          <table:table-cell table:style-name="ce10" office:value-type="string" calcext:value-type="string">
            <text:p>Ratio</text:p>
          </table:table-cell>
          <table:table-cell office:value-type="string" calcext:value-type="string">
            <text:p>Power (rescaled)</text:p>
          </table:table-cell>
          <table:table-cell table:style-name="ce7"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" calcext:value-type="float">
            <text:p>0.000000</text:p>
          </table:table-cell>
          <table:table-cell table:style-name="ce7"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9326346875" calcext:value-type="float">
            <text:p>0.932635</text:p>
          </table:table-cell>
          <table:table-cell table:style-name="ce7"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1.8620134375" calcext:value-type="float">
            <text:p>1.862013</text:p>
          </table:table-cell>
          <table:table-cell table:style-name="ce7"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3.0110725" calcext:value-type="float">
            <text:p>3.011073</text:p>
          </table:table-cell>
          <table:table-cell table:style-name="ce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4.146196875" calcext:value-type="float">
            <text:p>4.146197</text:p>
          </table:table-cell>
          <table:table-cell table:style-name="ce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5.6106240625" calcext:value-type="float">
            <text:p>5.610624</text:p>
          </table:table-cell>
          <table:table-cell table:style-name="ce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7.032895" calcext:value-type="float">
            <text:p>7.032895</text:p>
          </table:table-cell>
          <table:table-cell table:style-name="ce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8.71165125" calcext:value-type="float">
            <text:p>8.711651</text:p>
          </table:table-cell>
          <table:table-cell table:style-name="ce7" table:formula="of:=LOG([.E9])/LOG([.A9])" office:value-type="float" office:value="1.0409820667952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0]/[.C10]" office:value-type="float" office:value="3" calcext:value-type="float">
            <text:p>3.0</text:p>
          </table:table-cell>
          <table:table-cell office:value-type="float" office:value="13.1418546875" calcext:value-type="float">
            <text:p>13.141855</text:p>
          </table:table-cell>
          <table:table-cell table:style-name="ce7" table:formula="of:=LOG([.E10])/LOG([.A10])" office:value-type="float" office:value="1.17229807907497" calcext:value-type="float">
            <text:p>1.172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1]/[.C11]" office:value-type="float" office:value="4" calcext:value-type="float">
            <text:p>4.0</text:p>
          </table:table-cell>
          <table:table-cell office:value-type="float" office:value="17.32852625" calcext:value-type="float">
            <text:p>17.328526</text:p>
          </table:table-cell>
          <table:table-cell table:style-name="ce7" table:formula="of:=LOG([.E11])/LOG([.A11])" office:value-type="float" office:value="1.2387616285703" calcext:value-type="float">
            <text:p>1.238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B12]/[.C12]" office:value-type="float" office:value="5" calcext:value-type="float">
            <text:p>5.0</text:p>
          </table:table-cell>
          <table:table-cell office:value-type="float" office:value="21.3460571875" calcext:value-type="float">
            <text:p>21.346057</text:p>
          </table:table-cell>
          <table:table-cell table:style-name="ce7" table:formula="of:=LOG([.E12])/LOG([.A12])" office:value-type="float" office:value="1.27648070467626" calcext:value-type="float">
            <text:p>1.276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[.B13]/[.C13]" office:value-type="float" office:value="6" calcext:value-type="float">
            <text:p>6.0</text:p>
          </table:table-cell>
          <table:table-cell office:value-type="float" office:value="25.1473459375" calcext:value-type="float">
            <text:p>25.147346</text:p>
          </table:table-cell>
          <table:table-cell table:style-name="ce7" table:formula="of:=LOG([.E13])/LOG([.A13])" office:value-type="float" office:value="1.29773581712947" calcext:value-type="float">
            <text:p>1.297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[.B14]/[.C14]" office:value-type="float" office:value="7" calcext:value-type="float">
            <text:p>7.0</text:p>
          </table:table-cell>
          <table:table-cell office:value-type="float" office:value="28.8974571875" calcext:value-type="float">
            <text:p>28.897457</text:p>
          </table:table-cell>
          <table:table-cell table:style-name="ce7" table:formula="of:=LOG([.E14])/LOG([.A14])" office:value-type="float" office:value="1.31143080656558" calcext:value-type="float">
            <text:p>1.311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[.B15]/[.C15]" office:value-type="float" office:value="8" calcext:value-type="float">
            <text:p>8.0</text:p>
          </table:table-cell>
          <table:table-cell office:value-type="float" office:value="32.7431615625" calcext:value-type="float">
            <text:p>32.743162</text:p>
          </table:table-cell>
          <table:table-cell table:style-name="ce7" table:formula="of:=LOG([.E15])/LOG([.A15])" office:value-type="float" office:value="1.32194708082931" calcext:value-type="float">
            <text:p>1.321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[.B16]/[.C16]" office:value-type="float" office:value="9" calcext:value-type="float">
            <text:p>9.0</text:p>
          </table:table-cell>
          <table:table-cell office:value-type="float" office:value="36.4273896875" calcext:value-type="float">
            <text:p>36.427390</text:p>
          </table:table-cell>
          <table:table-cell table:style-name="ce7" table:formula="of:=LOG([.E16])/LOG([.A16])" office:value-type="float" office:value="1.32764191526531" calcext:value-type="float">
            <text:p>1.3276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table:formula="of:=[.B17]/[.C17]" office:value-type="float" office:value="10" calcext:value-type="float">
            <text:p>10.0</text:p>
          </table:table-cell>
          <table:table-cell office:value-type="float" office:value="40.8968925" calcext:value-type="float">
            <text:p>40.896893</text:p>
          </table:table-cell>
          <table:table-cell table:style-name="ce7" table:formula="of:=LOG([.E17])/LOG([.A17])" office:value-type="float" office:value="1.33847983020333" calcext:value-type="float">
            <text:p>1.3384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table:formula="of:=[.B18]/[.C18]" office:value-type="float" office:value="11" calcext:value-type="float">
            <text:p>11.0</text:p>
          </table:table-cell>
          <table:table-cell office:value-type="float" office:value="45.202093125" calcext:value-type="float">
            <text:p>45.202093</text:p>
          </table:table-cell>
          <table:table-cell table:style-name="ce7" table:formula="of:=LOG([.E18])/LOG([.A18])" office:value-type="float" office:value="1.34516639978299" calcext:value-type="float">
            <text:p>1.3451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table:formula="of:=[.B19]/[.C19]" office:value-type="float" office:value="12" calcext:value-type="float">
            <text:p>12.0</text:p>
          </table:table-cell>
          <table:table-cell office:value-type="float" office:value="49.75866625" calcext:value-type="float">
            <text:p>49.758666</text:p>
          </table:table-cell>
          <table:table-cell table:style-name="ce7" table:formula="of:=LOG([.E19])/LOG([.A19])" office:value-type="float" office:value="1.35179311579563" calcext:value-type="float">
            <text:p>1.3517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table:formula="of:=[.B20]/[.C20]" office:value-type="float" office:value="13" calcext:value-type="float">
            <text:p>13.0</text:p>
          </table:table-cell>
          <table:table-cell office:value-type="float" office:value="54.1547075" calcext:value-type="float">
            <text:p>54.154708</text:p>
          </table:table-cell>
          <table:table-cell table:style-name="ce7" table:formula="of:=LOG([.E20])/LOG([.A20])" office:value-type="float" office:value="1.35572342723158" calcext:value-type="float">
            <text:p>1.355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table:formula="of:=[.B21]/[.C21]" office:value-type="float" office:value="14" calcext:value-type="float">
            <text:p>14.0</text:p>
          </table:table-cell>
          <table:table-cell office:value-type="float" office:value="58.435694375" calcext:value-type="float">
            <text:p>58.435694</text:p>
          </table:table-cell>
          <table:table-cell table:style-name="ce7" table:formula="of:=LOG([.E21])/LOG([.A21])" office:value-type="float" office:value="1.3579073617783" calcext:value-type="float">
            <text:p>1.3579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0" table:formula="of:=[.B22]/[.C22]" office:value-type="float" office:value="15" calcext:value-type="float">
            <text:p>15.0</text:p>
          </table:table-cell>
          <table:table-cell office:value-type="float" office:value="62.86181125" calcext:value-type="float">
            <text:p>62.861811</text:p>
          </table:table-cell>
          <table:table-cell table:style-name="ce7" table:formula="of:=LOG([.E22])/LOG([.A22])" office:value-type="float" office:value="1.36012755027745" calcext:value-type="float">
            <text:p>1.3601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0" table:formula="of:=[.B23]/[.C23]" office:value-type="float" office:value="16" calcext:value-type="float">
            <text:p>16.0</text:p>
          </table:table-cell>
          <table:table-cell office:value-type="float" office:value="67.12765375" calcext:value-type="float">
            <text:p>67.127654</text:p>
          </table:table-cell>
          <table:table-cell table:style-name="ce7" table:formula="of:=LOG([.E23])/LOG([.A23])" office:value-type="float" office:value="1.3608988391369" calcext:value-type="float">
            <text:p>1.3608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0" table:formula="of:=[.B24]/[.C24]" office:value-type="float" office:value="17" calcext:value-type="float">
            <text:p>17.0</text:p>
          </table:table-cell>
          <table:table-cell office:value-type="float" office:value="72.8210259375" calcext:value-type="float">
            <text:p>72.821026</text:p>
          </table:table-cell>
          <table:table-cell table:style-name="ce7" table:formula="of:=LOG([.E24])/LOG([.A24])" office:value-type="float" office:value="1.36756901337639" calcext:value-type="float">
            <text:p>1.3675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0" table:formula="of:=[.B25]/[.C25]" office:value-type="float" office:value="18" calcext:value-type="float">
            <text:p>18.0</text:p>
          </table:table-cell>
          <table:table-cell office:value-type="float" office:value="78.0401165625" calcext:value-type="float">
            <text:p>78.040117</text:p>
          </table:table-cell>
          <table:table-cell table:style-name="ce7" table:formula="of:=LOG([.E25])/LOG([.A25])" office:value-type="float" office:value="1.37103499247582" calcext:value-type="float">
            <text:p>1.371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0" table:formula="of:=[.B26]/[.C26]" office:value-type="float" office:value="19" calcext:value-type="float">
            <text:p>19.0</text:p>
          </table:table-cell>
          <table:table-cell office:value-type="float" office:value="83.13974375" calcext:value-type="float">
            <text:p>83.139744</text:p>
          </table:table-cell>
          <table:table-cell table:style-name="ce7" table:formula="of:=LOG([.E26])/LOG([.A26])" office:value-type="float" office:value="1.37331263838056" calcext:value-type="float">
            <text:p>1.3733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table:formula="of:=[.B27]/[.C27]" office:value-type="float" office:value="20" calcext:value-type="float">
            <text:p>20.0</text:p>
          </table:table-cell>
          <table:table-cell office:value-type="float" office:value="88.04016125" calcext:value-type="float">
            <text:p>88.040161</text:p>
          </table:table-cell>
          <table:table-cell table:style-name="ce7" table:formula="of:=LOG([.E27])/LOG([.A27])" office:value-type="float" office:value="1.37435862809934" calcext:value-type="float">
            <text:p>1.3743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" table:formula="of:=[.B28]/[.C28]" office:value-type="float" office:value="21" calcext:value-type="float">
            <text:p>21.0</text:p>
          </table:table-cell>
          <table:table-cell office:value-type="float" office:value="92.9700596875" calcext:value-type="float">
            <text:p>92.970060</text:p>
          </table:table-cell>
          <table:table-cell table:style-name="ce7" table:formula="of:=LOG([.E28])/LOG([.A28])" office:value-type="float" office:value="1.37515225623724" calcext:value-type="float">
            <text:p>1.375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0" table:formula="of:=[.B29]/[.C29]" office:value-type="float" office:value="22" calcext:value-type="float">
            <text:p>22.0</text:p>
          </table:table-cell>
          <table:table-cell office:value-type="float" office:value="97.70813" calcext:value-type="float">
            <text:p>97.708130</text:p>
          </table:table-cell>
          <table:table-cell table:style-name="ce7" table:formula="of:=LOG([.E29])/LOG([.A29])" office:value-type="float" office:value="1.37506109109309" calcext:value-type="float">
            <text:p>1.3750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0" table:formula="of:=[.B30]/[.C30]" office:value-type="float" office:value="23" calcext:value-type="float">
            <text:p>23.0</text:p>
          </table:table-cell>
          <table:table-cell office:value-type="float" office:value="102.39894875" calcext:value-type="float">
            <text:p>102.398949</text:p>
          </table:table-cell>
          <table:table-cell table:style-name="ce7" table:formula="of:=LOG([.E30])/LOG([.A30])" office:value-type="float" office:value="1.37465689982398" calcext:value-type="float">
            <text:p>1.374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0" table:formula="of:=[.B31]/[.C31]" office:value-type="float" office:value="24" calcext:value-type="float">
            <text:p>24.0</text:p>
          </table:table-cell>
          <table:table-cell office:value-type="float" office:value="107.18994125" calcext:value-type="float">
            <text:p>107.189941</text:p>
          </table:table-cell>
          <table:table-cell table:style-name="ce7" table:formula="of:=LOG([.E31])/LOG([.A31])" office:value-type="float" office:value="1.37439903894276" calcext:value-type="float">
            <text:p>1.374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table:formula="of:=[.B32]/[.C32]" office:value-type="float" office:value="25" calcext:value-type="float">
            <text:p>25.0</text:p>
          </table:table-cell>
          <table:table-cell office:value-type="float" office:value="112.1360015625" calcext:value-type="float">
            <text:p>112.136002</text:p>
          </table:table-cell>
          <table:table-cell table:style-name="ce7" table:formula="of:=LOG([.E32])/LOG([.A32])" office:value-type="float" office:value="1.374411770705" calcext:value-type="float">
            <text:p>1.3744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table:formula="of:=[.B33]/[.C33]" office:value-type="float" office:value="26" calcext:value-type="float">
            <text:p>26.0</text:p>
          </table:table-cell>
          <table:table-cell office:value-type="float" office:value="116.998494375" calcext:value-type="float">
            <text:p>116.998494</text:p>
          </table:table-cell>
          <table:table-cell table:style-name="ce7" table:formula="of:=LOG([.E33])/LOG([.A33])" office:value-type="float" office:value="1.37406923080267" calcext:value-type="float">
            <text:p>1.3740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table:formula="of:=[.B34]/[.C34]" office:value-type="float" office:value="27" calcext:value-type="float">
            <text:p>27.0</text:p>
          </table:table-cell>
          <table:table-cell office:value-type="float" office:value="121.9705328125" calcext:value-type="float">
            <text:p>121.970533</text:p>
          </table:table-cell>
          <table:table-cell table:style-name="ce7" table:formula="of:=LOG([.E34])/LOG([.A34])" office:value-type="float" office:value="1.37387933438949" calcext:value-type="float">
            <text:p>1.3738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table:formula="of:=[.B35]/[.C35]" office:value-type="float" office:value="28" calcext:value-type="float">
            <text:p>28.0</text:p>
          </table:table-cell>
          <table:table-cell office:value-type="float" office:value="127.0620728125" calcext:value-type="float">
            <text:p>127.062073</text:p>
          </table:table-cell>
          <table:table-cell table:style-name="ce7" table:formula="of:=LOG([.E35])/LOG([.A35])" office:value-type="float" office:value="1.37384583780857" calcext:value-type="float">
            <text:p>1.373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0" table:formula="of:=[.B36]/[.C36]" office:value-type="float" office:value="11.5" calcext:value-type="float">
            <text:p>11.5</text:p>
          </table:table-cell>
          <table:table-cell office:value-type="float" office:value="132.43109375" calcext:value-type="float">
            <text:p>132.431094</text:p>
          </table:table-cell>
          <table:table-cell table:style-name="ce7" table:formula="of:=LOG([.E36])/LOG([.A36])" office:value-type="float" office:value="1.3742852678503" calcext:value-type="float">
            <text:p>1.374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0" table:formula="of:=[.B37]/[.C37]" office:value-type="float" office:value="12" calcext:value-type="float">
            <text:p>12.0</text:p>
          </table:table-cell>
          <table:table-cell office:value-type="float" office:value="138.008283125" calcext:value-type="float">
            <text:p>138.008283</text:p>
          </table:table-cell>
          <table:table-cell table:style-name="ce7" table:formula="of:=LOG([.E37])/LOG([.A37])" office:value-type="float" office:value="1.37499306983534" calcext:value-type="float">
            <text:p>1.374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0" table:formula="of:=[.B38]/[.C38]" office:value-type="float" office:value="12.5" calcext:value-type="float">
            <text:p>12.5</text:p>
          </table:table-cell>
          <table:table-cell office:value-type="float" office:value="144.047355625" calcext:value-type="float">
            <text:p>144.047356</text:p>
          </table:table-cell>
          <table:table-cell table:style-name="ce7" table:formula="of:=LOG([.E38])/LOG([.A38])" office:value-type="float" office:value="1.3764206842302" calcext:value-type="float">
            <text:p>1.3764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0" table:formula="of:=[.B39]/[.C39]" office:value-type="float" office:value="13" calcext:value-type="float">
            <text:p>13.0</text:p>
          </table:table-cell>
          <table:table-cell office:value-type="float" office:value="149.642575625" calcext:value-type="float">
            <text:p>149.642576</text:p>
          </table:table-cell>
          <table:table-cell table:style-name="ce7" table:formula="of:=LOG([.E39])/LOG([.A39])" office:value-type="float" office:value="1.37680577216926" calcext:value-type="float">
            <text:p>1.376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0" table:formula="of:=[.B40]/[.C40]" office:value-type="float" office:value="13.5" calcext:value-type="float">
            <text:p>13.5</text:p>
          </table:table-cell>
          <table:table-cell office:value-type="float" office:value="155.618324375" calcext:value-type="float">
            <text:p>155.618324</text:p>
          </table:table-cell>
          <table:table-cell table:style-name="ce7" table:formula="of:=LOG([.E40])/LOG([.A40])" office:value-type="float" office:value="1.37773207011513" calcext:value-type="float">
            <text:p>1.3777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0" table:formula="of:=[.B41]/[.C41]" office:value-type="float" office:value="14" calcext:value-type="float">
            <text:p>14.0</text:p>
          </table:table-cell>
          <table:table-cell office:value-type="float" office:value="161.79238625" calcext:value-type="float">
            <text:p>161.792386</text:p>
          </table:table-cell>
          <table:table-cell table:style-name="ce7" table:formula="of:=LOG([.E41])/LOG([.A41])" office:value-type="float" office:value="1.3788235723706" calcext:value-type="float">
            <text:p>1.378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0" table:formula="of:=[.B42]/[.C42]" office:value-type="float" office:value="14.5" calcext:value-type="float">
            <text:p>14.5</text:p>
          </table:table-cell>
          <table:table-cell office:value-type="float" office:value="167.854245625" calcext:value-type="float">
            <text:p>167.854246</text:p>
          </table:table-cell>
          <table:table-cell table:style-name="ce7" table:formula="of:=LOG([.E42])/LOG([.A42])" office:value-type="float" office:value="1.37956014458451" calcext:value-type="float">
            <text:p>1.3795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" table:formula="of:=[.B43]/[.C43]" office:value-type="float" office:value="15" calcext:value-type="float">
            <text:p>15.0</text:p>
          </table:table-cell>
          <table:table-cell office:value-type="float" office:value="173.9750925" calcext:value-type="float">
            <text:p>173.975093</text:p>
          </table:table-cell>
          <table:table-cell table:style-name="ce7" table:formula="of:=LOG([.E43])/LOG([.A43])" office:value-type="float" office:value="1.38024830155688" calcext:value-type="float">
            <text:p>1.3802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0" table:formula="of:=[.B44]/[.C44]" office:value-type="float" office:value="15.5" calcext:value-type="float">
            <text:p>15.5</text:p>
          </table:table-cell>
          <table:table-cell office:value-type="float" office:value="179.9150465625" calcext:value-type="float">
            <text:p>179.915047</text:p>
          </table:table-cell>
          <table:table-cell table:style-name="ce7" table:formula="of:=LOG([.E44])/LOG([.A44])" office:value-type="float" office:value="1.38053935345613" calcext:value-type="float">
            <text:p>1.380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table:formula="of:=[.B45]/[.C45]" office:value-type="float" office:value="16" calcext:value-type="float">
            <text:p>16.0</text:p>
          </table:table-cell>
          <table:table-cell office:value-type="float" office:value="185.9015275" calcext:value-type="float">
            <text:p>185.901528</text:p>
          </table:table-cell>
          <table:table-cell table:style-name="ce7" table:formula="of:=LOG([.E45])/LOG([.A45])" office:value-type="float" office:value="1.38080213122578" calcext:value-type="float">
            <text:p>1.380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0" table:formula="of:=[.B46]/[.C46]" office:value-type="float" office:value="16.5" calcext:value-type="float">
            <text:p>16.5</text:p>
          </table:table-cell>
          <table:table-cell office:value-type="float" office:value="191.93021125" calcext:value-type="float">
            <text:p>191.930211</text:p>
          </table:table-cell>
          <table:table-cell table:style-name="ce7" table:formula="of:=LOG([.E46])/LOG([.A46])" office:value-type="float" office:value="1.38103439351569" calcext:value-type="float">
            <text:p>1.3810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0" table:formula="of:=[.B47]/[.C47]" office:value-type="float" office:value="17" calcext:value-type="float">
            <text:p>17.0</text:p>
          </table:table-cell>
          <table:table-cell office:value-type="float" office:value="198.0349603125" calcext:value-type="float">
            <text:p>198.034960</text:p>
          </table:table-cell>
          <table:table-cell table:style-name="ce7" table:formula="of:=LOG([.E47])/LOG([.A47])" office:value-type="float" office:value="1.38128464765407" calcext:value-type="float">
            <text:p>1.3812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0" table:formula="of:=[.B48]/[.C48]" office:value-type="float" office:value="17.5" calcext:value-type="float">
            <text:p>17.5</text:p>
          </table:table-cell>
          <table:table-cell office:value-type="float" office:value="203.997306875" calcext:value-type="float">
            <text:p>203.997307</text:p>
          </table:table-cell>
          <table:table-cell table:style-name="ce7" table:formula="of:=LOG([.E48])/LOG([.A48])" office:value-type="float" office:value="1.38127348411315" calcext:value-type="float">
            <text:p>1.3812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0" table:formula="of:=[.B49]/[.C49]" office:value-type="float" office:value="18" calcext:value-type="float">
            <text:p>18.0</text:p>
          </table:table-cell>
          <table:table-cell office:value-type="float" office:value="210.3118896875" calcext:value-type="float">
            <text:p>210.311890</text:p>
          </table:table-cell>
          <table:table-cell table:style-name="ce7" table:formula="of:=LOG([.E49])/LOG([.A49])" office:value-type="float" office:value="1.38163624230115" calcext:value-type="float">
            <text:p>1.3816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0" table:formula="of:=[.B50]/[.C50]" office:value-type="float" office:value="18.5" calcext:value-type="float">
            <text:p>18.5</text:p>
          </table:table-cell>
          <table:table-cell office:value-type="float" office:value="216.2949371875" calcext:value-type="float">
            <text:p>216.294937</text:p>
          </table:table-cell>
          <table:table-cell table:style-name="ce7" table:formula="of:=LOG([.E50])/LOG([.A50])" office:value-type="float" office:value="1.38152394365626" calcext:value-type="float">
            <text:p>1.381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0" table:formula="of:=[.B51]/[.C51]" office:value-type="float" office:value="19" calcext:value-type="float">
            <text:p>19.0</text:p>
          </table:table-cell>
          <table:table-cell office:value-type="float" office:value="222.639109375" calcext:value-type="float">
            <text:p>222.639109</text:p>
          </table:table-cell>
          <table:table-cell table:style-name="ce7" table:formula="of:=LOG([.E51])/LOG([.A51])" office:value-type="float" office:value="1.38177922507541" calcext:value-type="float">
            <text:p>1.3817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0" table:formula="of:=[.B52]/[.C52]" office:value-type="float" office:value="19.5" calcext:value-type="float">
            <text:p>19.5</text:p>
          </table:table-cell>
          <table:table-cell office:value-type="float" office:value="229.0368653125" calcext:value-type="float">
            <text:p>229.036865</text:p>
          </table:table-cell>
          <table:table-cell table:style-name="ce7" table:formula="of:=LOG([.E52])/LOG([.A52])" office:value-type="float" office:value="1.3820254207789" calcext:value-type="float">
            <text:p>1.3820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0" table:formula="of:=[.B53]/[.C53]" office:value-type="float" office:value="20" calcext:value-type="float">
            <text:p>20.0</text:p>
          </table:table-cell>
          <table:table-cell office:value-type="float" office:value="236.6840109375" calcext:value-type="float">
            <text:p>236.684011</text:p>
          </table:table-cell>
          <table:table-cell table:style-name="ce7" table:formula="of:=LOG([.E53])/LOG([.A53])" office:value-type="float" office:value="1.38354562605823" calcext:value-type="float">
            <text:p>1.3835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0" table:formula="of:=[.B54]/[.C54]" office:value-type="float" office:value="20.5" calcext:value-type="float">
            <text:p>20.5</text:p>
          </table:table-cell>
          <table:table-cell office:value-type="float" office:value="243.9854940625" calcext:value-type="float">
            <text:p>243.985494</text:p>
          </table:table-cell>
          <table:table-cell table:style-name="ce7" table:formula="of:=LOG([.E54])/LOG([.A54])" office:value-type="float" office:value="1.38456035290471" calcext:value-type="float">
            <text:p>1.3845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0" table:formula="of:=[.B55]/[.C55]" office:value-type="float" office:value="21" calcext:value-type="float">
            <text:p>21.0</text:p>
          </table:table-cell>
          <table:table-cell office:value-type="float" office:value="251.2028503125" calcext:value-type="float">
            <text:p>251.202850</text:p>
          </table:table-cell>
          <table:table-cell table:style-name="ce7" table:formula="of:=LOG([.E55])/LOG([.A55])" office:value-type="float" office:value="1.38538051714568" calcext:value-type="float">
            <text:p>1.3853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0" table:formula="of:=[.B56]/[.C56]" office:value-type="float" office:value="21.5" calcext:value-type="float">
            <text:p>21.5</text:p>
          </table:table-cell>
          <table:table-cell office:value-type="float" office:value="258.5080465625" calcext:value-type="float">
            <text:p>258.508047</text:p>
          </table:table-cell>
          <table:table-cell table:style-name="ce7" table:formula="of:=LOG([.E56])/LOG([.A56])" office:value-type="float" office:value="1.38619040758477" calcext:value-type="float">
            <text:p>1.3861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0" table:formula="of:=[.B57]/[.C57]" office:value-type="float" office:value="22" calcext:value-type="float">
            <text:p>22.0</text:p>
          </table:table-cell>
          <table:table-cell office:value-type="float" office:value="265.943578125" calcext:value-type="float">
            <text:p>265.943578</text:p>
          </table:table-cell>
          <table:table-cell table:style-name="ce7" table:formula="of:=LOG([.E57])/LOG([.A57])" office:value-type="float" office:value="1.38703015361895" calcext:value-type="float">
            <text:p>1.3870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0" table:formula="of:=[.B58]/[.C58]" office:value-type="float" office:value="22.5" calcext:value-type="float">
            <text:p>22.5</text:p>
          </table:table-cell>
          <table:table-cell office:value-type="float" office:value="273.347168125" calcext:value-type="float">
            <text:p>273.347168</text:p>
          </table:table-cell>
          <table:table-cell table:style-name="ce7" table:formula="of:=LOG([.E58])/LOG([.A58])" office:value-type="float" office:value="1.38774957172528" calcext:value-type="float">
            <text:p>1.387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0" table:formula="of:=[.B59]/[.C59]" office:value-type="float" office:value="23" calcext:value-type="float">
            <text:p>23.0</text:p>
          </table:table-cell>
          <table:table-cell office:value-type="float" office:value="280.8213296875" calcext:value-type="float">
            <text:p>280.821330</text:p>
          </table:table-cell>
          <table:table-cell table:style-name="ce7" table:formula="of:=LOG([.E59])/LOG([.A59])" office:value-type="float" office:value="1.38844914583192" calcext:value-type="float">
            <text:p>1.3884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0" table:formula="of:=[.B60]/[.C60]" office:value-type="float" office:value="23.5" calcext:value-type="float">
            <text:p>23.5</text:p>
          </table:table-cell>
          <table:table-cell office:value-type="float" office:value="288.4893290625" calcext:value-type="float">
            <text:p>288.489329</text:p>
          </table:table-cell>
          <table:table-cell table:style-name="ce7" table:formula="of:=LOG([.E60])/LOG([.A60])" office:value-type="float" office:value="1.38923508993862" calcext:value-type="float">
            <text:p>1.389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0" table:formula="of:=[.B61]/[.C61]" office:value-type="float" office:value="24" calcext:value-type="float">
            <text:p>24.0</text:p>
          </table:table-cell>
          <table:table-cell office:value-type="float" office:value="295.808919375" calcext:value-type="float">
            <text:p>295.808919</text:p>
          </table:table-cell>
          <table:table-cell table:style-name="ce7" table:formula="of:=LOG([.E61])/LOG([.A61])" office:value-type="float" office:value="1.38965190075056" calcext:value-type="float">
            <text:p>1.3896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0" table:formula="of:=[.B62]/[.C62]" office:value-type="float" office:value="24.5" calcext:value-type="float">
            <text:p>24.5</text:p>
          </table:table-cell>
          <table:table-cell office:value-type="float" office:value="303.2051340625" calcext:value-type="float">
            <text:p>303.205134</text:p>
          </table:table-cell>
          <table:table-cell table:style-name="ce7" table:formula="of:=LOG([.E62])/LOG([.A62])" office:value-type="float" office:value="1.39007174030571" calcext:value-type="float">
            <text:p>1.3900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[.B63]/[.C63]" office:value-type="float" office:value="25" calcext:value-type="float">
            <text:p>25.0</text:p>
          </table:table-cell>
          <table:table-cell office:value-type="float" office:value="310.7920584375" calcext:value-type="float">
            <text:p>310.792058</text:p>
          </table:table-cell>
          <table:table-cell table:style-name="ce7" table:formula="of:=LOG([.E63])/LOG([.A63])" office:value-type="float" office:value="1.39058327903259" calcext:value-type="float">
            <text:p>1.3905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0" table:formula="of:=[.B64]/[.C64]" office:value-type="float" office:value="25.5" calcext:value-type="float">
            <text:p>25.5</text:p>
          </table:table-cell>
          <table:table-cell office:value-type="float" office:value="317.916971875" calcext:value-type="float">
            <text:p>317.916972</text:p>
          </table:table-cell>
          <table:table-cell table:style-name="ce7" table:formula="of:=LOG([.E64])/LOG([.A64])" office:value-type="float" office:value="1.39068377797469" calcext:value-type="float">
            <text:p>1.390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0" table:formula="of:=[.B65]/[.C65]" office:value-type="float" office:value="26" calcext:value-type="float">
            <text:p>26.0</text:p>
          </table:table-cell>
          <table:table-cell office:value-type="float" office:value="325.4043325" calcext:value-type="float">
            <text:p>325.404333</text:p>
          </table:table-cell>
          <table:table-cell table:style-name="ce7" table:formula="of:=LOG([.E65])/LOG([.A65])" office:value-type="float" office:value="1.39101494154177" calcext:value-type="float">
            <text:p>1.391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0" table:formula="of:=[.B66]/[.C66]" office:value-type="float" office:value="26.5" calcext:value-type="float">
            <text:p>26.5</text:p>
          </table:table-cell>
          <table:table-cell office:value-type="float" office:value="332.7865090625" calcext:value-type="float">
            <text:p>332.786509</text:p>
          </table:table-cell>
          <table:table-cell table:style-name="ce7" table:formula="of:=LOG([.E66])/LOG([.A66])" office:value-type="float" office:value="1.39122242258989" calcext:value-type="float">
            <text:p>1.391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0" table:formula="of:=[.B67]/[.C67]" office:value-type="float" office:value="27" calcext:value-type="float">
            <text:p>27.0</text:p>
          </table:table-cell>
          <table:table-cell office:value-type="float" office:value="339.9014028125" calcext:value-type="float">
            <text:p>339.901403</text:p>
          </table:table-cell>
          <table:table-cell table:style-name="ce7" table:formula="of:=LOG([.E67])/LOG([.A67])" office:value-type="float" office:value="1.3912018872007" calcext:value-type="float">
            <text:p>1.3912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0" table:formula="of:=[.B68]/[.C68]" office:value-type="float" office:value="27.5" calcext:value-type="float">
            <text:p>27.5</text:p>
          </table:table-cell>
          <table:table-cell office:value-type="float" office:value="347.3111725" calcext:value-type="float">
            <text:p>347.311173</text:p>
          </table:table-cell>
          <table:table-cell table:style-name="ce7" table:formula="of:=LOG([.E68])/LOG([.A68])" office:value-type="float" office:value="1.39135524481549" calcext:value-type="float">
            <text:p>1.3913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0" table:formula="of:=[.B69]/[.C69]" office:value-type="float" office:value="28" calcext:value-type="float">
            <text:p>28.0</text:p>
          </table:table-cell>
          <table:table-cell office:value-type="float" office:value="354.7586821875" calcext:value-type="float">
            <text:p>354.758682</text:p>
          </table:table-cell>
          <table:table-cell table:style-name="ce7" table:formula="of:=LOG([.E69])/LOG([.A69])" office:value-type="float" office:value="1.39149829792694" calcext:value-type="float">
            <text:p>1.3914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0" table:formula="of:=[.B70]/[.C70]" office:value-type="float" office:value="17" calcext:value-type="float">
            <text:p>17.0</text:p>
          </table:table-cell>
          <table:table-cell office:value-type="float" office:value="362.5844065625" calcext:value-type="float">
            <text:p>362.584407</text:p>
          </table:table-cell>
          <table:table-cell table:style-name="ce7" table:formula="of:=LOG([.E70])/LOG([.A70])" office:value-type="float" office:value="1.39185381531648" calcext:value-type="float">
            <text:p>1.3918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0" table:formula="of:=[.B71]/[.C71]" office:value-type="float" office:value="17.3333333333333" calcext:value-type="float">
            <text:p>17.3</text:p>
          </table:table-cell>
          <table:table-cell office:value-type="float" office:value="370.5160778125" calcext:value-type="float">
            <text:p>370.516078</text:p>
          </table:table-cell>
          <table:table-cell table:style-name="ce7" table:formula="of:=LOG([.E71])/LOG([.A71])" office:value-type="float" office:value="1.3922333677481" calcext:value-type="float">
            <text:p>1.3922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10" table:formula="of:=[.B72]/[.C72]" office:value-type="float" office:value="17.6666666666667" calcext:value-type="float">
            <text:p>17.7</text:p>
          </table:table-cell>
          <table:table-cell office:value-type="float" office:value="378.1947328125" calcext:value-type="float">
            <text:p>378.194733</text:p>
          </table:table-cell>
          <table:table-cell table:style-name="ce7" table:formula="of:=LOG([.E72])/LOG([.A72])" office:value-type="float" office:value="1.39241261374227" calcext:value-type="float">
            <text:p>1.3924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0" table:formula="of:=[.B73]/[.C73]" office:value-type="float" office:value="18" calcext:value-type="float">
            <text:p>18.0</text:p>
          </table:table-cell>
          <table:table-cell office:value-type="float" office:value="386.4026896875" calcext:value-type="float">
            <text:p>386.402690</text:p>
          </table:table-cell>
          <table:table-cell table:style-name="ce7" table:formula="of:=LOG([.E73])/LOG([.A73])" office:value-type="float" office:value="1.39287938254428" calcext:value-type="float">
            <text:p>1.3928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10" table:formula="of:=[.B74]/[.C74]" office:value-type="float" office:value="18.3333333333333" calcext:value-type="float">
            <text:p>18.3</text:p>
          </table:table-cell>
          <table:table-cell office:value-type="float" office:value="394.50597125" calcext:value-type="float">
            <text:p>394.505971</text:p>
          </table:table-cell>
          <table:table-cell table:style-name="ce7" table:formula="of:=LOG([.E74])/LOG([.A74])" office:value-type="float" office:value="1.39323873315064" calcext:value-type="float">
            <text:p>1.3932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style-name="ce10" table:formula="of:=[.B75]/[.C75]" office:value-type="float" office:value="18.6666666666667" calcext:value-type="float">
            <text:p>18.7</text:p>
          </table:table-cell>
          <table:table-cell office:value-type="float" office:value="402.5604503125" calcext:value-type="float">
            <text:p>402.560450</text:p>
          </table:table-cell>
          <table:table-cell table:style-name="ce7" table:formula="of:=LOG([.E75])/LOG([.A75])" office:value-type="float" office:value="1.39353033534824" calcext:value-type="float">
            <text:p>1.3935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0" table:formula="of:=[.B76]/[.C76]" office:value-type="float" office:value="19" calcext:value-type="float">
            <text:p>19.0</text:p>
          </table:table-cell>
          <table:table-cell office:value-type="float" office:value="410.424499375" calcext:value-type="float">
            <text:p>410.424499</text:p>
          </table:table-cell>
          <table:table-cell table:style-name="ce7" table:formula="of:=LOG([.E76])/LOG([.A76])" office:value-type="float" office:value="1.39367887766555" calcext:value-type="float">
            <text:p>1.3936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0" table:formula="of:=[.B77]/[.C77]" office:value-type="float" office:value="19.3333333333333" calcext:value-type="float">
            <text:p>19.3</text:p>
          </table:table-cell>
          <table:table-cell office:value-type="float" office:value="419.1846465625" calcext:value-type="float">
            <text:p>419.184647</text:p>
          </table:table-cell>
          <table:table-cell table:style-name="ce7" table:formula="of:=LOG([.E77])/LOG([.A77])" office:value-type="float" office:value="1.39429307517011" calcext:value-type="float">
            <text:p>1.3942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0" table:formula="of:=[.B78]/[.C78]" office:value-type="float" office:value="19.6666666666667" calcext:value-type="float">
            <text:p>19.7</text:p>
          </table:table-cell>
          <table:table-cell table:style-name="Default" office:value-type="float" office:value="427.674459" calcext:value-type="float">
            <text:p>427.674459</text:p>
          </table:table-cell>
          <table:table-cell table:style-name="ce7" table:formula="of:=LOG([.E78])/LOG([.A78])" office:value-type="float" office:value="1.39471309324278" calcext:value-type="float">
            <text:p>1.3947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0" table:formula="of:=[.B79]/[.C79]" office:value-type="float" office:value="20" calcext:value-type="float">
            <text:p>20.0</text:p>
          </table:table-cell>
          <table:table-cell table:style-name="Default" office:value-type="float" office:value="435.540212" calcext:value-type="float">
            <text:p>435.540212</text:p>
          </table:table-cell>
          <table:table-cell table:style-name="ce7" table:formula="of:=LOG([.E79])/LOG([.A79])" office:value-type="float" office:value="1.39476549133856" calcext:value-type="float">
            <text:p>1.3947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0" table:formula="of:=[.B80]/[.C80]" office:value-type="float" office:value="20.3333333333333" calcext:value-type="float">
            <text:p>20.3</text:p>
          </table:table-cell>
          <table:table-cell table:style-name="Default" office:value-type="float" office:value="443.451894" calcext:value-type="float">
            <text:p>443.451894</text:p>
          </table:table-cell>
          <table:table-cell table:style-name="ce7" table:formula="of:=LOG([.E80])/LOG([.A80])" office:value-type="float" office:value="1.39481910132622" calcext:value-type="float">
            <text:p>1.394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0" table:formula="of:=[.B81]/[.C81]" office:value-type="float" office:value="20.6666666666667" calcext:value-type="float">
            <text:p>20.7</text:p>
          </table:table-cell>
          <table:table-cell table:style-name="Default" office:value-type="float" office:value="451.479289" calcext:value-type="float">
            <text:p>451.479289</text:p>
          </table:table-cell>
          <table:table-cell table:style-name="ce7" table:formula="of:=LOG([.E81])/LOG([.A81])" office:value-type="float" office:value="1.39490925315211" calcext:value-type="float">
            <text:p>1.3949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0" table:formula="of:=[.B82]/[.C82]" office:value-type="float" office:value="21" calcext:value-type="float">
            <text:p>21.0</text:p>
          </table:table-cell>
          <table:table-cell table:style-name="Default" office:value-type="float" office:value="459.45521" calcext:value-type="float">
            <text:p>459.45521</text:p>
          </table:table-cell>
          <table:table-cell table:style-name="ce7" table:formula="of:=LOG([.E82])/LOG([.A82])" office:value-type="float" office:value="1.39495104978288" calcext:value-type="float">
            <text:p>1.3949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0" table:formula="of:=[.B83]/[.C83]" office:value-type="float" office:value="21.3333333333333" calcext:value-type="float">
            <text:p>21.3</text:p>
          </table:table-cell>
          <table:table-cell table:style-name="Default" office:value-type="float" office:value="467.62619" calcext:value-type="float">
            <text:p>467.62619</text:p>
          </table:table-cell>
          <table:table-cell table:style-name="ce7" table:formula="of:=LOG([.E83])/LOG([.A83])" office:value-type="float" office:value="1.39506714462369" calcext:value-type="float">
            <text:p>1.3950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0" table:formula="of:=[.B84]/[.C84]" office:value-type="float" office:value="14.75" calcext:value-type="float">
            <text:p>14.8</text:p>
          </table:table-cell>
          <table:table-cell table:style-name="Default" office:value-type="float" office:value="475.825144" calcext:value-type="float">
            <text:p>475.825144</text:p>
          </table:table-cell>
          <table:table-cell table:style-name="ce7" table:formula="of:=LOG([.E84])/LOG([.A84])" office:value-type="float" office:value="1.39517375470128" calcext:value-type="float">
            <text:p>1.3951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0" table:formula="of:=[.B85]/[.C85]" office:value-type="float" office:value="15" calcext:value-type="float">
            <text:p>15.0</text:p>
          </table:table-cell>
          <table:table-cell table:style-name="Default" office:value-type="float" office:value="484.403636" calcext:value-type="float">
            <text:p>484.403636</text:p>
          </table:table-cell>
          <table:table-cell table:style-name="ce7" table:formula="of:=LOG([.E85])/LOG([.A85])" office:value-type="float" office:value="1.39543537874508" calcext:value-type="float">
            <text:p>1.3954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0" table:formula="of:=[.B86]/[.C86]" office:value-type="float" office:value="15.25" calcext:value-type="float">
            <text:p>15.3</text:p>
          </table:table-cell>
          <table:table-cell table:style-name="Default" office:value-type="float" office:value="493.062134" calcext:value-type="float">
            <text:p>493.062134</text:p>
          </table:table-cell>
          <table:table-cell table:style-name="ce7" table:formula="of:=LOG([.E86])/LOG([.A86])" office:value-type="float" office:value="1.39570604140873" calcext:value-type="float">
            <text:p>1.3957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10" table:formula="of:=[.B87]/[.C87]" office:value-type="float" office:value="15.5" calcext:value-type="float">
            <text:p>15.5</text:p>
          </table:table-cell>
          <table:table-cell table:style-name="Default" office:value-type="float" office:value="501.815643" calcext:value-type="float">
            <text:p>501.815643</text:p>
          </table:table-cell>
          <table:table-cell table:style-name="ce7" table:formula="of:=LOG([.E87])/LOG([.A87])" office:value-type="float" office:value="1.39599191388846" calcext:value-type="float">
            <text:p>1.3959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10" table:formula="of:=[.B88]/[.C88]" office:value-type="float" office:value="15.75" calcext:value-type="float">
            <text:p>15.8</text:p>
          </table:table-cell>
          <table:table-cell table:style-name="Default" office:value-type="float" office:value="510.201009" calcext:value-type="float">
            <text:p>510.201009</text:p>
          </table:table-cell>
          <table:table-cell table:style-name="ce7" table:formula="of:=LOG([.E88])/LOG([.A88])" office:value-type="float" office:value="1.39608890682684" calcext:value-type="float">
            <text:p>1.3960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0" table:formula="of:=[.B89]/[.C89]" office:value-type="float" office:value="16" calcext:value-type="float">
            <text:p>16.0</text:p>
          </table:table-cell>
          <table:table-cell table:style-name="Default" office:value-type="float" office:value="518.750254" calcext:value-type="float">
            <text:p>518.750254</text:p>
          </table:table-cell>
          <table:table-cell table:style-name="ce7" table:formula="of:=LOG([.E89])/LOG([.A89])" office:value-type="float" office:value="1.39623683011033" calcext:value-type="float">
            <text:p>1.3962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10" table:formula="of:=[.B90]/[.C90]" office:value-type="float" office:value="16.25" calcext:value-type="float">
            <text:p>16.3</text:p>
          </table:table-cell>
          <table:table-cell table:style-name="Default" office:value-type="float" office:value="527.033488" calcext:value-type="float">
            <text:p>527.033488</text:p>
          </table:table-cell>
          <table:table-cell table:style-name="ce7" table:formula="of:=LOG([.E90])/LOG([.A90])" office:value-type="float" office:value="1.39625123865592" calcext:value-type="float">
            <text:p>1.3962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0" table:formula="of:=[.B91]/[.C91]" office:value-type="float" office:value="16.5" calcext:value-type="float">
            <text:p>16.5</text:p>
          </table:table-cell>
          <table:table-cell table:style-name="Default" office:value-type="float" office:value="535.115153" calcext:value-type="float">
            <text:p>535.115153</text:p>
          </table:table-cell>
          <table:table-cell table:style-name="ce7" table:formula="of:=LOG([.E91])/LOG([.A91])" office:value-type="float" office:value="1.39616615440684" calcext:value-type="float">
            <text:p>1.3961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0" table:formula="of:=[.B92]/[.C92]" office:value-type="float" office:value="24.3333333333333" calcext:value-type="float">
            <text:p>24.3</text:p>
          </table:table-cell>
          <table:table-cell table:style-name="Default" office:value-type="float" office:value="544.359945" calcext:value-type="float">
            <text:p>544.359945</text:p>
          </table:table-cell>
          <table:table-cell table:style-name="ce7" table:formula="of:=LOG([.E92])/LOG([.A92])" office:value-type="float" office:value="1.3965433156486" calcext:value-type="float">
            <text:p>1.3965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0" table:formula="of:=[.B93]/[.C93]" office:value-type="float" office:value="24.6666666666667" calcext:value-type="float">
            <text:p>24.7</text:p>
          </table:table-cell>
          <table:table-cell table:style-name="Default" office:value-type="float" office:value="554.634806" calcext:value-type="float">
            <text:p>554.634806</text:p>
          </table:table-cell>
          <table:table-cell table:style-name="ce7" table:formula="of:=LOG([.E93])/LOG([.A93])" office:value-type="float" office:value="1.39730325341325" calcext:value-type="float">
            <text:p>1.397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0" table:formula="of:=[.B94]/[.C94]" office:value-type="float" office:value="25" calcext:value-type="float">
            <text:p>25.0</text:p>
          </table:table-cell>
          <table:table-cell table:style-name="Default" office:value-type="float" office:value="565.02538" calcext:value-type="float">
            <text:p>565.02538</text:p>
          </table:table-cell>
          <table:table-cell table:style-name="ce7" table:formula="of:=LOG([.E94])/LOG([.A94])" office:value-type="float" office:value="1.39806542803169" calcext:value-type="float">
            <text:p>1.3980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0" table:formula="of:=[.B95]/[.C95]" office:value-type="float" office:value="25.3333333333333" calcext:value-type="float">
            <text:p>25.3</text:p>
          </table:table-cell>
          <table:table-cell table:style-name="Default" office:value-type="float" office:value="575.437571" calcext:value-type="float">
            <text:p>575.437571</text:p>
          </table:table-cell>
          <table:table-cell table:style-name="ce7" table:formula="of:=LOG([.E95])/LOG([.A95])" office:value-type="float" office:value="1.39879339752134" calcext:value-type="float">
            <text:p>1.3987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0" table:formula="of:=[.B96]/[.C96]" office:value-type="float" office:value="25.6666666666667" calcext:value-type="float">
            <text:p>25.7</text:p>
          </table:table-cell>
          <table:table-cell table:style-name="Default" office:value-type="float" office:value="584.89034" calcext:value-type="float">
            <text:p>584.89034</text:p>
          </table:table-cell>
          <table:table-cell table:style-name="ce7" table:formula="of:=LOG([.E96])/LOG([.A96])" office:value-type="float" office:value="1.39912090913585" calcext:value-type="float">
            <text:p>1.3991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0" table:formula="of:=[.B97]/[.C97]" office:value-type="float" office:value="26" calcext:value-type="float">
            <text:p>26.0</text:p>
          </table:table-cell>
          <table:table-cell table:style-name="Default" office:value-type="float" office:value="594.230143" calcext:value-type="float">
            <text:p>594.230143</text:p>
          </table:table-cell>
          <table:table-cell table:style-name="ce7" table:formula="of:=LOG([.E97])/LOG([.A97])" office:value-type="float" office:value="1.39938199771711" calcext:value-type="float">
            <text:p>1.3993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0" table:formula="of:=[.B98]/[.C98]" office:value-type="float" office:value="26.3333333333333" calcext:value-type="float">
            <text:p>26.3</text:p>
          </table:table-cell>
          <table:table-cell table:style-name="Default" office:value-type="float" office:value="603.588765" calcext:value-type="float">
            <text:p>603.588765</text:p>
          </table:table-cell>
          <table:table-cell table:style-name="ce7" table:formula="of:=LOG([.E98])/LOG([.A98])" office:value-type="float" office:value="1.39962789856838" calcext:value-type="float">
            <text:p>1.3996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0" table:formula="of:=[.B99]/[.C99]" office:value-type="float" office:value="26.6666666666667" calcext:value-type="float">
            <text:p>26.7</text:p>
          </table:table-cell>
          <table:table-cell table:style-name="Default" office:value-type="float" office:value="613.159587" calcext:value-type="float">
            <text:p>613.159587</text:p>
          </table:table-cell>
          <table:table-cell table:style-name="ce7" table:formula="of:=LOG([.E99])/LOG([.A99])" office:value-type="float" office:value="1.39992819351444" calcext:value-type="float">
            <text:p>1.3999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10" table:formula="of:=[.B100]/[.C100]" office:value-type="float" office:value="18.75" calcext:value-type="float">
            <text:p>18.8</text:p>
          </table:table-cell>
          <table:table-cell table:style-name="Default" office:value-type="float" office:value="622.764994" calcext:value-type="float">
            <text:p>622.764994</text:p>
          </table:table-cell>
          <table:table-cell table:style-name="ce7" table:formula="of:=LOG([.E100])/LOG([.A100])" office:value-type="float" office:value="1.40021793571749" calcext:value-type="float">
            <text:p>1.4002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10" table:formula="of:=[.B101]/[.C101]" office:value-type="float" office:value="19" calcext:value-type="float">
            <text:p>19.0</text:p>
          </table:table-cell>
          <table:table-cell table:style-name="Default" office:value-type="float" office:value="633.961538" calcext:value-type="float">
            <text:p>633.961538</text:p>
          </table:table-cell>
          <table:table-cell table:style-name="ce7" table:formula="of:=LOG([.E101])/LOG([.A101])" office:value-type="float" office:value="1.40103145517032" calcext:value-type="float">
            <text:p>1.4010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0" table:formula="of:=[.B102]/[.C102]" office:value-type="float" office:value="19.25" calcext:value-type="float">
            <text:p>19.3</text:p>
          </table:table-cell>
          <table:table-cell table:style-name="Default" office:value-type="float" office:value="643.811188" calcext:value-type="float">
            <text:p>643.811188</text:p>
          </table:table-cell>
          <table:table-cell table:style-name="ce7" table:formula="of:=LOG([.E102])/LOG([.A102])" office:value-type="float" office:value="1.40135137818848" calcext:value-type="float">
            <text:p>1.4013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0" table:formula="of:=[.B103]/[.C103]" office:value-type="float" office:value="19.5" calcext:value-type="float">
            <text:p>19.5</text:p>
          </table:table-cell>
          <table:table-cell table:style-name="Default" office:value-type="float" office:value="654.144135" calcext:value-type="float">
            <text:p>654.144135</text:p>
          </table:table-cell>
          <table:table-cell table:style-name="ce7" table:formula="of:=LOG([.E103])/LOG([.A103])" office:value-type="float" office:value="1.40180882760244" calcext:value-type="float">
            <text:p>1.4018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10" table:formula="of:=[.B104]/[.C104]" office:value-type="float" office:value="19.75" calcext:value-type="float">
            <text:p>19.8</text:p>
          </table:table-cell>
          <table:table-cell table:style-name="Default" office:value-type="float" office:value="664.102732" calcext:value-type="float">
            <text:p>664.102732</text:p>
          </table:table-cell>
          <table:table-cell table:style-name="ce7" table:formula="of:=LOG([.E104])/LOG([.A104])" office:value-type="float" office:value="1.40211798162955" calcext:value-type="float">
            <text:p>1.402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0" table:formula="of:=[.B105]/[.C105]" office:value-type="float" office:value="20" calcext:value-type="float">
            <text:p>20.0</text:p>
          </table:table-cell>
          <table:table-cell table:style-name="Default" office:value-type="float" office:value="674.11026" calcext:value-type="float">
            <text:p>674.11026</text:p>
          </table:table-cell>
          <table:table-cell table:style-name="ce7" table:formula="of:=LOG([.E105])/LOG([.A105])" office:value-type="float" office:value="1.40242150789707" calcext:value-type="float">
            <text:p>1.4024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style-name="ce10" table:formula="of:=[.B106]/[.C106]" office:value-type="float" office:value="20.25" calcext:value-type="float">
            <text:p>20.3</text:p>
          </table:table-cell>
          <table:table-cell table:style-name="Default" office:value-type="float" office:value="683.871155" calcext:value-type="float">
            <text:p>683.871155</text:p>
          </table:table-cell>
          <table:table-cell table:style-name="ce7" table:formula="of:=LOG([.E106])/LOG([.A106])" office:value-type="float" office:value="1.40262680359422" calcext:value-type="float">
            <text:p>1.4026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style-name="ce10" table:formula="of:=[.B107]/[.C107]" office:value-type="float" office:value="20.5" calcext:value-type="float">
            <text:p>20.5</text:p>
          </table:table-cell>
          <table:table-cell table:style-name="Default" office:value-type="float" office:value="694.104411" calcext:value-type="float">
            <text:p>694.104411</text:p>
          </table:table-cell>
          <table:table-cell table:style-name="ce7" table:formula="of:=LOG([.E107])/LOG([.A107])" office:value-type="float" office:value="1.40296083325672" calcext:value-type="float">
            <text:p>1.40296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0" table:formula="of:=[.B108]/[.C108]" office:value-type="float" office:value="20.75" calcext:value-type="float">
            <text:p>20.8</text:p>
          </table:table-cell>
          <table:table-cell table:style-name="Default" office:value-type="float" office:value="703.85732" calcext:value-type="float">
            <text:p>703.85732</text:p>
          </table:table-cell>
          <table:table-cell table:style-name="ce7" table:formula="of:=LOG([.E108])/LOG([.A108])" office:value-type="float" office:value="1.40312771929684" calcext:value-type="float">
            <text:p>1.4031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0" table:formula="of:=[.B109]/[.C109]" office:value-type="float" office:value="15.6" calcext:value-type="float">
            <text:p>15.6</text:p>
          </table:table-cell>
          <table:table-cell table:style-name="Default" office:value-type="float" office:value="714.168243" calcext:value-type="float">
            <text:p>714.168243</text:p>
          </table:table-cell>
          <table:table-cell table:style-name="ce7" table:formula="of:=LOG([.E109])/LOG([.A109])" office:value-type="float" office:value="1.40344604845087" calcext:value-type="float">
            <text:p>1.4034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style-name="ce10" table:formula="of:=[.B110]/[.C110]" office:value-type="float" office:value="15.8" calcext:value-type="float">
            <text:p>15.8</text:p>
          </table:table-cell>
          <table:table-cell table:style-name="Default" office:value-type="float" office:value="724.503937" calcext:value-type="float">
            <text:p>724.503937</text:p>
          </table:table-cell>
          <table:table-cell table:style-name="ce7" table:formula="of:=LOG([.E110])/LOG([.A110])" office:value-type="float" office:value="1.40375162131641" calcext:value-type="float">
            <text:p>1.4037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10" table:formula="of:=[.B111]/[.C111]" office:value-type="float" office:value="16" calcext:value-type="float">
            <text:p>16.0</text:p>
          </table:table-cell>
          <table:table-cell table:style-name="Default" office:value-type="float" office:value="735.19282" calcext:value-type="float">
            <text:p>735.19282</text:p>
          </table:table-cell>
          <table:table-cell table:style-name="ce7" table:formula="of:=LOG([.E111])/LOG([.A111])" office:value-type="float" office:value="1.40414006469976" calcext:value-type="float">
            <text:p>1.4041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0" table:formula="of:=[.B112]/[.C112]" office:value-type="float" office:value="16.2" calcext:value-type="float">
            <text:p>16.2</text:p>
          </table:table-cell>
          <table:table-cell table:style-name="Default" office:value-type="float" office:value="745.777232" calcext:value-type="float">
            <text:p>745.777232</text:p>
          </table:table-cell>
          <table:table-cell table:style-name="ce7" table:formula="of:=LOG([.E112])/LOG([.A112])" office:value-type="float" office:value="1.40447701920328" calcext:value-type="float">
            <text:p>1.4044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0" table:formula="of:=[.B113]/[.C113]" office:value-type="float" office:value="16.4" calcext:value-type="float">
            <text:p>16.4</text:p>
          </table:table-cell>
          <table:table-cell table:style-name="Default" office:value-type="float" office:value="756.43575" calcext:value-type="float">
            <text:p>756.43575</text:p>
          </table:table-cell>
          <table:table-cell table:style-name="ce7" table:formula="of:=LOG([.E113])/LOG([.A113])" office:value-type="float" office:value="1.40481491674084" calcext:value-type="float">
            <text:p>1.4048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0" table:formula="of:=[.B114]/[.C114]" office:value-type="float" office:value="16.6" calcext:value-type="float">
            <text:p>16.6</text:p>
          </table:table-cell>
          <table:table-cell table:style-name="Default" office:value-type="float" office:value="766.921234" calcext:value-type="float">
            <text:p>766.921234</text:p>
          </table:table-cell>
          <table:table-cell table:style-name="ce7" table:formula="of:=LOG([.E114])/LOG([.A114])" office:value-type="float" office:value="1.4050855054011" calcext:value-type="float">
            <text:p>1.4050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0" table:formula="of:=[.B115]/[.C115]" office:value-type="float" office:value="16.8" calcext:value-type="float">
            <text:p>16.8</text:p>
          </table:table-cell>
          <table:table-cell table:style-name="Default" office:value-type="float" office:value="777.563121" calcext:value-type="float">
            <text:p>777.563121</text:p>
          </table:table-cell>
          <table:table-cell table:style-name="ce7" table:formula="of:=LOG([.E115])/LOG([.A115])" office:value-type="float" office:value="1.40538131960673" calcext:value-type="float">
            <text:p>1.4053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10" table:formula="of:=[.B116]/[.C116]" office:value-type="float" office:value="17" calcext:value-type="float">
            <text:p>17.0</text:p>
          </table:table-cell>
          <table:table-cell table:style-name="Default" office:value-type="float" office:value="788.564504" calcext:value-type="float">
            <text:p>788.564504</text:p>
          </table:table-cell>
          <table:table-cell table:style-name="ce7" table:formula="of:=LOG([.E116])/LOG([.A116])" office:value-type="float" office:value="1.40575545204241" calcext:value-type="float">
            <text:p>1.4057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style-name="ce10" table:formula="of:=[.B117]/[.C117]" office:value-type="float" office:value="17.2" calcext:value-type="float">
            <text:p>17.2</text:p>
          </table:table-cell>
          <table:table-cell table:style-name="Default" office:value-type="float" office:value="799.138794" calcext:value-type="float">
            <text:p>799.138794</text:p>
          </table:table-cell>
          <table:table-cell table:style-name="ce7" table:formula="of:=LOG([.E117])/LOG([.A117])" office:value-type="float" office:value="1.40599722980369" calcext:value-type="float">
            <text:p>1.4059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style-name="ce10" table:formula="of:=[.B118]/[.C118]" office:value-type="float" office:value="17.4" calcext:value-type="float">
            <text:p>17.4</text:p>
          </table:table-cell>
          <table:table-cell table:style-name="Default" office:value-type="float" office:value="809.69457" calcext:value-type="float">
            <text:p>809.69457</text:p>
          </table:table-cell>
          <table:table-cell table:style-name="ce7" table:formula="of:=LOG([.E118])/LOG([.A118])" office:value-type="float" office:value="1.40621850318168" calcext:value-type="float">
            <text:p>1.4062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0" table:formula="of:=[.B119]/[.C119]" office:value-type="float" office:value="17.6" calcext:value-type="float">
            <text:p>17.6</text:p>
          </table:table-cell>
          <table:table-cell table:style-name="Default" office:value-type="float" office:value="820.266825" calcext:value-type="float">
            <text:p>820.266825</text:p>
          </table:table-cell>
          <table:table-cell table:style-name="ce7" table:formula="of:=LOG([.E119])/LOG([.A119])" office:value-type="float" office:value="1.40642910018839" calcext:value-type="float">
            <text:p>1.4064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0" table:formula="of:=[.B120]/[.C120]" office:value-type="float" office:value="17.8" calcext:value-type="float">
            <text:p>17.8</text:p>
          </table:table-cell>
          <table:table-cell table:style-name="Default" office:value-type="float" office:value="831.386464" calcext:value-type="float">
            <text:p>831.386464</text:p>
          </table:table-cell>
          <table:table-cell table:style-name="ce7" table:formula="of:=LOG([.E120])/LOG([.A120])" office:value-type="float" office:value="1.40676313457993" calcext:value-type="float">
            <text:p>1.4067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0" table:formula="of:=[.B121]/[.C121]" office:value-type="float" office:value="18" calcext:value-type="float">
            <text:p>18.0</text:p>
          </table:table-cell>
          <table:table-cell table:style-name="Default" office:value-type="float" office:value="842.03242" calcext:value-type="float">
            <text:p>842.03242</text:p>
          </table:table-cell>
          <table:table-cell table:style-name="ce7" table:formula="of:=LOG([.E121])/LOG([.A121])" office:value-type="float" office:value="1.40696190802196" calcext:value-type="float">
            <text:p>1.4069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0" table:formula="of:=[.B122]/[.C122]" office:value-type="float" office:value="18.2" calcext:value-type="float">
            <text:p>18.2</text:p>
          </table:table-cell>
          <table:table-cell table:style-name="Default" office:value-type="float" office:value="852.272542" calcext:value-type="float">
            <text:p>852.272542</text:p>
          </table:table-cell>
          <table:table-cell table:style-name="ce7" table:formula="of:=LOG([.E122])/LOG([.A122])" office:value-type="float" office:value="1.40704776334512" calcext:value-type="float">
            <text:p>1.4070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style-name="ce10" table:formula="of:=[.B123]/[.C123]" office:value-type="float" office:value="18.4" calcext:value-type="float">
            <text:p>18.4</text:p>
          </table:table-cell>
          <table:table-cell table:style-name="Default" office:value-type="float" office:value="862.814433" calcext:value-type="float">
            <text:p>862.814433</text:p>
          </table:table-cell>
          <table:table-cell table:style-name="ce7" table:formula="of:=LOG([.E123])/LOG([.A123])" office:value-type="float" office:value="1.40719609250692" calcext:value-type="float">
            <text:p>1.4071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10" table:formula="of:=[.B124]/[.C124]" office:value-type="float" office:value="18.6" calcext:value-type="float">
            <text:p>18.6</text:p>
          </table:table-cell>
          <table:table-cell table:style-name="Default" office:value-type="float" office:value="873.174947" calcext:value-type="float">
            <text:p>873.174947</text:p>
          </table:table-cell>
          <table:table-cell table:style-name="ce7" table:formula="of:=LOG([.E124])/LOG([.A124])" office:value-type="float" office:value="1.40728937902849" calcext:value-type="float">
            <text:p>1.4072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style-name="ce10" table:formula="of:=[.B125]/[.C125]" office:value-type="float" office:value="18.8" calcext:value-type="float">
            <text:p>18.8</text:p>
          </table:table-cell>
          <table:table-cell table:style-name="Default" office:value-type="float" office:value="883.397624" calcext:value-type="float">
            <text:p>883.397624</text:p>
          </table:table-cell>
          <table:table-cell table:style-name="ce7" table:formula="of:=LOG([.E125])/LOG([.A125])" office:value-type="float" office:value="1.40734007281979" calcext:value-type="float">
            <text:p>1.4073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10" table:formula="of:=[.B126]/[.C126]" office:value-type="float" office:value="19" calcext:value-type="float">
            <text:p>19.0</text:p>
          </table:table-cell>
          <table:table-cell table:style-name="Default" office:value-type="float" office:value="893.678589" calcext:value-type="float">
            <text:p>893.678589</text:p>
          </table:table-cell>
          <table:table-cell table:style-name="ce7" table:formula="of:=LOG([.E126])/LOG([.A126])" office:value-type="float" office:value="1.40739532683996" calcext:value-type="float">
            <text:p>1.4073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0" table:formula="of:=[.B127]/[.C127]" office:value-type="float" office:value="19.2" calcext:value-type="float">
            <text:p>19.2</text:p>
          </table:table-cell>
          <table:table-cell table:style-name="Default" office:value-type="float" office:value="904.017639" calcext:value-type="float">
            <text:p>904.017639</text:p>
          </table:table-cell>
          <table:table-cell table:style-name="ce7" table:formula="of:=LOG([.E127])/LOG([.A127])" office:value-type="float" office:value="1.40745494231551" calcext:value-type="float">
            <text:p>1.407455</text:p>
          </table:table-cell>
        </table:table-row>
        <table:table-row table:style-name="ro1">
          <table:table-cell table:number-columns-repeated="3"/>
          <table:table-cell table:style-name="ce10" table:formula="of:=[.B128]/[.C128]" office:value-type="string" office:string-value="" calcext:value-type="error">
            <text:p>#DIV/0!</text:p>
          </table:table-cell>
          <table:table-cell/>
          <table:table-cell table:style-name="ce7" table:formula="of:=LOG([.E128])/LOG([.A1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9]/[.C129]" office:value-type="string" office:string-value="" calcext:value-type="error">
            <text:p>#DIV/0!</text:p>
          </table:table-cell>
          <table:table-cell/>
          <table:table-cell table:style-name="ce7" table:formula="of:=LOG([.E129])/LOG([.A1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0]/[.C130]" office:value-type="string" office:string-value="" calcext:value-type="error">
            <text:p>#DIV/0!</text:p>
          </table:table-cell>
          <table:table-cell/>
          <table:table-cell table:style-name="ce7" table:formula="of:=LOG([.E130])/LOG([.A1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1]/[.C131]" office:value-type="string" office:string-value="" calcext:value-type="error">
            <text:p>#DIV/0!</text:p>
          </table:table-cell>
          <table:table-cell/>
          <table:table-cell table:style-name="ce7" table:formula="of:=LOG([.E131])/LOG([.A1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2]/[.C132]" office:value-type="string" office:string-value="" calcext:value-type="error">
            <text:p>#DIV/0!</text:p>
          </table:table-cell>
          <table:table-cell/>
          <table:table-cell table:style-name="ce7" table:formula="of:=LOG([.E132])/LOG([.A1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3]/[.C133]" office:value-type="string" office:string-value="" calcext:value-type="error">
            <text:p>#DIV/0!</text:p>
          </table:table-cell>
          <table:table-cell/>
          <table:table-cell table:style-name="ce7" table:formula="of:=LOG([.E133])/LOG([.A1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4]/[.C134]" office:value-type="string" office:string-value="" calcext:value-type="error">
            <text:p>#DIV/0!</text:p>
          </table:table-cell>
          <table:table-cell/>
          <table:table-cell table:style-name="ce7" table:formula="of:=LOG([.E134])/LOG([.A1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5]/[.C135]" office:value-type="string" office:string-value="" calcext:value-type="error">
            <text:p>#DIV/0!</text:p>
          </table:table-cell>
          <table:table-cell/>
          <table:table-cell table:style-name="ce7" table:formula="of:=LOG([.E135])/LOG([.A1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6]/[.C136]" office:value-type="string" office:string-value="" calcext:value-type="error">
            <text:p>#DIV/0!</text:p>
          </table:table-cell>
          <table:table-cell/>
          <table:table-cell table:style-name="ce7" table:formula="of:=LOG([.E136])/LOG([.A1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7]/[.C137]" office:value-type="string" office:string-value="" calcext:value-type="error">
            <text:p>#DIV/0!</text:p>
          </table:table-cell>
          <table:table-cell/>
          <table:table-cell table:style-name="ce7" table:formula="of:=LOG([.E137])/LOG([.A1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8]/[.C138]" office:value-type="string" office:string-value="" calcext:value-type="error">
            <text:p>#DIV/0!</text:p>
          </table:table-cell>
          <table:table-cell/>
          <table:table-cell table:style-name="ce7" table:formula="of:=LOG([.E138])/LOG([.A1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9]/[.C139]" office:value-type="string" office:string-value="" calcext:value-type="error">
            <text:p>#DIV/0!</text:p>
          </table:table-cell>
          <table:table-cell/>
          <table:table-cell table:style-name="ce7" table:formula="of:=LOG([.E139])/LOG([.A1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0]/[.C140]" office:value-type="string" office:string-value="" calcext:value-type="error">
            <text:p>#DIV/0!</text:p>
          </table:table-cell>
          <table:table-cell/>
          <table:table-cell table:style-name="ce7" table:formula="of:=LOG([.E140])/LOG([.A1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1]/[.C141]" office:value-type="string" office:string-value="" calcext:value-type="error">
            <text:p>#DIV/0!</text:p>
          </table:table-cell>
          <table:table-cell/>
          <table:table-cell table:style-name="ce7" table:formula="of:=LOG([.E141])/LOG([.A1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2]/[.C142]" office:value-type="string" office:string-value="" calcext:value-type="error">
            <text:p>#DIV/0!</text:p>
          </table:table-cell>
          <table:table-cell/>
          <table:table-cell table:style-name="ce7" table:formula="of:=LOG([.E142])/LOG([.A1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3]/[.C143]" office:value-type="string" office:string-value="" calcext:value-type="error">
            <text:p>#DIV/0!</text:p>
          </table:table-cell>
          <table:table-cell/>
          <table:table-cell table:style-name="ce7" table:formula="of:=LOG([.E143])/LOG([.A1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4]/[.C144]" office:value-type="string" office:string-value="" calcext:value-type="error">
            <text:p>#DIV/0!</text:p>
          </table:table-cell>
          <table:table-cell/>
          <table:table-cell table:style-name="ce7" table:formula="of:=LOG([.E144])/LOG([.A1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5]/[.C145]" office:value-type="string" office:string-value="" calcext:value-type="error">
            <text:p>#DIV/0!</text:p>
          </table:table-cell>
          <table:table-cell/>
          <table:table-cell table:style-name="ce7" table:formula="of:=LOG([.E145])/LOG([.A1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6]/[.C146]" office:value-type="string" office:string-value="" calcext:value-type="error">
            <text:p>#DIV/0!</text:p>
          </table:table-cell>
          <table:table-cell/>
          <table:table-cell table:style-name="ce7" table:formula="of:=LOG([.E146])/LOG([.A1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7]/[.C147]" office:value-type="string" office:string-value="" calcext:value-type="error">
            <text:p>#DIV/0!</text:p>
          </table:table-cell>
          <table:table-cell/>
          <table:table-cell table:style-name="ce7" table:formula="of:=LOG([.E147])/LOG([.A1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8]/[.C148]" office:value-type="string" office:string-value="" calcext:value-type="error">
            <text:p>#DIV/0!</text:p>
          </table:table-cell>
          <table:table-cell/>
          <table:table-cell table:style-name="ce7" table:formula="of:=LOG([.E148])/LOG([.A1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9]/[.C149]" office:value-type="string" office:string-value="" calcext:value-type="error">
            <text:p>#DIV/0!</text:p>
          </table:table-cell>
          <table:table-cell/>
          <table:table-cell table:style-name="ce7" table:formula="of:=LOG([.E149])/LOG([.A1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0]/[.C150]" office:value-type="string" office:string-value="" calcext:value-type="error">
            <text:p>#DIV/0!</text:p>
          </table:table-cell>
          <table:table-cell/>
          <table:table-cell table:style-name="ce7" table:formula="of:=LOG([.E150])/LOG([.A1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1]/[.C151]" office:value-type="string" office:string-value="" calcext:value-type="error">
            <text:p>#DIV/0!</text:p>
          </table:table-cell>
          <table:table-cell/>
          <table:table-cell table:style-name="ce7" table:formula="of:=LOG([.E151])/LOG([.A1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2]/[.C152]" office:value-type="string" office:string-value="" calcext:value-type="error">
            <text:p>#DIV/0!</text:p>
          </table:table-cell>
          <table:table-cell/>
          <table:table-cell table:style-name="ce7" table:formula="of:=LOG([.E152])/LOG([.A1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3]/[.C153]" office:value-type="string" office:string-value="" calcext:value-type="error">
            <text:p>#DIV/0!</text:p>
          </table:table-cell>
          <table:table-cell/>
          <table:table-cell table:style-name="ce7" table:formula="of:=LOG([.E153])/LOG([.A1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4]/[.C154]" office:value-type="string" office:string-value="" calcext:value-type="error">
            <text:p>#DIV/0!</text:p>
          </table:table-cell>
          <table:table-cell/>
          <table:table-cell table:style-name="ce7" table:formula="of:=LOG([.E154])/LOG([.A1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5]/[.C155]" office:value-type="string" office:string-value="" calcext:value-type="error">
            <text:p>#DIV/0!</text:p>
          </table:table-cell>
          <table:table-cell/>
          <table:table-cell table:style-name="ce7" table:formula="of:=LOG([.E155])/LOG([.A1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6]/[.C156]" office:value-type="string" office:string-value="" calcext:value-type="error">
            <text:p>#DIV/0!</text:p>
          </table:table-cell>
          <table:table-cell/>
          <table:table-cell table:style-name="ce7" table:formula="of:=LOG([.E156])/LOG([.A1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7]/[.C157]" office:value-type="string" office:string-value="" calcext:value-type="error">
            <text:p>#DIV/0!</text:p>
          </table:table-cell>
          <table:table-cell/>
          <table:table-cell table:style-name="ce7" table:formula="of:=LOG([.E157])/LOG([.A1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8]/[.C158]" office:value-type="string" office:string-value="" calcext:value-type="error">
            <text:p>#DIV/0!</text:p>
          </table:table-cell>
          <table:table-cell/>
          <table:table-cell table:style-name="ce7" table:formula="of:=LOG([.E158])/LOG([.A1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9]/[.C159]" office:value-type="string" office:string-value="" calcext:value-type="error">
            <text:p>#DIV/0!</text:p>
          </table:table-cell>
          <table:table-cell/>
          <table:table-cell table:style-name="ce7" table:formula="of:=LOG([.E159])/LOG([.A1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0]/[.C160]" office:value-type="string" office:string-value="" calcext:value-type="error">
            <text:p>#DIV/0!</text:p>
          </table:table-cell>
          <table:table-cell/>
          <table:table-cell table:style-name="ce7" table:formula="of:=LOG([.E160])/LOG([.A1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1]/[.C161]" office:value-type="string" office:string-value="" calcext:value-type="error">
            <text:p>#DIV/0!</text:p>
          </table:table-cell>
          <table:table-cell/>
          <table:table-cell table:style-name="ce7" table:formula="of:=LOG([.E161])/LOG([.A1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2]/[.C162]" office:value-type="string" office:string-value="" calcext:value-type="error">
            <text:p>#DIV/0!</text:p>
          </table:table-cell>
          <table:table-cell/>
          <table:table-cell table:style-name="ce7" table:formula="of:=LOG([.E162])/LOG([.A1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3]/[.C163]" office:value-type="string" office:string-value="" calcext:value-type="error">
            <text:p>#DIV/0!</text:p>
          </table:table-cell>
          <table:table-cell/>
          <table:table-cell table:style-name="ce7" table:formula="of:=LOG([.E163])/LOG([.A1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4]/[.C164]" office:value-type="string" office:string-value="" calcext:value-type="error">
            <text:p>#DIV/0!</text:p>
          </table:table-cell>
          <table:table-cell/>
          <table:table-cell table:style-name="ce7" table:formula="of:=LOG([.E164])/LOG([.A1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5]/[.C165]" office:value-type="string" office:string-value="" calcext:value-type="error">
            <text:p>#DIV/0!</text:p>
          </table:table-cell>
          <table:table-cell/>
          <table:table-cell table:style-name="ce7" table:formula="of:=LOG([.E165])/LOG([.A1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6]/[.C166]" office:value-type="string" office:string-value="" calcext:value-type="error">
            <text:p>#DIV/0!</text:p>
          </table:table-cell>
          <table:table-cell/>
          <table:table-cell table:style-name="ce7" table:formula="of:=LOG([.E166])/LOG([.A1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7]/[.C167]" office:value-type="string" office:string-value="" calcext:value-type="error">
            <text:p>#DIV/0!</text:p>
          </table:table-cell>
          <table:table-cell/>
          <table:table-cell table:style-name="ce7" table:formula="of:=LOG([.E167])/LOG([.A1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8]/[.C168]" office:value-type="string" office:string-value="" calcext:value-type="error">
            <text:p>#DIV/0!</text:p>
          </table:table-cell>
          <table:table-cell/>
          <table:table-cell table:style-name="ce7" table:formula="of:=LOG([.E168])/LOG([.A1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9]/[.C169]" office:value-type="string" office:string-value="" calcext:value-type="error">
            <text:p>#DIV/0!</text:p>
          </table:table-cell>
          <table:table-cell/>
          <table:table-cell table:style-name="ce7" table:formula="of:=LOG([.E169])/LOG([.A1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0]/[.C170]" office:value-type="string" office:string-value="" calcext:value-type="error">
            <text:p>#DIV/0!</text:p>
          </table:table-cell>
          <table:table-cell/>
          <table:table-cell table:style-name="ce7" table:formula="of:=LOG([.E170])/LOG([.A1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1]/[.C171]" office:value-type="string" office:string-value="" calcext:value-type="error">
            <text:p>#DIV/0!</text:p>
          </table:table-cell>
          <table:table-cell/>
          <table:table-cell table:style-name="ce7" table:formula="of:=LOG([.E171])/LOG([.A1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2]/[.C172]" office:value-type="string" office:string-value="" calcext:value-type="error">
            <text:p>#DIV/0!</text:p>
          </table:table-cell>
          <table:table-cell/>
          <table:table-cell table:style-name="ce7" table:formula="of:=LOG([.E172])/LOG([.A1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3]/[.C173]" office:value-type="string" office:string-value="" calcext:value-type="error">
            <text:p>#DIV/0!</text:p>
          </table:table-cell>
          <table:table-cell/>
          <table:table-cell table:style-name="ce7" table:formula="of:=LOG([.E173])/LOG([.A1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4]/[.C174]" office:value-type="string" office:string-value="" calcext:value-type="error">
            <text:p>#DIV/0!</text:p>
          </table:table-cell>
          <table:table-cell/>
          <table:table-cell table:style-name="ce7" table:formula="of:=LOG([.E174])/LOG([.A1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5]/[.C175]" office:value-type="string" office:string-value="" calcext:value-type="error">
            <text:p>#DIV/0!</text:p>
          </table:table-cell>
          <table:table-cell/>
          <table:table-cell table:style-name="ce7" table:formula="of:=LOG([.E175])/LOG([.A1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6]/[.C176]" office:value-type="string" office:string-value="" calcext:value-type="error">
            <text:p>#DIV/0!</text:p>
          </table:table-cell>
          <table:table-cell/>
          <table:table-cell table:style-name="ce7" table:formula="of:=LOG([.E176])/LOG([.A1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7]/[.C177]" office:value-type="string" office:string-value="" calcext:value-type="error">
            <text:p>#DIV/0!</text:p>
          </table:table-cell>
          <table:table-cell/>
          <table:table-cell table:style-name="ce7" table:formula="of:=LOG([.E177])/LOG([.A1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8]/[.C178]" office:value-type="string" office:string-value="" calcext:value-type="error">
            <text:p>#DIV/0!</text:p>
          </table:table-cell>
          <table:table-cell/>
          <table:table-cell table:style-name="ce7" table:formula="of:=LOG([.E178])/LOG([.A1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9]/[.C179]" office:value-type="string" office:string-value="" calcext:value-type="error">
            <text:p>#DIV/0!</text:p>
          </table:table-cell>
          <table:table-cell/>
          <table:table-cell table:style-name="ce7" table:formula="of:=LOG([.E179])/LOG([.A1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0]/[.C180]" office:value-type="string" office:string-value="" calcext:value-type="error">
            <text:p>#DIV/0!</text:p>
          </table:table-cell>
          <table:table-cell/>
          <table:table-cell table:style-name="ce7" table:formula="of:=LOG([.E180])/LOG([.A1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1]/[.C181]" office:value-type="string" office:string-value="" calcext:value-type="error">
            <text:p>#DIV/0!</text:p>
          </table:table-cell>
          <table:table-cell/>
          <table:table-cell table:style-name="ce7" table:formula="of:=LOG([.E181])/LOG([.A1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2]/[.C182]" office:value-type="string" office:string-value="" calcext:value-type="error">
            <text:p>#DIV/0!</text:p>
          </table:table-cell>
          <table:table-cell/>
          <table:table-cell table:style-name="ce7" table:formula="of:=LOG([.E182])/LOG([.A1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3]/[.C183]" office:value-type="string" office:string-value="" calcext:value-type="error">
            <text:p>#DIV/0!</text:p>
          </table:table-cell>
          <table:table-cell/>
          <table:table-cell table:style-name="ce7" table:formula="of:=LOG([.E183])/LOG([.A1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4]/[.C184]" office:value-type="string" office:string-value="" calcext:value-type="error">
            <text:p>#DIV/0!</text:p>
          </table:table-cell>
          <table:table-cell/>
          <table:table-cell table:style-name="ce7" table:formula="of:=LOG([.E184])/LOG([.A1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5]/[.C185]" office:value-type="string" office:string-value="" calcext:value-type="error">
            <text:p>#DIV/0!</text:p>
          </table:table-cell>
          <table:table-cell/>
          <table:table-cell table:style-name="ce7" table:formula="of:=LOG([.E185])/LOG([.A1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6]/[.C186]" office:value-type="string" office:string-value="" calcext:value-type="error">
            <text:p>#DIV/0!</text:p>
          </table:table-cell>
          <table:table-cell/>
          <table:table-cell table:style-name="ce7" table:formula="of:=LOG([.E186])/LOG([.A1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7]/[.C187]" office:value-type="string" office:string-value="" calcext:value-type="error">
            <text:p>#DIV/0!</text:p>
          </table:table-cell>
          <table:table-cell/>
          <table:table-cell table:style-name="ce7" table:formula="of:=LOG([.E187])/LOG([.A1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8]/[.C188]" office:value-type="string" office:string-value="" calcext:value-type="error">
            <text:p>#DIV/0!</text:p>
          </table:table-cell>
          <table:table-cell/>
          <table:table-cell table:style-name="ce7" table:formula="of:=LOG([.E188])/LOG([.A188])" office:value-type="string" office:string-value="" calcext:value-type="error">
            <text:p>Err:502</text:p>
          </table:table-cell>
        </table:table-row>
        <table:table-row table:style-name="ro1" table:number-rows-repeated="249">
          <table:table-cell table:number-columns-repeated="3"/>
          <table:table-cell table:style-name="ce10"/>
          <table:table-cell/>
          <table:table-cell table:style-name="ce7"/>
        </table:table-row>
        <table:table-row table:style-name="ro1" table:number-rows-repeated="10481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o" table:style-name="ta1">
        <table:table-column table:style-name="co13" table:default-cell-style-name="Default"/>
        <table:table-row table:style-name="ro1">
          <table:table-cell office:value-type="string" calcext:value-type="string">
            <text:p>Explaination:</text:p>
          </table:table-cell>
        </table:table-row>
        <table:table-row table:style-name="ro1">
          <table:table-cell office:value-type="string" calcext:value-type="string">
            <text:p>This is a speadsheet tracking the best methods to combine N gems to get a gem with the highest possible specials.</text:p>
          </table:table-cell>
        </table:table-row>
        <table:table-row table:style-name="ro1">
          <table:table-cell office:value-type="string" calcext:value-type="string">
            <text:p>My purpose is to find the best combining and speccing method (and learn to code better, doing this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:</text:p>
          </table:table-cell>
        </table:table-row>
        <table:table-row table:style-name="ro1">
          <table:table-cell office:value-type="string" calcext:value-type="string">
            <text:p># gems: straightforward, the number of gems that are being combined.</text:p>
          </table:table-cell>
        </table:table-row>
        <table:table-row table:style-name="ro1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</table:table-row>
        <table:table-row table:style-name="ro1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Growth is the amount that I aim to maximize, as it represent how much fast a gem grows: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</table:table-row>
        <table:table-row table:style-name="ro1">
          <table:table-cell office:value-type="string" calcext:value-type="string">
            <text:p>will have a gem if the two we combine are known and my program implements that capability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</table:table-row>
        <table:table-row table:style-name="ro1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</table:table-row>
        <table:table-row table:style-name="ro1">
          <table:table-cell office:value-type="string" calcext:value-type="string">
            <text:p>stronger our new gem is compared to a grade 1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n, to compare different upgrade methods we need to factor in the amount of gem used: </text:p>
          </table:table-cell>
        </table:table-row>
        <table:table-row table:style-name="ro1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 have: Total_I = I^C = I^(log(base=N)(NT)) = exp ( ln(I)*ln(NT)/ln(N) ) = NT^( ln(I)/ln(N)) = NT^G</text:p>
          </table:table-cell>
        </table:table-row>
        <table:table-row table:style-name="ro1">
          <table:table-cell office:value-type="string" calcext:value-type="string">
            <text:p>(here I used several properties of powers and logarithms, hope it's all clear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</table:table-row>
        <table:table-row table:style-name="ro1">
          <table:table-cell office:value-type="string" calcext:value-type="string">
            <text:p>Maximizing <text:s/>G is therefore the way to get the best possible gem at a given mana cos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we consider speccing, too, we get two growths: GC and GS, two increments: IS and IC.</text:p>
          </table:table-cell>
        </table:table-row>
        <table:table-row table:style-name="ro1">
          <table:table-cell office:value-type="string" calcext:value-type="string">
            <text:p>We can also see that NT equals NS*NC^C, whare NS and NC are respectively the gems used in a speccing and a single combine.</text:p>
          </table:table-cell>
        </table:table-row>
        <table:table-row table:style-name="ro1">
          <table:table-cell office:value-type="string" calcext:value-type="string">
            <text:p>Doing a similar process as before we can obtain: Total_I=NS^(GS-GC)*NT^GC</text:p>
          </table:table-cell>
        </table:table-row>
        <table:table-row table:style-name="ro1">
          <table:table-cell office:value-type="string" calcext:value-type="string">
            <text:p>So we see that the spec-coefficient (I invented the name): NS^(GS-GC) is what needs to be maximized in a spec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f the info here are not enough feel free to ask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45i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01:39:04.09191295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0T02:02:56.294245139</dc:date>
    <dc:creator>Andrea Stacchiotti</dc:creator>
    <meta:editing-duration>PT4H3M12S</meta:editing-duration>
    <meta:editing-cycles>42</meta:editing-cycles>
    <meta:generator>LibreOffice/4.3.2.2.0$Linux_X86_64 LibreOffice_project/430m0$Build-2</meta:generator>
    <meta:document-statistic meta:table-count="8" meta:cell-count="690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499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Orange_combine.A2:Orange_combine.A257 Orange_combine.C1:Orange_combine.C257" chart:data-source-has-labels="row" svg:x="0.563cm" svg:y="0.246cm" svg:width="27.064cm" svg:height="11.834cm">
          <chartooo:coordinate-region svg:x="2.402cm" svg:y="0.445cm" svg:width="24.945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57" chart:label-cell-address="Orange_combine.C1:Orange_combine.C1" chart:class="chart:scatter">
            <chart:domain table:cell-range-address="Orange_combine.A2:Orange_combine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57</svg:desc>
                </draw:g>
              </table:table-cell>
              <table:table-cell office:value-type="float" office:value="NaN">
                <text:p>NaN</text:p>
                <draw:g>
                  <svg:desc>Orange_combine.C2:Orange_combine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8" chart:maximum="1.43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Killgem_comb.A2:Killgem_comb.A260 Killgem_comb.C1:Killgem_comb.C260" chart:data-source-has-labels="row" svg:x="0.563cm" svg:y="0.246cm" svg:width="27.064cm" svg:height="11.834cm">
          <chartooo:coordinate-region svg:x="2.216cm" svg:y="0.445cm" svg:width="25.132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260" chart:label-cell-address="Killgem_comb.C1:Killgem_comb.C1" chart:class="chart:scatter">
            <chart:domain table:cell-range-address="Killgem_comb.A2:Killgem_comb.A260"/>
            <chart:data-point chart:repeated="2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260</svg:desc>
                </draw:g>
              </table:table-cell>
              <table:table-cell office:value-type="float" office:value="NaN">
                <text:p>NaN</text:p>
                <draw:g>
                  <svg:desc>Killgem_comb.C2:Killgem_comb.C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97266293">
                <text:p>1.4152209726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6232047">
                <text:p>1.41754366232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23525772837">
                <text:p>1.422352577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9083771712">
                <text:p>1.42099083771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7313749">
                <text:p>1.42688867313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761132567495">
                <text:p>1.4276113256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827956855511">
                <text:p>1.42827956855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87379879263">
                <text:p>1.42787379879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15043343">
                <text:p>1.42769315043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62819777">
                <text:p>1.42756262819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41965016">
                <text:p>1.42747941965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45416584655">
                <text:p>1.4274541658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43908149455">
                <text:p>1.4274390814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48195747804">
                <text:p>1.4274819574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09655940099">
                <text:p>1.42709655940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7013636">
                <text:p>1.42680117013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2273658542">
                <text:p>1.4266227365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7208510668">
                <text:p>1.4264720851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1085145093">
                <text:p>1.42611085145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93972176">
                <text:p>1.42556793972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4427799955">
                <text:p>1.4254427799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95209441045">
                <text:p>1.42595209441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23339578323">
                <text:p>1.42623339578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5902423662">
                <text:p>1.4263590242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9975983">
                <text:p>1.42650789975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550993937">
                <text:p>1.42704550993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6224324">
                <text:p>1.42769596224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4743591">
                <text:p>1.42792574743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8857940364">
                <text:p>1.42818857940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6257826">
                <text:p>1.42845116257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0075503">
                <text:p>1.42872420075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899116350715">
                <text:p>1.42899116350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9984380806">
                <text:p>1.42929984380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5151587">
                <text:p>1.43001755151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34083178506">
                <text:p>1.43034083178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70233259917">
                <text:p>1.43070233259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8990877216">
                <text:p>1.4308990877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0948161384">
                <text:p>1.430948161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2245611237">
                <text:p>1.43102245611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10157348144">
                <text:p>1.431015734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204878694">
                <text:p>1.4310204878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400410612">
                <text:p>1.43098400410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099152574193">
                <text:p>1.43099152574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6252804">
                <text:p>1.43107466252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3365072">
                <text:p>1.43119753365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7318660584">
                <text:p>1.43127318660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9657841775">
                <text:p>1.43129657841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64265145617">
                <text:p>1.43164265145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759052773">
                <text:p>1.43161759052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60007478509">
                <text:p>1.43160007478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2186834">
                <text:p>1.43160112186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2276264">
                <text:p>1.43161992276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63702249898">
                <text:p>1.43163702249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2388779186">
                <text:p>1.43172388779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825988871">
                <text:p>1.43176825988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81910381327">
                <text:p>1.4318191038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1048391649">
                <text:p>1.43181048391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5877811537">
                <text:p>1.43175877811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82996759909">
                <text:p>1.43182996759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73782791717">
                <text:p>1.43173782791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8672215177">
                <text:p>1.43168672215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8917392398">
                <text:p>1.43158917392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4018872532">
                <text:p>1.43154018872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43207749762">
                <text:p>1.43143207749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4692855163">
                <text:p>1.43144692855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27660174044">
                <text:p>1.43127660174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2885699262">
                <text:p>1.43132885699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21348868524">
                <text:p>1.43121348868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7611561244">
                <text:p>1.43117611561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4423559971">
                <text:p>1.4311442355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6609138">
                <text:p>1.43112056609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10582672089">
                <text:p>1.43110582672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706863592">
                <text:p>1.430997068635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8969742262">
                <text:p>1.43088969742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80267948181">
                <text:p>1.43080267948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3102811686">
                <text:p>1.4306310281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4232017458">
                <text:p>1.43054232017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50660599054">
                <text:p>1.43050660599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41430606119">
                <text:p>1.43041430606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6176317142">
                <text:p>1.43036176317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1476554301">
                <text:p>1.43031476554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9145900906">
                <text:p>1.4302914590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3670446371">
                <text:p>1.43023670446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50632276">
                <text:p>1.4301550632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3900944289">
                <text:p>1.430139009442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10676700765">
                <text:p>1.43010676700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3007501347693">
                <text:p>1.43007501347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7797056021">
                <text:p>1.43007797056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3003585898304">
                <text:p>1.43003585898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96561751259">
                <text:p>1.42996561751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86474126487">
                <text:p>1.4298647412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72397088137">
                <text:p>1.4297239708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74028894875">
                <text:p>1.42974028894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5279014124">
                <text:p>1.42965279014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9130441838">
                <text:p>1.42959130441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2494899">
                <text:p>1.42946692494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36293532905">
                <text:p>1.42936293532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6794218">
                <text:p>1.42930176794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9241004948">
                <text:p>1.42929241004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1431194408">
                <text:p>1.42921431194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5301158523">
                <text:p>1.42915301158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6262078192">
                <text:p>1.42926262078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44765778576">
                <text:p>1.42944765778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406331671">
                <text:p>1.42957406331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73080152441">
                <text:p>1.42973080152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86209611432">
                <text:p>1.429862096114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058330225">
                <text:p>1.4301058330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30310083359">
                <text:p>1.43030310083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8849625256">
                <text:p>1.43058849625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73471868229">
                <text:p>1.430734718682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097712035494">
                <text:p>1.43097712035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6821464">
                <text:p>1.43118706821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30961685018">
                <text:p>1.43130961685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573609757">
                <text:p>1.43197573609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922214398">
                <text:p>1.43207922214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086809273">
                <text:p>1.43214086809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8424288403">
                <text:p>1.43228424288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7327665041">
                <text:p>1.43237327665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69498192">
                <text:p>1.432469498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8255570685">
                <text:p>1.432582555706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66011911709">
                <text:p>1.432660119117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9108395818">
                <text:p>1.43279108395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1378465">
                <text:p>1.43287881378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9414558746">
                <text:p>1.43299414558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0317207461">
                <text:p>1.43330317207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2250553176">
                <text:p>1.43332250553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45221305448">
                <text:p>1.4334522130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7656594603">
                <text:p>1.43347656594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50353190035">
                <text:p>1.43350353190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53294972537">
                <text:p>1.433532949725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6493374437">
                <text:p>1.43356493374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8332177039">
                <text:p>1.43358332177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58827650311">
                <text:p>1.43358827650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70688658381">
                <text:p>1.43370688658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5433929266">
                <text:p>1.43365433929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552244735">
                <text:p>1.43364552244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83269651251">
                <text:p>1.43383269651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3264071206">
                <text:p>1.4338326407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3454481932">
                <text:p>1.433834544819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3829050299">
                <text:p>1.43383829050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92486009018">
                <text:p>1.43392486009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90576194037">
                <text:p>1.43390576194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402352251572">
                <text:p>1.434023522515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10341740234">
                <text:p>1.43410341740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21940504027">
                <text:p>1.43421940504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21935126194">
                <text:p>1.43421935126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20549216684">
                <text:p>1.43420549216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21948834368">
                <text:p>1.434219488343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43413292666004">
                <text:p>1.434132926660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4342197157239">
                <text:p>1.43421971572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spline-order="5" chart:right-angled-axes="true"/>
    </style:style>
    <style:style style:name="ch3" style:family="chart" style:data-style-name="N1">
      <style:chart-properties chart:display-label="true" chart:logarithmic="true" chart:minimum="8" chart:maximum="448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34" chart:maximum="0.64" chart:origin="0" chart:interval-major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style-name="ch1">
        <chart:plot-area chart:style-name="ch2" table:cell-range-address="Managem_spec.A2:Managem_spec.A2 Managem_amps.A3:Managem_amps.A450 Managem_amps.F1:Managem_amps.F1 Managem_amps.F3:Managem_amps.F450 Managem_spec.C1:Managem_spec.C129" chart:data-source-has-labels="row" svg:x="0.468cm" svg:y="0.255cm" svg:width="22.474cm" svg:height="12.247cm">
          <chartooo:coordinate-region svg:x="2.121cm" svg:y="0.455cm" svg:width="20.821cm" svg:height="11.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3:Managem_amps.F450" chart:label-cell-address="Managem_amps.F1:Managem_amps.F1" chart:class="chart:scatter">
            <chart:domain table:cell-range-address="Managem_amps.A3:Managem_amps.A450"/>
            <chart:data-point chart:repeated="448"/>
          </chart:series>
          <chart:series chart:attached-axis="primary-y" chart:style-name="ch8" chart:values-cell-range-address="Managem_spec.C2:Managem_spec.C129" chart:label-cell-address="Managem_spec.C1:Managem_spec.C1" chart:class="chart:scatter">
            <chart:domain table:cell-range-address="Managem_spec.A2:Managem_spec.A129"/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anagem_amps.A3:Managem_amps.A450</svg:desc>
                </draw:g>
              </table:table-cell>
              <table:table-cell office:value-type="float" office:value="NaN">
                <text:p>NaN</text:p>
                <draw:g>
                  <svg:desc>Managem_amps.F3:Managem_amps.F450</svg:desc>
                </draw:g>
              </table:table-cell>
              <table:table-cell office:value-type="float" office:value="1">
                <text:p>1</text:p>
                <draw:g>
                  <svg:desc>Managem_spec.A2:Managem_spec.A129</svg:desc>
                </draw:g>
              </table:table-cell>
              <table:table-cell office:value-type="float" office:value="NaN">
                <text:p>NaN</text:p>
                <draw:g>
                  <svg:desc>Managem_spec.C2:Mana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spline-order="5" chart:right-angled-axes="true"/>
    </style:style>
    <style:style style:name="ch3" style:family="chart" style:data-style-name="N1">
      <style:chart-properties chart:display-label="true" chart:logarithmic="true" chart:minimum="8" chart:maximum="128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01" chart:maximum="1.41" chart:origin="0" chart:interval-major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" chart:style-name="ch1">
        <chart:plot-area chart:style-name="ch2" table:cell-range-address="Killgem_amps.A3:Killgem_amps.A200 Killgem_amps.F1:Killgem_amps.F1 Killgem_amps.F3:Killgem_amps.F200 Killgem_spec.C1:Killgem_spec.C129" chart:data-source-has-labels="row" svg:x="0.468cm" svg:y="0.255cm" svg:width="22.474cm" svg:height="12.247cm">
          <chartooo:coordinate-region svg:x="2.121cm" svg:y="0.454cm" svg:width="20.821cm" svg:height="11.4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3:Killgem_amps.F200" chart:label-cell-address="Killgem_amps.F1:Killgem_amps.F1" chart:class="chart:scatter">
            <chart:domain table:cell-range-address="Killgem_amps.A3:Killgem_amps.A200"/>
            <chart:data-point chart:repeated="198"/>
          </chart:series>
          <chart:series chart:attached-axis="primary-y" chart:style-name="ch8" chart:values-cell-range-address="Killgem_spec.C2:Killgem_spec.C129" chart:label-cell-address="Killgem_spec.C1:Killgem_spec.C1" chart:class="chart:scatter">
            <chart:domain table:cell-range-address="Killgem_spec.A2:Killgem_spec.A129"/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Killgem_amps.A3:Killgem_amps.A200</svg:desc>
                </draw:g>
              </table:table-cell>
              <table:table-cell office:value-type="float" office:value="NaN">
                <text:p>NaN</text:p>
                <draw:g>
                  <svg:desc>Killgem_amps.F3:Killgem_amps.F200</svg:desc>
                </draw:g>
              </table:table-cell>
              <table:table-cell office:value-type="float" office:value="1">
                <text:p>1</text:p>
                <draw:g>
                  <svg:desc>Killgem_spec.A2:Killgem_spec.A129</svg:desc>
                </draw:g>
              </table:table-cell>
              <table:table-cell office:value-type="float" office:value="NaN">
                <text:p>NaN</text:p>
                <draw:g>
                  <svg:desc>Killgem_spec.C2:Kill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0409820667952">
                <text:p>1.0409820667952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17229807907497">
                <text:p>1.17229807907497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.2387616285703">
                <text:p>1.2387616285703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27648070467626">
                <text:p>1.27648070467626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.29773581712947">
                <text:p>1.29773581712947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.31143080656558">
                <text:p>1.31143080656558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.32194708082931">
                <text:p>1.32194708082931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.32764191526531">
                <text:p>1.32764191526531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.33847983020333">
                <text:p>1.33847983020333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.34516639978299">
                <text:p>1.34516639978299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.35179311579563">
                <text:p>1.35179311579563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35572342723158">
                <text:p>1.3557234272315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.3579073617783">
                <text:p>1.3579073617783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.36012755027745">
                <text:p>1.36012755027745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.3608988391369">
                <text:p>1.3608988391369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.36756901337639">
                <text:p>1.36756901337639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.37103499247582">
                <text:p>1.37103499247582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.37331263838056">
                <text:p>1.37331263838056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.37435862809934">
                <text:p>1.37435862809934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.37515225623724">
                <text:p>1.37515225623724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.37465689982398">
                <text:p>1.3746568998239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.37439903894276">
                <text:p>1.37439903894276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.374411770705">
                <text:p>1.374411770705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.37406923080267">
                <text:p>1.37406923080267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.37387933438949">
                <text:p>1.37387933438949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.37384583780857">
                <text:p>1.37384583780857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.3742852678503">
                <text:p>1.3742852678503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.37499306983534">
                <text:p>1.37499306983534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.3764206842302">
                <text:p>1.3764206842302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.37680577216926">
                <text:p>1.37680577216926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.37773207011513">
                <text:p>1.37773207011513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.3788235723706">
                <text:p>1.3788235723706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.37956014458451">
                <text:p>1.37956014458451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.38024830155688">
                <text:p>1.38024830155688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.38053935345613">
                <text:p>1.38053935345613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.38080213122578">
                <text:p>1.38080213122578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.38103439351569">
                <text:p>1.38103439351569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38128464765407">
                <text:p>1.38128464765407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.38127348411315">
                <text:p>1.38127348411315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.38163624230115">
                <text:p>1.38163624230115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.38152394365626">
                <text:p>1.38152394365626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.38177922507541">
                <text:p>1.38177922507541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.3820254207789">
                <text:p>1.382025420778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.38354562605823">
                <text:p>1.38354562605823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.38456035290471">
                <text:p>1.3845603529047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.38538051714568">
                <text:p>1.38538051714568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.38619040758477">
                <text:p>1.3861904075847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.38703015361895">
                <text:p>1.3870301536189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1.38774957172528">
                <text:p>1.3877495717252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.38844914583192">
                <text:p>1.38844914583192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.38923508993862">
                <text:p>1.3892350899386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.38965190075056">
                <text:p>1.38965190075056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.39007174030571">
                <text:p>1.3900717403057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.39058327903259">
                <text:p>1.39058327903259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39068377797469">
                <text:p>1.39068377797469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.39101494154177">
                <text:p>1.39101494154177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1.39122242258989">
                <text:p>1.3912224225898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1.3912018872007">
                <text:p>1.391201887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.39135524481549">
                <text:p>1.3913552448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1.39149829792694">
                <text:p>1.3914982979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.39185381531648">
                <text:p>1.3918538153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.3922333677481">
                <text:p>1.392233367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.39241261374227">
                <text:p>1.392412613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.39287938254428">
                <text:p>1.3928793825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.39323873315064">
                <text:p>1.3932387331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1.39353033534824">
                <text:p>1.3935303353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.39367887766555">
                <text:p>1.3936788776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.39429307517011">
                <text:p>1.3942930751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.39471309324278">
                <text:p>1.3947130932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.39476549133856">
                <text:p>1.3947654913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.39481910132622">
                <text:p>1.3948191013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.39490925315211">
                <text:p>1.3949092531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.39495104978288">
                <text:p>1.3949510497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39506714462369">
                <text:p>1.3950671446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.39517375470128">
                <text:p>1.3951737547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.39543537874508">
                <text:p>1.3954353787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.39570604140873">
                <text:p>1.39570604140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.39599191388846">
                <text:p>1.3959919138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.39608890682684">
                <text:p>1.3960889068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1.39623683011033">
                <text:p>1.3962368301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.39625123865592">
                <text:p>1.3962512386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1.39616615440684">
                <text:p>1.3961661544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.3965433156486">
                <text:p>1.396543315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1.39730325341325">
                <text:p>1.3973032534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.39806542803169">
                <text:p>1.3980654280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1.39879339752134">
                <text:p>1.3987933975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.39912090913585">
                <text:p>1.3991209091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.39938199771711">
                <text:p>1.3993819977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1.39962789856838">
                <text:p>1.3996278985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.39992819351444">
                <text:p>1.3999281935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.40021793571749">
                <text:p>1.4002179357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.40103145517032">
                <text:p>1.4010314551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.40135137818848">
                <text:p>1.401351378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.40180882760244">
                <text:p>1.4018088276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.40211798162955">
                <text:p>1.4021179816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.40242150789707">
                <text:p>1.4024215078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.40262680359422">
                <text:p>1.4026268035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.40296083325672">
                <text:p>1.4029608332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.40312771929684">
                <text:p>1.40312771929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.40344604845087">
                <text:p>1.40344604845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.40375162131641">
                <text:p>1.4037516213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.40414006469976">
                <text:p>1.4041400646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.40447701920328">
                <text:p>1.4044770192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.40481491674084">
                <text:p>1.4048149167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.4050855054011">
                <text:p>1.405085505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.40538131960673">
                <text:p>1.4053813196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.40575545204241">
                <text:p>1.4057554520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.40599722980369">
                <text:p>1.4059972298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.40621850318168">
                <text:p>1.4062185031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.40642910018839">
                <text:p>1.4064291001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.40676313457993">
                <text:p>1.4067631345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.40696190802196">
                <text:p>1.4069619080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.40704776334512">
                <text:p>1.4070477633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.40719609250692">
                <text:p>1.4071960925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.40728937902849">
                <text:p>1.4072893790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.40734007281979">
                <text:p>1.4073400728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.40739532683996">
                <text:p>1.4073953268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.40745494231551">
                <text:p>1.4074549423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128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1" chart:maximum="0.5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46cm" svg:height="12.731cm" xlink:href=".." xlink:type="simple" chart:class="chart:scatter" chart:style-name="ch1">
        <chart:plot-area chart:style-name="ch2" table:cell-range-address="Managem_spec.A2:Managem_spec.A129 Managem_spec.C1:Managem_spec.C129" chart:data-source-has-labels="row" svg:x="0.776cm" svg:y="0.337cm" svg:width="26.445cm" svg:height="11.867cm">
          <chartooo:coordinate-region svg:x="2.429cm" svg:y="0.536cm" svg:width="24.513cm" svg:height="11.02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.C2:Managem_spec.C129" chart:label-cell-address="Managem_spec.C1:Managem_spec.C1" chart:class="chart:scatter">
            <chart:domain table:cell-range-address="Managem_spec.A2:Managem_spec.A129"/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spec.A2:Managem_spec.A129</svg:desc>
                </draw:g>
              </table:table-cell>
              <table:table-cell office:value-type="float" office:value="NaN">
                <text:p>NaN</text:p>
                <draw:g>
                  <svg:desc>Managem_spec.C2:Mana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6" chart:interval-major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" chart:maximum="1.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89cm" svg:height="12.677cm" xlink:href=".." xlink:type="simple" chart:class="chart:scatter" chart:style-name="ch1">
        <chart:plot-area chart:style-name="ch2" table:cell-range-address="Killgem_spec.A2:Killgem_spec.A49 Killgem_spec.C1:Killgem_spec.C49" chart:data-source-has-labels="row" svg:x="0.571cm" svg:y="0.253cm" svg:width="27.447cm" svg:height="12.171cm">
          <chartooo:coordinate-region svg:x="2.224cm" svg:y="0.253cm" svg:width="25.607cm" svg:height="11.52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spec.C2:Killgem_spec.C49" chart:label-cell-address="Killgem_spec.C1:Killgem_spec.C1" chart:class="chart:scatter">
            <chart:domain table:cell-range-address="Killgem_spec.A2:Killgem_spec.A49"/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.A2:Killgem_spec.A49</svg:desc>
                </draw:g>
              </table:table-cell>
              <table:table-cell office:value-type="float" office:value="NaN">
                <text:p>NaN</text:p>
                <draw:g>
                  <svg:desc>Killgem_spec.C2:Killgem_spec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0" chart:maximum="448" chart:interval-major="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5" chart:maximum="0.6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minimum="0" chart:maximum="17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width="0.051cm" svg:stroke-color="#ff420e"/>
    </style:style>
    <style:style style:name="ch10" style:family="chart">
      <style:graphic-properties svg:stroke-width="0.051cm"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 2 1" chart:style-name="ch1">
        <chart:plot-area chart:style-name="ch2" table:cell-range-address="Managem_amps.A2:Managem_amps.A437 Managem_amps.F1:Managem_amps.F437 Managem_amps.D1:Managem_amps.D437" chart:data-source-has-labels="row" svg:x="0.468cm" svg:y="0.255cm" svg:width="22.474cm" svg:height="12.247cm">
          <chartooo:coordinate-region svg:x="2.121cm" svg:y="0.255cm" svg:width="19.908cm" svg:height="11.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2:Managem_amps.F437" chart:label-cell-address="Managem_amps.F1:Managem_amps.F1" chart:class="chart:scatter">
            <chart:domain table:cell-range-address="Managem_amps.A2:Managem_amps.A437"/>
            <chart:data-point chart:repeated="436"/>
          </chart:series>
          <chart:series chart:attached-axis="secondary-y" chart:style-name="ch8" chart:values-cell-range-address="Managem_amps.D2:Managem_amps.D437" chart:label-cell-address="Managem_amps.D1:Managem_amps.D1" chart:class="chart:scatter">
            <chart:mean-value chart:style-name="ch9"/>
            <chart:regression-curve chart:style-name="ch10"/>
            <chart:data-point chart:repeated="157"/>
            <chart:data-point chart:style-name="ch11"/>
            <chart:data-point chart:repeated="2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37</svg:desc>
                </draw:g>
              </table:table-cell>
              <table:table-cell office:value-type="float" office:value="NaN">
                <text:p>NaN</text:p>
                <draw:g>
                  <svg:desc>Managem_amps.F2:Managem_amps.F437</svg:desc>
                </draw:g>
              </table:table-cell>
              <table:table-cell office:value-type="float" office:value="NaN">
                <text:p>NaN</text:p>
                <draw:g>
                  <svg:desc>Managem_amps.D2:Managem_amps.D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8.77777777777778">
                <text:p>8.7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7.09090909090909">
                <text:p>7.0909090909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7.18181818181818">
                <text:p>7.18181818181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7.36363636363636">
                <text:p>7.3636363636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9.08333333333333">
                <text:p>9.08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8.84615384615385">
                <text:p>8.84615384615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9.07692307692308">
                <text:p>9.07692307692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9.15384615384615">
                <text:p>9.15384615384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9.38461538461539">
                <text:p>9.38461538461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9.46153846153846">
                <text:p>9.46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9.53846153846154">
                <text:p>9.5384615384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9.69230769230769">
                <text:p>9.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9.76923076923077">
                <text:p>9.76923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9.84615384615385">
                <text:p>9.846153846153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9.92307692307692">
                <text:p>9.92307692307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10.0769230769231">
                <text:p>10.07692307692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9.07142857142857">
                <text:p>9.07142857142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9.21428571428571">
                <text:p>9.214285714285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9.35714285714286">
                <text:p>9.35714285714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9.1875">
                <text:p>9.1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8.35294117647059">
                <text:p>8.35294117647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8.41176470588235">
                <text:p>8.41176470588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8.47058823529412">
                <text:p>8.470588235294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8.58823529411765">
                <text:p>8.588235294117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8.64705882352941">
                <text:p>8.647058823529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7.88888888888889">
                <text:p>7.88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7.94444444444444">
                <text:p>7.9444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8.05555555555556">
                <text:p>8.05555555555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8.27777777777778">
                <text:p>8.277777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8.38888888888889">
                <text:p>8.38888888888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8.61111111111111">
                <text:p>8.61111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8.26315789473684">
                <text:p>8.26315789473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7.95238095238095">
                <text:p>7.9523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7.59090909090909">
                <text:p>7.590909090909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8.38095238095238">
                <text:p>8.380952380952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8.47619047619048">
                <text:p>8.47619047619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7.86363636363636">
                <text:p>7.863636363636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7.90909090909091">
                <text:p>7.90909090909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7.95454545454545">
                <text:p>7.95454545454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10.3157894736842">
                <text:p>10.3157894736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10.3684210526316">
                <text:p>10.36842105263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10.5789473684211">
                <text:p>10.5789473684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10.047619047619">
                <text:p>10.0476190476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10.0952380952381">
                <text:p>10.0952380952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10.1904761904762">
                <text:p>10.1904761904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10.2380952380952">
                <text:p>10.23809523809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9.54545454545455">
                <text:p>9.54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9.59090909090909">
                <text:p>9.590909090909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9.63636363636364">
                <text:p>9.63636363636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9.68181818181818">
                <text:p>9.681818181818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9.77272727272727">
                <text:p>9.77272727272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9.86363636363636">
                <text:p>9.863636363636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9.90909090909091">
                <text:p>9.909090909090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9.95454545454546">
                <text:p>9.95454545454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10.0454545454545">
                <text:p>10.0454545454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10.0909090909091">
                <text:p>10.0909090909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8.38461538461539">
                <text:p>8.38461538461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8.42307692307692">
                <text:p>8.42307692307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8.46153846153846">
                <text:p>8.46153846153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8.53846153846154">
                <text:p>8.538461538461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8.57692307692308">
                <text:p>8.57692307692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8.61538461538462">
                <text:p>8.615384615384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8.65384615384615">
                <text:p>8.65384615384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8.14814814814815">
                <text:p>8.148148148148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8.18518518518519">
                <text:p>8.18518518518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8.25925925925926">
                <text:p>8.25925925925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7.78571428571429">
                <text:p>7.78571428571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7.89285714285714">
                <text:p>7.8928571428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7.92857142857143">
                <text:p>7.92857142857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7.96428571428571">
                <text:p>7.96428571428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8.03571428571429">
                <text:p>8.035714285714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8.07142857142857">
                <text:p>8.07142857142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8.10714285714286">
                <text:p>8.107142857142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7.68965517241379">
                <text:p>7.689655172413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8.21428571428571">
                <text:p>8.214285714285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7.75862068965517">
                <text:p>7.758620689655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7.79310344827586">
                <text:p>7.79310344827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8.32142857142857">
                <text:p>8.3214285714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7.86206896551724">
                <text:p>7.86206896551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8.39285714285714">
                <text:p>8.39285714285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7.93103448275862">
                <text:p>7.931034482758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7.96551724137931">
                <text:p>7.96551724137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8.03448275862069">
                <text:p>8.034482758620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8.06896551724138">
                <text:p>8.06896551724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8.10344827586207">
                <text:p>8.10344827586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8.13793103448276">
                <text:p>8.13793103448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8.17241379310345">
                <text:p>8.17241379310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8.20689655172414">
                <text:p>8.20689655172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8.24137931034483">
                <text:p>8.241379310344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8.27586206896552">
                <text:p>8.27586206896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7.86666666666667">
                <text:p>7.86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8.37931034482759">
                <text:p>8.379310344827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7.93333333333333">
                <text:p>7.93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8.03333333333333">
                <text:p>8.0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8.06666666666667">
                <text:p>8.066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8.23333333333333">
                <text:p>8.23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8.53333333333333">
                <text:p>8.5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8" chart:maximum="128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17" chart:maximum="1.41" chart:origin="0" chart:interval-major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8cm" svg:height="12.936cm" xlink:href=".." xlink:type="simple" chart:class="chart:scatter" chart:column-mapping="0 2 1" chart:style-name="ch1">
        <chart:plot-area chart:style-name="ch2" table:cell-range-address="Killgem_amps.A2:Killgem_amps.A436 Killgem_amps.F1:Killgem_amps.F436 Killgem_amps.D1:Killgem_amps.D436" chart:data-source-has-labels="row" svg:x="0.554cm" svg:y="0.207cm" svg:width="22.615cm" svg:height="12.395cm">
          <chartooo:coordinate-region svg:x="2.207cm" svg:y="0.406cm" svg:width="20.049cm" svg:height="11.5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2:Killgem_amps.F436" chart:label-cell-address="Killgem_amps.F1:Killgem_amps.F1" chart:class="chart:scatter">
            <chart:domain table:cell-range-address="Killgem_amps.A2:Killgem_amps.A436"/>
            <chart:data-point chart:repeated="435"/>
          </chart:series>
          <chart:series chart:attached-axis="secondary-y" chart:style-name="ch8" chart:values-cell-range-address="Killgem_amps.D2:Killgem_amps.D436" chart:label-cell-address="Killgem_amps.D1:Killgem_amps.D1" chart:class="chart:scatter">
            <chart:mean-value chart:style-name="ch9"/>
            <chart:regression-curve chart:style-name="ch10"/>
            <chart:data-point chart:repeated="21"/>
            <chart:data-point chart:style-name="ch11"/>
            <chart:data-point chart:repeated="21"/>
            <chart:data-point chart:style-name="ch11"/>
            <chart:data-point chart:repeated="4"/>
            <chart:data-point chart:style-name="ch11"/>
            <chart:data-point chart:repeated="3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Ratio</text:p>
                <draw:g>
                  <svg:desc>Killgem_amps.D1:Kill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amps.A2:Killgem_amps.A436</svg:desc>
                </draw:g>
              </table:table-cell>
              <table:table-cell office:value-type="float" office:value="NaN">
                <text:p>NaN</text:p>
                <draw:g>
                  <svg:desc>Killgem_amps.F2:Killgem_amps.F436</svg:desc>
                </draw:g>
              </table:table-cell>
              <table:table-cell office:value-type="float" office:value="NaN">
                <text:p>NaN</text:p>
                <draw:g>
                  <svg:desc>Killgem_amps.D2:Killgem_amps.D4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667952">
                <text:p>1.0409820667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7229807907497">
                <text:p>1.17229807907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387616285703">
                <text:p>1.2387616285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7648070467626">
                <text:p>1.27648070467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9773581712947">
                <text:p>1.29773581712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1143080656558">
                <text:p>1.311430806565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2194708082931">
                <text:p>1.321947080829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2764191526531">
                <text:p>1.32764191526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3847983020333">
                <text:p>1.33847983020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516639978299">
                <text:p>1.345166399782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179311579563">
                <text:p>1.351793115795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5572342723158">
                <text:p>1.35572342723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579073617783">
                <text:p>1.35790736177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6012755027745">
                <text:p>1.360127550277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608988391369">
                <text:p>1.36089883913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6756901337639">
                <text:p>1.367569013376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7103499247582">
                <text:p>1.371034992475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37331263838056">
                <text:p>1.373312638380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7435862809934">
                <text:p>1.37435862809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7515225623724">
                <text:p>1.37515225623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7465689982398">
                <text:p>1.37465689982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7439903894276">
                <text:p>1.374399038942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374411770705">
                <text:p>1.3744117707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7406923080267">
                <text:p>1.374069230802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37387933438949">
                <text:p>1.373879334389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37384583780857">
                <text:p>1.373845837808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3742852678503">
                <text:p>1.374285267850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7499306983534">
                <text:p>1.374993069835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764206842302">
                <text:p>1.376420684230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7680577216926">
                <text:p>1.376805772169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7773207011513">
                <text:p>1.377732070115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788235723706">
                <text:p>1.37882357237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7956014458451">
                <text:p>1.3795601445845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8024830155688">
                <text:p>1.380248301556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8053935345613">
                <text:p>1.3805393534561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080213122578">
                <text:p>1.380802131225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8103439351569">
                <text:p>1.3810343935156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38128464765407">
                <text:p>1.38128464765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38127348411315">
                <text:p>1.381273484113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38163624230115">
                <text:p>1.381636242301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8152394365626">
                <text:p>1.3815239436562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38177922507541">
                <text:p>1.381779225075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3820254207789">
                <text:p>1.382025420778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38354562605823">
                <text:p>1.383545626058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38456035290471">
                <text:p>1.3845603529047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8538051714568">
                <text:p>1.385380517145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38619040758477">
                <text:p>1.3861904075847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8703015361895">
                <text:p>1.387030153618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8774957172528">
                <text:p>1.3877495717252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38844914583192">
                <text:p>1.388449145831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38923508993862">
                <text:p>1.3892350899386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8965190075056">
                <text:p>1.389651900750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9007174030571">
                <text:p>1.3900717403057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39058327903259">
                <text:p>1.39058327903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39068377797469">
                <text:p>1.3906837779746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39101494154177">
                <text:p>1.391014941541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9122242258989">
                <text:p>1.3912224225898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3912018872007">
                <text:p>1.39120188720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39135524481549">
                <text:p>1.3913552448154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9149829792694">
                <text:p>1.391498297926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9185381531648">
                <text:p>1.391853815316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922333677481">
                <text:p>1.3922333677481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9241261374227">
                <text:p>1.39241261374227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39287938254428">
                <text:p>1.39287938254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39323873315064">
                <text:p>1.39323873315064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39353033534824">
                <text:p>1.39353033534824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39367887766555">
                <text:p>1.393678877665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39429307517011">
                <text:p>1.39429307517011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39471309324278">
                <text:p>1.39471309324278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39476549133856">
                <text:p>1.394765491338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39481910132622">
                <text:p>1.39481910132622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39490925315211">
                <text:p>1.39490925315211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39495104978288">
                <text:p>1.394951049782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39506714462369">
                <text:p>1.39506714462369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39517375470128">
                <text:p>1.3951737547012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39543537874508">
                <text:p>1.395435378745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9570604140873">
                <text:p>1.3957060414087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9599191388846">
                <text:p>1.3959919138884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9608890682684">
                <text:p>1.3960889068268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9623683011033">
                <text:p>1.396236830110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9625123865592">
                <text:p>1.39625123865592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9616615440684">
                <text:p>1.3961661544068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3965433156486">
                <text:p>1.3965433156486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39730325341325">
                <text:p>1.39730325341325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39806542803169">
                <text:p>1.39806542803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39879339752134">
                <text:p>1.39879339752134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39912090913585">
                <text:p>1.39912090913585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39938199771711">
                <text:p>1.399381997717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39962789856838">
                <text:p>1.39962789856838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39992819351444">
                <text:p>1.39992819351444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0021793571749">
                <text:p>1.40021793571749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0103145517032">
                <text:p>1.401031455170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0135137818848">
                <text:p>1.40135137818848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0180882760244">
                <text:p>1.4018088276024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0211798162955">
                <text:p>1.40211798162955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0242150789707">
                <text:p>1.402421507897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0262680359422">
                <text:p>1.4026268035942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0296083325672">
                <text:p>1.4029608332567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0312771929684">
                <text:p>1.40312771929684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0344604845087">
                <text:p>1.4034460484508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0375162131641">
                <text:p>1.4037516213164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0414006469976">
                <text:p>1.404140064699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0447701920328">
                <text:p>1.4044770192032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0481491674084">
                <text:p>1.4048149167408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050855054011">
                <text:p>1.405085505401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0538131960673">
                <text:p>1.4053813196067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0575545204241">
                <text:p>1.405755452042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0599722980369">
                <text:p>1.4059972298036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0621850318168">
                <text:p>1.4062185031816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0642910018839">
                <text:p>1.4064291001883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0676313457993">
                <text:p>1.4067631345799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0696190802196">
                <text:p>1.406961908021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0704776334512">
                <text:p>1.4070477633451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0719609250692">
                <text:p>1.4071960925069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0728937902849">
                <text:p>1.4072893790284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0734007281979">
                <text:p>1.4073400728197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0739532683996">
                <text:p>1.40739532683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0745494231551">
                <text:p>1.4074549423155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18" chart:maximum="0.638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39cm" svg:height="12.306cm" xlink:href=".." xlink:type="simple" chart:class="chart:scatter" chart:style-name="ch1">
        <chart:plot-area chart:style-name="ch2" table:cell-range-address="Managem_comb.A2:Managem_comb.A257 Managem_comb.C1:Managem_comb.C257" chart:data-source-has-labels="row" svg:x="0.558cm" svg:y="0.246cm" svg:width="26.823cm" svg:height="11.814cm">
          <chartooo:coordinate-region svg:x="2.211cm" svg:y="0.446cm" svg:width="24.89cm" svg:height="10.96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57" chart:label-cell-address="Managem_comb.C1:Managem_comb.C1" chart:class="chart:scatter">
            <chart:domain table:cell-range-address="Managem_comb.A2:Mana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57</svg:desc>
                </draw:g>
              </table:table-cell>
              <table:table-cell office:value-type="float" office:value="NaN">
                <text:p>NaN</text:p>
                <draw:g>
                  <svg:desc>Managem_comb.C2:Mana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9" chart:maximum="1.435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09cm" svg:height="13.255cm" xlink:href=".." xlink:type="simple" chart:class="chart:scatter" chart:style-name="ch1">
        <chart:plot-area chart:style-name="ch2" table:cell-range-address="Killgem_comb.A2:Killgem_comb.A257 Killgem_comb.C1:Killgem_comb.C257" chart:data-source-has-labels="row" svg:x="0.595cm" svg:y="0.212cm" svg:width="27.14cm" svg:height="12.725cm">
          <chartooo:coordinate-region svg:x="2.248cm" svg:y="0.411cm" svg:width="25.207cm" svg:height="11.87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257" chart:label-cell-address="Killgem_comb.C1:Killgem_comb.C1" chart:class="chart:scatter">
            <chart:domain table:cell-range-address="Killgem_comb.A2:Kill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257</svg:desc>
                </draw:g>
              </table:table-cell>
              <table:table-cell office:value-type="float" office:value="NaN">
                <text:p>NaN</text:p>
                <draw:g>
                  <svg:desc>Killgem_comb.C2:Kill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97266293">
                <text:p>1.4152209726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6232047">
                <text:p>1.41754366232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23525772837">
                <text:p>1.422352577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9083771712">
                <text:p>1.42099083771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7313749">
                <text:p>1.42688867313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761132567495">
                <text:p>1.4276113256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827956855511">
                <text:p>1.42827956855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87379879263">
                <text:p>1.42787379879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15043343">
                <text:p>1.42769315043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62819777">
                <text:p>1.42756262819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41965016">
                <text:p>1.42747941965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45416584655">
                <text:p>1.4274541658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43908149455">
                <text:p>1.4274390814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48195747804">
                <text:p>1.4274819574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09655940099">
                <text:p>1.42709655940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7013636">
                <text:p>1.42680117013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2273658542">
                <text:p>1.4266227365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7208510668">
                <text:p>1.4264720851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1085145093">
                <text:p>1.42611085145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93972176">
                <text:p>1.42556793972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4427799955">
                <text:p>1.4254427799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95209441045">
                <text:p>1.42595209441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23339578323">
                <text:p>1.42623339578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5902423662">
                <text:p>1.4263590242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9975983">
                <text:p>1.42650789975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550993937">
                <text:p>1.42704550993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6224324">
                <text:p>1.42769596224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4743591">
                <text:p>1.42792574743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8857940364">
                <text:p>1.42818857940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6257826">
                <text:p>1.42845116257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0075503">
                <text:p>1.42872420075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899116350715">
                <text:p>1.42899116350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9984380806">
                <text:p>1.42929984380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5151587">
                <text:p>1.43001755151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34083178506">
                <text:p>1.43034083178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70233259917">
                <text:p>1.43070233259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8990877216">
                <text:p>1.4308990877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0948161384">
                <text:p>1.430948161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2245611237">
                <text:p>1.43102245611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10157348144">
                <text:p>1.431015734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204878694">
                <text:p>1.4310204878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400410612">
                <text:p>1.43098400410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099152574193">
                <text:p>1.43099152574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6252804">
                <text:p>1.43107466252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3365072">
                <text:p>1.43119753365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7318660584">
                <text:p>1.43127318660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9657841775">
                <text:p>1.43129657841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64265145617">
                <text:p>1.43164265145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759052773">
                <text:p>1.43161759052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60007478509">
                <text:p>1.43160007478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2186834">
                <text:p>1.43160112186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2276264">
                <text:p>1.43161992276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63702249898">
                <text:p>1.43163702249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2388779186">
                <text:p>1.43172388779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825988871">
                <text:p>1.43176825988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81910381327">
                <text:p>1.4318191038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1048391649">
                <text:p>1.43181048391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5877811537">
                <text:p>1.43175877811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82996759909">
                <text:p>1.43182996759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73782791717">
                <text:p>1.43173782791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8672215177">
                <text:p>1.43168672215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8917392398">
                <text:p>1.43158917392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4018872532">
                <text:p>1.43154018872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43207749762">
                <text:p>1.43143207749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4692855163">
                <text:p>1.43144692855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27660174044">
                <text:p>1.43127660174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2885699262">
                <text:p>1.43132885699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21348868524">
                <text:p>1.43121348868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7611561244">
                <text:p>1.43117611561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4423559971">
                <text:p>1.4311442355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6609138">
                <text:p>1.43112056609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10582672089">
                <text:p>1.43110582672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706863592">
                <text:p>1.430997068635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8969742262">
                <text:p>1.43088969742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80267948181">
                <text:p>1.43080267948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3102811686">
                <text:p>1.4306310281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4232017458">
                <text:p>1.43054232017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50660599054">
                <text:p>1.43050660599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41430606119">
                <text:p>1.43041430606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6176317142">
                <text:p>1.43036176317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1476554301">
                <text:p>1.43031476554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9145900906">
                <text:p>1.4302914590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3670446371">
                <text:p>1.43023670446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50632276">
                <text:p>1.4301550632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3900944289">
                <text:p>1.430139009442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10676700765">
                <text:p>1.43010676700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3007501347693">
                <text:p>1.43007501347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7797056021">
                <text:p>1.43007797056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3003585898304">
                <text:p>1.43003585898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96561751259">
                <text:p>1.42996561751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86474126487">
                <text:p>1.4298647412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72397088137">
                <text:p>1.4297239708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74028894875">
                <text:p>1.42974028894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5279014124">
                <text:p>1.42965279014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9130441838">
                <text:p>1.42959130441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2494899">
                <text:p>1.42946692494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36293532905">
                <text:p>1.42936293532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6794218">
                <text:p>1.42930176794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9241004948">
                <text:p>1.42929241004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1431194408">
                <text:p>1.42921431194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5301158523">
                <text:p>1.42915301158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6262078192">
                <text:p>1.42926262078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44765778576">
                <text:p>1.42944765778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406331671">
                <text:p>1.42957406331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73080152441">
                <text:p>1.42973080152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86209611432">
                <text:p>1.429862096114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058330225">
                <text:p>1.4301058330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30310083359">
                <text:p>1.43030310083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8849625256">
                <text:p>1.43058849625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73471868229">
                <text:p>1.430734718682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097712035494">
                <text:p>1.43097712035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6821464">
                <text:p>1.43118706821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30961685018">
                <text:p>1.43130961685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573609757">
                <text:p>1.43197573609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922214398">
                <text:p>1.43207922214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086809273">
                <text:p>1.43214086809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8424288403">
                <text:p>1.43228424288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7327665041">
                <text:p>1.43237327665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69498192">
                <text:p>1.432469498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8255570685">
                <text:p>1.432582555706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66011911709">
                <text:p>1.432660119117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9108395818">
                <text:p>1.43279108395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1378465">
                <text:p>1.43287881378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9414558746">
                <text:p>1.43299414558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0317207461">
                <text:p>1.43330317207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2250553176">
                <text:p>1.43332250553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45221305448">
                <text:p>1.4334522130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7656594603">
                <text:p>1.43347656594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50353190035">
                <text:p>1.43350353190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53294972537">
                <text:p>1.433532949725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6493374437">
                <text:p>1.43356493374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8332177039">
                <text:p>1.43358332177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58827650311">
                <text:p>1.43358827650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70688658381">
                <text:p>1.43370688658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5433929266">
                <text:p>1.43365433929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552244735">
                <text:p>1.43364552244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83269651251">
                <text:p>1.43383269651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3264071206">
                <text:p>1.4338326407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3454481932">
                <text:p>1.433834544819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3829050299">
                <text:p>1.43383829050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92486009018">
                <text:p>1.43392486009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90576194037">
                <text:p>1.43390576194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402352251572">
                <text:p>1.434023522515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10341740234">
                <text:p>1.43410341740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21940504027">
                <text:p>1.43421940504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21935126194">
                <text:p>1.43421935126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20549216684">
                <text:p>1.43420549216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21948834368">
                <text:p>1.434219488343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>
        <chart:symbol-image xlink:href="Pictures/2000000A000000FD000000FDE400028F.svm" xlink:type="simple" xlink:actuate="onLoad"/>
      </style:chart-properties>
    </style:style>
    <style:style style:name="ch3" style:family="chart" style:data-style-name="N1">
      <style:chart-properties chart:display-label="true" chart:logarithmic="true" chart:minimum="2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5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one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Orange_combine.A2:Orange_combine.A270 Orange_combine.C1:Orange_combine.C270" chart:data-source-has-labels="row" svg:x="0.563cm" svg:y="0.246cm" svg:width="27.064cm" svg:height="11.834cm">
          <chartooo:coordinate-region svg:x="2.402cm" svg:y="0.445cm" svg:width="24.76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70" chart:label-cell-address="Orange_combine.C1:Orange_combine.C1" chart:class="chart:scatter">
            <chart:domain table:cell-range-address="Orange_combine.A2:Orange_combine.A270"/>
            <chart:data-point chart:repeated="2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70</svg:desc>
                </draw:g>
              </table:table-cell>
              <table:table-cell office:value-type="float" office:value="NaN">
                <text:p>NaN</text:p>
                <draw:g>
                  <svg:desc>Orange_combine.C2:Orange_combine.C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498819970772128">
                <text:p>0.4988199707721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499986379414185">
                <text:p>0.4999863794141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500827150836381">
                <text:p>0.5008271508363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501447831716138">
                <text:p>0.5014478317161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92">
                <text:p>8192</text:p>
              </table:table-cell>
              <table:table-cell office:value-type="float" office:value="0.50205087501959">
                <text:p>0.502050875019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84">
                <text:p>16384</text:p>
              </table:table-cell>
              <table:table-cell office:value-type="float" office:value="0.502490205309986">
                <text:p>0.5024902053099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768">
                <text:p>32768</text:p>
              </table:table-cell>
              <table:table-cell office:value-type="float" office:value="0.502947998155563">
                <text:p>0.5029479981555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5536">
                <text:p>65536</text:p>
              </table:table-cell>
              <table:table-cell office:value-type="float" office:value="0.503366506301926">
                <text:p>0.5033665063019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03" chart:maximum="0.64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63cm" svg:height="12.326cm" xlink:href=".." xlink:type="simple" chart:class="chart:scatter" chart:style-name="ch1">
        <chart:plot-area chart:style-name="ch2" table:cell-range-address="Managem_comb.A2:Managem_comb.A262 Managem_comb.C1:Managem_comb.C262" chart:data-source-has-labels="row" svg:x="0.571cm" svg:y="0.246cm" svg:width="27.421cm" svg:height="11.834cm">
          <chartooo:coordinate-region svg:x="2.224cm" svg:y="0.446cm" svg:width="25.396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62" chart:label-cell-address="Managem_comb.C1:Managem_comb.C1" chart:class="chart:scatter">
            <chart:domain table:cell-range-address="Managem_comb.A2:Managem_comb.A262"/>
            <chart:data-point chart:repeated="2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62</svg:desc>
                </draw:g>
              </table:table-cell>
              <table:table-cell office:value-type="float" office:value="NaN">
                <text:p>NaN</text:p>
                <draw:g>
                  <svg:desc>Managem_comb.C2:Managem_comb.C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638573207257624">
                <text:p>0.6385732072576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640139999306987">
                <text:p>0.6401399993069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64122706511191">
                <text:p>0.641227065111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64218822117074">
                <text:p>0.642188221170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